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float" office:value="777" calcext:value-type="float">
            <text:p>777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1/((LN(1/((1023/[.B$1])-1))/[.$A2]) + (1/298.15))" office:value-type="float" office:value="267.566686832235" calcext:value-type="float">
            <text:p>267.5666868322</text:p>
          </table:table-cell>
          <table:table-cell table:formula="of:=1/((LN(1/((1023/[.C$1])-1))/[.$A2]) + (1/298.15))" office:value-type="float" office:value="296.479000838333" calcext:value-type="float">
            <text:p>296.4790008383</text:p>
          </table:table-cell>
          <table:table-cell table:formula="of:=LOG([.C2])" office:value-type="float" office:value="2.4719939383647" calcext:value-type="float">
            <text:p>2.4719939384</text:p>
          </table:table-cell>
        </table:table-row>
        <table:table-row table:style-name="ro1">
          <table:table-cell table:formula="of:=[.A2]+10" office:value-type="float" office:value="3010" calcext:value-type="float">
            <text:p>3010</text:p>
          </table:table-cell>
          <table:table-cell table:formula="of:=1/((LN(1/((1023/[.B$1])-1))/[.$A3]) + (1/298.15))" office:value-type="float" office:value="267.657901208089" calcext:value-type="float">
            <text:p>267.6579012081</text:p>
          </table:table-cell>
          <table:table-cell table:formula="of:=1/((LN(1/((1023/[.C$1])-1))/[.$A3]) + (1/298.15))" office:value-type="float" office:value="296.484521319691" calcext:value-type="float">
            <text:p>296.4845213197</text:p>
          </table:table-cell>
          <table:table-cell/>
        </table:table-row>
        <table:table-row table:style-name="ro1">
          <table:table-cell table:formula="of:=[.A3]+10" office:value-type="float" office:value="3020" calcext:value-type="float">
            <text:p>3020</text:p>
          </table:table-cell>
          <table:table-cell table:formula="of:=1/((LN(1/((1023/[.B$1])-1))/[.$A4]) + (1/298.15))" office:value-type="float" office:value="267.748573110235" calcext:value-type="float">
            <text:p>267.7485731102</text:p>
          </table:table-cell>
          <table:table-cell table:formula="of:=1/((LN(1/((1023/[.C$1])-1))/[.$A4]) + (1/298.15))" office:value-type="float" office:value="296.49000544512" calcext:value-type="float">
            <text:p>296.4900054451</text:p>
          </table:table-cell>
          <table:table-cell/>
        </table:table-row>
        <table:table-row table:style-name="ro1">
          <table:table-cell table:formula="of:=[.A4]+10" office:value-type="float" office:value="3030" calcext:value-type="float">
            <text:p>3030</text:p>
          </table:table-cell>
          <table:table-cell table:formula="of:=1/((LN(1/((1023/[.B$1])-1))/[.$A5]) + (1/298.15))" office:value-type="float" office:value="267.838707363655" calcext:value-type="float">
            <text:p>267.8387073637</text:p>
          </table:table-cell>
          <table:table-cell table:formula="of:=1/((LN(1/((1023/[.C$1])-1))/[.$A5]) + (1/298.15))" office:value-type="float" office:value="296.495453572582" calcext:value-type="float">
            <text:p>296.4954535726</text:p>
          </table:table-cell>
          <table:table-cell/>
        </table:table-row>
        <table:table-row table:style-name="ro1">
          <table:table-cell table:formula="of:=[.A5]+10" office:value-type="float" office:value="3040" calcext:value-type="float">
            <text:p>3040</text:p>
          </table:table-cell>
          <table:table-cell table:formula="of:=1/((LN(1/((1023/[.B$1])-1))/[.$A6]) + (1/298.15))" office:value-type="float" office:value="267.928308736283" calcext:value-type="float">
            <text:p>267.9283087363</text:p>
          </table:table-cell>
          <table:table-cell table:formula="of:=1/((LN(1/((1023/[.C$1])-1))/[.$A6]) + (1/298.15))" office:value-type="float" office:value="296.500866055356" calcext:value-type="float">
            <text:p>296.5008660554</text:p>
          </table:table-cell>
          <table:table-cell/>
        </table:table-row>
        <table:table-row table:style-name="ro1">
          <table:table-cell table:formula="of:=[.A6]+10" office:value-type="float" office:value="3050" calcext:value-type="float">
            <text:p>3050</text:p>
          </table:table-cell>
          <table:table-cell table:formula="of:=1/((LN(1/((1023/[.B$1])-1))/[.$A7]) + (1/298.15))" office:value-type="float" office:value="268.017381939839" calcext:value-type="float">
            <text:p>268.0173819398</text:p>
          </table:table-cell>
          <table:table-cell table:formula="of:=1/((LN(1/((1023/[.C$1])-1))/[.$A7]) + (1/298.15))" office:value-type="float" office:value="296.506243242112" calcext:value-type="float">
            <text:p>296.5062432421</text:p>
          </table:table-cell>
          <table:table-cell/>
        </table:table-row>
        <table:table-row table:style-name="ro1">
          <table:table-cell table:formula="of:=[.A7]+10" office:value-type="float" office:value="3060" calcext:value-type="float">
            <text:p>3060</text:p>
          </table:table-cell>
          <table:table-cell table:formula="of:=1/((LN(1/((1023/[.B$1])-1))/[.$A8]) + (1/298.15))" office:value-type="float" office:value="268.105931630661" calcext:value-type="float">
            <text:p>268.1059316307</text:p>
          </table:table-cell>
          <table:table-cell table:formula="of:=1/((LN(1/((1023/[.C$1])-1))/[.$A8]) + (1/298.15))" office:value-type="float" office:value="296.511585476988" calcext:value-type="float">
            <text:p>296.511585477</text:p>
          </table:table-cell>
          <table:table-cell/>
        </table:table-row>
        <table:table-row table:style-name="ro1">
          <table:table-cell table:formula="of:=[.A8]+10" office:value-type="float" office:value="3070" calcext:value-type="float">
            <text:p>3070</text:p>
          </table:table-cell>
          <table:table-cell table:formula="of:=1/((LN(1/((1023/[.B$1])-1))/[.$A9]) + (1/298.15))" office:value-type="float" office:value="268.193962410513" calcext:value-type="float">
            <text:p>268.1939624105</text:p>
          </table:table-cell>
          <table:table-cell table:formula="of:=1/((LN(1/((1023/[.C$1])-1))/[.$A9]) + (1/298.15))" office:value-type="float" office:value="296.516893099662" calcext:value-type="float">
            <text:p>296.5168930997</text:p>
          </table:table-cell>
          <table:table-cell/>
        </table:table-row>
        <table:table-row table:style-name="ro1">
          <table:table-cell table:formula="of:=[.A9]+10" office:value-type="float" office:value="3080" calcext:value-type="float">
            <text:p>3080</text:p>
          </table:table-cell>
          <table:table-cell table:formula="of:=1/((LN(1/((1023/[.B$1])-1))/[.$A10]) + (1/298.15))" office:value-type="float" office:value="268.281478827381" calcext:value-type="float">
            <text:p>268.2814788274</text:p>
          </table:table-cell>
          <table:table-cell table:formula="of:=1/((LN(1/((1023/[.C$1])-1))/[.$A10]) + (1/298.15))" office:value-type="float" office:value="296.522166445425" calcext:value-type="float">
            <text:p>296.5221664454</text:p>
          </table:table-cell>
          <table:table-cell/>
        </table:table-row>
        <table:table-row table:style-name="ro1">
          <table:table-cell table:formula="of:=[.A10]+10" office:value-type="float" office:value="3090" calcext:value-type="float">
            <text:p>3090</text:p>
          </table:table-cell>
          <table:table-cell table:formula="of:=1/((LN(1/((1023/[.B$1])-1))/[.$A11]) + (1/298.15))" office:value-type="float" office:value="268.368485376262" calcext:value-type="float">
            <text:p>268.3684853763</text:p>
          </table:table-cell>
          <table:table-cell table:formula="of:=1/((LN(1/((1023/[.C$1])-1))/[.$A11]) + (1/298.15))" office:value-type="float" office:value="296.527405845252" calcext:value-type="float">
            <text:p>296.5274058453</text:p>
          </table:table-cell>
          <table:table-cell/>
        </table:table-row>
        <table:table-row table:style-name="ro1">
          <table:table-cell table:formula="of:=[.A11]+10" office:value-type="float" office:value="3100" calcext:value-type="float">
            <text:p>3100</text:p>
          </table:table-cell>
          <table:table-cell table:formula="of:=1/((LN(1/((1023/[.B$1])-1))/[.$A12]) + (1/298.15))" office:value-type="float" office:value="268.454986499925" calcext:value-type="float">
            <text:p>268.4549864999</text:p>
          </table:table-cell>
          <table:table-cell table:formula="of:=1/((LN(1/((1023/[.C$1])-1))/[.$A12]) + (1/298.15))" office:value-type="float" office:value="296.532611625871" calcext:value-type="float">
            <text:p>296.5326116259</text:p>
          </table:table-cell>
          <table:table-cell/>
        </table:table-row>
        <table:table-row table:style-name="ro1">
          <table:table-cell table:formula="of:=[.A12]+10" office:value-type="float" office:value="3110" calcext:value-type="float">
            <text:p>3110</text:p>
          </table:table-cell>
          <table:table-cell table:formula="of:=1/((LN(1/((1023/[.B$1])-1))/[.$A13]) + (1/298.15))" office:value-type="float" office:value="268.540986589675" calcext:value-type="float">
            <text:p>268.5409865897</text:p>
          </table:table-cell>
          <table:table-cell table:formula="of:=1/((LN(1/((1023/[.C$1])-1))/[.$A13]) + (1/298.15))" office:value-type="float" office:value="296.537784109827" calcext:value-type="float">
            <text:p>296.5377841098</text:p>
          </table:table-cell>
          <table:table-cell/>
        </table:table-row>
        <table:table-row table:style-name="ro1">
          <table:table-cell table:formula="of:=[.A13]+10" office:value-type="float" office:value="3120" calcext:value-type="float">
            <text:p>3120</text:p>
          </table:table-cell>
          <table:table-cell table:formula="of:=1/((LN(1/((1023/[.B$1])-1))/[.$A14]) + (1/298.15))" office:value-type="float" office:value="268.626489986094" calcext:value-type="float">
            <text:p>268.6264899861</text:p>
          </table:table-cell>
          <table:table-cell table:formula="of:=1/((LN(1/((1023/[.C$1])-1))/[.$A14]) + (1/298.15))" office:value-type="float" office:value="296.542923615557" calcext:value-type="float">
            <text:p>296.5429236156</text:p>
          </table:table-cell>
          <table:table-cell/>
        </table:table-row>
        <table:table-row table:style-name="ro1">
          <table:table-cell table:formula="of:=[.A14]+10" office:value-type="float" office:value="3130" calcext:value-type="float">
            <text:p>3130</text:p>
          </table:table-cell>
          <table:table-cell table:formula="of:=1/((LN(1/((1023/[.B$1])-1))/[.$A15]) + (1/298.15))" office:value-type="float" office:value="268.711500979767" calcext:value-type="float">
            <text:p>268.7115009798</text:p>
          </table:table-cell>
          <table:table-cell table:formula="of:=1/((LN(1/((1023/[.C$1])-1))/[.$A15]) + (1/298.15))" office:value-type="float" office:value="296.548030457446" calcext:value-type="float">
            <text:p>296.5480304574</text:p>
          </table:table-cell>
          <table:table-cell/>
        </table:table-row>
        <table:table-row table:style-name="ro1">
          <table:table-cell table:formula="of:=[.A15]+10" office:value-type="float" office:value="3140" calcext:value-type="float">
            <text:p>3140</text:p>
          </table:table-cell>
          <table:table-cell table:formula="of:=1/((LN(1/((1023/[.B$1])-1))/[.$A16]) + (1/298.15))" office:value-type="float" office:value="268.796023812006" calcext:value-type="float">
            <text:p>268.796023812</text:p>
          </table:table-cell>
          <table:table-cell table:formula="of:=1/((LN(1/((1023/[.C$1])-1))/[.$A16]) + (1/298.15))" office:value-type="float" office:value="296.553104945898" calcext:value-type="float">
            <text:p>296.5531049459</text:p>
          </table:table-cell>
          <table:table-cell/>
        </table:table-row>
        <table:table-row table:style-name="ro1">
          <table:table-cell table:formula="of:=[.A16]+10" office:value-type="float" office:value="3150" calcext:value-type="float">
            <text:p>3150</text:p>
          </table:table-cell>
          <table:table-cell table:formula="of:=1/((LN(1/((1023/[.B$1])-1))/[.$A17]) + (1/298.15))" office:value-type="float" office:value="268.88006267555" calcext:value-type="float">
            <text:p>268.8800626756</text:p>
          </table:table-cell>
          <table:table-cell table:formula="of:=1/((LN(1/((1023/[.C$1])-1))/[.$A17]) + (1/298.15))" office:value-type="float" office:value="296.558147387397" calcext:value-type="float">
            <text:p>296.5581473874</text:p>
          </table:table-cell>
          <table:table-cell/>
        </table:table-row>
        <table:table-row table:style-name="ro1">
          <table:table-cell table:formula="of:=[.A17]+10" office:value-type="float" office:value="3160" calcext:value-type="float">
            <text:p>3160</text:p>
          </table:table-cell>
          <table:table-cell table:formula="of:=1/((LN(1/((1023/[.B$1])-1))/[.$A18]) + (1/298.15))" office:value-type="float" office:value="268.963621715263" calcext:value-type="float">
            <text:p>268.9636217153</text:p>
          </table:table-cell>
          <table:table-cell table:formula="of:=1/((LN(1/((1023/[.C$1])-1))/[.$A18]) + (1/298.15))" office:value-type="float" office:value="296.563158084565" calcext:value-type="float">
            <text:p>296.5631580846</text:p>
          </table:table-cell>
          <table:table-cell/>
        </table:table-row>
        <table:table-row table:style-name="ro1">
          <table:table-cell table:formula="of:=[.A18]+10" office:value-type="float" office:value="3170" calcext:value-type="float">
            <text:p>3170</text:p>
          </table:table-cell>
          <table:table-cell table:formula="of:=1/((LN(1/((1023/[.B$1])-1))/[.$A19]) + (1/298.15))" office:value-type="float" office:value="269.046705028812" calcext:value-type="float">
            <text:p>269.0467050288</text:p>
          </table:table-cell>
          <table:table-cell table:formula="of:=1/((LN(1/((1023/[.C$1])-1))/[.$A19]) + (1/298.15))" office:value-type="float" office:value="296.568137336229" calcext:value-type="float">
            <text:p>296.5681373362</text:p>
          </table:table-cell>
          <table:table-cell/>
        </table:table-row>
        <table:table-row table:style-name="ro1">
          <table:table-cell table:formula="of:=[.A19]+10" office:value-type="float" office:value="3180" calcext:value-type="float">
            <text:p>3180</text:p>
          </table:table-cell>
          <table:table-cell table:formula="of:=1/((LN(1/((1023/[.B$1])-1))/[.$A20]) + (1/298.15))" office:value-type="float" office:value="269.129316667337" calcext:value-type="float">
            <text:p>269.1293166673</text:p>
          </table:table-cell>
          <table:table-cell table:formula="of:=1/((LN(1/((1023/[.C$1])-1))/[.$A20]) + (1/298.15))" office:value-type="float" office:value="296.573085437475" calcext:value-type="float">
            <text:p>296.5730854375</text:p>
          </table:table-cell>
          <table:table-cell/>
        </table:table-row>
        <table:table-row table:style-name="ro1">
          <table:table-cell table:formula="of:=[.A20]+10" office:value-type="float" office:value="3190" calcext:value-type="float">
            <text:p>3190</text:p>
          </table:table-cell>
          <table:table-cell table:formula="of:=1/((LN(1/((1023/[.B$1])-1))/[.$A21]) + (1/298.15))" office:value-type="float" office:value="269.211460636112" calcext:value-type="float">
            <text:p>269.2114606361</text:p>
          </table:table-cell>
          <table:table-cell table:formula="of:=1/((LN(1/((1023/[.C$1])-1))/[.$A21]) + (1/298.15))" office:value-type="float" office:value="296.57800267971" calcext:value-type="float">
            <text:p>296.5780026797</text:p>
          </table:table-cell>
          <table:table-cell/>
        </table:table-row>
        <table:table-row table:style-name="ro1">
          <table:table-cell table:formula="of:=[.A21]+10" office:value-type="float" office:value="3200" calcext:value-type="float">
            <text:p>3200</text:p>
          </table:table-cell>
          <table:table-cell table:formula="of:=1/((LN(1/((1023/[.B$1])-1))/[.$A22]) + (1/298.15))" office:value-type="float" office:value="269.293140895191" calcext:value-type="float">
            <text:p>269.2931408952</text:p>
          </table:table-cell>
          <table:table-cell table:formula="of:=1/((LN(1/((1023/[.C$1])-1))/[.$A22]) + (1/298.15))" office:value-type="float" office:value="296.582889350716" calcext:value-type="float">
            <text:p>296.5828893507</text:p>
          </table:table-cell>
          <table:table-cell/>
        </table:table-row>
        <table:table-row table:style-name="ro1">
          <table:table-cell table:formula="of:=[.A22]+10" office:value-type="float" office:value="3210" calcext:value-type="float">
            <text:p>3210</text:p>
          </table:table-cell>
          <table:table-cell table:formula="of:=1/((LN(1/((1023/[.B$1])-1))/[.$A23]) + (1/298.15))" office:value-type="float" office:value="269.374361360044" calcext:value-type="float">
            <text:p>269.37436136</text:p>
          </table:table-cell>
          <table:table-cell table:formula="of:=1/((LN(1/((1023/[.C$1])-1))/[.$A23]) + (1/298.15))" office:value-type="float" office:value="296.587745734708" calcext:value-type="float">
            <text:p>296.5877457347</text:p>
          </table:table-cell>
          <table:table-cell/>
        </table:table-row>
        <table:table-row table:style-name="ro1">
          <table:table-cell table:formula="of:=[.A23]+10" office:value-type="float" office:value="3220" calcext:value-type="float">
            <text:p>3220</text:p>
          </table:table-cell>
          <table:table-cell table:formula="of:=1/((LN(1/((1023/[.B$1])-1))/[.$A24]) + (1/298.15))" office:value-type="float" office:value="269.45512590218" calcext:value-type="float">
            <text:p>269.4551259022</text:p>
          </table:table-cell>
          <table:table-cell table:formula="of:=1/((LN(1/((1023/[.C$1])-1))/[.$A24]) + (1/298.15))" office:value-type="float" office:value="296.592572112389" calcext:value-type="float">
            <text:p>296.5925721124</text:p>
          </table:table-cell>
          <table:table-cell/>
        </table:table-row>
        <table:table-row table:style-name="ro1">
          <table:table-cell table:formula="of:=[.A24]+10" office:value-type="float" office:value="3230" calcext:value-type="float">
            <text:p>3230</text:p>
          </table:table-cell>
          <table:table-cell table:formula="of:=1/((LN(1/((1023/[.B$1])-1))/[.$A25]) + (1/298.15))" office:value-type="float" office:value="269.53543834977" calcext:value-type="float">
            <text:p>269.5354383498</text:p>
          </table:table-cell>
          <table:table-cell table:formula="of:=1/((LN(1/((1023/[.C$1])-1))/[.$A25]) + (1/298.15))" office:value-type="float" office:value="296.597368761005" calcext:value-type="float">
            <text:p>296.597368761</text:p>
          </table:table-cell>
          <table:table-cell/>
        </table:table-row>
        <table:table-row table:style-name="ro1">
          <table:table-cell table:formula="of:=[.A25]+10" office:value-type="float" office:value="3240" calcext:value-type="float">
            <text:p>3240</text:p>
          </table:table-cell>
          <table:table-cell table:formula="of:=1/((LN(1/((1023/[.B$1])-1))/[.$A26]) + (1/298.15))" office:value-type="float" office:value="269.615302488242" calcext:value-type="float">
            <text:p>269.6153024882</text:p>
          </table:table-cell>
          <table:table-cell table:formula="of:=1/((LN(1/((1023/[.C$1])-1))/[.$A26]) + (1/298.15))" office:value-type="float" office:value="296.602135954395" calcext:value-type="float">
            <text:p>296.6021359544</text:p>
          </table:table-cell>
          <table:table-cell/>
        </table:table-row>
        <table:table-row table:style-name="ro1">
          <table:table-cell table:formula="of:=[.A26]+10" office:value-type="float" office:value="3250" calcext:value-type="float">
            <text:p>3250</text:p>
          </table:table-cell>
          <table:table-cell table:formula="of:=1/((LN(1/((1023/[.B$1])-1))/[.$A27]) + (1/298.15))" office:value-type="float" office:value="269.694722060884" calcext:value-type="float">
            <text:p>269.6947220609</text:p>
          </table:table-cell>
          <table:table-cell table:formula="of:=1/((LN(1/((1023/[.C$1])-1))/[.$A27]) + (1/298.15))" office:value-type="float" office:value="296.606873963047" calcext:value-type="float">
            <text:p>296.606873963</text:p>
          </table:table-cell>
          <table:table-cell/>
        </table:table-row>
        <table:table-row table:style-name="ro1">
          <table:table-cell table:formula="of:=[.A27]+10" office:value-type="float" office:value="3260" calcext:value-type="float">
            <text:p>3260</text:p>
          </table:table-cell>
          <table:table-cell table:formula="of:=1/((LN(1/((1023/[.B$1])-1))/[.$A28]) + (1/298.15))" office:value-type="float" office:value="269.773700769423" calcext:value-type="float">
            <text:p>269.7737007694</text:p>
          </table:table-cell>
          <table:table-cell table:formula="of:=1/((LN(1/((1023/[.C$1])-1))/[.$A28]) + (1/298.15))" office:value-type="float" office:value="296.611583054147" calcext:value-type="float">
            <text:p>296.6115830541</text:p>
          </table:table-cell>
          <table:table-cell/>
        </table:table-row>
        <table:table-row table:style-name="ro1">
          <table:table-cell table:formula="of:=[.A28]+10" office:value-type="float" office:value="3270" calcext:value-type="float">
            <text:p>3270</text:p>
          </table:table-cell>
          <table:table-cell table:formula="of:=1/((LN(1/((1023/[.B$1])-1))/[.$A29]) + (1/298.15))" office:value-type="float" office:value="269.852242274605" calcext:value-type="float">
            <text:p>269.8522422746</text:p>
          </table:table-cell>
          <table:table-cell table:formula="of:=1/((LN(1/((1023/[.C$1])-1))/[.$A29]) + (1/298.15))" office:value-type="float" office:value="296.616263491627" calcext:value-type="float">
            <text:p>296.6162634916</text:p>
          </table:table-cell>
          <table:table-cell/>
        </table:table-row>
        <table:table-row table:style-name="ro1">
          <table:table-cell table:formula="of:=[.A29]+10" office:value-type="float" office:value="3280" calcext:value-type="float">
            <text:p>3280</text:p>
          </table:table-cell>
          <table:table-cell table:formula="of:=1/((LN(1/((1023/[.B$1])-1))/[.$A30]) + (1/298.15))" office:value-type="float" office:value="269.930350196758" calcext:value-type="float">
            <text:p>269.9303501968</text:p>
          </table:table-cell>
          <table:table-cell table:formula="of:=1/((LN(1/((1023/[.C$1])-1))/[.$A30]) + (1/298.15))" office:value-type="float" office:value="296.62091553622" calcext:value-type="float">
            <text:p>296.6209155362</text:p>
          </table:table-cell>
          <table:table-cell/>
        </table:table-row>
        <table:table-row table:style-name="ro1">
          <table:table-cell table:formula="of:=[.A30]+10" office:value-type="float" office:value="3290" calcext:value-type="float">
            <text:p>3290</text:p>
          </table:table-cell>
          <table:table-cell table:formula="of:=1/((LN(1/((1023/[.B$1])-1))/[.$A31]) + (1/298.15))" office:value-type="float" office:value="270.008028116345" calcext:value-type="float">
            <text:p>270.0080281163</text:p>
          </table:table-cell>
          <table:table-cell table:formula="of:=1/((LN(1/((1023/[.C$1])-1))/[.$A31]) + (1/298.15))" office:value-type="float" office:value="296.625539445504" calcext:value-type="float">
            <text:p>296.6255394455</text:p>
          </table:table-cell>
          <table:table-cell/>
        </table:table-row>
        <table:table-row table:style-name="ro1">
          <table:table-cell table:formula="of:=[.A31]+10" office:value-type="float" office:value="3300" calcext:value-type="float">
            <text:p>3300</text:p>
          </table:table-cell>
          <table:table-cell table:formula="of:=1/((LN(1/((1023/[.B$1])-1))/[.$A32]) + (1/298.15))" office:value-type="float" office:value="270.085279574518" calcext:value-type="float">
            <text:p>270.0852795745</text:p>
          </table:table-cell>
          <table:table-cell table:formula="of:=1/((LN(1/((1023/[.C$1])-1))/[.$A32]) + (1/298.15))" office:value-type="float" office:value="296.63013547395" calcext:value-type="float">
            <text:p>296.630135474</text:p>
          </table:table-cell>
          <table:table-cell/>
        </table:table-row>
        <table:table-row table:style-name="ro1">
          <table:table-cell table:formula="of:=[.A32]+10" office:value-type="float" office:value="3310" calcext:value-type="float">
            <text:p>3310</text:p>
          </table:table-cell>
          <table:table-cell table:formula="of:=1/((LN(1/((1023/[.B$1])-1))/[.$A33]) + (1/298.15))" office:value-type="float" office:value="270.162108073653" calcext:value-type="float">
            <text:p>270.1621080737</text:p>
          </table:table-cell>
          <table:table-cell table:formula="of:=1/((LN(1/((1023/[.C$1])-1))/[.$A33]) + (1/298.15))" office:value-type="float" office:value="296.634703872971" calcext:value-type="float">
            <text:p>296.634703873</text:p>
          </table:table-cell>
          <table:table-cell/>
        </table:table-row>
        <table:table-row table:style-name="ro1">
          <table:table-cell table:formula="of:=[.A33]+10" office:value-type="float" office:value="3320" calcext:value-type="float">
            <text:p>3320</text:p>
          </table:table-cell>
          <table:table-cell table:formula="of:=1/((LN(1/((1023/[.B$1])-1))/[.$A34]) + (1/298.15))" office:value-type="float" office:value="270.238517077877" calcext:value-type="float">
            <text:p>270.2385170779</text:p>
          </table:table-cell>
          <table:table-cell table:formula="of:=1/((LN(1/((1023/[.C$1])-1))/[.$A34]) + (1/298.15))" office:value-type="float" office:value="296.639244890965" calcext:value-type="float">
            <text:p>296.639244891</text:p>
          </table:table-cell>
          <table:table-cell/>
        </table:table-row>
        <table:table-row table:style-name="ro1">
          <table:table-cell table:formula="of:=[.A34]+10" office:value-type="float" office:value="3330" calcext:value-type="float">
            <text:p>3330</text:p>
          </table:table-cell>
          <table:table-cell table:formula="of:=1/((LN(1/((1023/[.B$1])-1))/[.$A35]) + (1/298.15))" office:value-type="float" office:value="270.314510013592" calcext:value-type="float">
            <text:p>270.3145100136</text:p>
          </table:table-cell>
          <table:table-cell table:formula="of:=1/((LN(1/((1023/[.C$1])-1))/[.$A35]) + (1/298.15))" office:value-type="float" office:value="296.643758773361" calcext:value-type="float">
            <text:p>296.6437587734</text:p>
          </table:table-cell>
          <table:table-cell/>
        </table:table-row>
        <table:table-row table:style-name="ro1">
          <table:table-cell table:formula="of:=[.A35]+10" office:value-type="float" office:value="3340" calcext:value-type="float">
            <text:p>3340</text:p>
          </table:table-cell>
          <table:table-cell table:formula="of:=1/((LN(1/((1023/[.B$1])-1))/[.$A36]) + (1/298.15))" office:value-type="float" office:value="270.390090269985" calcext:value-type="float">
            <text:p>270.39009027</text:p>
          </table:table-cell>
          <table:table-cell table:formula="of:=1/((LN(1/((1023/[.C$1])-1))/[.$A36]) + (1/298.15))" office:value-type="float" office:value="296.648245762665" calcext:value-type="float">
            <text:p>296.6482457627</text:p>
          </table:table-cell>
          <table:table-cell/>
        </table:table-row>
        <table:table-row table:style-name="ro1">
          <table:table-cell table:formula="of:=[.A36]+10" office:value-type="float" office:value="3350" calcext:value-type="float">
            <text:p>3350</text:p>
          </table:table-cell>
          <table:table-cell table:formula="of:=1/((LN(1/((1023/[.B$1])-1))/[.$A37]) + (1/298.15))" office:value-type="float" office:value="270.465261199533" calcext:value-type="float">
            <text:p>270.4652611995</text:p>
          </table:table-cell>
          <table:table-cell table:formula="of:=1/((LN(1/((1023/[.C$1])-1))/[.$A37]) + (1/298.15))" office:value-type="float" office:value="296.652706098501" calcext:value-type="float">
            <text:p>296.6527060985</text:p>
          </table:table-cell>
          <table:table-cell/>
        </table:table-row>
        <table:table-row table:style-name="ro1">
          <table:table-cell table:formula="of:=[.A37]+10" office:value-type="float" office:value="3360" calcext:value-type="float">
            <text:p>3360</text:p>
          </table:table-cell>
          <table:table-cell table:formula="of:=1/((LN(1/((1023/[.B$1])-1))/[.$A38]) + (1/298.15))" office:value-type="float" office:value="270.540026118499" calcext:value-type="float">
            <text:p>270.5400261185</text:p>
          </table:table-cell>
          <table:table-cell table:formula="of:=1/((LN(1/((1023/[.C$1])-1))/[.$A38]) + (1/298.15))" office:value-type="float" office:value="296.657140017655" calcext:value-type="float">
            <text:p>296.6571400177</text:p>
          </table:table-cell>
          <table:table-cell/>
        </table:table-row>
        <table:table-row table:style-name="ro1">
          <table:table-cell table:formula="of:=[.A38]+10" office:value-type="float" office:value="3370" calcext:value-type="float">
            <text:p>3370</text:p>
          </table:table-cell>
          <table:table-cell table:formula="of:=1/((LN(1/((1023/[.B$1])-1))/[.$A39]) + (1/298.15))" office:value-type="float" office:value="270.614388307419" calcext:value-type="float">
            <text:p>270.6143883074</text:p>
          </table:table-cell>
          <table:table-cell table:formula="of:=1/((LN(1/((1023/[.C$1])-1))/[.$A39]) + (1/298.15))" office:value-type="float" office:value="296.661547754116" calcext:value-type="float">
            <text:p>296.6615477541</text:p>
          </table:table-cell>
          <table:table-cell/>
        </table:table-row>
        <table:table-row table:style-name="ro1">
          <table:table-cell table:formula="of:=[.A39]+10" office:value-type="float" office:value="3380" calcext:value-type="float">
            <text:p>3380</text:p>
          </table:table-cell>
          <table:table-cell table:formula="of:=1/((LN(1/((1023/[.B$1])-1))/[.$A40]) + (1/298.15))" office:value-type="float" office:value="270.688351011582" calcext:value-type="float">
            <text:p>270.6883510116</text:p>
          </table:table-cell>
          <table:table-cell table:formula="of:=1/((LN(1/((1023/[.C$1])-1))/[.$A40]) + (1/298.15))" office:value-type="float" office:value="296.665929539119" calcext:value-type="float">
            <text:p>296.6659295391</text:p>
          </table:table-cell>
          <table:table-cell/>
        </table:table-row>
        <table:table-row table:style-name="ro1">
          <table:table-cell table:formula="of:=[.A40]+10" office:value-type="float" office:value="3390" calcext:value-type="float">
            <text:p>3390</text:p>
          </table:table-cell>
          <table:table-cell table:formula="of:=1/((LN(1/((1023/[.B$1])-1))/[.$A41]) + (1/298.15))" office:value-type="float" office:value="270.7619174415" calcext:value-type="float">
            <text:p>270.7619174415</text:p>
          </table:table-cell>
          <table:table-cell table:formula="of:=1/((LN(1/((1023/[.C$1])-1))/[.$A41]) + (1/298.15))" office:value-type="float" office:value="296.670285601182" calcext:value-type="float">
            <text:p>296.6702856012</text:p>
          </table:table-cell>
          <table:table-cell/>
        </table:table-row>
        <table:table-row table:style-name="ro1">
          <table:table-cell table:formula="of:=[.A41]+10" office:value-type="float" office:value="3400" calcext:value-type="float">
            <text:p>3400</text:p>
          </table:table-cell>
          <table:table-cell table:formula="of:=1/((LN(1/((1023/[.B$1])-1))/[.$A42]) + (1/298.15))" office:value-type="float" office:value="270.835090773379" calcext:value-type="float">
            <text:p>270.8350907734</text:p>
          </table:table-cell>
          <table:table-cell table:formula="of:=1/((LN(1/((1023/[.C$1])-1))/[.$A42]) + (1/298.15))" office:value-type="float" office:value="296.674616166149" calcext:value-type="float">
            <text:p>296.6746161662</text:p>
          </table:table-cell>
          <table:table-cell/>
        </table:table-row>
        <table:table-row table:style-name="ro1">
          <table:table-cell table:formula="of:=[.A42]+10" office:value-type="float" office:value="3410" calcext:value-type="float">
            <text:p>3410</text:p>
          </table:table-cell>
          <table:table-cell table:formula="of:=1/((LN(1/((1023/[.B$1])-1))/[.$A43]) + (1/298.15))" office:value-type="float" office:value="270.907874149567" calcext:value-type="float">
            <text:p>270.9078741496</text:p>
          </table:table-cell>
          <table:table-cell table:formula="of:=1/((LN(1/((1023/[.C$1])-1))/[.$A43]) + (1/298.15))" office:value-type="float" office:value="296.678921457229" calcext:value-type="float">
            <text:p>296.6789214572</text:p>
          </table:table-cell>
          <table:table-cell/>
        </table:table-row>
        <table:table-row table:style-name="ro1">
          <table:table-cell table:formula="of:=[.A43]+10" office:value-type="float" office:value="3420" calcext:value-type="float">
            <text:p>3420</text:p>
          </table:table-cell>
          <table:table-cell table:formula="of:=1/((LN(1/((1023/[.B$1])-1))/[.$A44]) + (1/298.15))" office:value-type="float" office:value="270.980270679011" calcext:value-type="float">
            <text:p>270.980270679</text:p>
          </table:table-cell>
          <table:table-cell table:formula="of:=1/((LN(1/((1023/[.C$1])-1))/[.$A44]) + (1/298.15))" office:value-type="float" office:value="296.683201695031" calcext:value-type="float">
            <text:p>296.683201695</text:p>
          </table:table-cell>
          <table:table-cell/>
        </table:table-row>
        <table:table-row table:style-name="ro1">
          <table:table-cell table:formula="of:=[.A44]+10" office:value-type="float" office:value="3430" calcext:value-type="float">
            <text:p>3430</text:p>
          </table:table-cell>
          <table:table-cell table:formula="of:=1/((LN(1/((1023/[.B$1])-1))/[.$A45]) + (1/298.15))" office:value-type="float" office:value="271.052283437698" calcext:value-type="float">
            <text:p>271.0522834377</text:p>
          </table:table-cell>
          <table:table-cell table:formula="of:=1/((LN(1/((1023/[.C$1])-1))/[.$A45]) + (1/298.15))" office:value-type="float" office:value="296.687457097605" calcext:value-type="float">
            <text:p>296.6874570976</text:p>
          </table:table-cell>
          <table:table-cell/>
        </table:table-row>
        <table:table-row table:style-name="ro1">
          <table:table-cell table:formula="of:=[.A45]+10" office:value-type="float" office:value="3440" calcext:value-type="float">
            <text:p>3440</text:p>
          </table:table-cell>
          <table:table-cell table:formula="of:=1/((LN(1/((1023/[.B$1])-1))/[.$A46]) + (1/298.15))" office:value-type="float" office:value="271.123915469088" calcext:value-type="float">
            <text:p>271.1239154691</text:p>
          </table:table-cell>
          <table:table-cell table:formula="of:=1/((LN(1/((1023/[.C$1])-1))/[.$A46]) + (1/298.15))" office:value-type="float" office:value="296.691687880478" calcext:value-type="float">
            <text:p>296.6916878805</text:p>
          </table:table-cell>
          <table:table-cell/>
        </table:table-row>
        <table:table-row table:style-name="ro1">
          <table:table-cell table:formula="of:=[.A46]+10" office:value-type="float" office:value="3450" calcext:value-type="float">
            <text:p>3450</text:p>
          </table:table-cell>
          <table:table-cell table:formula="of:=1/((LN(1/((1023/[.B$1])-1))/[.$A47]) + (1/298.15))" office:value-type="float" office:value="271.195169784545" calcext:value-type="float">
            <text:p>271.1951697845</text:p>
          </table:table-cell>
          <table:table-cell table:formula="of:=1/((LN(1/((1023/[.C$1])-1))/[.$A47]) + (1/298.15))" office:value-type="float" office:value="296.695894256691" calcext:value-type="float">
            <text:p>296.6958942567</text:p>
          </table:table-cell>
          <table:table-cell/>
        </table:table-row>
        <table:table-row table:style-name="ro1">
          <table:table-cell table:formula="of:=[.A47]+10" office:value-type="float" office:value="3460" calcext:value-type="float">
            <text:p>3460</text:p>
          </table:table-cell>
          <table:table-cell table:formula="of:=1/((LN(1/((1023/[.B$1])-1))/[.$A48]) + (1/298.15))" office:value-type="float" office:value="271.266049363759" calcext:value-type="float">
            <text:p>271.2660493638</text:p>
          </table:table-cell>
          <table:table-cell table:formula="of:=1/((LN(1/((1023/[.C$1])-1))/[.$A48]) + (1/298.15))" office:value-type="float" office:value="296.700076436833" calcext:value-type="float">
            <text:p>296.7000764368</text:p>
          </table:table-cell>
          <table:table-cell/>
        </table:table-row>
        <table:table-row table:style-name="ro1">
          <table:table-cell table:formula="of:=[.A48]+10" office:value-type="float" office:value="3470" calcext:value-type="float">
            <text:p>3470</text:p>
          </table:table-cell>
          <table:table-cell table:formula="of:=1/((LN(1/((1023/[.B$1])-1))/[.$A49]) + (1/298.15))" office:value-type="float" office:value="271.336557155162" calcext:value-type="float">
            <text:p>271.3365571552</text:p>
          </table:table-cell>
          <table:table-cell table:formula="of:=1/((LN(1/((1023/[.C$1])-1))/[.$A49]) + (1/298.15))" office:value-type="float" office:value="296.704234629077" calcext:value-type="float">
            <text:p>296.7042346291</text:p>
          </table:table-cell>
          <table:table-cell/>
        </table:table-row>
        <table:table-row table:style-name="ro1">
          <table:table-cell table:formula="of:=[.A49]+10" office:value-type="float" office:value="3480" calcext:value-type="float">
            <text:p>3480</text:p>
          </table:table-cell>
          <table:table-cell table:formula="of:=1/((LN(1/((1023/[.B$1])-1))/[.$A50]) + (1/298.15))" office:value-type="float" office:value="271.406696076335" calcext:value-type="float">
            <text:p>271.4066960763</text:p>
          </table:table-cell>
          <table:table-cell table:formula="of:=1/((LN(1/((1023/[.C$1])-1))/[.$A50]) + (1/298.15))" office:value-type="float" office:value="296.708369039215" calcext:value-type="float">
            <text:p>296.7083690392</text:p>
          </table:table-cell>
          <table:table-cell/>
        </table:table-row>
        <table:table-row table:style-name="ro1">
          <table:table-cell table:formula="of:=[.A50]+10" office:value-type="float" office:value="3490" calcext:value-type="float">
            <text:p>3490</text:p>
          </table:table-cell>
          <table:table-cell table:formula="of:=1/((LN(1/((1023/[.B$1])-1))/[.$A51]) + (1/298.15))" office:value-type="float" office:value="271.47646901441" calcext:value-type="float">
            <text:p>271.4764690144</text:p>
          </table:table-cell>
          <table:table-cell table:formula="of:=1/((LN(1/((1023/[.C$1])-1))/[.$A51]) + (1/298.15))" office:value-type="float" office:value="296.712479870693" calcext:value-type="float">
            <text:p>296.7124798707</text:p>
          </table:table-cell>
          <table:table-cell/>
        </table:table-row>
        <table:table-row table:style-name="ro1">
          <table:table-cell table:formula="of:=[.A51]+10" office:value-type="float" office:value="3500" calcext:value-type="float">
            <text:p>3500</text:p>
          </table:table-cell>
          <table:table-cell table:formula="of:=1/((LN(1/((1023/[.B$1])-1))/[.$A52]) + (1/298.15))" office:value-type="float" office:value="271.545878826469" calcext:value-type="float">
            <text:p>271.5458788265</text:p>
          </table:table-cell>
          <table:table-cell table:formula="of:=1/((LN(1/((1023/[.C$1])-1))/[.$A52]) + (1/298.15))" office:value-type="float" office:value="296.716567324643" calcext:value-type="float">
            <text:p>296.7165673246</text:p>
          </table:table-cell>
          <table:table-cell/>
        </table:table-row>
        <table:table-row table:style-name="ro1">
          <table:table-cell table:formula="of:=[.A52]+10" office:value-type="float" office:value="3510" calcext:value-type="float">
            <text:p>3510</text:p>
          </table:table-cell>
          <table:table-cell table:formula="of:=1/((LN(1/((1023/[.B$1])-1))/[.$A53]) + (1/298.15))" office:value-type="float" office:value="271.614928339932" calcext:value-type="float">
            <text:p>271.6149283399</text:p>
          </table:table-cell>
          <table:table-cell table:formula="of:=1/((LN(1/((1023/[.C$1])-1))/[.$A53]) + (1/298.15))" office:value-type="float" office:value="296.720631599913" calcext:value-type="float">
            <text:p>296.7206315999</text:p>
          </table:table-cell>
          <table:table-cell/>
        </table:table-row>
        <table:table-row table:style-name="ro1">
          <table:table-cell table:formula="of:=[.A53]+10" office:value-type="float" office:value="3520" calcext:value-type="float">
            <text:p>3520</text:p>
          </table:table-cell>
          <table:table-cell table:formula="of:=1/((LN(1/((1023/[.B$1])-1))/[.$A54]) + (1/298.15))" office:value-type="float" office:value="271.683620352941" calcext:value-type="float">
            <text:p>271.6836203529</text:p>
          </table:table-cell>
          <table:table-cell table:formula="of:=1/((LN(1/((1023/[.C$1])-1))/[.$A54]) + (1/298.15))" office:value-type="float" office:value="296.724672893105" calcext:value-type="float">
            <text:p>296.7246728931</text:p>
          </table:table-cell>
          <table:table-cell/>
        </table:table-row>
        <table:table-row table:style-name="ro1">
          <table:table-cell table:formula="of:=[.A54]+10" office:value-type="float" office:value="3530" calcext:value-type="float">
            <text:p>3530</text:p>
          </table:table-cell>
          <table:table-cell table:formula="of:=1/((LN(1/((1023/[.B$1])-1))/[.$A55]) + (1/298.15))" office:value-type="float" office:value="271.75195763474" calcext:value-type="float">
            <text:p>271.7519576347</text:p>
          </table:table-cell>
          <table:table-cell table:formula="of:=1/((LN(1/((1023/[.C$1])-1))/[.$A55]) + (1/298.15))" office:value-type="float" office:value="296.728691398603" calcext:value-type="float">
            <text:p>296.7286913986</text:p>
          </table:table-cell>
          <table:table-cell/>
        </table:table-row>
        <table:table-row table:style-name="ro1">
          <table:table-cell table:formula="of:=[.A55]+10" office:value-type="float" office:value="3540" calcext:value-type="float">
            <text:p>3540</text:p>
          </table:table-cell>
          <table:table-cell table:formula="of:=1/((LN(1/((1023/[.B$1])-1))/[.$A56]) + (1/298.15))" office:value-type="float" office:value="271.819942926043" calcext:value-type="float">
            <text:p>271.819942926</text:p>
          </table:table-cell>
          <table:table-cell table:formula="of:=1/((LN(1/((1023/[.C$1])-1))/[.$A56]) + (1/298.15))" office:value-type="float" office:value="296.732687308605" calcext:value-type="float">
            <text:p>296.7326873086</text:p>
          </table:table-cell>
          <table:table-cell/>
        </table:table-row>
        <table:table-row table:style-name="ro1">
          <table:table-cell table:formula="of:=[.A56]+10" office:value-type="float" office:value="3550" calcext:value-type="float">
            <text:p>3550</text:p>
          </table:table-cell>
          <table:table-cell table:formula="of:=1/((LN(1/((1023/[.B$1])-1))/[.$A57]) + (1/298.15))" office:value-type="float" office:value="271.887578939404" calcext:value-type="float">
            <text:p>271.8875789394</text:p>
          </table:table-cell>
          <table:table-cell table:formula="of:=1/((LN(1/((1023/[.C$1])-1))/[.$A57]) + (1/298.15))" office:value-type="float" office:value="296.736660813154" calcext:value-type="float">
            <text:p>296.7366608132</text:p>
          </table:table-cell>
          <table:table-cell/>
        </table:table-row>
        <table:table-row table:style-name="ro1">
          <table:table-cell table:formula="of:=[.A57]+10" office:value-type="float" office:value="3560" calcext:value-type="float">
            <text:p>3560</text:p>
          </table:table-cell>
          <table:table-cell table:formula="of:=1/((LN(1/((1023/[.B$1])-1))/[.$A58]) + (1/298.15))" office:value-type="float" office:value="271.954868359577" calcext:value-type="float">
            <text:p>271.9548683596</text:p>
          </table:table-cell>
          <table:table-cell table:formula="of:=1/((LN(1/((1023/[.C$1])-1))/[.$A58]) + (1/298.15))" office:value-type="float" office:value="296.740612100168" calcext:value-type="float">
            <text:p>296.7406121002</text:p>
          </table:table-cell>
          <table:table-cell/>
        </table:table-row>
        <table:table-row table:style-name="ro1">
          <table:table-cell table:formula="of:=[.A58]+10" office:value-type="float" office:value="3570" calcext:value-type="float">
            <text:p>3570</text:p>
          </table:table-cell>
          <table:table-cell table:formula="of:=1/((LN(1/((1023/[.B$1])-1))/[.$A59]) + (1/298.15))" office:value-type="float" office:value="272.02181384387" calcext:value-type="float">
            <text:p>272.0218138439</text:p>
          </table:table-cell>
          <table:table-cell table:formula="of:=1/((LN(1/((1023/[.C$1])-1))/[.$A59]) + (1/298.15))" office:value-type="float" office:value="296.744541355467" calcext:value-type="float">
            <text:p>296.7445413555</text:p>
          </table:table-cell>
          <table:table-cell/>
        </table:table-row>
        <table:table-row table:style-name="ro1">
          <table:table-cell table:formula="of:=[.A59]+10" office:value-type="float" office:value="3580" calcext:value-type="float">
            <text:p>3580</text:p>
          </table:table-cell>
          <table:table-cell table:formula="of:=1/((LN(1/((1023/[.B$1])-1))/[.$A60]) + (1/298.15))" office:value-type="float" office:value="272.088418022497" calcext:value-type="float">
            <text:p>272.0884180225</text:p>
          </table:table-cell>
          <table:table-cell table:formula="of:=1/((LN(1/((1023/[.C$1])-1))/[.$A60]) + (1/298.15))" office:value-type="float" office:value="296.748448762809" calcext:value-type="float">
            <text:p>296.7484487628</text:p>
          </table:table-cell>
          <table:table-cell/>
        </table:table-row>
        <table:table-row table:style-name="ro1">
          <table:table-cell table:formula="of:=[.A60]+10" office:value-type="float" office:value="3590" calcext:value-type="float">
            <text:p>3590</text:p>
          </table:table-cell>
          <table:table-cell table:formula="of:=1/((LN(1/((1023/[.B$1])-1))/[.$A61]) + (1/298.15))" office:value-type="float" office:value="272.154683498919" calcext:value-type="float">
            <text:p>272.1546834989</text:p>
          </table:table-cell>
          <table:table-cell table:formula="of:=1/((LN(1/((1023/[.C$1])-1))/[.$A61]) + (1/298.15))" office:value-type="float" office:value="296.752334503909" calcext:value-type="float">
            <text:p>296.7523345039</text:p>
          </table:table-cell>
          <table:table-cell/>
        </table:table-row>
        <table:table-row table:style-name="ro1">
          <table:table-cell table:formula="of:=[.A61]+10" office:value-type="float" office:value="3600" calcext:value-type="float">
            <text:p>3600</text:p>
          </table:table-cell>
          <table:table-cell table:formula="of:=1/((LN(1/((1023/[.B$1])-1))/[.$A62]) + (1/298.15))" office:value-type="float" office:value="272.220612850189" calcext:value-type="float">
            <text:p>272.2206128502</text:p>
          </table:table-cell>
          <table:table-cell table:formula="of:=1/((LN(1/((1023/[.C$1])-1))/[.$A62]) + (1/298.15))" office:value-type="float" office:value="296.756198758477" calcext:value-type="float">
            <text:p>296.7561987585</text:p>
          </table:table-cell>
          <table:table-cell/>
        </table:table-row>
        <table:table-row table:style-name="ro1">
          <table:table-cell table:formula="of:=[.A62]+10" office:value-type="float" office:value="3610" calcext:value-type="float">
            <text:p>3610</text:p>
          </table:table-cell>
          <table:table-cell table:formula="of:=1/((LN(1/((1023/[.B$1])-1))/[.$A63]) + (1/298.15))" office:value-type="float" office:value="272.286208627278" calcext:value-type="float">
            <text:p>272.2862086273</text:p>
          </table:table-cell>
          <table:table-cell table:formula="of:=1/((LN(1/((1023/[.C$1])-1))/[.$A63]) + (1/298.15))" office:value-type="float" office:value="296.760041704237" calcext:value-type="float">
            <text:p>296.7600417042</text:p>
          </table:table-cell>
          <table:table-cell/>
        </table:table-row>
        <table:table-row table:style-name="ro1">
          <table:table-cell table:formula="of:=[.A63]+10" office:value-type="float" office:value="3620" calcext:value-type="float">
            <text:p>3620</text:p>
          </table:table-cell>
          <table:table-cell table:formula="of:=1/((LN(1/((1023/[.B$1])-1))/[.$A64]) + (1/298.15))" office:value-type="float" office:value="272.351473355412" calcext:value-type="float">
            <text:p>272.3514733554</text:p>
          </table:table-cell>
          <table:table-cell table:formula="of:=1/((LN(1/((1023/[.C$1])-1))/[.$A64]) + (1/298.15))" office:value-type="float" office:value="296.763863516963" calcext:value-type="float">
            <text:p>296.763863517</text:p>
          </table:table-cell>
          <table:table-cell/>
        </table:table-row>
        <table:table-row table:style-name="ro1">
          <table:table-cell table:formula="of:=[.A64]+10" office:value-type="float" office:value="3630" calcext:value-type="float">
            <text:p>3630</text:p>
          </table:table-cell>
          <table:table-cell table:formula="of:=1/((LN(1/((1023/[.B$1])-1))/[.$A65]) + (1/298.15))" office:value-type="float" office:value="272.416409534391" calcext:value-type="float">
            <text:p>272.4164095344</text:p>
          </table:table-cell>
          <table:table-cell table:formula="of:=1/((LN(1/((1023/[.C$1])-1))/[.$A65]) + (1/298.15))" office:value-type="float" office:value="296.767664370496" calcext:value-type="float">
            <text:p>296.7676643705</text:p>
          </table:table-cell>
          <table:table-cell/>
        </table:table-row>
        <table:table-row table:style-name="ro1">
          <table:table-cell table:formula="of:=[.A65]+10" office:value-type="float" office:value="3640" calcext:value-type="float">
            <text:p>3640</text:p>
          </table:table-cell>
          <table:table-cell table:formula="of:=1/((LN(1/((1023/[.B$1])-1))/[.$A66]) + (1/298.15))" office:value-type="float" office:value="272.48101963891" calcext:value-type="float">
            <text:p>272.4810196389</text:p>
          </table:table-cell>
          <table:table-cell table:formula="of:=1/((LN(1/((1023/[.C$1])-1))/[.$A66]) + (1/298.15))" office:value-type="float" office:value="296.771444436779" calcext:value-type="float">
            <text:p>296.7714444368</text:p>
          </table:table-cell>
          <table:table-cell/>
        </table:table-row>
        <table:table-row table:style-name="ro1">
          <table:table-cell table:formula="of:=[.A66]+10" office:value-type="float" office:value="3650" calcext:value-type="float">
            <text:p>3650</text:p>
          </table:table-cell>
          <table:table-cell table:formula="of:=1/((LN(1/((1023/[.B$1])-1))/[.$A67]) + (1/298.15))" office:value-type="float" office:value="272.545306118872" calcext:value-type="float">
            <text:p>272.5453061189</text:p>
          </table:table-cell>
          <table:table-cell table:formula="of:=1/((LN(1/((1023/[.C$1])-1))/[.$A67]) + (1/298.15))" office:value-type="float" office:value="296.775203885878" calcext:value-type="float">
            <text:p>296.7752038859</text:p>
          </table:table-cell>
          <table:table-cell/>
        </table:table-row>
        <table:table-row table:style-name="ro1">
          <table:table-cell table:formula="of:=[.A67]+10" office:value-type="float" office:value="3660" calcext:value-type="float">
            <text:p>3660</text:p>
          </table:table-cell>
          <table:table-cell table:formula="of:=1/((LN(1/((1023/[.B$1])-1))/[.$A68]) + (1/298.15))" office:value-type="float" office:value="272.609271399701" calcext:value-type="float">
            <text:p>272.6092713997</text:p>
          </table:table-cell>
          <table:table-cell table:formula="of:=1/((LN(1/((1023/[.C$1])-1))/[.$A68]) + (1/298.15))" office:value-type="float" office:value="296.778942886009" calcext:value-type="float">
            <text:p>296.778942886</text:p>
          </table:table-cell>
          <table:table-cell/>
        </table:table-row>
        <table:table-row table:style-name="ro1">
          <table:table-cell table:formula="of:=[.A68]+10" office:value-type="float" office:value="3670" calcext:value-type="float">
            <text:p>3670</text:p>
          </table:table-cell>
          <table:table-cell table:formula="of:=1/((LN(1/((1023/[.B$1])-1))/[.$A69]) + (1/298.15))" office:value-type="float" office:value="272.672917882642" calcext:value-type="float">
            <text:p>272.6729178826</text:p>
          </table:table-cell>
          <table:table-cell table:formula="of:=1/((LN(1/((1023/[.C$1])-1))/[.$A69]) + (1/298.15))" office:value-type="float" office:value="296.782661603564" calcext:value-type="float">
            <text:p>296.7826616036</text:p>
          </table:table-cell>
          <table:table-cell/>
        </table:table-row>
        <table:table-row table:style-name="ro1">
          <table:table-cell table:formula="of:=[.A69]+10" office:value-type="float" office:value="3680" calcext:value-type="float">
            <text:p>3680</text:p>
          </table:table-cell>
          <table:table-cell table:formula="of:=1/((LN(1/((1023/[.B$1])-1))/[.$A70]) + (1/298.15))" office:value-type="float" office:value="272.736247945068" calcext:value-type="float">
            <text:p>272.7362479451</text:p>
          </table:table-cell>
          <table:table-cell table:formula="of:=1/((LN(1/((1023/[.C$1])-1))/[.$A70]) + (1/298.15))" office:value-type="float" office:value="296.786360203133" calcext:value-type="float">
            <text:p>296.7863602031</text:p>
          </table:table-cell>
          <table:table-cell/>
        </table:table-row>
        <table:table-row table:style-name="ro1">
          <table:table-cell table:formula="of:=[.A70]+10" office:value-type="float" office:value="3690" calcext:value-type="float">
            <text:p>3690</text:p>
          </table:table-cell>
          <table:table-cell table:formula="of:=1/((LN(1/((1023/[.B$1])-1))/[.$A71]) + (1/298.15))" office:value-type="float" office:value="272.799263940768" calcext:value-type="float">
            <text:p>272.7992639408</text:p>
          </table:table-cell>
          <table:table-cell table:formula="of:=1/((LN(1/((1023/[.C$1])-1))/[.$A71]) + (1/298.15))" office:value-type="float" office:value="296.790038847531" calcext:value-type="float">
            <text:p>296.7900388475</text:p>
          </table:table-cell>
          <table:table-cell/>
        </table:table-row>
        <table:table-row table:style-name="ro1">
          <table:table-cell table:formula="of:=[.A71]+10" office:value-type="float" office:value="3700" calcext:value-type="float">
            <text:p>3700</text:p>
          </table:table-cell>
          <table:table-cell table:formula="of:=1/((LN(1/((1023/[.B$1])-1))/[.$A72]) + (1/298.15))" office:value-type="float" office:value="272.861968200246" calcext:value-type="float">
            <text:p>272.8619682002</text:p>
          </table:table-cell>
          <table:table-cell table:formula="of:=1/((LN(1/((1023/[.C$1])-1))/[.$A72]) + (1/298.15))" office:value-type="float" office:value="296.793697697821" calcext:value-type="float">
            <text:p>296.7936976978</text:p>
          </table:table-cell>
          <table:table-cell/>
        </table:table-row>
        <table:table-row table:style-name="ro1">
          <table:table-cell table:formula="of:=[.A72]+10" office:value-type="float" office:value="3710" calcext:value-type="float">
            <text:p>3710</text:p>
          </table:table-cell>
          <table:table-cell table:formula="of:=1/((LN(1/((1023/[.B$1])-1))/[.$A73]) + (1/298.15))" office:value-type="float" office:value="272.924363031004" calcext:value-type="float">
            <text:p>272.924363031</text:p>
          </table:table-cell>
          <table:table-cell table:formula="of:=1/((LN(1/((1023/[.C$1])-1))/[.$A73]) + (1/298.15))" office:value-type="float" office:value="296.797336913337" calcext:value-type="float">
            <text:p>296.7973369133</text:p>
          </table:table-cell>
          <table:table-cell/>
        </table:table-row>
        <table:table-row table:style-name="ro1">
          <table:table-cell table:formula="of:=[.A73]+10" office:value-type="float" office:value="3720" calcext:value-type="float">
            <text:p>3720</text:p>
          </table:table-cell>
          <table:table-cell table:formula="of:=1/((LN(1/((1023/[.B$1])-1))/[.$A74]) + (1/298.15))" office:value-type="float" office:value="272.986450717826" calcext:value-type="float">
            <text:p>272.9864507178</text:p>
          </table:table-cell>
          <table:table-cell table:formula="of:=1/((LN(1/((1023/[.C$1])-1))/[.$A74]) + (1/298.15))" office:value-type="float" office:value="296.800956651707" calcext:value-type="float">
            <text:p>296.8009566517</text:p>
          </table:table-cell>
          <table:table-cell/>
        </table:table-row>
        <table:table-row table:style-name="ro1">
          <table:table-cell table:formula="of:=[.A74]+10" office:value-type="float" office:value="3730" calcext:value-type="float">
            <text:p>3730</text:p>
          </table:table-cell>
          <table:table-cell table:formula="of:=1/((LN(1/((1023/[.B$1])-1))/[.$A75]) + (1/298.15))" office:value-type="float" office:value="273.048233523058" calcext:value-type="float">
            <text:p>273.0482335231</text:p>
          </table:table-cell>
          <table:table-cell table:formula="of:=1/((LN(1/((1023/[.C$1])-1))/[.$A75]) + (1/298.15))" office:value-type="float" office:value="296.804557068877" calcext:value-type="float">
            <text:p>296.8045570689</text:p>
          </table:table-cell>
          <table:table-cell/>
        </table:table-row>
        <table:table-row table:style-name="ro1">
          <table:table-cell table:formula="of:=[.A75]+10" office:value-type="float" office:value="3740" calcext:value-type="float">
            <text:p>3740</text:p>
          </table:table-cell>
          <table:table-cell table:formula="of:=1/((LN(1/((1023/[.B$1])-1))/[.$A76]) + (1/298.15))" office:value-type="float" office:value="273.10971368688" calcext:value-type="float">
            <text:p>273.1097136869</text:p>
          </table:table-cell>
          <table:table-cell table:formula="of:=1/((LN(1/((1023/[.C$1])-1))/[.$A76]) + (1/298.15))" office:value-type="float" office:value="296.808138319132" calcext:value-type="float">
            <text:p>296.8081383191</text:p>
          </table:table-cell>
          <table:table-cell/>
        </table:table-row>
        <table:table-row table:style-name="ro1">
          <table:table-cell table:formula="of:=[.A76]+10" office:value-type="float" office:value="3750" calcext:value-type="float">
            <text:p>3750</text:p>
          </table:table-cell>
          <table:table-cell table:formula="of:=1/((LN(1/((1023/[.B$1])-1))/[.$A77]) + (1/298.15))" office:value-type="float" office:value="273.170893427582" calcext:value-type="float">
            <text:p>273.1708934276</text:p>
          </table:table-cell>
          <table:table-cell table:formula="of:=1/((LN(1/((1023/[.C$1])-1))/[.$A77]) + (1/298.15))" office:value-type="float" office:value="296.81170055512" calcext:value-type="float">
            <text:p>296.8117005551</text:p>
          </table:table-cell>
          <table:table-cell/>
        </table:table-row>
        <table:table-row table:style-name="ro1">
          <table:table-cell table:formula="of:=[.A77]+10" office:value-type="float" office:value="3760" calcext:value-type="float">
            <text:p>3760</text:p>
          </table:table-cell>
          <table:table-cell table:formula="of:=1/((LN(1/((1023/[.B$1])-1))/[.$A78]) + (1/298.15))" office:value-type="float" office:value="273.231774941824" calcext:value-type="float">
            <text:p>273.2317749418</text:p>
          </table:table-cell>
          <table:table-cell table:formula="of:=1/((LN(1/((1023/[.C$1])-1))/[.$A78]) + (1/298.15))" office:value-type="float" office:value="296.815243927871" calcext:value-type="float">
            <text:p>296.8152439279</text:p>
          </table:table-cell>
          <table:table-cell/>
        </table:table-row>
        <table:table-row table:style-name="ro1">
          <table:table-cell table:formula="of:=[.A78]+10" office:value-type="float" office:value="3770" calcext:value-type="float">
            <text:p>3770</text:p>
          </table:table-cell>
          <table:table-cell table:formula="of:=1/((LN(1/((1023/[.B$1])-1))/[.$A79]) + (1/298.15))" office:value-type="float" office:value="273.292360404906" calcext:value-type="float">
            <text:p>273.2923604049</text:p>
          </table:table-cell>
          <table:table-cell table:formula="of:=1/((LN(1/((1023/[.C$1])-1))/[.$A79]) + (1/298.15))" office:value-type="float" office:value="296.818768586819" calcext:value-type="float">
            <text:p>296.8187685868</text:p>
          </table:table-cell>
          <table:table-cell/>
        </table:table-row>
        <table:table-row table:style-name="ro1">
          <table:table-cell table:formula="of:=[.A79]+10" office:value-type="float" office:value="3780" calcext:value-type="float">
            <text:p>3780</text:p>
          </table:table-cell>
          <table:table-cell table:formula="of:=1/((LN(1/((1023/[.B$1])-1))/[.$A80]) + (1/298.15))" office:value-type="float" office:value="273.352651971019" calcext:value-type="float">
            <text:p>273.352651971</text:p>
          </table:table-cell>
          <table:table-cell table:formula="of:=1/((LN(1/((1023/[.C$1])-1))/[.$A80]) + (1/298.15))" office:value-type="float" office:value="296.822274679827" calcext:value-type="float">
            <text:p>296.8222746798</text:p>
          </table:table-cell>
          <table:table-cell/>
        </table:table-row>
        <table:table-row table:style-name="ro1">
          <table:table-cell table:formula="of:=[.A80]+10" office:value-type="float" office:value="3790" calcext:value-type="float">
            <text:p>3790</text:p>
          </table:table-cell>
          <table:table-cell table:formula="of:=1/((LN(1/((1023/[.B$1])-1))/[.$A81]) + (1/298.15))" office:value-type="float" office:value="273.412651773508" calcext:value-type="float">
            <text:p>273.4126517735</text:p>
          </table:table-cell>
          <table:table-cell table:formula="of:=1/((LN(1/((1023/[.C$1])-1))/[.$A81]) + (1/298.15))" office:value-type="float" office:value="296.8257623532" calcext:value-type="float">
            <text:p>296.8257623532</text:p>
          </table:table-cell>
          <table:table-cell/>
        </table:table-row>
        <table:table-row table:style-name="ro1">
          <table:table-cell table:formula="of:=[.A81]+10" office:value-type="float" office:value="3800" calcext:value-type="float">
            <text:p>3800</text:p>
          </table:table-cell>
          <table:table-cell table:formula="of:=1/((LN(1/((1023/[.B$1])-1))/[.$A82]) + (1/298.15))" office:value-type="float" office:value="273.472361925121" calcext:value-type="float">
            <text:p>273.4723619251</text:p>
          </table:table-cell>
          <table:table-cell table:formula="of:=1/((LN(1/((1023/[.C$1])-1))/[.$A82]) + (1/298.15))" office:value-type="float" office:value="296.829231751713" calcext:value-type="float">
            <text:p>296.8292317517</text:p>
          </table:table-cell>
          <table:table-cell/>
        </table:table-row>
        <table:table-row table:style-name="ro1">
          <table:table-cell table:formula="of:=[.A82]+10" office:value-type="float" office:value="3810" calcext:value-type="float">
            <text:p>3810</text:p>
          </table:table-cell>
          <table:table-cell table:formula="of:=1/((LN(1/((1023/[.B$1])-1))/[.$A83]) + (1/298.15))" office:value-type="float" office:value="273.531784518254" calcext:value-type="float">
            <text:p>273.5317845183</text:p>
          </table:table-cell>
          <table:table-cell table:formula="of:=1/((LN(1/((1023/[.C$1])-1))/[.$A83]) + (1/298.15))" office:value-type="float" office:value="296.832683018627" calcext:value-type="float">
            <text:p>296.8326830186</text:p>
          </table:table-cell>
          <table:table-cell/>
        </table:table-row>
        <table:table-row table:style-name="ro1">
          <table:table-cell table:formula="of:=[.A83]+10" office:value-type="float" office:value="3820" calcext:value-type="float">
            <text:p>3820</text:p>
          </table:table-cell>
          <table:table-cell table:formula="of:=1/((LN(1/((1023/[.B$1])-1))/[.$A84]) + (1/298.15))" office:value-type="float" office:value="273.590921625199" calcext:value-type="float">
            <text:p>273.5909216252</text:p>
          </table:table-cell>
          <table:table-cell table:formula="of:=1/((LN(1/((1023/[.C$1])-1))/[.$A84]) + (1/298.15))" office:value-type="float" office:value="296.836116295709" calcext:value-type="float">
            <text:p>296.8361162957</text:p>
          </table:table-cell>
          <table:table-cell/>
        </table:table-row>
        <table:table-row table:style-name="ro1">
          <table:table-cell table:formula="of:=[.A84]+10" office:value-type="float" office:value="3830" calcext:value-type="float">
            <text:p>3830</text:p>
          </table:table-cell>
          <table:table-cell table:formula="of:=1/((LN(1/((1023/[.B$1])-1))/[.$A85]) + (1/298.15))" office:value-type="float" office:value="273.649775298384" calcext:value-type="float">
            <text:p>273.6497752984</text:p>
          </table:table-cell>
          <table:table-cell table:formula="of:=1/((LN(1/((1023/[.C$1])-1))/[.$A85]) + (1/298.15))" office:value-type="float" office:value="296.839531723252" calcext:value-type="float">
            <text:p>296.8395317233</text:p>
          </table:table-cell>
          <table:table-cell/>
        </table:table-row>
        <table:table-row table:style-name="ro1">
          <table:table-cell table:formula="of:=[.A85]+10" office:value-type="float" office:value="3840" calcext:value-type="float">
            <text:p>3840</text:p>
          </table:table-cell>
          <table:table-cell table:formula="of:=1/((LN(1/((1023/[.B$1])-1))/[.$A86]) + (1/298.15))" office:value-type="float" office:value="273.708347570609" calcext:value-type="float">
            <text:p>273.7083475706</text:p>
          </table:table-cell>
          <table:table-cell table:formula="of:=1/((LN(1/((1023/[.C$1])-1))/[.$A86]) + (1/298.15))" office:value-type="float" office:value="296.842929440095" calcext:value-type="float">
            <text:p>296.8429294401</text:p>
          </table:table-cell>
          <table:table-cell/>
        </table:table-row>
        <table:table-row table:style-name="ro1">
          <table:table-cell table:formula="of:=[.A86]+10" office:value-type="float" office:value="3850" calcext:value-type="float">
            <text:p>3850</text:p>
          </table:table-cell>
          <table:table-cell table:formula="of:=1/((LN(1/((1023/[.B$1])-1))/[.$A87]) + (1/298.15))" office:value-type="float" office:value="273.766640455284" calcext:value-type="float">
            <text:p>273.7666404553</text:p>
          </table:table-cell>
          <table:table-cell table:formula="of:=1/((LN(1/((1023/[.C$1])-1))/[.$A87]) + (1/298.15))" office:value-type="float" office:value="296.846309583639" calcext:value-type="float">
            <text:p>296.8463095836</text:p>
          </table:table-cell>
          <table:table-cell/>
        </table:table-row>
        <table:table-row table:style-name="ro1">
          <table:table-cell table:formula="of:=[.A87]+10" office:value-type="float" office:value="3860" calcext:value-type="float">
            <text:p>3860</text:p>
          </table:table-cell>
          <table:table-cell table:formula="of:=1/((LN(1/((1023/[.B$1])-1))/[.$A88]) + (1/298.15))" office:value-type="float" office:value="273.824655946653" calcext:value-type="float">
            <text:p>273.8246559467</text:p>
          </table:table-cell>
          <table:table-cell table:formula="of:=1/((LN(1/((1023/[.C$1])-1))/[.$A88]) + (1/298.15))" office:value-type="float" office:value="296.849672289868" calcext:value-type="float">
            <text:p>296.8496722899</text:p>
          </table:table-cell>
          <table:table-cell/>
        </table:table-row>
        <table:table-row table:style-name="ro1">
          <table:table-cell table:formula="of:=[.A88]+10" office:value-type="float" office:value="3870" calcext:value-type="float">
            <text:p>3870</text:p>
          </table:table-cell>
          <table:table-cell table:formula="of:=1/((LN(1/((1023/[.B$1])-1))/[.$A89]) + (1/298.15))" office:value-type="float" office:value="273.882396020028" calcext:value-type="float">
            <text:p>273.88239602</text:p>
          </table:table-cell>
          <table:table-cell table:formula="of:=1/((LN(1/((1023/[.C$1])-1))/[.$A89]) + (1/298.15))" office:value-type="float" office:value="296.853017693368" calcext:value-type="float">
            <text:p>296.8530176934</text:p>
          </table:table-cell>
          <table:table-cell/>
        </table:table-row>
        <table:table-row table:style-name="ro1">
          <table:table-cell table:formula="of:=[.A89]+10" office:value-type="float" office:value="3880" calcext:value-type="float">
            <text:p>3880</text:p>
          </table:table-cell>
          <table:table-cell table:formula="of:=1/((LN(1/((1023/[.B$1])-1))/[.$A90]) + (1/298.15))" office:value-type="float" office:value="273.93986263201" calcext:value-type="float">
            <text:p>273.939862632</text:p>
          </table:table-cell>
          <table:table-cell table:formula="of:=1/((LN(1/((1023/[.C$1])-1))/[.$A90]) + (1/298.15))" office:value-type="float" office:value="296.856345927343" calcext:value-type="float">
            <text:p>296.8563459273</text:p>
          </table:table-cell>
          <table:table-cell/>
        </table:table-row>
        <table:table-row table:style-name="ro1">
          <table:table-cell table:formula="of:=[.A90]+10" office:value-type="float" office:value="3890" calcext:value-type="float">
            <text:p>3890</text:p>
          </table:table-cell>
          <table:table-cell table:formula="of:=1/((LN(1/((1023/[.B$1])-1))/[.$A91]) + (1/298.15))" office:value-type="float" office:value="273.997057720712" calcext:value-type="float">
            <text:p>273.9970577207</text:p>
          </table:table-cell>
          <table:table-cell table:formula="of:=1/((LN(1/((1023/[.C$1])-1))/[.$A91]) + (1/298.15))" office:value-type="float" office:value="296.859657123631" calcext:value-type="float">
            <text:p>296.8596571236</text:p>
          </table:table-cell>
          <table:table-cell/>
        </table:table-row>
        <table:table-row table:style-name="ro1">
          <table:table-cell table:formula="of:=[.A91]+10" office:value-type="float" office:value="3900" calcext:value-type="float">
            <text:p>3900</text:p>
          </table:table-cell>
          <table:table-cell table:formula="of:=1/((LN(1/((1023/[.B$1])-1))/[.$A92]) + (1/298.15))" office:value-type="float" office:value="274.053983205972" calcext:value-type="float">
            <text:p>274.053983206</text:p>
          </table:table-cell>
          <table:table-cell table:formula="of:=1/((LN(1/((1023/[.C$1])-1))/[.$A92]) + (1/298.15))" office:value-type="float" office:value="296.862951412727" calcext:value-type="float">
            <text:p>296.8629514127</text:p>
          </table:table-cell>
          <table:table-cell/>
        </table:table-row>
        <table:table-row table:style-name="ro1">
          <table:table-cell table:formula="of:=[.A92]+10" office:value-type="float" office:value="3910" calcext:value-type="float">
            <text:p>3910</text:p>
          </table:table-cell>
          <table:table-cell table:formula="of:=1/((LN(1/((1023/[.B$1])-1))/[.$A93]) + (1/298.15))" office:value-type="float" office:value="274.110640989573" calcext:value-type="float">
            <text:p>274.1106409896</text:p>
          </table:table-cell>
          <table:table-cell table:formula="of:=1/((LN(1/((1023/[.C$1])-1))/[.$A93]) + (1/298.15))" office:value-type="float" office:value="296.866228923794" calcext:value-type="float">
            <text:p>296.8662289238</text:p>
          </table:table-cell>
          <table:table-cell/>
        </table:table-row>
        <table:table-row table:style-name="ro1">
          <table:table-cell table:formula="of:=[.A93]+10" office:value-type="float" office:value="3920" calcext:value-type="float">
            <text:p>3920</text:p>
          </table:table-cell>
          <table:table-cell table:formula="of:=1/((LN(1/((1023/[.B$1])-1))/[.$A94]) + (1/298.15))" office:value-type="float" office:value="274.167032955455" calcext:value-type="float">
            <text:p>274.1670329555</text:p>
          </table:table-cell>
          <table:table-cell table:formula="of:=1/((LN(1/((1023/[.C$1])-1))/[.$A94]) + (1/298.15))" office:value-type="float" office:value="296.869489784685" calcext:value-type="float">
            <text:p>296.8694897847</text:p>
          </table:table-cell>
          <table:table-cell/>
        </table:table-row>
        <table:table-row table:style-name="ro1">
          <table:table-cell table:formula="of:=[.A94]+10" office:value-type="float" office:value="3930" calcext:value-type="float">
            <text:p>3930</text:p>
          </table:table-cell>
          <table:table-cell table:formula="of:=1/((LN(1/((1023/[.B$1])-1))/[.$A95]) + (1/298.15))" office:value-type="float" office:value="274.223160969919" calcext:value-type="float">
            <text:p>274.2231609699</text:p>
          </table:table-cell>
          <table:table-cell table:formula="of:=1/((LN(1/((1023/[.C$1])-1))/[.$A95]) + (1/298.15))" office:value-type="float" office:value="296.872734121954" calcext:value-type="float">
            <text:p>296.872734122</text:p>
          </table:table-cell>
          <table:table-cell/>
        </table:table-row>
        <table:table-row table:style-name="ro1">
          <table:table-cell table:formula="of:=[.A95]+10" office:value-type="float" office:value="3940" calcext:value-type="float">
            <text:p>3940</text:p>
          </table:table-cell>
          <table:table-cell table:formula="of:=1/((LN(1/((1023/[.B$1])-1))/[.$A96]) + (1/298.15))" office:value-type="float" office:value="274.279026881837" calcext:value-type="float">
            <text:p>274.2790268818</text:p>
          </table:table-cell>
          <table:table-cell table:formula="of:=1/((LN(1/((1023/[.C$1])-1))/[.$A96]) + (1/298.15))" office:value-type="float" office:value="296.87596206088" calcext:value-type="float">
            <text:p>296.8759620609</text:p>
          </table:table-cell>
          <table:table-cell/>
        </table:table-row>
        <table:table-row table:style-name="ro1">
          <table:table-cell table:formula="of:=[.A96]+10" office:value-type="float" office:value="3950" calcext:value-type="float">
            <text:p>3950</text:p>
          </table:table-cell>
          <table:table-cell table:formula="of:=1/((LN(1/((1023/[.B$1])-1))/[.$A97]) + (1/298.15))" office:value-type="float" office:value="274.334632522854" calcext:value-type="float">
            <text:p>274.3346325229</text:p>
          </table:table-cell>
          <table:table-cell table:formula="of:=1/((LN(1/((1023/[.C$1])-1))/[.$A97]) + (1/298.15))" office:value-type="float" office:value="296.879173725476" calcext:value-type="float">
            <text:p>296.8791737255</text:p>
          </table:table-cell>
          <table:table-cell/>
        </table:table-row>
        <table:table-row table:style-name="ro1">
          <table:table-cell table:formula="of:=[.A97]+10" office:value-type="float" office:value="3960" calcext:value-type="float">
            <text:p>3960</text:p>
          </table:table-cell>
          <table:table-cell table:formula="of:=1/((LN(1/((1023/[.B$1])-1))/[.$A98]) + (1/298.15))" office:value-type="float" office:value="274.389979707587" calcext:value-type="float">
            <text:p>274.3899797076</text:p>
          </table:table-cell>
          <table:table-cell table:formula="of:=1/((LN(1/((1023/[.C$1])-1))/[.$A98]) + (1/298.15))" office:value-type="float" office:value="296.882369238507" calcext:value-type="float">
            <text:p>296.8823692385</text:p>
          </table:table-cell>
          <table:table-cell/>
        </table:table-row>
        <table:table-row table:style-name="ro1">
          <table:table-cell table:formula="of:=[.A98]+10" office:value-type="float" office:value="3970" calcext:value-type="float">
            <text:p>3970</text:p>
          </table:table-cell>
          <table:table-cell table:formula="of:=1/((LN(1/((1023/[.B$1])-1))/[.$A99]) + (1/298.15))" office:value-type="float" office:value="274.445070233825" calcext:value-type="float">
            <text:p>274.4450702338</text:p>
          </table:table-cell>
          <table:table-cell table:formula="of:=1/((LN(1/((1023/[.C$1])-1))/[.$A99]) + (1/298.15))" office:value-type="float" office:value="296.885548721509" calcext:value-type="float">
            <text:p>296.8855487215</text:p>
          </table:table-cell>
          <table:table-cell/>
        </table:table-row>
        <table:table-row table:style-name="ro1">
          <table:table-cell table:formula="of:=[.A99]+10" office:value-type="float" office:value="3980" calcext:value-type="float">
            <text:p>3980</text:p>
          </table:table-cell>
          <table:table-cell table:formula="of:=1/((LN(1/((1023/[.B$1])-1))/[.$A100]) + (1/298.15))" office:value-type="float" office:value="274.49990588272" calcext:value-type="float">
            <text:p>274.4999058827</text:p>
          </table:table-cell>
          <table:table-cell table:formula="of:=1/((LN(1/((1023/[.C$1])-1))/[.$A100]) + (1/298.15))" office:value-type="float" office:value="296.888712294799" calcext:value-type="float">
            <text:p>296.8887122948</text:p>
          </table:table-cell>
          <table:table-cell/>
        </table:table-row>
        <table:table-row table:style-name="ro1">
          <table:table-cell table:formula="of:=[.A100]+10" office:value-type="float" office:value="3990" calcext:value-type="float">
            <text:p>3990</text:p>
          </table:table-cell>
          <table:table-cell table:formula="of:=1/((LN(1/((1023/[.B$1])-1))/[.$A101]) + (1/298.15))" office:value-type="float" office:value="274.554488418982" calcext:value-type="float">
            <text:p>274.554488419</text:p>
          </table:table-cell>
          <table:table-cell table:formula="of:=1/((LN(1/((1023/[.C$1])-1))/[.$A101]) + (1/298.15))" office:value-type="float" office:value="296.891860077494" calcext:value-type="float">
            <text:p>296.8918600775</text:p>
          </table:table-cell>
          <table:table-cell/>
        </table:table-row>
        <table:table-row table:style-name="ro1">
          <table:table-cell table:formula="of:=[.A101]+10" office:value-type="float" office:value="4000" calcext:value-type="float">
            <text:p>4000</text:p>
          </table:table-cell>
          <table:table-cell table:formula="of:=1/((LN(1/((1023/[.B$1])-1))/[.$A102]) + (1/298.15))" office:value-type="float" office:value="274.608819591067" calcext:value-type="float">
            <text:p>274.6088195911</text:p>
          </table:table-cell>
          <table:table-cell table:formula="of:=1/((LN(1/((1023/[.C$1])-1))/[.$A102]) + (1/298.15))" office:value-type="float" office:value="296.894992187527" calcext:value-type="float">
            <text:p>296.8949921875</text:p>
          </table:table-cell>
          <table:table-cell/>
        </table:table-row>
        <table:table-row table:style-name="ro1">
          <table:table-cell table:formula="of:=[.A102]+10" office:value-type="float" office:value="4010" calcext:value-type="float">
            <text:p>4010</text:p>
          </table:table-cell>
          <table:table-cell table:formula="of:=1/((LN(1/((1023/[.B$1])-1))/[.$A103]) + (1/298.15))" office:value-type="float" office:value="274.662901131365" calcext:value-type="float">
            <text:p>274.6629011314</text:p>
          </table:table-cell>
          <table:table-cell table:formula="of:=1/((LN(1/((1023/[.C$1])-1))/[.$A103]) + (1/298.15))" office:value-type="float" office:value="296.898108741655" calcext:value-type="float">
            <text:p>296.8981087417</text:p>
          </table:table-cell>
          <table:table-cell/>
        </table:table-row>
        <table:table-row table:style-name="ro1">
          <table:table-cell table:formula="of:=[.A103]+10" office:value-type="float" office:value="4020" calcext:value-type="float">
            <text:p>4020</text:p>
          </table:table-cell>
          <table:table-cell table:formula="of:=1/((LN(1/((1023/[.B$1])-1))/[.$A104]) + (1/298.15))" office:value-type="float" office:value="274.716734756382" calcext:value-type="float">
            <text:p>274.7167347564</text:p>
          </table:table-cell>
          <table:table-cell table:formula="of:=1/((LN(1/((1023/[.C$1])-1))/[.$A104]) + (1/298.15))" office:value-type="float" office:value="296.901209855483" calcext:value-type="float">
            <text:p>296.9012098555</text:p>
          </table:table-cell>
          <table:table-cell/>
        </table:table-row>
        <table:table-row table:style-name="ro1">
          <table:table-cell table:formula="of:=[.A104]+10" office:value-type="float" office:value="4030" calcext:value-type="float">
            <text:p>4030</text:p>
          </table:table-cell>
          <table:table-cell table:formula="of:=1/((LN(1/((1023/[.B$1])-1))/[.$A105]) + (1/298.15))" office:value-type="float" office:value="274.770322166923" calcext:value-type="float">
            <text:p>274.7703221669</text:p>
          </table:table-cell>
          <table:table-cell table:formula="of:=1/((LN(1/((1023/[.C$1])-1))/[.$A105]) + (1/298.15))" office:value-type="float" office:value="296.904295643468" calcext:value-type="float">
            <text:p>296.9042956435</text:p>
          </table:table-cell>
          <table:table-cell/>
        </table:table-row>
        <table:table-row table:style-name="ro1">
          <table:table-cell table:formula="of:=[.A105]+10" office:value-type="float" office:value="4040" calcext:value-type="float">
            <text:p>4040</text:p>
          </table:table-cell>
          <table:table-cell table:formula="of:=1/((LN(1/((1023/[.B$1])-1))/[.$A106]) + (1/298.15))" office:value-type="float" office:value="274.82366504827" calcext:value-type="float">
            <text:p>274.8236650483</text:p>
          </table:table-cell>
          <table:table-cell table:formula="of:=1/((LN(1/((1023/[.C$1])-1))/[.$A106]) + (1/298.15))" office:value-type="float" office:value="296.907366218945" calcext:value-type="float">
            <text:p>296.9073662189</text:p>
          </table:table-cell>
          <table:table-cell/>
        </table:table-row>
        <table:table-row table:style-name="ro1">
          <table:table-cell table:formula="of:=[.A106]+10" office:value-type="float" office:value="4050" calcext:value-type="float">
            <text:p>4050</text:p>
          </table:table-cell>
          <table:table-cell table:formula="of:=1/((LN(1/((1023/[.B$1])-1))/[.$A107]) + (1/298.15))" office:value-type="float" office:value="274.87676507036" calcext:value-type="float">
            <text:p>274.8767650704</text:p>
          </table:table-cell>
          <table:table-cell table:formula="of:=1/((LN(1/((1023/[.C$1])-1))/[.$A107]) + (1/298.15))" office:value-type="float" office:value="296.910421694127" calcext:value-type="float">
            <text:p>296.9104216941</text:p>
          </table:table-cell>
          <table:table-cell/>
        </table:table-row>
        <table:table-row table:style-name="ro1">
          <table:table-cell table:formula="of:=[.A107]+10" office:value-type="float" office:value="4060" calcext:value-type="float">
            <text:p>4060</text:p>
          </table:table-cell>
          <table:table-cell table:formula="of:=1/((LN(1/((1023/[.B$1])-1))/[.$A108]) + (1/298.15))" office:value-type="float" office:value="274.929623887961" calcext:value-type="float">
            <text:p>274.929623888</text:p>
          </table:table-cell>
          <table:table-cell table:formula="of:=1/((LN(1/((1023/[.C$1])-1))/[.$A108]) + (1/298.15))" office:value-type="float" office:value="296.913462180133" calcext:value-type="float">
            <text:p>296.9134621801</text:p>
          </table:table-cell>
          <table:table-cell/>
        </table:table-row>
        <table:table-row table:style-name="ro1">
          <table:table-cell table:formula="of:=[.A108]+10" office:value-type="float" office:value="4070" calcext:value-type="float">
            <text:p>4070</text:p>
          </table:table-cell>
          <table:table-cell table:formula="of:=1/((LN(1/((1023/[.B$1])-1))/[.$A109]) + (1/298.15))" office:value-type="float" office:value="274.982243140838" calcext:value-type="float">
            <text:p>274.9822431408</text:p>
          </table:table-cell>
          <table:table-cell table:formula="of:=1/((LN(1/((1023/[.C$1])-1))/[.$A109]) + (1/298.15))" office:value-type="float" office:value="296.916487786989" calcext:value-type="float">
            <text:p>296.916487787</text:p>
          </table:table-cell>
          <table:table-cell/>
        </table:table-row>
        <table:table-row table:style-name="ro1">
          <table:table-cell table:formula="of:=[.A109]+10" office:value-type="float" office:value="4080" calcext:value-type="float">
            <text:p>4080</text:p>
          </table:table-cell>
          <table:table-cell table:formula="of:=1/((LN(1/((1023/[.B$1])-1))/[.$A110]) + (1/298.15))" office:value-type="float" office:value="275.034624453929" calcext:value-type="float">
            <text:p>275.0346244539</text:p>
          </table:table-cell>
          <table:table-cell table:formula="of:=1/((LN(1/((1023/[.C$1])-1))/[.$A110]) + (1/298.15))" office:value-type="float" office:value="296.919498623651" calcext:value-type="float">
            <text:p>296.9194986237</text:p>
          </table:table-cell>
          <table:table-cell/>
        </table:table-row>
        <table:table-row table:style-name="ro1">
          <table:table-cell table:formula="of:=[.A110]+10" office:value-type="float" office:value="4090" calcext:value-type="float">
            <text:p>4090</text:p>
          </table:table-cell>
          <table:table-cell table:formula="of:=1/((LN(1/((1023/[.B$1])-1))/[.$A111]) + (1/298.15))" office:value-type="float" office:value="275.086769437508" calcext:value-type="float">
            <text:p>275.0867694375</text:p>
          </table:table-cell>
          <table:table-cell table:formula="of:=1/((LN(1/((1023/[.C$1])-1))/[.$A111]) + (1/298.15))" office:value-type="float" office:value="296.92249479801" calcext:value-type="float">
            <text:p>296.922494798</text:p>
          </table:table-cell>
          <table:table-cell/>
        </table:table-row>
        <table:table-row table:style-name="ro1">
          <table:table-cell table:formula="of:=[.A111]+10" office:value-type="float" office:value="4100" calcext:value-type="float">
            <text:p>4100</text:p>
          </table:table-cell>
          <table:table-cell table:formula="of:=1/((LN(1/((1023/[.B$1])-1))/[.$A112]) + (1/298.15))" office:value-type="float" office:value="275.138679687352" calcext:value-type="float">
            <text:p>275.1386796874</text:p>
          </table:table-cell>
          <table:table-cell table:formula="of:=1/((LN(1/((1023/[.C$1])-1))/[.$A112]) + (1/298.15))" office:value-type="float" office:value="296.925476416911" calcext:value-type="float">
            <text:p>296.9254764169</text:p>
          </table:table-cell>
          <table:table-cell/>
        </table:table-row>
        <table:table-row table:style-name="ro1">
          <table:table-cell table:formula="of:=[.A112]+10" office:value-type="float" office:value="4110" calcext:value-type="float">
            <text:p>4110</text:p>
          </table:table-cell>
          <table:table-cell table:formula="of:=1/((LN(1/((1023/[.B$1])-1))/[.$A113]) + (1/298.15))" office:value-type="float" office:value="275.190356784903" calcext:value-type="float">
            <text:p>275.1903567849</text:p>
          </table:table-cell>
          <table:table-cell table:formula="of:=1/((LN(1/((1023/[.C$1])-1))/[.$A113]) + (1/298.15))" office:value-type="float" office:value="296.928443586163" calcext:value-type="float">
            <text:p>296.9284435862</text:p>
          </table:table-cell>
          <table:table-cell/>
        </table:table-row>
        <table:table-row table:style-name="ro1">
          <table:table-cell table:formula="of:=[.A113]+10" office:value-type="float" office:value="4120" calcext:value-type="float">
            <text:p>4120</text:p>
          </table:table-cell>
          <table:table-cell table:formula="of:=1/((LN(1/((1023/[.B$1])-1))/[.$A114]) + (1/298.15))" office:value-type="float" office:value="275.24180229743" calcext:value-type="float">
            <text:p>275.2418022974</text:p>
          </table:table-cell>
          <table:table-cell table:formula="of:=1/((LN(1/((1023/[.C$1])-1))/[.$A114]) + (1/298.15))" office:value-type="float" office:value="296.931396410552" calcext:value-type="float">
            <text:p>296.9313964106</text:p>
          </table:table-cell>
          <table:table-cell/>
        </table:table-row>
        <table:table-row table:style-name="ro1">
          <table:table-cell table:formula="of:=[.A114]+10" office:value-type="float" office:value="4130" calcext:value-type="float">
            <text:p>4130</text:p>
          </table:table-cell>
          <table:table-cell table:formula="of:=1/((LN(1/((1023/[.B$1])-1))/[.$A115]) + (1/298.15))" office:value-type="float" office:value="275.293017778184" calcext:value-type="float">
            <text:p>275.2930177782</text:p>
          </table:table-cell>
          <table:table-cell table:formula="of:=1/((LN(1/((1023/[.C$1])-1))/[.$A115]) + (1/298.15))" office:value-type="float" office:value="296.934334993854" calcext:value-type="float">
            <text:p>296.9343349939</text:p>
          </table:table-cell>
          <table:table-cell/>
        </table:table-row>
        <table:table-row table:style-name="ro1">
          <table:table-cell table:formula="of:=[.A115]+10" office:value-type="float" office:value="4140" calcext:value-type="float">
            <text:p>4140</text:p>
          </table:table-cell>
          <table:table-cell table:formula="of:=1/((LN(1/((1023/[.B$1])-1))/[.$A116]) + (1/298.15))" office:value-type="float" office:value="275.344004766559" calcext:value-type="float">
            <text:p>275.3440047666</text:p>
          </table:table-cell>
          <table:table-cell table:formula="of:=1/((LN(1/((1023/[.C$1])-1))/[.$A116]) + (1/298.15))" office:value-type="float" office:value="296.937259438843" calcext:value-type="float">
            <text:p>296.9372594388</text:p>
          </table:table-cell>
          <table:table-cell/>
        </table:table-row>
        <table:table-row table:style-name="ro1">
          <table:table-cell table:formula="of:=[.A116]+10" office:value-type="float" office:value="4150" calcext:value-type="float">
            <text:p>4150</text:p>
          </table:table-cell>
          <table:table-cell table:formula="of:=1/((LN(1/((1023/[.B$1])-1))/[.$A117]) + (1/298.15))" office:value-type="float" office:value="275.394764788244" calcext:value-type="float">
            <text:p>275.3947647882</text:p>
          </table:table-cell>
          <table:table-cell table:formula="of:=1/((LN(1/((1023/[.C$1])-1))/[.$A117]) + (1/298.15))" office:value-type="float" office:value="296.940169847312" calcext:value-type="float">
            <text:p>296.9401698473</text:p>
          </table:table-cell>
          <table:table-cell/>
        </table:table-row>
        <table:table-row table:style-name="ro1">
          <table:table-cell table:formula="of:=[.A117]+10" office:value-type="float" office:value="4160" calcext:value-type="float">
            <text:p>4160</text:p>
          </table:table-cell>
          <table:table-cell table:formula="of:=1/((LN(1/((1023/[.B$1])-1))/[.$A118]) + (1/298.15))" office:value-type="float" office:value="275.445299355373" calcext:value-type="float">
            <text:p>275.4452993554</text:p>
          </table:table-cell>
          <table:table-cell table:formula="of:=1/((LN(1/((1023/[.C$1])-1))/[.$A118]) + (1/298.15))" office:value-type="float" office:value="296.943066320074" calcext:value-type="float">
            <text:p>296.9430663201</text:p>
          </table:table-cell>
          <table:table-cell/>
        </table:table-row>
        <table:table-row table:style-name="ro1">
          <table:table-cell table:formula="of:=[.A118]+10" office:value-type="float" office:value="4170" calcext:value-type="float">
            <text:p>4170</text:p>
          </table:table-cell>
          <table:table-cell table:formula="of:=1/((LN(1/((1023/[.B$1])-1))/[.$A119]) + (1/298.15))" office:value-type="float" office:value="275.495609966678" calcext:value-type="float">
            <text:p>275.4956099667</text:p>
          </table:table-cell>
          <table:table-cell table:formula="of:=1/((LN(1/((1023/[.C$1])-1))/[.$A119]) + (1/298.15))" office:value-type="float" office:value="296.945948956982" calcext:value-type="float">
            <text:p>296.945948957</text:p>
          </table:table-cell>
          <table:table-cell/>
        </table:table-row>
        <table:table-row table:style-name="ro1">
          <table:table-cell table:formula="of:=[.A119]+10" office:value-type="float" office:value="4180" calcext:value-type="float">
            <text:p>4180</text:p>
          </table:table-cell>
          <table:table-cell table:formula="of:=1/((LN(1/((1023/[.B$1])-1))/[.$A120]) + (1/298.15))" office:value-type="float" office:value="275.545698107638" calcext:value-type="float">
            <text:p>275.5456981076</text:p>
          </table:table-cell>
          <table:table-cell table:formula="of:=1/((LN(1/((1023/[.C$1])-1))/[.$A120]) + (1/298.15))" office:value-type="float" office:value="296.948817856935" calcext:value-type="float">
            <text:p>296.9488178569</text:p>
          </table:table-cell>
          <table:table-cell/>
        </table:table-row>
        <table:table-row table:style-name="ro1">
          <table:table-cell table:formula="of:=[.A120]+10" office:value-type="float" office:value="4190" calcext:value-type="float">
            <text:p>4190</text:p>
          </table:table-cell>
          <table:table-cell table:formula="of:=1/((LN(1/((1023/[.B$1])-1))/[.$A121]) + (1/298.15))" office:value-type="float" office:value="275.595565250621" calcext:value-type="float">
            <text:p>275.5955652506</text:p>
          </table:table-cell>
          <table:table-cell table:formula="of:=1/((LN(1/((1023/[.C$1])-1))/[.$A121]) + (1/298.15))" office:value-type="float" office:value="296.951673117895" calcext:value-type="float">
            <text:p>296.9516731179</text:p>
          </table:table-cell>
          <table:table-cell/>
        </table:table-row>
        <table:table-row table:style-name="ro1">
          <table:table-cell table:formula="of:=[.A121]+10" office:value-type="float" office:value="4200" calcext:value-type="float">
            <text:p>4200</text:p>
          </table:table-cell>
          <table:table-cell table:formula="of:=1/((LN(1/((1023/[.B$1])-1))/[.$A122]) + (1/298.15))" office:value-type="float" office:value="275.645212855033" calcext:value-type="float">
            <text:p>275.645212855</text:p>
          </table:table-cell>
          <table:table-cell table:formula="of:=1/((LN(1/((1023/[.C$1])-1))/[.$A122]) + (1/298.15))" office:value-type="float" office:value="296.954514836891" calcext:value-type="float">
            <text:p>296.9545148369</text:p>
          </table:table-cell>
          <table:table-cell/>
        </table:table-row>
        <table:table-row table:style-name="ro1">
          <table:table-cell table:formula="of:=[.A122]+10" office:value-type="float" office:value="4210" calcext:value-type="float">
            <text:p>4210</text:p>
          </table:table-cell>
          <table:table-cell table:formula="of:=1/((LN(1/((1023/[.B$1])-1))/[.$A123]) + (1/298.15))" office:value-type="float" office:value="275.694642367458" calcext:value-type="float">
            <text:p>275.6946423675</text:p>
          </table:table-cell>
          <table:table-cell table:formula="of:=1/((LN(1/((1023/[.C$1])-1))/[.$A123]) + (1/298.15))" office:value-type="float" office:value="296.957343110037" calcext:value-type="float">
            <text:p>296.95734311</text:p>
          </table:table-cell>
          <table:table-cell/>
        </table:table-row>
        <table:table-row table:style-name="ro1">
          <table:table-cell table:formula="of:=[.A123]+10" office:value-type="float" office:value="4220" calcext:value-type="float">
            <text:p>4220</text:p>
          </table:table-cell>
          <table:table-cell table:formula="of:=1/((LN(1/((1023/[.B$1])-1))/[.$A124]) + (1/298.15))" office:value-type="float" office:value="275.743855221797" calcext:value-type="float">
            <text:p>275.7438552218</text:p>
          </table:table-cell>
          <table:table-cell table:formula="of:=1/((LN(1/((1023/[.C$1])-1))/[.$A124]) + (1/298.15))" office:value-type="float" office:value="296.960158032537" calcext:value-type="float">
            <text:p>296.9601580325</text:p>
          </table:table-cell>
          <table:table-cell/>
        </table:table-row>
        <table:table-row table:style-name="ro1">
          <table:table-cell table:formula="of:=[.A124]+10" office:value-type="float" office:value="4230" calcext:value-type="float">
            <text:p>4230</text:p>
          </table:table-cell>
          <table:table-cell table:formula="of:=1/((LN(1/((1023/[.B$1])-1))/[.$A125]) + (1/298.15))" office:value-type="float" office:value="275.792852839411" calcext:value-type="float">
            <text:p>275.7928528394</text:p>
          </table:table-cell>
          <table:table-cell table:formula="of:=1/((LN(1/((1023/[.C$1])-1))/[.$A125]) + (1/298.15))" office:value-type="float" office:value="296.9629596987" calcext:value-type="float">
            <text:p>296.9629596987</text:p>
          </table:table-cell>
          <table:table-cell/>
        </table:table-row>
        <table:table-row table:style-name="ro1">
          <table:table-cell table:formula="of:=[.A125]+10" office:value-type="float" office:value="4240" calcext:value-type="float">
            <text:p>4240</text:p>
          </table:table-cell>
          <table:table-cell table:formula="of:=1/((LN(1/((1023/[.B$1])-1))/[.$A126]) + (1/298.15))" office:value-type="float" office:value="275.841636629253" calcext:value-type="float">
            <text:p>275.8416366293</text:p>
          </table:table-cell>
          <table:table-cell table:formula="of:=1/((LN(1/((1023/[.C$1])-1))/[.$A126]) + (1/298.15))" office:value-type="float" office:value="296.965748201949" calcext:value-type="float">
            <text:p>296.9657482019</text:p>
          </table:table-cell>
          <table:table-cell/>
        </table:table-row>
        <table:table-row table:style-name="ro1">
          <table:table-cell table:formula="of:=[.A126]+10" office:value-type="float" office:value="4250" calcext:value-type="float">
            <text:p>4250</text:p>
          </table:table-cell>
          <table:table-cell table:formula="of:=1/((LN(1/((1023/[.B$1])-1))/[.$A127]) + (1/298.15))" office:value-type="float" office:value="275.890207988006" calcext:value-type="float">
            <text:p>275.890207988</text:p>
          </table:table-cell>
          <table:table-cell table:formula="of:=1/((LN(1/((1023/[.C$1])-1))/[.$A127]) + (1/298.15))" office:value-type="float" office:value="296.968523634828" calcext:value-type="float">
            <text:p>296.9685236348</text:p>
          </table:table-cell>
          <table:table-cell/>
        </table:table-row>
        <table:table-row table:style-name="ro1">
          <table:table-cell table:formula="of:=[.A127]+10" office:value-type="float" office:value="4260" calcext:value-type="float">
            <text:p>4260</text:p>
          </table:table-cell>
          <table:table-cell table:formula="of:=1/((LN(1/((1023/[.B$1])-1))/[.$A128]) + (1/298.15))" office:value-type="float" office:value="275.938568300217" calcext:value-type="float">
            <text:p>275.9385683002</text:p>
          </table:table-cell>
          <table:table-cell table:formula="of:=1/((LN(1/((1023/[.C$1])-1))/[.$A128]) + (1/298.15))" office:value-type="float" office:value="296.971286089021" calcext:value-type="float">
            <text:p>296.971286089</text:p>
          </table:table-cell>
          <table:table-cell/>
        </table:table-row>
        <table:table-row table:style-name="ro1">
          <table:table-cell table:formula="of:=[.A128]+10" office:value-type="float" office:value="4270" calcext:value-type="float">
            <text:p>4270</text:p>
          </table:table-cell>
          <table:table-cell table:formula="of:=1/((LN(1/((1023/[.B$1])-1))/[.$A129]) + (1/298.15))" office:value-type="float" office:value="275.986718938424" calcext:value-type="float">
            <text:p>275.9867189384</text:p>
          </table:table-cell>
          <table:table-cell table:formula="of:=1/((LN(1/((1023/[.C$1])-1))/[.$A129]) + (1/298.15))" office:value-type="float" office:value="296.974035655351" calcext:value-type="float">
            <text:p>296.9740356554</text:p>
          </table:table-cell>
          <table:table-cell/>
        </table:table-row>
        <table:table-row table:style-name="ro1">
          <table:table-cell table:formula="of:=[.A129]+10" office:value-type="float" office:value="4280" calcext:value-type="float">
            <text:p>4280</text:p>
          </table:table-cell>
          <table:table-cell table:formula="of:=1/((LN(1/((1023/[.B$1])-1))/[.$A130]) + (1/298.15))" office:value-type="float" office:value="276.034661263293" calcext:value-type="float">
            <text:p>276.0346612633</text:p>
          </table:table-cell>
          <table:table-cell table:formula="of:=1/((LN(1/((1023/[.C$1])-1))/[.$A130]) + (1/298.15))" office:value-type="float" office:value="296.9767724238" calcext:value-type="float">
            <text:p>296.9767724238</text:p>
          </table:table-cell>
          <table:table-cell/>
        </table:table-row>
        <table:table-row table:style-name="ro1">
          <table:table-cell table:formula="of:=[.A130]+10" office:value-type="float" office:value="4290" calcext:value-type="float">
            <text:p>4290</text:p>
          </table:table-cell>
          <table:table-cell table:formula="of:=1/((LN(1/((1023/[.B$1])-1))/[.$A131]) + (1/298.15))" office:value-type="float" office:value="276.082396623739" calcext:value-type="float">
            <text:p>276.0823966237</text:p>
          </table:table-cell>
          <table:table-cell table:formula="of:=1/((LN(1/((1023/[.C$1])-1))/[.$A131]) + (1/298.15))" office:value-type="float" office:value="296.979496483511" calcext:value-type="float">
            <text:p>296.9794964835</text:p>
          </table:table-cell>
          <table:table-cell/>
        </table:table-row>
        <table:table-row table:style-name="ro1">
          <table:table-cell table:formula="of:=[.A131]+10" office:value-type="float" office:value="4300" calcext:value-type="float">
            <text:p>4300</text:p>
          </table:table-cell>
          <table:table-cell table:formula="of:=1/((LN(1/((1023/[.B$1])-1))/[.$A132]) + (1/298.15))" office:value-type="float" office:value="276.129926357057" calcext:value-type="float">
            <text:p>276.1299263571</text:p>
          </table:table-cell>
          <table:table-cell table:formula="of:=1/((LN(1/((1023/[.C$1])-1))/[.$A132]) + (1/298.15))" office:value-type="float" office:value="296.982207922803" calcext:value-type="float">
            <text:p>296.9822079228</text:p>
          </table:table-cell>
          <table:table-cell/>
        </table:table-row>
        <table:table-row table:style-name="ro1">
          <table:table-cell table:formula="of:=[.A132]+10" office:value-type="float" office:value="4310" calcext:value-type="float">
            <text:p>4310</text:p>
          </table:table-cell>
          <table:table-cell table:formula="of:=1/((LN(1/((1023/[.B$1])-1))/[.$A133]) + (1/298.15))" office:value-type="float" office:value="276.177251789045" calcext:value-type="float">
            <text:p>276.177251789</text:p>
          </table:table-cell>
          <table:table-cell table:formula="of:=1/((LN(1/((1023/[.C$1])-1))/[.$A133]) + (1/298.15))" office:value-type="float" office:value="296.984906829178" calcext:value-type="float">
            <text:p>296.9849068292</text:p>
          </table:table-cell>
          <table:table-cell/>
        </table:table-row>
        <table:table-row table:style-name="ro1">
          <table:table-cell table:formula="of:=[.A133]+10" office:value-type="float" office:value="4320" calcext:value-type="float">
            <text:p>4320</text:p>
          </table:table-cell>
          <table:table-cell table:formula="of:=1/((LN(1/((1023/[.B$1])-1))/[.$A134]) + (1/298.15))" office:value-type="float" office:value="276.224374234129" calcext:value-type="float">
            <text:p>276.2243742341</text:p>
          </table:table-cell>
          <table:table-cell table:formula="of:=1/((LN(1/((1023/[.C$1])-1))/[.$A134]) + (1/298.15))" office:value-type="float" office:value="296.98759328933" calcext:value-type="float">
            <text:p>296.9875932893</text:p>
          </table:table-cell>
          <table:table-cell/>
        </table:table-row>
        <table:table-row table:style-name="ro1">
          <table:table-cell table:formula="of:=[.A134]+10" office:value-type="float" office:value="4330" calcext:value-type="float">
            <text:p>4330</text:p>
          </table:table-cell>
          <table:table-cell table:formula="of:=1/((LN(1/((1023/[.B$1])-1))/[.$A135]) + (1/298.15))" office:value-type="float" office:value="276.271294995483" calcext:value-type="float">
            <text:p>276.2712949955</text:p>
          </table:table-cell>
          <table:table-cell table:formula="of:=1/((LN(1/((1023/[.C$1])-1))/[.$A135]) + (1/298.15))" office:value-type="float" office:value="296.990267389157" calcext:value-type="float">
            <text:p>296.9902673892</text:p>
          </table:table-cell>
          <table:table-cell/>
        </table:table-row>
        <table:table-row table:style-name="ro1">
          <table:table-cell table:formula="of:=[.A135]+10" office:value-type="float" office:value="4340" calcext:value-type="float">
            <text:p>4340</text:p>
          </table:table-cell>
          <table:table-cell table:formula="of:=1/((LN(1/((1023/[.B$1])-1))/[.$A136]) + (1/298.15))" office:value-type="float" office:value="276.318015365148" calcext:value-type="float">
            <text:p>276.3180153651</text:p>
          </table:table-cell>
          <table:table-cell table:formula="of:=1/((LN(1/((1023/[.C$1])-1))/[.$A136]) + (1/298.15))" office:value-type="float" office:value="296.992929213766" calcext:value-type="float">
            <text:p>296.9929292138</text:p>
          </table:table-cell>
          <table:table-cell/>
        </table:table-row>
        <table:table-row table:style-name="ro1">
          <table:table-cell table:formula="of:=[.A136]+10" office:value-type="float" office:value="4350" calcext:value-type="float">
            <text:p>4350</text:p>
          </table:table-cell>
          <table:table-cell table:formula="of:=1/((LN(1/((1023/[.B$1])-1))/[.$A137]) + (1/298.15))" office:value-type="float" office:value="276.364536624155" calcext:value-type="float">
            <text:p>276.3645366242</text:p>
          </table:table-cell>
          <table:table-cell table:formula="of:=1/((LN(1/((1023/[.C$1])-1))/[.$A137]) + (1/298.15))" office:value-type="float" office:value="296.995578847488" calcext:value-type="float">
            <text:p>296.9955788475</text:p>
          </table:table-cell>
          <table:table-cell/>
        </table:table-row>
        <table:table-row table:style-name="ro1">
          <table:table-cell table:formula="of:=[.A137]+10" office:value-type="float" office:value="4360" calcext:value-type="float">
            <text:p>4360</text:p>
          </table:table-cell>
          <table:table-cell table:formula="of:=1/((LN(1/((1023/[.B$1])-1))/[.$A138]) + (1/298.15))" office:value-type="float" office:value="276.410860042637" calcext:value-type="float">
            <text:p>276.4108600426</text:p>
          </table:table-cell>
          <table:table-cell table:formula="of:=1/((LN(1/((1023/[.C$1])-1))/[.$A138]) + (1/298.15))" office:value-type="float" office:value="296.99821637388" calcext:value-type="float">
            <text:p>296.9982163739</text:p>
          </table:table-cell>
          <table:table-cell/>
        </table:table-row>
        <table:table-row table:style-name="ro1">
          <table:table-cell table:formula="of:=[.A138]+10" office:value-type="float" office:value="4370" calcext:value-type="float">
            <text:p>4370</text:p>
          </table:table-cell>
          <table:table-cell table:formula="of:=1/((LN(1/((1023/[.B$1])-1))/[.$A139]) + (1/298.15))" office:value-type="float" office:value="276.456986879949" calcext:value-type="float">
            <text:p>276.4569868799</text:p>
          </table:table-cell>
          <table:table-cell table:formula="of:=1/((LN(1/((1023/[.C$1])-1))/[.$A139]) + (1/298.15))" office:value-type="float" office:value="297.000841875738" calcext:value-type="float">
            <text:p>297.0008418757</text:p>
          </table:table-cell>
          <table:table-cell/>
        </table:table-row>
        <table:table-row table:style-name="ro1">
          <table:table-cell table:formula="of:=[.A139]+10" office:value-type="float" office:value="4380" calcext:value-type="float">
            <text:p>4380</text:p>
          </table:table-cell>
          <table:table-cell table:formula="of:=1/((LN(1/((1023/[.B$1])-1))/[.$A140]) + (1/298.15))" office:value-type="float" office:value="276.502918384779" calcext:value-type="float">
            <text:p>276.5029183848</text:p>
          </table:table-cell>
          <table:table-cell table:formula="of:=1/((LN(1/((1023/[.C$1])-1))/[.$A140]) + (1/298.15))" office:value-type="float" office:value="297.003455435105" calcext:value-type="float">
            <text:p>297.0034554351</text:p>
          </table:table-cell>
          <table:table-cell/>
        </table:table-row>
        <table:table-row table:style-name="ro1">
          <table:table-cell table:formula="of:=[.A140]+10" office:value-type="float" office:value="4390" calcext:value-type="float">
            <text:p>4390</text:p>
          </table:table-cell>
          <table:table-cell table:formula="of:=1/((LN(1/((1023/[.B$1])-1))/[.$A141]) + (1/298.15))" office:value-type="float" office:value="276.548655795261" calcext:value-type="float">
            <text:p>276.5486557953</text:p>
          </table:table-cell>
          <table:table-cell table:formula="of:=1/((LN(1/((1023/[.C$1])-1))/[.$A141]) + (1/298.15))" office:value-type="float" office:value="297.006057133281" calcext:value-type="float">
            <text:p>297.0060571333</text:p>
          </table:table-cell>
          <table:table-cell/>
        </table:table-row>
        <table:table-row table:style-name="ro1">
          <table:table-cell table:formula="of:=[.A141]+10" office:value-type="float" office:value="4400" calcext:value-type="float">
            <text:p>4400</text:p>
          </table:table-cell>
          <table:table-cell table:formula="of:=1/((LN(1/((1023/[.B$1])-1))/[.$A142]) + (1/298.15))" office:value-type="float" office:value="276.594200339088" calcext:value-type="float">
            <text:p>276.5942003391</text:p>
          </table:table-cell>
          <table:table-cell table:formula="of:=1/((LN(1/((1023/[.C$1])-1))/[.$A142]) + (1/298.15))" office:value-type="float" office:value="297.008647050827" calcext:value-type="float">
            <text:p>297.0086470508</text:p>
          </table:table-cell>
          <table:table-cell/>
        </table:table-row>
        <table:table-row table:style-name="ro1">
          <table:table-cell table:formula="of:=[.A142]+10" office:value-type="float" office:value="4410" calcext:value-type="float">
            <text:p>4410</text:p>
          </table:table-cell>
          <table:table-cell table:formula="of:=1/((LN(1/((1023/[.B$1])-1))/[.$A143]) + (1/298.15))" office:value-type="float" office:value="276.639553233622" calcext:value-type="float">
            <text:p>276.6395532336</text:p>
          </table:table-cell>
          <table:table-cell table:formula="of:=1/((LN(1/((1023/[.C$1])-1))/[.$A143]) + (1/298.15))" office:value-type="float" office:value="297.011225267577" calcext:value-type="float">
            <text:p>297.0112252676</text:p>
          </table:table-cell>
          <table:table-cell/>
        </table:table-row>
        <table:table-row table:style-name="ro1">
          <table:table-cell table:formula="of:=[.A143]+10" office:value-type="float" office:value="4420" calcext:value-type="float">
            <text:p>4420</text:p>
          </table:table-cell>
          <table:table-cell table:formula="of:=1/((LN(1/((1023/[.B$1])-1))/[.$A144]) + (1/298.15))" office:value-type="float" office:value="276.684715685999" calcext:value-type="float">
            <text:p>276.684715686</text:p>
          </table:table-cell>
          <table:table-cell table:formula="of:=1/((LN(1/((1023/[.C$1])-1))/[.$A144]) + (1/298.15))" office:value-type="float" office:value="297.013791862646" calcext:value-type="float">
            <text:p>297.0137918626</text:p>
          </table:table-cell>
          <table:table-cell/>
        </table:table-row>
        <table:table-row table:style-name="ro1">
          <table:table-cell table:formula="of:=[.A144]+10" office:value-type="float" office:value="4430" calcext:value-type="float">
            <text:p>4430</text:p>
          </table:table-cell>
          <table:table-cell table:formula="of:=1/((LN(1/((1023/[.B$1])-1))/[.$A145]) + (1/298.15))" office:value-type="float" office:value="276.729688893239" calcext:value-type="float">
            <text:p>276.7296888932</text:p>
          </table:table-cell>
          <table:table-cell table:formula="of:=1/((LN(1/((1023/[.C$1])-1))/[.$A145]) + (1/298.15))" office:value-type="float" office:value="297.016346914436" calcext:value-type="float">
            <text:p>297.0163469144</text:p>
          </table:table-cell>
          <table:table-cell/>
        </table:table-row>
        <table:table-row table:style-name="ro1">
          <table:table-cell table:formula="of:=[.A145]+10" office:value-type="float" office:value="4440" calcext:value-type="float">
            <text:p>4440</text:p>
          </table:table-cell>
          <table:table-cell table:formula="of:=1/((LN(1/((1023/[.B$1])-1))/[.$A146]) + (1/298.15))" office:value-type="float" office:value="276.774474042352" calcext:value-type="float">
            <text:p>276.7744740424</text:p>
          </table:table-cell>
          <table:table-cell table:formula="of:=1/((LN(1/((1023/[.C$1])-1))/[.$A146]) + (1/298.15))" office:value-type="float" office:value="297.018890500648" calcext:value-type="float">
            <text:p>297.0188905006</text:p>
          </table:table-cell>
          <table:table-cell/>
        </table:table-row>
        <table:table-row table:style-name="ro1">
          <table:table-cell table:formula="of:=[.A146]+10" office:value-type="float" office:value="4450" calcext:value-type="float">
            <text:p>4450</text:p>
          </table:table-cell>
          <table:table-cell table:formula="of:=1/((LN(1/((1023/[.B$1])-1))/[.$A147]) + (1/298.15))" office:value-type="float" office:value="276.819072310441" calcext:value-type="float">
            <text:p>276.8190723104</text:p>
          </table:table-cell>
          <table:table-cell table:formula="of:=1/((LN(1/((1023/[.C$1])-1))/[.$A147]) + (1/298.15))" office:value-type="float" office:value="297.021422698284" calcext:value-type="float">
            <text:p>297.0214226983</text:p>
          </table:table-cell>
          <table:table-cell/>
        </table:table-row>
        <table:table-row table:style-name="ro1">
          <table:table-cell table:formula="of:=[.A147]+10" office:value-type="float" office:value="4460" calcext:value-type="float">
            <text:p>4460</text:p>
          </table:table-cell>
          <table:table-cell table:formula="of:=1/((LN(1/((1023/[.B$1])-1))/[.$A148]) + (1/298.15))" office:value-type="float" office:value="276.863484864807" calcext:value-type="float">
            <text:p>276.8634848648</text:p>
          </table:table-cell>
          <table:table-cell table:formula="of:=1/((LN(1/((1023/[.C$1])-1))/[.$A148]) + (1/298.15))" office:value-type="float" office:value="297.02394358366" calcext:value-type="float">
            <text:p>297.0239435837</text:p>
          </table:table-cell>
          <table:table-cell/>
        </table:table-row>
        <table:table-row table:style-name="ro1">
          <table:table-cell table:formula="of:=[.A148]+10" office:value-type="float" office:value="4470" calcext:value-type="float">
            <text:p>4470</text:p>
          </table:table-cell>
          <table:table-cell table:formula="of:=1/((LN(1/((1023/[.B$1])-1))/[.$A149]) + (1/298.15))" office:value-type="float" office:value="276.907712863048" calcext:value-type="float">
            <text:p>276.907712863</text:p>
          </table:table-cell>
          <table:table-cell table:formula="of:=1/((LN(1/((1023/[.C$1])-1))/[.$A149]) + (1/298.15))" office:value-type="float" office:value="297.026453232411" calcext:value-type="float">
            <text:p>297.0264532324</text:p>
          </table:table-cell>
          <table:table-cell/>
        </table:table-row>
        <table:table-row table:style-name="ro1">
          <table:table-cell table:formula="of:=[.A149]+10" office:value-type="float" office:value="4480" calcext:value-type="float">
            <text:p>4480</text:p>
          </table:table-cell>
          <table:table-cell table:formula="of:=1/((LN(1/((1023/[.B$1])-1))/[.$A150]) + (1/298.15))" office:value-type="float" office:value="276.951757453161" calcext:value-type="float">
            <text:p>276.9517574532</text:p>
          </table:table-cell>
          <table:table-cell table:formula="of:=1/((LN(1/((1023/[.C$1])-1))/[.$A150]) + (1/298.15))" office:value-type="float" office:value="297.0289517195" calcext:value-type="float">
            <text:p>297.0289517195</text:p>
          </table:table-cell>
          <table:table-cell/>
        </table:table-row>
        <table:table-row table:style-name="ro1">
          <table:table-cell table:formula="of:=[.A150]+10" office:value-type="float" office:value="4490" calcext:value-type="float">
            <text:p>4490</text:p>
          </table:table-cell>
          <table:table-cell table:formula="of:=1/((LN(1/((1023/[.B$1])-1))/[.$A151]) + (1/298.15))" office:value-type="float" office:value="276.995619773642" calcext:value-type="float">
            <text:p>276.9956197736</text:p>
          </table:table-cell>
          <table:table-cell table:formula="of:=1/((LN(1/((1023/[.C$1])-1))/[.$A151]) + (1/298.15))" office:value-type="float" office:value="297.031439119222" calcext:value-type="float">
            <text:p>297.0314391192</text:p>
          </table:table-cell>
          <table:table-cell/>
        </table:table-row>
        <table:table-row table:style-name="ro1">
          <table:table-cell table:formula="of:=[.A151]+10" office:value-type="float" office:value="4500" calcext:value-type="float">
            <text:p>4500</text:p>
          </table:table-cell>
          <table:table-cell table:formula="of:=1/((LN(1/((1023/[.B$1])-1))/[.$A152]) + (1/298.15))" office:value-type="float" office:value="277.039300953586" calcext:value-type="float">
            <text:p>277.0393009536</text:p>
          </table:table-cell>
          <table:table-cell table:formula="of:=1/((LN(1/((1023/[.C$1])-1))/[.$A152]) + (1/298.15))" office:value-type="float" office:value="297.033915505219" calcext:value-type="float">
            <text:p>297.0339155052</text:p>
          </table:table-cell>
          <table:table-cell/>
        </table:table-row>
        <table:table-row table:style-name="ro1">
          <table:table-cell table:formula="of:=[.A152]+10" office:value-type="float" office:value="4510" calcext:value-type="float">
            <text:p>4510</text:p>
          </table:table-cell>
          <table:table-cell table:formula="of:=1/((LN(1/((1023/[.B$1])-1))/[.$A153]) + (1/298.15))" office:value-type="float" office:value="277.082802112776" calcext:value-type="float">
            <text:p>277.0828021128</text:p>
          </table:table-cell>
          <table:table-cell table:formula="of:=1/((LN(1/((1023/[.C$1])-1))/[.$A153]) + (1/298.15))" office:value-type="float" office:value="297.036380950477" calcext:value-type="float">
            <text:p>297.0363809505</text:p>
          </table:table-cell>
          <table:table-cell/>
        </table:table-row>
        <table:table-row table:style-name="ro1">
          <table:table-cell table:formula="of:=[.A153]+10" office:value-type="float" office:value="4520" calcext:value-type="float">
            <text:p>4520</text:p>
          </table:table-cell>
          <table:table-cell table:formula="of:=1/((LN(1/((1023/[.B$1])-1))/[.$A154]) + (1/298.15))" office:value-type="float" office:value="277.12612436179" calcext:value-type="float">
            <text:p>277.1261243618</text:p>
          </table:table-cell>
          <table:table-cell table:formula="of:=1/((LN(1/((1023/[.C$1])-1))/[.$A154]) + (1/298.15))" office:value-type="float" office:value="297.038835527342" calcext:value-type="float">
            <text:p>297.0388355273</text:p>
          </table:table-cell>
          <table:table-cell/>
        </table:table-row>
        <table:table-row table:style-name="ro1">
          <table:table-cell table:formula="of:=[.A154]+10" office:value-type="float" office:value="4530" calcext:value-type="float">
            <text:p>4530</text:p>
          </table:table-cell>
          <table:table-cell table:formula="of:=1/((LN(1/((1023/[.B$1])-1))/[.$A155]) + (1/298.15))" office:value-type="float" office:value="277.169268802086" calcext:value-type="float">
            <text:p>277.1692688021</text:p>
          </table:table-cell>
          <table:table-cell table:formula="of:=1/((LN(1/((1023/[.C$1])-1))/[.$A155]) + (1/298.15))" office:value-type="float" office:value="297.041279307522" calcext:value-type="float">
            <text:p>297.0412793075</text:p>
          </table:table-cell>
          <table:table-cell/>
        </table:table-row>
        <table:table-row table:style-name="ro1">
          <table:table-cell table:formula="of:=[.A155]+10" office:value-type="float" office:value="4540" calcext:value-type="float">
            <text:p>4540</text:p>
          </table:table-cell>
          <table:table-cell table:formula="of:=1/((LN(1/((1023/[.B$1])-1))/[.$A156]) + (1/298.15))" office:value-type="float" office:value="277.2122365261" calcext:value-type="float">
            <text:p>277.2122365261</text:p>
          </table:table-cell>
          <table:table-cell table:formula="of:=1/((LN(1/((1023/[.C$1])-1))/[.$A156]) + (1/298.15))" office:value-type="float" office:value="297.043712362096" calcext:value-type="float">
            <text:p>297.0437123621</text:p>
          </table:table-cell>
          <table:table-cell/>
        </table:table-row>
        <table:table-row table:style-name="ro1">
          <table:table-cell table:formula="of:=[.A156]+10" office:value-type="float" office:value="4550" calcext:value-type="float">
            <text:p>4550</text:p>
          </table:table-cell>
          <table:table-cell table:formula="of:=1/((LN(1/((1023/[.B$1])-1))/[.$A157]) + (1/298.15))" office:value-type="float" office:value="277.255028617338" calcext:value-type="float">
            <text:p>277.2550286173</text:p>
          </table:table-cell>
          <table:table-cell table:formula="of:=1/((LN(1/((1023/[.C$1])-1))/[.$A157]) + (1/298.15))" office:value-type="float" office:value="297.046134761521" calcext:value-type="float">
            <text:p>297.0461347615</text:p>
          </table:table-cell>
          <table:table-cell/>
        </table:table-row>
        <table:table-row table:style-name="ro1">
          <table:table-cell table:formula="of:=[.A157]+10" office:value-type="float" office:value="4560" calcext:value-type="float">
            <text:p>4560</text:p>
          </table:table-cell>
          <table:table-cell table:formula="of:=1/((LN(1/((1023/[.B$1])-1))/[.$A158]) + (1/298.15))" office:value-type="float" office:value="277.297646150465" calcext:value-type="float">
            <text:p>277.2976461505</text:p>
          </table:table-cell>
          <table:table-cell table:formula="of:=1/((LN(1/((1023/[.C$1])-1))/[.$A158]) + (1/298.15))" office:value-type="float" office:value="297.048546575637" calcext:value-type="float">
            <text:p>297.0485465756</text:p>
          </table:table-cell>
          <table:table-cell/>
        </table:table-row>
        <table:table-row table:style-name="ro1">
          <table:table-cell table:formula="of:=[.A158]+10" office:value-type="float" office:value="4570" calcext:value-type="float">
            <text:p>4570</text:p>
          </table:table-cell>
          <table:table-cell table:formula="of:=1/((LN(1/((1023/[.B$1])-1))/[.$A159]) + (1/298.15))" office:value-type="float" office:value="277.340090191396" calcext:value-type="float">
            <text:p>277.3400901914</text:p>
          </table:table-cell>
          <table:table-cell table:formula="of:=1/((LN(1/((1023/[.C$1])-1))/[.$A159]) + (1/298.15))" office:value-type="float" office:value="297.050947873676" calcext:value-type="float">
            <text:p>297.0509478737</text:p>
          </table:table-cell>
          <table:table-cell/>
        </table:table-row>
        <table:table-row table:style-name="ro1">
          <table:table-cell table:formula="of:=[.A159]+10" office:value-type="float" office:value="4580" calcext:value-type="float">
            <text:p>4580</text:p>
          </table:table-cell>
          <table:table-cell table:formula="of:=1/((LN(1/((1023/[.B$1])-1))/[.$A160]) + (1/298.15))" office:value-type="float" office:value="277.382361797388" calcext:value-type="float">
            <text:p>277.3823617974</text:p>
          </table:table-cell>
          <table:table-cell table:formula="of:=1/((LN(1/((1023/[.C$1])-1))/[.$A160]) + (1/298.15))" office:value-type="float" office:value="297.053338724267" calcext:value-type="float">
            <text:p>297.0533387243</text:p>
          </table:table-cell>
          <table:table-cell/>
        </table:table-row>
        <table:table-row table:style-name="ro1">
          <table:table-cell table:formula="of:=[.A160]+10" office:value-type="float" office:value="4590" calcext:value-type="float">
            <text:p>4590</text:p>
          </table:table-cell>
          <table:table-cell table:formula="of:=1/((LN(1/((1023/[.B$1])-1))/[.$A161]) + (1/298.15))" office:value-type="float" office:value="277.424462017122" calcext:value-type="float">
            <text:p>277.4244620171</text:p>
          </table:table-cell>
          <table:table-cell table:formula="of:=1/((LN(1/((1023/[.C$1])-1))/[.$A161]) + (1/298.15))" office:value-type="float" office:value="297.055719195444" calcext:value-type="float">
            <text:p>297.0557191954</text:p>
          </table:table-cell>
          <table:table-cell/>
        </table:table-row>
        <table:table-row table:style-name="ro1">
          <table:table-cell table:formula="of:=[.A161]+10" office:value-type="float" office:value="4600" calcext:value-type="float">
            <text:p>4600</text:p>
          </table:table-cell>
          <table:table-cell table:formula="of:=1/((LN(1/((1023/[.B$1])-1))/[.$A162]) + (1/298.15))" office:value-type="float" office:value="277.466391890793" calcext:value-type="float">
            <text:p>277.4663918908</text:p>
          </table:table-cell>
          <table:table-cell table:formula="of:=1/((LN(1/((1023/[.C$1])-1))/[.$A162]) + (1/298.15))" office:value-type="float" office:value="297.058089354651" calcext:value-type="float">
            <text:p>297.0580893547</text:p>
          </table:table-cell>
          <table:table-cell/>
        </table:table-row>
        <table:table-row table:style-name="ro1">
          <table:table-cell table:formula="of:=[.A162]+10" office:value-type="float" office:value="4610" calcext:value-type="float">
            <text:p>4610</text:p>
          </table:table-cell>
          <table:table-cell table:formula="of:=1/((LN(1/((1023/[.B$1])-1))/[.$A163]) + (1/298.15))" office:value-type="float" office:value="277.508152450196" calcext:value-type="float">
            <text:p>277.5081524502</text:p>
          </table:table-cell>
          <table:table-cell table:formula="of:=1/((LN(1/((1023/[.C$1])-1))/[.$A163]) + (1/298.15))" office:value-type="float" office:value="297.060449268748" calcext:value-type="float">
            <text:p>297.0604492687</text:p>
          </table:table-cell>
          <table:table-cell/>
        </table:table-row>
        <table:table-row table:style-name="ro1">
          <table:table-cell table:formula="of:=[.A163]+10" office:value-type="float" office:value="4620" calcext:value-type="float">
            <text:p>4620</text:p>
          </table:table-cell>
          <table:table-cell table:formula="of:=1/((LN(1/((1023/[.B$1])-1))/[.$A164]) + (1/298.15))" office:value-type="float" office:value="277.54974471881" calcext:value-type="float">
            <text:p>277.5497447188</text:p>
          </table:table-cell>
          <table:table-cell table:formula="of:=1/((LN(1/((1023/[.C$1])-1))/[.$A164]) + (1/298.15))" office:value-type="float" office:value="297.062799004019" calcext:value-type="float">
            <text:p>297.062799004</text:p>
          </table:table-cell>
          <table:table-cell/>
        </table:table-row>
        <table:table-row table:style-name="ro1">
          <table:table-cell table:formula="of:=[.A164]+10" office:value-type="float" office:value="4630" calcext:value-type="float">
            <text:p>4630</text:p>
          </table:table-cell>
          <table:table-cell table:formula="of:=1/((LN(1/((1023/[.B$1])-1))/[.$A165]) + (1/298.15))" office:value-type="float" office:value="277.591169711882" calcext:value-type="float">
            <text:p>277.5911697119</text:p>
          </table:table-cell>
          <table:table-cell table:formula="of:=1/((LN(1/((1023/[.C$1])-1))/[.$A165]) + (1/298.15))" office:value-type="float" office:value="297.065138626179" calcext:value-type="float">
            <text:p>297.0651386262</text:p>
          </table:table-cell>
          <table:table-cell/>
        </table:table-row>
        <table:table-row table:style-name="ro1">
          <table:table-cell table:formula="of:=[.A165]+10" office:value-type="float" office:value="4640" calcext:value-type="float">
            <text:p>4640</text:p>
          </table:table-cell>
          <table:table-cell table:formula="of:=1/((LN(1/((1023/[.B$1])-1))/[.$A166]) + (1/298.15))" office:value-type="float" office:value="277.632428436508" calcext:value-type="float">
            <text:p>277.6324284365</text:p>
          </table:table-cell>
          <table:table-cell table:formula="of:=1/((LN(1/((1023/[.C$1])-1))/[.$A166]) + (1/298.15))" office:value-type="float" office:value="297.067468200375" calcext:value-type="float">
            <text:p>297.0674682004</text:p>
          </table:table-cell>
          <table:table-cell/>
        </table:table-row>
        <table:table-row table:style-name="ro1">
          <table:table-cell table:formula="of:=[.A166]+10" office:value-type="float" office:value="4650" calcext:value-type="float">
            <text:p>4650</text:p>
          </table:table-cell>
          <table:table-cell table:formula="of:=1/((LN(1/((1023/[.B$1])-1))/[.$A167]) + (1/298.15))" office:value-type="float" office:value="277.673521891716" calcext:value-type="float">
            <text:p>277.6735218917</text:p>
          </table:table-cell>
          <table:table-cell table:formula="of:=1/((LN(1/((1023/[.C$1])-1))/[.$A167]) + (1/298.15))" office:value-type="float" office:value="297.0697877912" calcext:value-type="float">
            <text:p>297.0697877912</text:p>
          </table:table-cell>
          <table:table-cell/>
        </table:table-row>
        <table:table-row table:style-name="ro1">
          <table:table-cell table:formula="of:=[.A167]+10" office:value-type="float" office:value="4660" calcext:value-type="float">
            <text:p>4660</text:p>
          </table:table-cell>
          <table:table-cell table:formula="of:=1/((LN(1/((1023/[.B$1])-1))/[.$A168]) + (1/298.15))" office:value-type="float" office:value="277.714451068548" calcext:value-type="float">
            <text:p>277.7144510685</text:p>
          </table:table-cell>
          <table:table-cell table:formula="of:=1/((LN(1/((1023/[.C$1])-1))/[.$A168]) + (1/298.15))" office:value-type="float" office:value="297.07209746269" calcext:value-type="float">
            <text:p>297.0720974627</text:p>
          </table:table-cell>
          <table:table-cell/>
        </table:table-row>
        <table:table-row table:style-name="ro1">
          <table:table-cell table:formula="of:=[.A168]+10" office:value-type="float" office:value="4670" calcext:value-type="float">
            <text:p>4670</text:p>
          </table:table-cell>
          <table:table-cell table:formula="of:=1/((LN(1/((1023/[.B$1])-1))/[.$A169]) + (1/298.15))" office:value-type="float" office:value="277.755216950135" calcext:value-type="float">
            <text:p>277.7552169501</text:p>
          </table:table-cell>
          <table:table-cell table:formula="of:=1/((LN(1/((1023/[.C$1])-1))/[.$A169]) + (1/298.15))" office:value-type="float" office:value="297.074397278338" calcext:value-type="float">
            <text:p>297.0743972783</text:p>
          </table:table-cell>
          <table:table-cell/>
        </table:table-row>
        <table:table-row table:style-name="ro1">
          <table:table-cell table:formula="of:=[.A169]+10" office:value-type="float" office:value="4680" calcext:value-type="float">
            <text:p>4680</text:p>
          </table:table-cell>
          <table:table-cell table:formula="of:=1/((LN(1/((1023/[.B$1])-1))/[.$A170]) + (1/298.15))" office:value-type="float" office:value="277.795820511781" calcext:value-type="float">
            <text:p>277.7958205118</text:p>
          </table:table-cell>
          <table:table-cell table:formula="of:=1/((LN(1/((1023/[.C$1])-1))/[.$A170]) + (1/298.15))" office:value-type="float" office:value="297.076687301096" calcext:value-type="float">
            <text:p>297.0766873011</text:p>
          </table:table-cell>
          <table:table-cell/>
        </table:table-row>
        <table:table-row table:style-name="ro1">
          <table:table-cell table:formula="of:=[.A170]+10" office:value-type="float" office:value="4690" calcext:value-type="float">
            <text:p>4690</text:p>
          </table:table-cell>
          <table:table-cell table:formula="of:=1/((LN(1/((1023/[.B$1])-1))/[.$A171]) + (1/298.15))" office:value-type="float" office:value="277.836262721039" calcext:value-type="float">
            <text:p>277.836262721</text:p>
          </table:table-cell>
          <table:table-cell table:formula="of:=1/((LN(1/((1023/[.C$1])-1))/[.$A171]) + (1/298.15))" office:value-type="float" office:value="297.078967593378" calcext:value-type="float">
            <text:p>297.0789675934</text:p>
          </table:table-cell>
          <table:table-cell/>
        </table:table-row>
        <table:table-row table:style-name="ro1">
          <table:table-cell table:formula="of:=[.A171]+10" office:value-type="float" office:value="4700" calcext:value-type="float">
            <text:p>4700</text:p>
          </table:table-cell>
          <table:table-cell table:formula="of:=1/((LN(1/((1023/[.B$1])-1))/[.$A172]) + (1/298.15))" office:value-type="float" office:value="277.876544537787" calcext:value-type="float">
            <text:p>277.8765445378</text:p>
          </table:table-cell>
          <table:table-cell table:formula="of:=1/((LN(1/((1023/[.C$1])-1))/[.$A172]) + (1/298.15))" office:value-type="float" office:value="297.081238217072" calcext:value-type="float">
            <text:p>297.0812382171</text:p>
          </table:table-cell>
          <table:table-cell/>
        </table:table-row>
        <table:table-row table:style-name="ro1">
          <table:table-cell table:formula="of:=[.A172]+10" office:value-type="float" office:value="4710" calcext:value-type="float">
            <text:p>4710</text:p>
          </table:table-cell>
          <table:table-cell table:formula="of:=1/((LN(1/((1023/[.B$1])-1))/[.$A173]) + (1/298.15))" office:value-type="float" office:value="277.916666914302" calcext:value-type="float">
            <text:p>277.9166669143</text:p>
          </table:table-cell>
          <table:table-cell table:formula="of:=1/((LN(1/((1023/[.C$1])-1))/[.$A173]) + (1/298.15))" office:value-type="float" office:value="297.08349923354" calcext:value-type="float">
            <text:p>297.0834992335</text:p>
          </table:table-cell>
          <table:table-cell/>
        </table:table-row>
        <table:table-row table:style-name="ro1">
          <table:table-cell table:formula="of:=[.A173]+10" office:value-type="float" office:value="4720" calcext:value-type="float">
            <text:p>4720</text:p>
          </table:table-cell>
          <table:table-cell table:formula="of:=1/((LN(1/((1023/[.B$1])-1))/[.$A174]) + (1/298.15))" office:value-type="float" office:value="277.956630795342" calcext:value-type="float">
            <text:p>277.9566307953</text:p>
          </table:table-cell>
          <table:table-cell table:formula="of:=1/((LN(1/((1023/[.C$1])-1))/[.$A174]) + (1/298.15))" office:value-type="float" office:value="297.085750703629" calcext:value-type="float">
            <text:p>297.0857507036</text:p>
          </table:table-cell>
          <table:table-cell/>
        </table:table-row>
        <table:table-row table:style-name="ro1">
          <table:table-cell table:formula="of:=[.A174]+10" office:value-type="float" office:value="4730" calcext:value-type="float">
            <text:p>4730</text:p>
          </table:table-cell>
          <table:table-cell table:formula="of:=1/((LN(1/((1023/[.B$1])-1))/[.$A175]) + (1/298.15))" office:value-type="float" office:value="277.996437118211" calcext:value-type="float">
            <text:p>277.9964371182</text:p>
          </table:table-cell>
          <table:table-cell table:formula="of:=1/((LN(1/((1023/[.C$1])-1))/[.$A175]) + (1/298.15))" office:value-type="float" office:value="297.087992687669" calcext:value-type="float">
            <text:p>297.0879926877</text:p>
          </table:table-cell>
          <table:table-cell/>
        </table:table-row>
        <table:table-row table:style-name="ro1">
          <table:table-cell table:formula="of:=[.A175]+10" office:value-type="float" office:value="4740" calcext:value-type="float">
            <text:p>4740</text:p>
          </table:table-cell>
          <table:table-cell table:formula="of:=1/((LN(1/((1023/[.B$1])-1))/[.$A176]) + (1/298.15))" office:value-type="float" office:value="278.03608681284" calcext:value-type="float">
            <text:p>278.0360868128</text:p>
          </table:table-cell>
          <table:table-cell table:formula="of:=1/((LN(1/((1023/[.C$1])-1))/[.$A176]) + (1/298.15))" office:value-type="float" office:value="297.090225245486" calcext:value-type="float">
            <text:p>297.0902252455</text:p>
          </table:table-cell>
          <table:table-cell/>
        </table:table-row>
        <table:table-row table:style-name="ro1">
          <table:table-cell table:formula="of:=[.A176]+10" office:value-type="float" office:value="4750" calcext:value-type="float">
            <text:p>4750</text:p>
          </table:table-cell>
          <table:table-cell table:formula="of:=1/((LN(1/((1023/[.B$1])-1))/[.$A177]) + (1/298.15))" office:value-type="float" office:value="278.075580801854" calcext:value-type="float">
            <text:p>278.0755808019</text:p>
          </table:table-cell>
          <table:table-cell table:formula="of:=1/((LN(1/((1023/[.C$1])-1))/[.$A177]) + (1/298.15))" office:value-type="float" office:value="297.092448436403" calcext:value-type="float">
            <text:p>297.0924484364</text:p>
          </table:table-cell>
          <table:table-cell/>
        </table:table-row>
        <table:table-row table:style-name="ro1">
          <table:table-cell table:formula="of:=[.A177]+10" office:value-type="float" office:value="4760" calcext:value-type="float">
            <text:p>4760</text:p>
          </table:table-cell>
          <table:table-cell table:formula="of:=1/((LN(1/((1023/[.B$1])-1))/[.$A178]) + (1/298.15))" office:value-type="float" office:value="278.114920000648" calcext:value-type="float">
            <text:p>278.1149200006</text:p>
          </table:table-cell>
          <table:table-cell table:formula="of:=1/((LN(1/((1023/[.C$1])-1))/[.$A178]) + (1/298.15))" office:value-type="float" office:value="297.094662319245" calcext:value-type="float">
            <text:p>297.0946623192</text:p>
          </table:table-cell>
          <table:table-cell/>
        </table:table-row>
        <table:table-row table:style-name="ro1">
          <table:table-cell table:formula="of:=[.A178]+10" office:value-type="float" office:value="4770" calcext:value-type="float">
            <text:p>4770</text:p>
          </table:table-cell>
          <table:table-cell table:formula="of:=1/((LN(1/((1023/[.B$1])-1))/[.$A179]) + (1/298.15))" office:value-type="float" office:value="278.154105317455" calcext:value-type="float">
            <text:p>278.1541053175</text:p>
          </table:table-cell>
          <table:table-cell table:formula="of:=1/((LN(1/((1023/[.C$1])-1))/[.$A179]) + (1/298.15))" office:value-type="float" office:value="297.096866952348" calcext:value-type="float">
            <text:p>297.0968669523</text:p>
          </table:table-cell>
          <table:table-cell/>
        </table:table-row>
        <table:table-row table:style-name="ro1">
          <table:table-cell table:formula="of:=[.A179]+10" office:value-type="float" office:value="4780" calcext:value-type="float">
            <text:p>4780</text:p>
          </table:table-cell>
          <table:table-cell table:formula="of:=1/((LN(1/((1023/[.B$1])-1))/[.$A180]) + (1/298.15))" office:value-type="float" office:value="278.193137653414" calcext:value-type="float">
            <text:p>278.1931376534</text:p>
          </table:table-cell>
          <table:table-cell table:formula="of:=1/((LN(1/((1023/[.C$1])-1))/[.$A180]) + (1/298.15))" office:value-type="float" office:value="297.099062393559" calcext:value-type="float">
            <text:p>297.0990623936</text:p>
          </table:table-cell>
          <table:table-cell/>
        </table:table-row>
        <table:table-row table:style-name="ro1">
          <table:table-cell table:formula="of:=[.A180]+10" office:value-type="float" office:value="4790" calcext:value-type="float">
            <text:p>4790</text:p>
          </table:table-cell>
          <table:table-cell table:formula="of:=1/((LN(1/((1023/[.B$1])-1))/[.$A181]) + (1/298.15))" office:value-type="float" office:value="278.232017902646" calcext:value-type="float">
            <text:p>278.2320179026</text:p>
          </table:table-cell>
          <table:table-cell table:formula="of:=1/((LN(1/((1023/[.C$1])-1))/[.$A181]) + (1/298.15))" office:value-type="float" office:value="297.101248700246" calcext:value-type="float">
            <text:p>297.1012487002</text:p>
          </table:table-cell>
          <table:table-cell/>
        </table:table-row>
        <table:table-row table:style-name="ro1">
          <table:table-cell table:formula="of:=[.A181]+10" office:value-type="float" office:value="4800" calcext:value-type="float">
            <text:p>4800</text:p>
          </table:table-cell>
          <table:table-cell table:formula="of:=1/((LN(1/((1023/[.B$1])-1))/[.$A182]) + (1/298.15))" office:value-type="float" office:value="278.270746952313" calcext:value-type="float">
            <text:p>278.2707469523</text:p>
          </table:table-cell>
          <table:table-cell table:formula="of:=1/((LN(1/((1023/[.C$1])-1))/[.$A182]) + (1/298.15))" office:value-type="float" office:value="297.103425929298" calcext:value-type="float">
            <text:p>297.1034259293</text:p>
          </table:table-cell>
          <table:table-cell/>
        </table:table-row>
        <table:table-row table:style-name="ro1">
          <table:table-cell table:formula="of:=[.A182]+10" office:value-type="float" office:value="4810" calcext:value-type="float">
            <text:p>4810</text:p>
          </table:table-cell>
          <table:table-cell table:formula="of:=1/((LN(1/((1023/[.B$1])-1))/[.$A183]) + (1/298.15))" office:value-type="float" office:value="278.309325682695" calcext:value-type="float">
            <text:p>278.3093256827</text:p>
          </table:table-cell>
          <table:table-cell table:formula="of:=1/((LN(1/((1023/[.C$1])-1))/[.$A183]) + (1/298.15))" office:value-type="float" office:value="297.105594137134" calcext:value-type="float">
            <text:p>297.1055941371</text:p>
          </table:table-cell>
          <table:table-cell/>
        </table:table-row>
        <table:table-row table:style-name="ro1">
          <table:table-cell table:formula="of:=[.A183]+10" office:value-type="float" office:value="4820" calcext:value-type="float">
            <text:p>4820</text:p>
          </table:table-cell>
          <table:table-cell table:formula="of:=1/((LN(1/((1023/[.B$1])-1))/[.$A184]) + (1/298.15))" office:value-type="float" office:value="278.347754967247" calcext:value-type="float">
            <text:p>278.3477549672</text:p>
          </table:table-cell>
          <table:table-cell table:formula="of:=1/((LN(1/((1023/[.C$1])-1))/[.$A184]) + (1/298.15))" office:value-type="float" office:value="297.107753379708" calcext:value-type="float">
            <text:p>297.1077533797</text:p>
          </table:table-cell>
          <table:table-cell/>
        </table:table-row>
        <table:table-row table:style-name="ro1">
          <table:table-cell table:formula="of:=[.A184]+10" office:value-type="float" office:value="4830" calcext:value-type="float">
            <text:p>4830</text:p>
          </table:table-cell>
          <table:table-cell table:formula="of:=1/((LN(1/((1023/[.B$1])-1))/[.$A185]) + (1/298.15))" office:value-type="float" office:value="278.386035672674" calcext:value-type="float">
            <text:p>278.3860356727</text:p>
          </table:table-cell>
          <table:table-cell table:formula="of:=1/((LN(1/((1023/[.C$1])-1))/[.$A185]) + (1/298.15))" office:value-type="float" office:value="297.109903712509" calcext:value-type="float">
            <text:p>297.1099037125</text:p>
          </table:table-cell>
          <table:table-cell/>
        </table:table-row>
        <table:table-row table:style-name="ro1">
          <table:table-cell table:formula="of:=[.A185]+10" office:value-type="float" office:value="4840" calcext:value-type="float">
            <text:p>4840</text:p>
          </table:table-cell>
          <table:table-cell table:formula="of:=1/((LN(1/((1023/[.B$1])-1))/[.$A186]) + (1/298.15))" office:value-type="float" office:value="278.424168658991" calcext:value-type="float">
            <text:p>278.424168659</text:p>
          </table:table-cell>
          <table:table-cell table:formula="of:=1/((LN(1/((1023/[.C$1])-1))/[.$A186]) + (1/298.15))" office:value-type="float" office:value="297.112045190571" calcext:value-type="float">
            <text:p>297.1120451906</text:p>
          </table:table-cell>
          <table:table-cell/>
        </table:table-row>
        <table:table-row table:style-name="ro1">
          <table:table-cell table:formula="of:=[.A186]+10" office:value-type="float" office:value="4850" calcext:value-type="float">
            <text:p>4850</text:p>
          </table:table-cell>
          <table:table-cell table:formula="of:=1/((LN(1/((1023/[.B$1])-1))/[.$A187]) + (1/298.15))" office:value-type="float" office:value="278.462154779587" calcext:value-type="float">
            <text:p>278.4621547796</text:p>
          </table:table-cell>
          <table:table-cell table:formula="of:=1/((LN(1/((1023/[.C$1])-1))/[.$A187]) + (1/298.15))" office:value-type="float" office:value="297.114177868476" calcext:value-type="float">
            <text:p>297.1141778685</text:p>
          </table:table-cell>
          <table:table-cell/>
        </table:table-row>
        <table:table-row table:style-name="ro1">
          <table:table-cell table:formula="of:=[.A187]+10" office:value-type="float" office:value="4860" calcext:value-type="float">
            <text:p>4860</text:p>
          </table:table-cell>
          <table:table-cell table:formula="of:=1/((LN(1/((1023/[.B$1])-1))/[.$A188]) + (1/298.15))" office:value-type="float" office:value="278.499994881292" calcext:value-type="float">
            <text:p>278.4999948813</text:p>
          </table:table-cell>
          <table:table-cell table:formula="of:=1/((LN(1/((1023/[.C$1])-1))/[.$A188]) + (1/298.15))" office:value-type="float" office:value="297.116301800356" calcext:value-type="float">
            <text:p>297.1163018004</text:p>
          </table:table-cell>
          <table:table-cell/>
        </table:table-row>
        <table:table-row table:style-name="ro1">
          <table:table-cell table:formula="of:=[.A188]+10" office:value-type="float" office:value="4870" calcext:value-type="float">
            <text:p>4870</text:p>
          </table:table-cell>
          <table:table-cell table:formula="of:=1/((LN(1/((1023/[.B$1])-1))/[.$A189]) + (1/298.15))" office:value-type="float" office:value="278.537689804437" calcext:value-type="float">
            <text:p>278.5376898044</text:p>
          </table:table-cell>
          <table:table-cell table:formula="of:=1/((LN(1/((1023/[.C$1])-1))/[.$A189]) + (1/298.15))" office:value-type="float" office:value="297.118417039904" calcext:value-type="float">
            <text:p>297.1184170399</text:p>
          </table:table-cell>
          <table:table-cell/>
        </table:table-row>
        <table:table-row table:style-name="ro1">
          <table:table-cell table:formula="of:=[.A189]+10" office:value-type="float" office:value="4880" calcext:value-type="float">
            <text:p>4880</text:p>
          </table:table-cell>
          <table:table-cell table:formula="of:=1/((LN(1/((1023/[.B$1])-1))/[.$A190]) + (1/298.15))" office:value-type="float" office:value="278.575240382916" calcext:value-type="float">
            <text:p>278.5752403829</text:p>
          </table:table-cell>
          <table:table-cell table:formula="of:=1/((LN(1/((1023/[.C$1])-1))/[.$A190]) + (1/298.15))" office:value-type="float" office:value="297.120523640369" calcext:value-type="float">
            <text:p>297.1205236404</text:p>
          </table:table-cell>
          <table:table-cell/>
        </table:table-row>
        <table:table-row table:style-name="ro1">
          <table:table-cell table:formula="of:=[.A190]+10" office:value-type="float" office:value="4890" calcext:value-type="float">
            <text:p>4890</text:p>
          </table:table-cell>
          <table:table-cell table:formula="of:=1/((LN(1/((1023/[.B$1])-1))/[.$A191]) + (1/298.15))" office:value-type="float" office:value="278.612647444253" calcext:value-type="float">
            <text:p>278.6126474443</text:p>
          </table:table-cell>
          <table:table-cell table:formula="of:=1/((LN(1/((1023/[.C$1])-1))/[.$A191]) + (1/298.15))" office:value-type="float" office:value="297.122621654571" calcext:value-type="float">
            <text:p>297.1226216546</text:p>
          </table:table-cell>
          <table:table-cell/>
        </table:table-row>
        <table:table-row table:style-name="ro1">
          <table:table-cell table:formula="of:=[.A191]+10" office:value-type="float" office:value="4900" calcext:value-type="float">
            <text:p>4900</text:p>
          </table:table-cell>
          <table:table-cell table:formula="of:=1/((LN(1/((1023/[.B$1])-1))/[.$A192]) + (1/298.15))" office:value-type="float" office:value="278.649911809653" calcext:value-type="float">
            <text:p>278.6499118097</text:p>
          </table:table-cell>
          <table:table-cell table:formula="of:=1/((LN(1/((1023/[.C$1])-1))/[.$A192]) + (1/298.15))" office:value-type="float" office:value="297.124711134898" calcext:value-type="float">
            <text:p>297.1247111349</text:p>
          </table:table-cell>
          <table:table-cell/>
        </table:table-row>
        <table:table-row table:style-name="ro1">
          <table:table-cell table:formula="of:=[.A192]+10" office:value-type="float" office:value="4910" calcext:value-type="float">
            <text:p>4910</text:p>
          </table:table-cell>
          <table:table-cell table:formula="of:=1/((LN(1/((1023/[.B$1])-1))/[.$A193]) + (1/298.15))" office:value-type="float" office:value="278.687034294073" calcext:value-type="float">
            <text:p>278.6870342941</text:p>
          </table:table-cell>
          <table:table-cell table:formula="of:=1/((LN(1/((1023/[.C$1])-1))/[.$A193]) + (1/298.15))" office:value-type="float" office:value="297.126792133312" calcext:value-type="float">
            <text:p>297.1267921333</text:p>
          </table:table-cell>
          <table:table-cell/>
        </table:table-row>
        <table:table-row table:style-name="ro1">
          <table:table-cell table:formula="of:=[.A193]+10" office:value-type="float" office:value="4920" calcext:value-type="float">
            <text:p>4920</text:p>
          </table:table-cell>
          <table:table-cell table:formula="of:=1/((LN(1/((1023/[.B$1])-1))/[.$A194]) + (1/298.15))" office:value-type="float" office:value="278.724015706271" calcext:value-type="float">
            <text:p>278.7240157063</text:p>
          </table:table-cell>
          <table:table-cell table:formula="of:=1/((LN(1/((1023/[.C$1])-1))/[.$A194]) + (1/298.15))" office:value-type="float" office:value="297.128864701356" calcext:value-type="float">
            <text:p>297.1288647014</text:p>
          </table:table-cell>
          <table:table-cell/>
        </table:table-row>
        <table:table-row table:style-name="ro1">
          <table:table-cell table:formula="of:=[.A194]+10" office:value-type="float" office:value="4930" calcext:value-type="float">
            <text:p>4930</text:p>
          </table:table-cell>
          <table:table-cell table:formula="of:=1/((LN(1/((1023/[.B$1])-1))/[.$A195]) + (1/298.15))" office:value-type="float" office:value="278.760856848874" calcext:value-type="float">
            <text:p>278.7608568489</text:p>
          </table:table-cell>
          <table:table-cell table:formula="of:=1/((LN(1/((1023/[.C$1])-1))/[.$A195]) + (1/298.15))" office:value-type="float" office:value="297.130928890154" calcext:value-type="float">
            <text:p>297.1309288902</text:p>
          </table:table-cell>
          <table:table-cell/>
        </table:table-row>
        <table:table-row table:style-name="ro1">
          <table:table-cell table:formula="of:=[.A195]+10" office:value-type="float" office:value="4940" calcext:value-type="float">
            <text:p>4940</text:p>
          </table:table-cell>
          <table:table-cell table:formula="of:=1/((LN(1/((1023/[.B$1])-1))/[.$A196]) + (1/298.15))" office:value-type="float" office:value="278.797558518429" calcext:value-type="float">
            <text:p>278.7975585184</text:p>
          </table:table-cell>
          <table:table-cell table:formula="of:=1/((LN(1/((1023/[.C$1])-1))/[.$A196]) + (1/298.15))" office:value-type="float" office:value="297.132984750418" calcext:value-type="float">
            <text:p>297.1329847504</text:p>
          </table:table-cell>
          <table:table-cell/>
        </table:table-row>
        <table:table-row table:style-name="ro1">
          <table:table-cell table:formula="of:=[.A196]+10" office:value-type="float" office:value="4950" calcext:value-type="float">
            <text:p>4950</text:p>
          </table:table-cell>
          <table:table-cell table:formula="of:=1/((LN(1/((1023/[.B$1])-1))/[.$A197]) + (1/298.15))" office:value-type="float" office:value="278.834121505466" calcext:value-type="float">
            <text:p>278.8341215055</text:p>
          </table:table-cell>
          <table:table-cell table:formula="of:=1/((LN(1/((1023/[.C$1])-1))/[.$A197]) + (1/298.15))" office:value-type="float" office:value="297.135032332454" calcext:value-type="float">
            <text:p>297.1350323325</text:p>
          </table:table-cell>
          <table:table-cell/>
        </table:table-row>
        <table:table-row table:style-name="ro1">
          <table:table-cell table:formula="of:=[.A197]+10" office:value-type="float" office:value="4960" calcext:value-type="float">
            <text:p>4960</text:p>
          </table:table-cell>
          <table:table-cell table:formula="of:=1/((LN(1/((1023/[.B$1])-1))/[.$A198]) + (1/298.15))" office:value-type="float" office:value="278.870546594548" calcext:value-type="float">
            <text:p>278.8705465945</text:p>
          </table:table-cell>
          <table:table-cell table:formula="of:=1/((LN(1/((1023/[.C$1])-1))/[.$A198]) + (1/298.15))" office:value-type="float" office:value="297.137071686161" calcext:value-type="float">
            <text:p>297.1370716862</text:p>
          </table:table-cell>
          <table:table-cell/>
        </table:table-row>
        <table:table-row table:style-name="ro1">
          <table:table-cell table:formula="of:=[.A198]+10" office:value-type="float" office:value="4970" calcext:value-type="float">
            <text:p>4970</text:p>
          </table:table-cell>
          <table:table-cell table:formula="of:=1/((LN(1/((1023/[.B$1])-1))/[.$A199]) + (1/298.15))" office:value-type="float" office:value="278.906834564335" calcext:value-type="float">
            <text:p>278.9068345643</text:p>
          </table:table-cell>
          <table:table-cell table:formula="of:=1/((LN(1/((1023/[.C$1])-1))/[.$A199]) + (1/298.15))" office:value-type="float" office:value="297.139102861038" calcext:value-type="float">
            <text:p>297.139102861</text:p>
          </table:table-cell>
          <table:table-cell/>
        </table:table-row>
        <table:table-row table:style-name="ro1">
          <table:table-cell table:formula="of:=[.A199]+10" office:value-type="float" office:value="4980" calcext:value-type="float">
            <text:p>4980</text:p>
          </table:table-cell>
          <table:table-cell table:formula="of:=1/((LN(1/((1023/[.B$1])-1))/[.$A200]) + (1/298.15))" office:value-type="float" office:value="278.942986187634" calcext:value-type="float">
            <text:p>278.9429861876</text:p>
          </table:table-cell>
          <table:table-cell table:formula="of:=1/((LN(1/((1023/[.C$1])-1))/[.$A200]) + (1/298.15))" office:value-type="float" office:value="297.141125906189" calcext:value-type="float">
            <text:p>297.1411259062</text:p>
          </table:table-cell>
          <table:table-cell/>
        </table:table-row>
        <table:table-row table:style-name="ro1">
          <table:table-cell table:formula="of:=[.A200]+10" office:value-type="float" office:value="4990" calcext:value-type="float">
            <text:p>4990</text:p>
          </table:table-cell>
          <table:table-cell table:formula="of:=1/((LN(1/((1023/[.B$1])-1))/[.$A201]) + (1/298.15))" office:value-type="float" office:value="278.979002231456" calcext:value-type="float">
            <text:p>278.9790022315</text:p>
          </table:table-cell>
          <table:table-cell table:formula="of:=1/((LN(1/((1023/[.C$1])-1))/[.$A201]) + (1/298.15))" office:value-type="float" office:value="297.143140870325" calcext:value-type="float">
            <text:p>297.1431408703</text:p>
          </table:table-cell>
          <table:table-cell/>
        </table:table-row>
        <table:table-row table:style-name="ro1">
          <table:table-cell table:formula="of:=[.A201]+10" office:value-type="float" office:value="5000" calcext:value-type="float">
            <text:p>5000</text:p>
          </table:table-cell>
          <table:table-cell table:formula="of:=1/((LN(1/((1023/[.B$1])-1))/[.$A202]) + (1/298.15))" office:value-type="float" office:value="279.014883457068" calcext:value-type="float">
            <text:p>279.0148834571</text:p>
          </table:table-cell>
          <table:table-cell table:formula="of:=1/((LN(1/((1023/[.C$1])-1))/[.$A202]) + (1/298.15))" office:value-type="float" office:value="297.145147801768" calcext:value-type="float">
            <text:p>297.1451478018</text:p>
          </table:table-cell>
          <table:table-cell/>
        </table:table-row>
        <table:table-row table:style-name="ro1">
          <table:table-cell table:formula="of:=[.A202]+10" office:value-type="float" office:value="5010" calcext:value-type="float">
            <text:p>5010</text:p>
          </table:table-cell>
          <table:table-cell table:formula="of:=1/((LN(1/((1023/[.B$1])-1))/[.$A203]) + (1/298.15))" office:value-type="float" office:value="279.050630620051" calcext:value-type="float">
            <text:p>279.0506306201</text:p>
          </table:table-cell>
          <table:table-cell table:formula="of:=1/((LN(1/((1023/[.C$1])-1))/[.$A203]) + (1/298.15))" office:value-type="float" office:value="297.147146748457" calcext:value-type="float">
            <text:p>297.1471467485</text:p>
          </table:table-cell>
          <table:table-cell/>
        </table:table-row>
        <table:table-row table:style-name="ro1">
          <table:table-cell table:formula="of:=[.A203]+10" office:value-type="float" office:value="5020" calcext:value-type="float">
            <text:p>5020</text:p>
          </table:table-cell>
          <table:table-cell table:formula="of:=1/((LN(1/((1023/[.B$1])-1))/[.$A204]) + (1/298.15))" office:value-type="float" office:value="279.086244470348" calcext:value-type="float">
            <text:p>279.0862444703</text:p>
          </table:table-cell>
          <table:table-cell table:formula="of:=1/((LN(1/((1023/[.C$1])-1))/[.$A204]) + (1/298.15))" office:value-type="float" office:value="297.149137757949" calcext:value-type="float">
            <text:p>297.1491377579</text:p>
          </table:table-cell>
          <table:table-cell/>
        </table:table-row>
        <table:table-row table:style-name="ro1">
          <table:table-cell table:formula="of:=[.A204]+10" office:value-type="float" office:value="5030" calcext:value-type="float">
            <text:p>5030</text:p>
          </table:table-cell>
          <table:table-cell table:formula="of:=1/((LN(1/((1023/[.B$1])-1))/[.$A205]) + (1/298.15))" office:value-type="float" office:value="279.121725752321" calcext:value-type="float">
            <text:p>279.1217257523</text:p>
          </table:table-cell>
          <table:table-cell table:formula="of:=1/((LN(1/((1023/[.C$1])-1))/[.$A205]) + (1/298.15))" office:value-type="float" office:value="297.151120877425" calcext:value-type="float">
            <text:p>297.1511208774</text:p>
          </table:table-cell>
          <table:table-cell/>
        </table:table-row>
        <table:table-row table:style-name="ro1">
          <table:table-cell table:formula="of:=[.A205]+10" office:value-type="float" office:value="5040" calcext:value-type="float">
            <text:p>5040</text:p>
          </table:table-cell>
          <table:table-cell table:formula="of:=1/((LN(1/((1023/[.B$1])-1))/[.$A206]) + (1/298.15))" office:value-type="float" office:value="279.157075204799" calcext:value-type="float">
            <text:p>279.1570752048</text:p>
          </table:table-cell>
          <table:table-cell table:formula="of:=1/((LN(1/((1023/[.C$1])-1))/[.$A206]) + (1/298.15))" office:value-type="float" office:value="297.153096153691" calcext:value-type="float">
            <text:p>297.1530961537</text:p>
          </table:table-cell>
          <table:table-cell/>
        </table:table-row>
        <table:table-row table:style-name="ro1">
          <table:table-cell table:formula="of:=[.A206]+10" office:value-type="float" office:value="5050" calcext:value-type="float">
            <text:p>5050</text:p>
          </table:table-cell>
          <table:table-cell table:formula="of:=1/((LN(1/((1023/[.B$1])-1))/[.$A207]) + (1/298.15))" office:value-type="float" office:value="279.192293561131" calcext:value-type="float">
            <text:p>279.1922935611</text:p>
          </table:table-cell>
          <table:table-cell table:formula="of:=1/((LN(1/((1023/[.C$1])-1))/[.$A207]) + (1/298.15))" office:value-type="float" office:value="297.155063633187" calcext:value-type="float">
            <text:p>297.1550636332</text:p>
          </table:table-cell>
          <table:table-cell/>
        </table:table-row>
        <table:table-row table:style-name="ro1">
          <table:table-cell table:formula="of:=[.A207]+10" office:value-type="float" office:value="5060" calcext:value-type="float">
            <text:p>5060</text:p>
          </table:table-cell>
          <table:table-cell table:formula="of:=1/((LN(1/((1023/[.B$1])-1))/[.$A208]) + (1/298.15))" office:value-type="float" office:value="279.227381549239" calcext:value-type="float">
            <text:p>279.2273815492</text:p>
          </table:table-cell>
          <table:table-cell table:formula="of:=1/((LN(1/((1023/[.C$1])-1))/[.$A208]) + (1/298.15))" office:value-type="float" office:value="297.157023361984" calcext:value-type="float">
            <text:p>297.157023362</text:p>
          </table:table-cell>
          <table:table-cell/>
        </table:table-row>
        <table:table-row table:style-name="ro1">
          <table:table-cell table:formula="of:=[.A208]+10" office:value-type="float" office:value="5070" calcext:value-type="float">
            <text:p>5070</text:p>
          </table:table-cell>
          <table:table-cell table:formula="of:=1/((LN(1/((1023/[.B$1])-1))/[.$A209]) + (1/298.15))" office:value-type="float" office:value="279.262339891663" calcext:value-type="float">
            <text:p>279.2623398917</text:p>
          </table:table-cell>
          <table:table-cell table:formula="of:=1/((LN(1/((1023/[.C$1])-1))/[.$A209]) + (1/298.15))" office:value-type="float" office:value="297.158975385791" calcext:value-type="float">
            <text:p>297.1589753858</text:p>
          </table:table-cell>
          <table:table-cell/>
        </table:table-row>
        <table:table-row table:style-name="ro1">
          <table:table-cell table:formula="of:=[.A209]+10" office:value-type="float" office:value="5080" calcext:value-type="float">
            <text:p>5080</text:p>
          </table:table-cell>
          <table:table-cell table:formula="of:=1/((LN(1/((1023/[.B$1])-1))/[.$A210]) + (1/298.15))" office:value-type="float" office:value="279.297169305616" calcext:value-type="float">
            <text:p>279.2971693056</text:p>
          </table:table-cell>
          <table:table-cell table:formula="of:=1/((LN(1/((1023/[.C$1])-1))/[.$A210]) + (1/298.15))" office:value-type="float" office:value="297.16091974996" calcext:value-type="float">
            <text:p>297.16091975</text:p>
          </table:table-cell>
          <table:table-cell/>
        </table:table-row>
        <table:table-row table:style-name="ro1">
          <table:table-cell table:formula="of:=[.A210]+10" office:value-type="float" office:value="5090" calcext:value-type="float">
            <text:p>5090</text:p>
          </table:table-cell>
          <table:table-cell table:formula="of:=1/((LN(1/((1023/[.B$1])-1))/[.$A211]) + (1/298.15))" office:value-type="float" office:value="279.331870503027" calcext:value-type="float">
            <text:p>279.331870503</text:p>
          </table:table-cell>
          <table:table-cell table:formula="of:=1/((LN(1/((1023/[.C$1])-1))/[.$A211]) + (1/298.15))" office:value-type="float" office:value="297.162856499485" calcext:value-type="float">
            <text:p>297.1628564995</text:p>
          </table:table-cell>
          <table:table-cell/>
        </table:table-row>
        <table:table-row table:style-name="ro1">
          <table:table-cell table:formula="of:=[.A211]+10" office:value-type="float" office:value="5100" calcext:value-type="float">
            <text:p>5100</text:p>
          </table:table-cell>
          <table:table-cell table:formula="of:=1/((LN(1/((1023/[.B$1])-1))/[.$A212]) + (1/298.15))" office:value-type="float" office:value="279.366444190596" calcext:value-type="float">
            <text:p>279.3664441906</text:p>
          </table:table-cell>
          <table:table-cell table:formula="of:=1/((LN(1/((1023/[.C$1])-1))/[.$A212]) + (1/298.15))" office:value-type="float" office:value="297.164785679013" calcext:value-type="float">
            <text:p>297.164785679</text:p>
          </table:table-cell>
          <table:table-cell/>
        </table:table-row>
        <table:table-row table:style-name="ro1">
          <table:table-cell table:formula="of:=[.A212]+10" office:value-type="float" office:value="5110" calcext:value-type="float">
            <text:p>5110</text:p>
          </table:table-cell>
          <table:table-cell table:formula="of:=1/((LN(1/((1023/[.B$1])-1))/[.$A213]) + (1/298.15))" office:value-type="float" office:value="279.400891069839" calcext:value-type="float">
            <text:p>279.4008910698</text:p>
          </table:table-cell>
          <table:table-cell table:formula="of:=1/((LN(1/((1023/[.C$1])-1))/[.$A213]) + (1/298.15))" office:value-type="float" office:value="297.166707332837" calcext:value-type="float">
            <text:p>297.1667073328</text:p>
          </table:table-cell>
          <table:table-cell/>
        </table:table-row>
        <table:table-row table:style-name="ro1">
          <table:table-cell table:formula="of:=[.A213]+10" office:value-type="float" office:value="5120" calcext:value-type="float">
            <text:p>5120</text:p>
          </table:table-cell>
          <table:table-cell table:formula="of:=1/((LN(1/((1023/[.B$1])-1))/[.$A214]) + (1/298.15))" office:value-type="float" office:value="279.435211837133" calcext:value-type="float">
            <text:p>279.4352118371</text:p>
          </table:table-cell>
          <table:table-cell table:formula="of:=1/((LN(1/((1023/[.C$1])-1))/[.$A214]) + (1/298.15))" office:value-type="float" office:value="297.168621504908" calcext:value-type="float">
            <text:p>297.1686215049</text:p>
          </table:table-cell>
          <table:table-cell/>
        </table:table-row>
        <table:table-row table:style-name="ro1">
          <table:table-cell table:formula="of:=[.A214]+10" office:value-type="float" office:value="5130" calcext:value-type="float">
            <text:p>5130</text:p>
          </table:table-cell>
          <table:table-cell table:formula="of:=1/((LN(1/((1023/[.B$1])-1))/[.$A215]) + (1/298.15))" office:value-type="float" office:value="279.469407183768" calcext:value-type="float">
            <text:p>279.4694071838</text:p>
          </table:table-cell>
          <table:table-cell table:formula="of:=1/((LN(1/((1023/[.C$1])-1))/[.$A215]) + (1/298.15))" office:value-type="float" office:value="297.170528238837" calcext:value-type="float">
            <text:p>297.1705282388</text:p>
          </table:table-cell>
          <table:table-cell/>
        </table:table-row>
        <table:table-row table:style-name="ro1">
          <table:table-cell table:formula="of:=[.A215]+10" office:value-type="float" office:value="5140" calcext:value-type="float">
            <text:p>5140</text:p>
          </table:table-cell>
          <table:table-cell table:formula="of:=1/((LN(1/((1023/[.B$1])-1))/[.$A216]) + (1/298.15))" office:value-type="float" office:value="279.50347779599" calcext:value-type="float">
            <text:p>279.503477796</text:p>
          </table:table-cell>
          <table:table-cell table:formula="of:=1/((LN(1/((1023/[.C$1])-1))/[.$A216]) + (1/298.15))" office:value-type="float" office:value="297.172427577894" calcext:value-type="float">
            <text:p>297.1724275779</text:p>
          </table:table-cell>
          <table:table-cell/>
        </table:table-row>
        <table:table-row table:style-name="ro1">
          <table:table-cell table:formula="of:=[.A216]+10" office:value-type="float" office:value="5150" calcext:value-type="float">
            <text:p>5150</text:p>
          </table:table-cell>
          <table:table-cell table:formula="of:=1/((LN(1/((1023/[.B$1])-1))/[.$A217]) + (1/298.15))" office:value-type="float" office:value="279.537424355047" calcext:value-type="float">
            <text:p>279.537424355</text:p>
          </table:table-cell>
          <table:table-cell table:formula="of:=1/((LN(1/((1023/[.C$1])-1))/[.$A217]) + (1/298.15))" office:value-type="float" office:value="297.174319565014" calcext:value-type="float">
            <text:p>297.174319565</text:p>
          </table:table-cell>
          <table:table-cell/>
        </table:table-row>
        <table:table-row table:style-name="ro1">
          <table:table-cell table:formula="of:=[.A217]+10" office:value-type="float" office:value="5160" calcext:value-type="float">
            <text:p>5160</text:p>
          </table:table-cell>
          <table:table-cell table:formula="of:=1/((LN(1/((1023/[.B$1])-1))/[.$A218]) + (1/298.15))" office:value-type="float" office:value="279.571247537234" calcext:value-type="float">
            <text:p>279.5712475372</text:p>
          </table:table-cell>
          <table:table-cell table:formula="of:=1/((LN(1/((1023/[.C$1])-1))/[.$A218]) + (1/298.15))" office:value-type="float" office:value="297.176204242802" calcext:value-type="float">
            <text:p>297.1762042428</text:p>
          </table:table-cell>
          <table:table-cell/>
        </table:table-row>
        <table:table-row table:style-name="ro1">
          <table:table-cell table:formula="of:=[.A218]+10" office:value-type="float" office:value="5170" calcext:value-type="float">
            <text:p>5170</text:p>
          </table:table-cell>
          <table:table-cell table:formula="of:=1/((LN(1/((1023/[.B$1])-1))/[.$A219]) + (1/298.15))" office:value-type="float" office:value="279.604948013943" calcext:value-type="float">
            <text:p>279.6049480139</text:p>
          </table:table-cell>
          <table:table-cell table:formula="of:=1/((LN(1/((1023/[.C$1])-1))/[.$A219]) + (1/298.15))" office:value-type="float" office:value="297.178081653534" calcext:value-type="float">
            <text:p>297.1780816535</text:p>
          </table:table-cell>
          <table:table-cell/>
        </table:table-row>
        <table:table-row table:style-name="ro1">
          <table:table-cell table:formula="of:=[.A219]+10" office:value-type="float" office:value="5180" calcext:value-type="float">
            <text:p>5180</text:p>
          </table:table-cell>
          <table:table-cell table:formula="of:=1/((LN(1/((1023/[.B$1])-1))/[.$A220]) + (1/298.15))" office:value-type="float" office:value="279.638526451699" calcext:value-type="float">
            <text:p>279.6385264517</text:p>
          </table:table-cell>
          <table:table-cell table:formula="of:=1/((LN(1/((1023/[.C$1])-1))/[.$A220]) + (1/298.15))" office:value-type="float" office:value="297.17995183916" calcext:value-type="float">
            <text:p>297.1799518392</text:p>
          </table:table-cell>
          <table:table-cell/>
        </table:table-row>
        <table:table-row table:style-name="ro1">
          <table:table-cell table:formula="of:=[.A220]+10" office:value-type="float" office:value="5190" calcext:value-type="float">
            <text:p>5190</text:p>
          </table:table-cell>
          <table:table-cell table:formula="of:=1/((LN(1/((1023/[.B$1])-1))/[.$A221]) + (1/298.15))" office:value-type="float" office:value="279.67198351221" calcext:value-type="float">
            <text:p>279.6719835122</text:p>
          </table:table-cell>
          <table:table-cell table:formula="of:=1/((LN(1/((1023/[.C$1])-1))/[.$A221]) + (1/298.15))" office:value-type="float" office:value="297.181814841308" calcext:value-type="float">
            <text:p>297.1818148413</text:p>
          </table:table-cell>
          <table:table-cell/>
        </table:table-row>
        <table:table-row table:style-name="ro1">
          <table:table-cell table:formula="of:=[.A221]+10" office:value-type="float" office:value="5200" calcext:value-type="float">
            <text:p>5200</text:p>
          </table:table-cell>
          <table:table-cell table:formula="of:=1/((LN(1/((1023/[.B$1])-1))/[.$A222]) + (1/298.15))" office:value-type="float" office:value="279.70531985241" calcext:value-type="float">
            <text:p>279.7053198524</text:p>
          </table:table-cell>
          <table:table-cell table:formula="of:=1/((LN(1/((1023/[.C$1])-1))/[.$A222]) + (1/298.15))" office:value-type="float" office:value="297.183670701287" calcext:value-type="float">
            <text:p>297.1836707013</text:p>
          </table:table-cell>
          <table:table-cell/>
        </table:table-row>
        <table:table-row table:style-name="ro1">
          <table:table-cell table:formula="of:=[.A222]+10" office:value-type="float" office:value="5210" calcext:value-type="float">
            <text:p>5210</text:p>
          </table:table-cell>
          <table:table-cell table:formula="of:=1/((LN(1/((1023/[.B$1])-1))/[.$A223]) + (1/298.15))" office:value-type="float" office:value="279.7385361245" calcext:value-type="float">
            <text:p>279.7385361245</text:p>
          </table:table-cell>
          <table:table-cell table:formula="of:=1/((LN(1/((1023/[.C$1])-1))/[.$A223]) + (1/298.15))" office:value-type="float" office:value="297.185519460089" calcext:value-type="float">
            <text:p>297.1855194601</text:p>
          </table:table-cell>
          <table:table-cell/>
        </table:table-row>
        <table:table-row table:style-name="ro1">
          <table:table-cell table:formula="of:=[.A223]+10" office:value-type="float" office:value="5220" calcext:value-type="float">
            <text:p>5220</text:p>
          </table:table-cell>
          <table:table-cell table:formula="of:=1/((LN(1/((1023/[.B$1])-1))/[.$A224]) + (1/298.15))" office:value-type="float" office:value="279.77163297599" calcext:value-type="float">
            <text:p>279.771632976</text:p>
          </table:table-cell>
          <table:table-cell table:formula="of:=1/((LN(1/((1023/[.C$1])-1))/[.$A224]) + (1/298.15))" office:value-type="float" office:value="297.187361158394" calcext:value-type="float">
            <text:p>297.1873611584</text:p>
          </table:table-cell>
          <table:table-cell/>
        </table:table-row>
        <table:table-row table:style-name="ro1">
          <table:table-cell table:formula="of:=[.A224]+10" office:value-type="float" office:value="5230" calcext:value-type="float">
            <text:p>5230</text:p>
          </table:table-cell>
          <table:table-cell table:formula="of:=1/((LN(1/((1023/[.B$1])-1))/[.$A225]) + (1/298.15))" office:value-type="float" office:value="279.804611049745" calcext:value-type="float">
            <text:p>279.8046110497</text:p>
          </table:table-cell>
          <table:table-cell table:formula="of:=1/((LN(1/((1023/[.C$1])-1))/[.$A225]) + (1/298.15))" office:value-type="float" office:value="297.189195836572" calcext:value-type="float">
            <text:p>297.1891958366</text:p>
          </table:table-cell>
          <table:table-cell/>
        </table:table-row>
        <table:table-row table:style-name="ro1">
          <table:table-cell table:formula="of:=[.A225]+10" office:value-type="float" office:value="5240" calcext:value-type="float">
            <text:p>5240</text:p>
          </table:table-cell>
          <table:table-cell table:formula="of:=1/((LN(1/((1023/[.B$1])-1))/[.$A226]) + (1/298.15))" office:value-type="float" office:value="279.837470984022" calcext:value-type="float">
            <text:p>279.837470984</text:p>
          </table:table-cell>
          <table:table-cell table:formula="of:=1/((LN(1/((1023/[.C$1])-1))/[.$A226]) + (1/298.15))" office:value-type="float" office:value="297.191023534685" calcext:value-type="float">
            <text:p>297.1910235347</text:p>
          </table:table-cell>
          <table:table-cell/>
        </table:table-row>
        <table:table-row table:style-name="ro1">
          <table:table-cell table:formula="of:=[.A226]+10" office:value-type="float" office:value="5250" calcext:value-type="float">
            <text:p>5250</text:p>
          </table:table-cell>
          <table:table-cell table:formula="of:=1/((LN(1/((1023/[.B$1])-1))/[.$A227]) + (1/298.15))" office:value-type="float" office:value="279.870213412514" calcext:value-type="float">
            <text:p>279.8702134125</text:p>
          </table:table-cell>
          <table:table-cell table:formula="of:=1/((LN(1/((1023/[.C$1])-1))/[.$A227]) + (1/298.15))" office:value-type="float" office:value="297.19284429249" calcext:value-type="float">
            <text:p>297.1928442925</text:p>
          </table:table-cell>
          <table:table-cell/>
        </table:table-row>
        <table:table-row table:style-name="ro1">
          <table:table-cell table:formula="of:=[.A227]+10" office:value-type="float" office:value="5260" calcext:value-type="float">
            <text:p>5260</text:p>
          </table:table-cell>
          <table:table-cell table:formula="of:=1/((LN(1/((1023/[.B$1])-1))/[.$A228]) + (1/298.15))" office:value-type="float" office:value="279.90283896439" calcext:value-type="float">
            <text:p>279.9028389644</text:p>
          </table:table-cell>
          <table:table-cell table:formula="of:=1/((LN(1/((1023/[.C$1])-1))/[.$A228]) + (1/298.15))" office:value-type="float" office:value="297.194658149445" calcext:value-type="float">
            <text:p>297.1946581494</text:p>
          </table:table-cell>
          <table:table-cell/>
        </table:table-row>
        <table:table-row table:style-name="ro1">
          <table:table-cell table:formula="of:=[.A228]+10" office:value-type="float" office:value="5270" calcext:value-type="float">
            <text:p>5270</text:p>
          </table:table-cell>
          <table:table-cell table:formula="of:=1/((LN(1/((1023/[.B$1])-1))/[.$A229]) + (1/298.15))" office:value-type="float" office:value="279.935348264335" calcext:value-type="float">
            <text:p>279.9353482643</text:p>
          </table:table-cell>
          <table:table-cell table:formula="of:=1/((LN(1/((1023/[.C$1])-1))/[.$A229]) + (1/298.15))" office:value-type="float" office:value="297.196465144708" calcext:value-type="float">
            <text:p>297.1964651447</text:p>
          </table:table-cell>
          <table:table-cell/>
        </table:table-row>
        <table:table-row table:style-name="ro1">
          <table:table-cell table:formula="of:=[.A229]+10" office:value-type="float" office:value="5280" calcext:value-type="float">
            <text:p>5280</text:p>
          </table:table-cell>
          <table:table-cell table:formula="of:=1/((LN(1/((1023/[.B$1])-1))/[.$A230]) + (1/298.15))" office:value-type="float" office:value="279.967741932591" calcext:value-type="float">
            <text:p>279.9677419326</text:p>
          </table:table-cell>
          <table:table-cell table:formula="of:=1/((LN(1/((1023/[.C$1])-1))/[.$A230]) + (1/298.15))" office:value-type="float" office:value="297.19826531714" calcext:value-type="float">
            <text:p>297.1982653171</text:p>
          </table:table-cell>
          <table:table-cell/>
        </table:table-row>
        <table:table-row table:style-name="ro1">
          <table:table-cell table:formula="of:=[.A230]+10" office:value-type="float" office:value="5290" calcext:value-type="float">
            <text:p>5290</text:p>
          </table:table-cell>
          <table:table-cell table:formula="of:=1/((LN(1/((1023/[.B$1])-1))/[.$A231]) + (1/298.15))" office:value-type="float" office:value="280.000020584994" calcext:value-type="float">
            <text:p>280.000020585</text:p>
          </table:table-cell>
          <table:table-cell table:formula="of:=1/((LN(1/((1023/[.C$1])-1))/[.$A231]) + (1/298.15))" office:value-type="float" office:value="297.200058705313" calcext:value-type="float">
            <text:p>297.2000587053</text:p>
          </table:table-cell>
          <table:table-cell/>
        </table:table-row>
        <table:table-row table:style-name="ro1">
          <table:table-cell table:formula="of:=[.A231]+10" office:value-type="float" office:value="5300" calcext:value-type="float">
            <text:p>5300</text:p>
          </table:table-cell>
          <table:table-cell table:formula="of:=1/((LN(1/((1023/[.B$1])-1))/[.$A232]) + (1/298.15))" office:value-type="float" office:value="280.032184833015" calcext:value-type="float">
            <text:p>280.032184833</text:p>
          </table:table-cell>
          <table:table-cell table:formula="of:=1/((LN(1/((1023/[.C$1])-1))/[.$A232]) + (1/298.15))" office:value-type="float" office:value="297.201845347504" calcext:value-type="float">
            <text:p>297.2018453475</text:p>
          </table:table-cell>
          <table:table-cell/>
        </table:table-row>
        <table:table-row table:style-name="ro1">
          <table:table-cell table:formula="of:=[.A232]+10" office:value-type="float" office:value="5310" calcext:value-type="float">
            <text:p>5310</text:p>
          </table:table-cell>
          <table:table-cell table:formula="of:=1/((LN(1/((1023/[.B$1])-1))/[.$A233]) + (1/298.15))" office:value-type="float" office:value="280.064235283801" calcext:value-type="float">
            <text:p>280.0642352838</text:p>
          </table:table-cell>
          <table:table-cell table:formula="of:=1/((LN(1/((1023/[.C$1])-1))/[.$A233]) + (1/298.15))" office:value-type="float" office:value="297.203625281706" calcext:value-type="float">
            <text:p>297.2036252817</text:p>
          </table:table-cell>
          <table:table-cell/>
        </table:table-row>
        <table:table-row table:style-name="ro1">
          <table:table-cell table:formula="of:=[.A233]+10" office:value-type="float" office:value="5320" calcext:value-type="float">
            <text:p>5320</text:p>
          </table:table-cell>
          <table:table-cell table:formula="of:=1/((LN(1/((1023/[.B$1])-1))/[.$A234]) + (1/298.15))" office:value-type="float" office:value="280.096172540206" calcext:value-type="float">
            <text:p>280.0961725402</text:p>
          </table:table-cell>
          <table:table-cell table:formula="of:=1/((LN(1/((1023/[.C$1])-1))/[.$A234]) + (1/298.15))" office:value-type="float" office:value="297.205398545627" calcext:value-type="float">
            <text:p>297.2053985456</text:p>
          </table:table-cell>
          <table:table-cell/>
        </table:table-row>
        <table:table-row table:style-name="ro1">
          <table:table-cell table:formula="of:=[.A234]+10" office:value-type="float" office:value="5330" calcext:value-type="float">
            <text:p>5330</text:p>
          </table:table-cell>
          <table:table-cell table:formula="of:=1/((LN(1/((1023/[.B$1])-1))/[.$A235]) + (1/298.15))" office:value-type="float" office:value="280.127997200836" calcext:value-type="float">
            <text:p>280.1279972008</text:p>
          </table:table-cell>
          <table:table-cell table:formula="of:=1/((LN(1/((1023/[.C$1])-1))/[.$A235]) + (1/298.15))" office:value-type="float" office:value="297.20716517669" calcext:value-type="float">
            <text:p>297.2071651767</text:p>
          </table:table-cell>
          <table:table-cell/>
        </table:table-row>
        <table:table-row table:style-name="ro1">
          <table:table-cell table:formula="of:=[.A235]+10" office:value-type="float" office:value="5340" calcext:value-type="float">
            <text:p>5340</text:p>
          </table:table-cell>
          <table:table-cell table:formula="of:=1/((LN(1/((1023/[.B$1])-1))/[.$A236]) + (1/298.15))" office:value-type="float" office:value="280.159709860083" calcext:value-type="float">
            <text:p>280.1597098601</text:p>
          </table:table-cell>
          <table:table-cell table:formula="of:=1/((LN(1/((1023/[.C$1])-1))/[.$A236]) + (1/298.15))" office:value-type="float" office:value="297.208925212042" calcext:value-type="float">
            <text:p>297.208925212</text:p>
          </table:table-cell>
          <table:table-cell/>
        </table:table-row>
        <table:table-row table:style-name="ro1">
          <table:table-cell table:formula="of:=[.A236]+10" office:value-type="float" office:value="5350" calcext:value-type="float">
            <text:p>5350</text:p>
          </table:table-cell>
          <table:table-cell table:formula="of:=1/((LN(1/((1023/[.B$1])-1))/[.$A237]) + (1/298.15))" office:value-type="float" office:value="280.191311108162" calcext:value-type="float">
            <text:p>280.1913111082</text:p>
          </table:table-cell>
          <table:table-cell table:formula="of:=1/((LN(1/((1023/[.C$1])-1))/[.$A237]) + (1/298.15))" office:value-type="float" office:value="297.210678688552" calcext:value-type="float">
            <text:p>297.2106786886</text:p>
          </table:table-cell>
          <table:table-cell/>
        </table:table-row>
        <table:table-row table:style-name="ro1">
          <table:table-cell table:formula="of:=[.A237]+10" office:value-type="float" office:value="5360" calcext:value-type="float">
            <text:p>5360</text:p>
          </table:table-cell>
          <table:table-cell table:formula="of:=1/((LN(1/((1023/[.B$1])-1))/[.$A238]) + (1/298.15))" office:value-type="float" office:value="280.222801531151" calcext:value-type="float">
            <text:p>280.2228015312</text:p>
          </table:table-cell>
          <table:table-cell table:formula="of:=1/((LN(1/((1023/[.C$1])-1))/[.$A238]) + (1/298.15))" office:value-type="float" office:value="297.212425642814" calcext:value-type="float">
            <text:p>297.2124256428</text:p>
          </table:table-cell>
          <table:table-cell/>
        </table:table-row>
        <table:table-row table:style-name="ro1">
          <table:table-cell table:formula="of:=[.A238]+10" office:value-type="float" office:value="5370" calcext:value-type="float">
            <text:p>5370</text:p>
          </table:table-cell>
          <table:table-cell table:formula="of:=1/((LN(1/((1023/[.B$1])-1))/[.$A239]) + (1/298.15))" office:value-type="float" office:value="280.25418171102" calcext:value-type="float">
            <text:p>280.254181711</text:p>
          </table:table-cell>
          <table:table-cell table:formula="of:=1/((LN(1/((1023/[.C$1])-1))/[.$A239]) + (1/298.15))" office:value-type="float" office:value="297.21416611115" calcext:value-type="float">
            <text:p>297.2141661112</text:p>
          </table:table-cell>
          <table:table-cell/>
        </table:table-row>
        <table:table-row table:style-name="ro1">
          <table:table-cell table:formula="of:=[.A239]+10" office:value-type="float" office:value="5380" calcext:value-type="float">
            <text:p>5380</text:p>
          </table:table-cell>
          <table:table-cell table:formula="of:=1/((LN(1/((1023/[.B$1])-1))/[.$A240]) + (1/298.15))" office:value-type="float" office:value="280.285452225675" calcext:value-type="float">
            <text:p>280.2854522257</text:p>
          </table:table-cell>
          <table:table-cell table:formula="of:=1/((LN(1/((1023/[.C$1])-1))/[.$A240]) + (1/298.15))" office:value-type="float" office:value="297.215900129615" calcext:value-type="float">
            <text:p>297.2159001296</text:p>
          </table:table-cell>
          <table:table-cell/>
        </table:table-row>
        <table:table-row table:style-name="ro1">
          <table:table-cell table:formula="of:=[.A240]+10" office:value-type="float" office:value="5390" calcext:value-type="float">
            <text:p>5390</text:p>
          </table:table-cell>
          <table:table-cell table:formula="of:=1/((LN(1/((1023/[.B$1])-1))/[.$A241]) + (1/298.15))" office:value-type="float" office:value="280.316613648988" calcext:value-type="float">
            <text:p>280.316613649</text:p>
          </table:table-cell>
          <table:table-cell table:formula="of:=1/((LN(1/((1023/[.C$1])-1))/[.$A241]) + (1/298.15))" office:value-type="float" office:value="297.217627733995" calcext:value-type="float">
            <text:p>297.217627734</text:p>
          </table:table-cell>
          <table:table-cell/>
        </table:table-row>
        <table:table-row table:style-name="ro1">
          <table:table-cell table:formula="of:=[.A241]+10" office:value-type="float" office:value="5400" calcext:value-type="float">
            <text:p>5400</text:p>
          </table:table-cell>
          <table:table-cell table:formula="of:=1/((LN(1/((1023/[.B$1])-1))/[.$A242]) + (1/298.15))" office:value-type="float" office:value="280.347666550835" calcext:value-type="float">
            <text:p>280.3476665508</text:p>
          </table:table-cell>
          <table:table-cell table:formula="of:=1/((LN(1/((1023/[.C$1])-1))/[.$A242]) + (1/298.15))" office:value-type="float" office:value="297.219348959813" calcext:value-type="float">
            <text:p>297.2193489598</text:p>
          </table:table-cell>
          <table:table-cell/>
        </table:table-row>
        <table:table-row table:style-name="ro1">
          <table:table-cell table:formula="of:=[.A242]+10" office:value-type="float" office:value="5410" calcext:value-type="float">
            <text:p>5410</text:p>
          </table:table-cell>
          <table:table-cell table:formula="of:=1/((LN(1/((1023/[.B$1])-1))/[.$A243]) + (1/298.15))" office:value-type="float" office:value="280.378611497128" calcext:value-type="float">
            <text:p>280.3786114971</text:p>
          </table:table-cell>
          <table:table-cell table:formula="of:=1/((LN(1/((1023/[.C$1])-1))/[.$A243]) + (1/298.15))" office:value-type="float" office:value="297.221063842329" calcext:value-type="float">
            <text:p>297.2210638423</text:p>
          </table:table-cell>
          <table:table-cell/>
        </table:table-row>
        <table:table-row table:style-name="ro1">
          <table:table-cell table:formula="of:=[.A243]+10" office:value-type="float" office:value="5420" calcext:value-type="float">
            <text:p>5420</text:p>
          </table:table-cell>
          <table:table-cell table:formula="of:=1/((LN(1/((1023/[.B$1])-1))/[.$A244]) + (1/298.15))" office:value-type="float" office:value="280.409449049853" calcext:value-type="float">
            <text:p>280.4094490499</text:p>
          </table:table-cell>
          <table:table-cell table:formula="of:=1/((LN(1/((1023/[.C$1])-1))/[.$A244]) + (1/298.15))" office:value-type="float" office:value="297.222772416545" calcext:value-type="float">
            <text:p>297.2227724165</text:p>
          </table:table-cell>
          <table:table-cell/>
        </table:table-row>
        <table:table-row table:style-name="ro1">
          <table:table-cell table:formula="of:=[.A244]+10" office:value-type="float" office:value="5430" calcext:value-type="float">
            <text:p>5430</text:p>
          </table:table-cell>
          <table:table-cell table:formula="of:=1/((LN(1/((1023/[.B$1])-1))/[.$A245]) + (1/298.15))" office:value-type="float" office:value="280.4401797671" calcext:value-type="float">
            <text:p>280.4401797671</text:p>
          </table:table-cell>
          <table:table-cell table:formula="of:=1/((LN(1/((1023/[.C$1])-1))/[.$A245]) + (1/298.15))" office:value-type="float" office:value="297.224474717205" calcext:value-type="float">
            <text:p>297.2244747172</text:p>
          </table:table-cell>
          <table:table-cell/>
        </table:table-row>
        <table:table-row table:style-name="ro1">
          <table:table-cell table:formula="of:=[.A245]+10" office:value-type="float" office:value="5440" calcext:value-type="float">
            <text:p>5440</text:p>
          </table:table-cell>
          <table:table-cell table:formula="of:=1/((LN(1/((1023/[.B$1])-1))/[.$A246]) + (1/298.15))" office:value-type="float" office:value="280.470804203102" calcext:value-type="float">
            <text:p>280.4708042031</text:p>
          </table:table-cell>
          <table:table-cell table:formula="of:=1/((LN(1/((1023/[.C$1])-1))/[.$A246]) + (1/298.15))" office:value-type="float" office:value="297.226170778799" calcext:value-type="float">
            <text:p>297.2261707788</text:p>
          </table:table-cell>
          <table:table-cell/>
        </table:table-row>
        <table:table-row table:style-name="ro1">
          <table:table-cell table:formula="of:=[.A246]+10" office:value-type="float" office:value="5450" calcext:value-type="float">
            <text:p>5450</text:p>
          </table:table-cell>
          <table:table-cell table:formula="of:=1/((LN(1/((1023/[.B$1])-1))/[.$A247]) + (1/298.15))" office:value-type="float" office:value="280.501322908261" calcext:value-type="float">
            <text:p>280.5013229083</text:p>
          </table:table-cell>
          <table:table-cell table:formula="of:=1/((LN(1/((1023/[.C$1])-1))/[.$A247]) + (1/298.15))" office:value-type="float" office:value="297.227860635565" calcext:value-type="float">
            <text:p>297.2278606356</text:p>
          </table:table-cell>
          <table:table-cell/>
        </table:table-row>
        <table:table-row table:style-name="ro1">
          <table:table-cell table:formula="of:=[.A247]+10" office:value-type="float" office:value="5460" calcext:value-type="float">
            <text:p>5460</text:p>
          </table:table-cell>
          <table:table-cell table:formula="of:=1/((LN(1/((1023/[.B$1])-1))/[.$A248]) + (1/298.15))" office:value-type="float" office:value="280.531736429187" calcext:value-type="float">
            <text:p>280.5317364292</text:p>
          </table:table-cell>
          <table:table-cell table:formula="of:=1/((LN(1/((1023/[.C$1])-1))/[.$A248]) + (1/298.15))" office:value-type="float" office:value="297.229544321488" calcext:value-type="float">
            <text:p>297.2295443215</text:p>
          </table:table-cell>
          <table:table-cell/>
        </table:table-row>
        <table:table-row table:style-name="ro1">
          <table:table-cell table:formula="of:=[.A248]+10" office:value-type="float" office:value="5470" calcext:value-type="float">
            <text:p>5470</text:p>
          </table:table-cell>
          <table:table-cell table:formula="of:=1/((LN(1/((1023/[.B$1])-1))/[.$A249]) + (1/298.15))" office:value-type="float" office:value="280.562045308729" calcext:value-type="float">
            <text:p>280.5620453087</text:p>
          </table:table-cell>
          <table:table-cell table:formula="of:=1/((LN(1/((1023/[.C$1])-1))/[.$A249]) + (1/298.15))" office:value-type="float" office:value="297.231221870309" calcext:value-type="float">
            <text:p>297.2312218703</text:p>
          </table:table-cell>
          <table:table-cell/>
        </table:table-row>
        <table:table-row table:style-name="ro1">
          <table:table-cell table:formula="of:=[.A249]+10" office:value-type="float" office:value="5480" calcext:value-type="float">
            <text:p>5480</text:p>
          </table:table-cell>
          <table:table-cell table:formula="of:=1/((LN(1/((1023/[.B$1])-1))/[.$A250]) + (1/298.15))" office:value-type="float" office:value="280.592250086007" calcext:value-type="float">
            <text:p>280.592250086</text:p>
          </table:table-cell>
          <table:table-cell table:formula="of:=1/((LN(1/((1023/[.C$1])-1))/[.$A250]) + (1/298.15))" office:value-type="float" office:value="297.232893315522" calcext:value-type="float">
            <text:p>297.2328933155</text:p>
          </table:table-cell>
          <table:table-cell/>
        </table:table-row>
        <table:table-row table:style-name="ro1">
          <table:table-cell table:formula="of:=[.A250]+10" office:value-type="float" office:value="5490" calcext:value-type="float">
            <text:p>5490</text:p>
          </table:table-cell>
          <table:table-cell table:formula="of:=1/((LN(1/((1023/[.B$1])-1))/[.$A251]) + (1/298.15))" office:value-type="float" office:value="280.622351296442" calcext:value-type="float">
            <text:p>280.6223512964</text:p>
          </table:table-cell>
          <table:table-cell table:formula="of:=1/((LN(1/((1023/[.C$1])-1))/[.$A251]) + (1/298.15))" office:value-type="float" office:value="297.234558690376" calcext:value-type="float">
            <text:p>297.2345586904</text:p>
          </table:table-cell>
          <table:table-cell/>
        </table:table-row>
        <table:table-row table:style-name="ro1">
          <table:table-cell table:formula="of:=[.A251]+10" office:value-type="float" office:value="5500" calcext:value-type="float">
            <text:p>5500</text:p>
          </table:table-cell>
          <table:table-cell table:formula="of:=1/((LN(1/((1023/[.B$1])-1))/[.$A252]) + (1/298.15))" office:value-type="float" office:value="280.652349471792" calcext:value-type="float">
            <text:p>280.6523494718</text:p>
          </table:table-cell>
          <table:table-cell table:formula="of:=1/((LN(1/((1023/[.C$1])-1))/[.$A252]) + (1/298.15))" office:value-type="float" office:value="297.236218027883" calcext:value-type="float">
            <text:p>297.2362180279</text:p>
          </table:table-cell>
          <table:table-cell/>
        </table:table-row>
        <table:table-row table:style-name="ro1">
          <table:table-cell table:formula="of:=[.A252]+10" office:value-type="float" office:value="5510" calcext:value-type="float">
            <text:p>5510</text:p>
          </table:table-cell>
          <table:table-cell table:formula="of:=1/((LN(1/((1023/[.B$1])-1))/[.$A253]) + (1/298.15))" office:value-type="float" office:value="280.68224514018" calcext:value-type="float">
            <text:p>280.6822451402</text:p>
          </table:table-cell>
          <table:table-cell table:formula="of:=1/((LN(1/((1023/[.C$1])-1))/[.$A253]) + (1/298.15))" office:value-type="float" office:value="297.237871360812" calcext:value-type="float">
            <text:p>297.2378713608</text:p>
          </table:table-cell>
          <table:table-cell/>
        </table:table-row>
        <table:table-row table:style-name="ro1">
          <table:table-cell table:formula="of:=[.A253]+10" office:value-type="float" office:value="5520" calcext:value-type="float">
            <text:p>5520</text:p>
          </table:table-cell>
          <table:table-cell table:formula="of:=1/((LN(1/((1023/[.B$1])-1))/[.$A254]) + (1/298.15))" office:value-type="float" office:value="280.712038826125" calcext:value-type="float">
            <text:p>280.7120388261</text:p>
          </table:table-cell>
          <table:table-cell table:formula="of:=1/((LN(1/((1023/[.C$1])-1))/[.$A254]) + (1/298.15))" office:value-type="float" office:value="297.239518721698" calcext:value-type="float">
            <text:p>297.2395187217</text:p>
          </table:table-cell>
          <table:table-cell/>
        </table:table-row>
        <table:table-row table:style-name="ro1">
          <table:table-cell table:formula="of:=[.A254]+10" office:value-type="float" office:value="5530" calcext:value-type="float">
            <text:p>5530</text:p>
          </table:table-cell>
          <table:table-cell table:formula="of:=1/((LN(1/((1023/[.B$1])-1))/[.$A255]) + (1/298.15))" office:value-type="float" office:value="280.741731050575" calcext:value-type="float">
            <text:p>280.7417310506</text:p>
          </table:table-cell>
          <table:table-cell table:formula="of:=1/((LN(1/((1023/[.C$1])-1))/[.$A255]) + (1/298.15))" office:value-type="float" office:value="297.241160142839" calcext:value-type="float">
            <text:p>297.2411601428</text:p>
          </table:table-cell>
          <table:table-cell/>
        </table:table-row>
        <table:table-row table:style-name="ro1">
          <table:table-cell table:formula="of:=[.A255]+10" office:value-type="float" office:value="5540" calcext:value-type="float">
            <text:p>5540</text:p>
          </table:table-cell>
          <table:table-cell table:formula="of:=1/((LN(1/((1023/[.B$1])-1))/[.$A256]) + (1/298.15))" office:value-type="float" office:value="280.771322330934" calcext:value-type="float">
            <text:p>280.7713223309</text:p>
          </table:table-cell>
          <table:table-cell table:formula="of:=1/((LN(1/((1023/[.C$1])-1))/[.$A256]) + (1/298.15))" office:value-type="float" office:value="297.242795656303" calcext:value-type="float">
            <text:p>297.2427956563</text:p>
          </table:table-cell>
          <table:table-cell/>
        </table:table-row>
        <table:table-row table:style-name="ro1">
          <table:table-cell table:formula="of:=[.A256]+10" office:value-type="float" office:value="5550" calcext:value-type="float">
            <text:p>5550</text:p>
          </table:table-cell>
          <table:table-cell table:formula="of:=1/((LN(1/((1023/[.B$1])-1))/[.$A257]) + (1/298.15))" office:value-type="float" office:value="280.800813181095" calcext:value-type="float">
            <text:p>280.8008131811</text:p>
          </table:table-cell>
          <table:table-cell table:formula="of:=1/((LN(1/((1023/[.C$1])-1))/[.$A257]) + (1/298.15))" office:value-type="float" office:value="297.244425293926" calcext:value-type="float">
            <text:p>297.2444252939</text:p>
          </table:table-cell>
          <table:table-cell/>
        </table:table-row>
        <table:table-row table:style-name="ro1">
          <table:table-cell table:formula="of:=[.A257]+10" office:value-type="float" office:value="5560" calcext:value-type="float">
            <text:p>5560</text:p>
          </table:table-cell>
          <table:table-cell table:formula="of:=1/((LN(1/((1023/[.B$1])-1))/[.$A258]) + (1/298.15))" office:value-type="float" office:value="280.83020411147" calcext:value-type="float">
            <text:p>280.8302041115</text:p>
          </table:table-cell>
          <table:table-cell table:formula="of:=1/((LN(1/((1023/[.C$1])-1))/[.$A258]) + (1/298.15))" office:value-type="float" office:value="297.246049087316" calcext:value-type="float">
            <text:p>297.2460490873</text:p>
          </table:table-cell>
          <table:table-cell/>
        </table:table-row>
        <table:table-row table:style-name="ro1">
          <table:table-cell table:formula="of:=[.A258]+10" office:value-type="float" office:value="5570" calcext:value-type="float">
            <text:p>5570</text:p>
          </table:table-cell>
          <table:table-cell table:formula="of:=1/((LN(1/((1023/[.B$1])-1))/[.$A259]) + (1/298.15))" office:value-type="float" office:value="280.859495629016" calcext:value-type="float">
            <text:p>280.859495629</text:p>
          </table:table-cell>
          <table:table-cell table:formula="of:=1/((LN(1/((1023/[.C$1])-1))/[.$A259]) + (1/298.15))" office:value-type="float" office:value="297.247667067854" calcext:value-type="float">
            <text:p>297.2476670679</text:p>
          </table:table-cell>
          <table:table-cell/>
        </table:table-row>
        <table:table-row table:style-name="ro1">
          <table:table-cell table:formula="of:=[.A259]+10" office:value-type="float" office:value="5580" calcext:value-type="float">
            <text:p>5580</text:p>
          </table:table-cell>
          <table:table-cell table:formula="of:=1/((LN(1/((1023/[.B$1])-1))/[.$A260]) + (1/298.15))" office:value-type="float" office:value="280.888688237267" calcext:value-type="float">
            <text:p>280.8886882373</text:p>
          </table:table-cell>
          <table:table-cell table:formula="of:=1/((LN(1/((1023/[.C$1])-1))/[.$A260]) + (1/298.15))" office:value-type="float" office:value="297.249279266699" calcext:value-type="float">
            <text:p>297.2492792667</text:p>
          </table:table-cell>
          <table:table-cell/>
        </table:table-row>
        <table:table-row table:style-name="ro1">
          <table:table-cell table:formula="of:=[.A260]+10" office:value-type="float" office:value="5590" calcext:value-type="float">
            <text:p>5590</text:p>
          </table:table-cell>
          <table:table-cell table:formula="of:=1/((LN(1/((1023/[.B$1])-1))/[.$A261]) + (1/298.15))" office:value-type="float" office:value="280.917782436362" calcext:value-type="float">
            <text:p>280.9177824364</text:p>
          </table:table-cell>
          <table:table-cell table:formula="of:=1/((LN(1/((1023/[.C$1])-1))/[.$A261]) + (1/298.15))" office:value-type="float" office:value="297.250885714785" calcext:value-type="float">
            <text:p>297.2508857148</text:p>
          </table:table-cell>
          <table:table-cell/>
        </table:table-row>
        <table:table-row table:style-name="ro1">
          <table:table-cell table:formula="of:=[.A261]+10" office:value-type="float" office:value="5600" calcext:value-type="float">
            <text:p>5600</text:p>
          </table:table-cell>
          <table:table-cell table:formula="of:=1/((LN(1/((1023/[.B$1])-1))/[.$A262]) + (1/298.15))" office:value-type="float" office:value="280.946778723075" calcext:value-type="float">
            <text:p>280.9467787231</text:p>
          </table:table-cell>
          <table:table-cell table:formula="of:=1/((LN(1/((1023/[.C$1])-1))/[.$A262]) + (1/298.15))" office:value-type="float" office:value="297.252486442828" calcext:value-type="float">
            <text:p>297.2524864428</text:p>
          </table:table-cell>
          <table:table-cell/>
        </table:table-row>
        <table:table-row table:style-name="ro1">
          <table:table-cell table:formula="of:=[.A262]+10" office:value-type="float" office:value="5610" calcext:value-type="float">
            <text:p>5610</text:p>
          </table:table-cell>
          <table:table-cell table:formula="of:=1/((LN(1/((1023/[.B$1])-1))/[.$A263]) + (1/298.15))" office:value-type="float" office:value="280.975677590841" calcext:value-type="float">
            <text:p>280.9756775908</text:p>
          </table:table-cell>
          <table:table-cell table:formula="of:=1/((LN(1/((1023/[.C$1])-1))/[.$A263]) + (1/298.15))" office:value-type="float" office:value="297.254081481323" calcext:value-type="float">
            <text:p>297.2540814813</text:p>
          </table:table-cell>
          <table:table-cell/>
        </table:table-row>
        <table:table-row table:style-name="ro1">
          <table:table-cell table:formula="of:=[.A263]+10" office:value-type="float" office:value="5620" calcext:value-type="float">
            <text:p>5620</text:p>
          </table:table-cell>
          <table:table-cell table:formula="of:=1/((LN(1/((1023/[.B$1])-1))/[.$A264]) + (1/298.15))" office:value-type="float" office:value="281.004479529784" calcext:value-type="float">
            <text:p>281.0044795298</text:p>
          </table:table-cell>
          <table:table-cell table:formula="of:=1/((LN(1/((1023/[.C$1])-1))/[.$A264]) + (1/298.15))" office:value-type="float" office:value="297.255670860551" calcext:value-type="float">
            <text:p>297.2556708606</text:p>
          </table:table-cell>
          <table:table-cell/>
        </table:table-row>
        <table:table-row table:style-name="ro1">
          <table:table-cell table:formula="of:=[.A264]+10" office:value-type="float" office:value="5630" calcext:value-type="float">
            <text:p>5630</text:p>
          </table:table-cell>
          <table:table-cell table:formula="of:=1/((LN(1/((1023/[.B$1])-1))/[.$A265]) + (1/298.15))" office:value-type="float" office:value="281.033185026747" calcext:value-type="float">
            <text:p>281.0331850267</text:p>
          </table:table-cell>
          <table:table-cell table:formula="of:=1/((LN(1/((1023/[.C$1])-1))/[.$A265]) + (1/298.15))" office:value-type="float" office:value="297.257254610578" calcext:value-type="float">
            <text:p>297.2572546106</text:p>
          </table:table-cell>
          <table:table-cell/>
        </table:table-row>
        <table:table-row table:style-name="ro1">
          <table:table-cell table:formula="of:=[.A265]+10" office:value-type="float" office:value="5640" calcext:value-type="float">
            <text:p>5640</text:p>
          </table:table-cell>
          <table:table-cell table:formula="of:=1/((LN(1/((1023/[.B$1])-1))/[.$A266]) + (1/298.15))" office:value-type="float" office:value="281.061794565317" calcext:value-type="float">
            <text:p>281.0617945653</text:p>
          </table:table-cell>
          <table:table-cell table:formula="of:=1/((LN(1/((1023/[.C$1])-1))/[.$A266]) + (1/298.15))" office:value-type="float" office:value="297.258832761257" calcext:value-type="float">
            <text:p>297.2588327613</text:p>
          </table:table-cell>
          <table:table-cell/>
        </table:table-row>
        <table:table-row table:style-name="ro1">
          <table:table-cell table:formula="of:=[.A266]+10" office:value-type="float" office:value="5650" calcext:value-type="float">
            <text:p>5650</text:p>
          </table:table-cell>
          <table:table-cell table:formula="of:=1/((LN(1/((1023/[.B$1])-1))/[.$A267]) + (1/298.15))" office:value-type="float" office:value="281.090308625856" calcext:value-type="float">
            <text:p>281.0903086259</text:p>
          </table:table-cell>
          <table:table-cell table:formula="of:=1/((LN(1/((1023/[.C$1])-1))/[.$A267]) + (1/298.15))" office:value-type="float" office:value="297.26040534223" calcext:value-type="float">
            <text:p>297.2604053422</text:p>
          </table:table-cell>
          <table:table-cell/>
        </table:table-row>
        <table:table-row table:style-name="ro1">
          <table:table-cell table:formula="of:=[.A267]+10" office:value-type="float" office:value="5660" calcext:value-type="float">
            <text:p>5660</text:p>
          </table:table-cell>
          <table:table-cell table:formula="of:=1/((LN(1/((1023/[.B$1])-1))/[.$A268]) + (1/298.15))" office:value-type="float" office:value="281.118727685521" calcext:value-type="float">
            <text:p>281.1187276855</text:p>
          </table:table-cell>
          <table:table-cell table:formula="of:=1/((LN(1/((1023/[.C$1])-1))/[.$A268]) + (1/298.15))" office:value-type="float" office:value="297.26197238293" calcext:value-type="float">
            <text:p>297.2619723829</text:p>
          </table:table-cell>
          <table:table-cell/>
        </table:table-row>
        <table:table-row table:style-name="ro1">
          <table:table-cell table:formula="of:=[.A268]+10" office:value-type="float" office:value="5670" calcext:value-type="float">
            <text:p>5670</text:p>
          </table:table-cell>
          <table:table-cell table:formula="of:=1/((LN(1/((1023/[.B$1])-1))/[.$A269]) + (1/298.15))" office:value-type="float" office:value="281.147052218298" calcext:value-type="float">
            <text:p>281.1470522183</text:p>
          </table:table-cell>
          <table:table-cell table:formula="of:=1/((LN(1/((1023/[.C$1])-1))/[.$A269]) + (1/298.15))" office:value-type="float" office:value="297.263533912584" calcext:value-type="float">
            <text:p>297.2635339126</text:p>
          </table:table-cell>
          <table:table-cell/>
        </table:table-row>
        <table:table-row table:style-name="ro1">
          <table:table-cell table:formula="of:=[.A269]+10" office:value-type="float" office:value="5680" calcext:value-type="float">
            <text:p>5680</text:p>
          </table:table-cell>
          <table:table-cell table:formula="of:=1/((LN(1/((1023/[.B$1])-1))/[.$A270]) + (1/298.15))" office:value-type="float" office:value="281.175282695025" calcext:value-type="float">
            <text:p>281.175282695</text:p>
          </table:table-cell>
          <table:table-cell table:formula="of:=1/((LN(1/((1023/[.C$1])-1))/[.$A270]) + (1/298.15))" office:value-type="float" office:value="297.265089960214" calcext:value-type="float">
            <text:p>297.2650899602</text:p>
          </table:table-cell>
          <table:table-cell/>
        </table:table-row>
        <table:table-row table:style-name="ro1">
          <table:table-cell table:formula="of:=[.A270]+10" office:value-type="float" office:value="5690" calcext:value-type="float">
            <text:p>5690</text:p>
          </table:table-cell>
          <table:table-cell table:formula="of:=1/((LN(1/((1023/[.B$1])-1))/[.$A271]) + (1/298.15))" office:value-type="float" office:value="281.203419583415" calcext:value-type="float">
            <text:p>281.2034195834</text:p>
          </table:table-cell>
          <table:table-cell table:formula="of:=1/((LN(1/((1023/[.C$1])-1))/[.$A271]) + (1/298.15))" office:value-type="float" office:value="297.266640554636" calcext:value-type="float">
            <text:p>297.2666405546</text:p>
          </table:table-cell>
          <table:table-cell/>
        </table:table-row>
        <table:table-row table:style-name="ro1">
          <table:table-cell table:formula="of:=[.A271]+10" office:value-type="float" office:value="5700" calcext:value-type="float">
            <text:p>5700</text:p>
          </table:table-cell>
          <table:table-cell table:formula="of:=1/((LN(1/((1023/[.B$1])-1))/[.$A272]) + (1/298.15))" office:value-type="float" office:value="281.231463348088" calcext:value-type="float">
            <text:p>281.2314633481</text:p>
          </table:table-cell>
          <table:table-cell table:formula="of:=1/((LN(1/((1023/[.C$1])-1))/[.$A272]) + (1/298.15))" office:value-type="float" office:value="297.268185724468" calcext:value-type="float">
            <text:p>297.2681857245</text:p>
          </table:table-cell>
          <table:table-cell/>
        </table:table-row>
        <table:table-row table:style-name="ro1">
          <table:table-cell table:formula="of:=[.A272]+10" office:value-type="float" office:value="5710" calcext:value-type="float">
            <text:p>5710</text:p>
          </table:table-cell>
          <table:table-cell table:formula="of:=1/((LN(1/((1023/[.B$1])-1))/[.$A273]) + (1/298.15))" office:value-type="float" office:value="281.259414450594" calcext:value-type="float">
            <text:p>281.2594144506</text:p>
          </table:table-cell>
          <table:table-cell table:formula="of:=1/((LN(1/((1023/[.C$1])-1))/[.$A273]) + (1/298.15))" office:value-type="float" office:value="297.269725498126" calcext:value-type="float">
            <text:p>297.2697254981</text:p>
          </table:table-cell>
          <table:table-cell/>
        </table:table-row>
        <table:table-row table:style-name="ro1">
          <table:table-cell table:formula="of:=[.A273]+10" office:value-type="float" office:value="5720" calcext:value-type="float">
            <text:p>5720</text:p>
          </table:table-cell>
          <table:table-cell table:formula="of:=1/((LN(1/((1023/[.B$1])-1))/[.$A274]) + (1/298.15))" office:value-type="float" office:value="281.287273349435" calcext:value-type="float">
            <text:p>281.2872733494</text:p>
          </table:table-cell>
          <table:table-cell table:formula="of:=1/((LN(1/((1023/[.C$1])-1))/[.$A274]) + (1/298.15))" office:value-type="float" office:value="297.271259903827" calcext:value-type="float">
            <text:p>297.2712599038</text:p>
          </table:table-cell>
          <table:table-cell/>
        </table:table-row>
        <table:table-row table:style-name="ro1">
          <table:table-cell table:formula="of:=[.A274]+10" office:value-type="float" office:value="5730" calcext:value-type="float">
            <text:p>5730</text:p>
          </table:table-cell>
          <table:table-cell table:formula="of:=1/((LN(1/((1023/[.B$1])-1))/[.$A275]) + (1/298.15))" office:value-type="float" office:value="281.315040500097" calcext:value-type="float">
            <text:p>281.3150405001</text:p>
          </table:table-cell>
          <table:table-cell table:formula="of:=1/((LN(1/((1023/[.C$1])-1))/[.$A275]) + (1/298.15))" office:value-type="float" office:value="297.272788969594" calcext:value-type="float">
            <text:p>297.2727889696</text:p>
          </table:table-cell>
          <table:table-cell/>
        </table:table-row>
        <table:table-row table:style-name="ro1">
          <table:table-cell table:formula="of:=[.A275]+10" office:value-type="float" office:value="5740" calcext:value-type="float">
            <text:p>5740</text:p>
          </table:table-cell>
          <table:table-cell table:formula="of:=1/((LN(1/((1023/[.B$1])-1))/[.$A276]) + (1/298.15))" office:value-type="float" office:value="281.342716355067" calcext:value-type="float">
            <text:p>281.3427163551</text:p>
          </table:table-cell>
          <table:table-cell table:formula="of:=1/((LN(1/((1023/[.C$1])-1))/[.$A276]) + (1/298.15))" office:value-type="float" office:value="297.274312723254" calcext:value-type="float">
            <text:p>297.2743127233</text:p>
          </table:table-cell>
          <table:table-cell/>
        </table:table-row>
        <table:table-row table:style-name="ro1">
          <table:table-cell table:formula="of:=[.A276]+10" office:value-type="float" office:value="5750" calcext:value-type="float">
            <text:p>5750</text:p>
          </table:table-cell>
          <table:table-cell table:formula="of:=1/((LN(1/((1023/[.B$1])-1))/[.$A277]) + (1/298.15))" office:value-type="float" office:value="281.370301363863" calcext:value-type="float">
            <text:p>281.3703013639</text:p>
          </table:table-cell>
          <table:table-cell table:formula="of:=1/((LN(1/((1023/[.C$1])-1))/[.$A277]) + (1/298.15))" office:value-type="float" office:value="297.27583119244" calcext:value-type="float">
            <text:p>297.2758311924</text:p>
          </table:table-cell>
          <table:table-cell/>
        </table:table-row>
        <table:table-row table:style-name="ro1">
          <table:table-cell table:formula="of:=[.A277]+10" office:value-type="float" office:value="5760" calcext:value-type="float">
            <text:p>5760</text:p>
          </table:table-cell>
          <table:table-cell table:formula="of:=1/((LN(1/((1023/[.B$1])-1))/[.$A278]) + (1/298.15))" office:value-type="float" office:value="281.397795973058" calcext:value-type="float">
            <text:p>281.3977959731</text:p>
          </table:table-cell>
          <table:table-cell table:formula="of:=1/((LN(1/((1023/[.C$1])-1))/[.$A278]) + (1/298.15))" office:value-type="float" office:value="297.277344404596" calcext:value-type="float">
            <text:p>297.2773444046</text:p>
          </table:table-cell>
          <table:table-cell/>
        </table:table-row>
        <table:table-row table:style-name="ro1">
          <table:table-cell table:formula="of:=[.A278]+10" office:value-type="float" office:value="5770" calcext:value-type="float">
            <text:p>5770</text:p>
          </table:table-cell>
          <table:table-cell table:formula="of:=1/((LN(1/((1023/[.B$1])-1))/[.$A279]) + (1/298.15))" office:value-type="float" office:value="281.425200626301" calcext:value-type="float">
            <text:p>281.4252006263</text:p>
          </table:table-cell>
          <table:table-cell table:formula="of:=1/((LN(1/((1023/[.C$1])-1))/[.$A279]) + (1/298.15))" office:value-type="float" office:value="297.278852386974" calcext:value-type="float">
            <text:p>297.278852387</text:p>
          </table:table-cell>
          <table:table-cell/>
        </table:table-row>
        <table:table-row table:style-name="ro1">
          <table:table-cell table:formula="of:=[.A279]+10" office:value-type="float" office:value="5780" calcext:value-type="float">
            <text:p>5780</text:p>
          </table:table-cell>
          <table:table-cell table:formula="of:=1/((LN(1/((1023/[.B$1])-1))/[.$A280]) + (1/298.15))" office:value-type="float" office:value="281.452515764343" calcext:value-type="float">
            <text:p>281.4525157643</text:p>
          </table:table-cell>
          <table:table-cell table:formula="of:=1/((LN(1/((1023/[.C$1])-1))/[.$A280]) + (1/298.15))" office:value-type="float" office:value="297.28035516664" calcext:value-type="float">
            <text:p>297.2803551666</text:p>
          </table:table-cell>
          <table:table-cell/>
        </table:table-row>
        <table:table-row table:style-name="ro1">
          <table:table-cell table:formula="of:=[.A280]+10" office:value-type="float" office:value="5790" calcext:value-type="float">
            <text:p>5790</text:p>
          </table:table-cell>
          <table:table-cell table:formula="of:=1/((LN(1/((1023/[.B$1])-1))/[.$A281]) + (1/298.15))" office:value-type="float" office:value="281.479741825061" calcext:value-type="float">
            <text:p>281.4797418251</text:p>
          </table:table-cell>
          <table:table-cell table:formula="of:=1/((LN(1/((1023/[.C$1])-1))/[.$A281]) + (1/298.15))" office:value-type="float" office:value="297.281852770473" calcext:value-type="float">
            <text:p>297.2818527705</text:p>
          </table:table-cell>
          <table:table-cell/>
        </table:table-row>
        <table:table-row table:style-name="ro1">
          <table:table-cell table:formula="of:=[.A281]+10" office:value-type="float" office:value="5800" calcext:value-type="float">
            <text:p>5800</text:p>
          </table:table-cell>
          <table:table-cell table:formula="of:=1/((LN(1/((1023/[.B$1])-1))/[.$A282]) + (1/298.15))" office:value-type="float" office:value="281.50687924348" calcext:value-type="float">
            <text:p>281.5068792435</text:p>
          </table:table-cell>
          <table:table-cell table:formula="of:=1/((LN(1/((1023/[.C$1])-1))/[.$A282]) + (1/298.15))" office:value-type="float" office:value="297.283345225165" calcext:value-type="float">
            <text:p>297.2833452252</text:p>
          </table:table-cell>
          <table:table-cell/>
        </table:table-row>
        <table:table-row table:style-name="ro1">
          <table:table-cell table:formula="of:=[.A282]+10" office:value-type="float" office:value="5810" calcext:value-type="float">
            <text:p>5810</text:p>
          </table:table-cell>
          <table:table-cell table:formula="of:=1/((LN(1/((1023/[.B$1])-1))/[.$A283]) + (1/298.15))" office:value-type="float" office:value="281.533928451798" calcext:value-type="float">
            <text:p>281.5339284518</text:p>
          </table:table-cell>
          <table:table-cell table:formula="of:=1/((LN(1/((1023/[.C$1])-1))/[.$A283]) + (1/298.15))" office:value-type="float" office:value="297.284832557227" calcext:value-type="float">
            <text:p>297.2848325572</text:p>
          </table:table-cell>
          <table:table-cell/>
        </table:table-row>
        <table:table-row table:style-name="ro1">
          <table:table-cell table:formula="of:=[.A283]+10" office:value-type="float" office:value="5820" calcext:value-type="float">
            <text:p>5820</text:p>
          </table:table-cell>
          <table:table-cell table:formula="of:=1/((LN(1/((1023/[.B$1])-1))/[.$A284]) + (1/298.15))" office:value-type="float" office:value="281.560889879407" calcext:value-type="float">
            <text:p>281.5608898794</text:p>
          </table:table-cell>
          <table:table-cell table:formula="of:=1/((LN(1/((1023/[.C$1])-1))/[.$A284]) + (1/298.15))" office:value-type="float" office:value="297.286314792989" calcext:value-type="float">
            <text:p>297.286314793</text:p>
          </table:table-cell>
          <table:table-cell/>
        </table:table-row>
        <table:table-row table:style-name="ro1">
          <table:table-cell table:formula="of:=[.A284]+10" office:value-type="float" office:value="5830" calcext:value-type="float">
            <text:p>5830</text:p>
          </table:table-cell>
          <table:table-cell table:formula="of:=1/((LN(1/((1023/[.B$1])-1))/[.$A285]) + (1/298.15))" office:value-type="float" office:value="281.587763952916" calcext:value-type="float">
            <text:p>281.5877639529</text:p>
          </table:table-cell>
          <table:table-cell table:formula="of:=1/((LN(1/((1023/[.C$1])-1))/[.$A285]) + (1/298.15))" office:value-type="float" office:value="297.287791958599" calcext:value-type="float">
            <text:p>297.2877919586</text:p>
          </table:table-cell>
          <table:table-cell/>
        </table:table-row>
        <table:table-row table:style-name="ro1">
          <table:table-cell table:formula="of:=[.A285]+10" office:value-type="float" office:value="5840" calcext:value-type="float">
            <text:p>5840</text:p>
          </table:table-cell>
          <table:table-cell table:formula="of:=1/((LN(1/((1023/[.B$1])-1))/[.$A286]) + (1/298.15))" office:value-type="float" office:value="281.614551096176" calcext:value-type="float">
            <text:p>281.6145510962</text:p>
          </table:table-cell>
          <table:table-cell table:formula="of:=1/((LN(1/((1023/[.C$1])-1))/[.$A286]) + (1/298.15))" office:value-type="float" office:value="297.289264080026" calcext:value-type="float">
            <text:p>297.28926408</text:p>
          </table:table-cell>
          <table:table-cell/>
        </table:table-row>
        <table:table-row table:style-name="ro1">
          <table:table-cell table:formula="of:=[.A286]+10" office:value-type="float" office:value="5850" calcext:value-type="float">
            <text:p>5850</text:p>
          </table:table-cell>
          <table:table-cell table:formula="of:=1/((LN(1/((1023/[.B$1])-1))/[.$A287]) + (1/298.15))" office:value-type="float" office:value="281.641251730299" calcext:value-type="float">
            <text:p>281.6412517303</text:p>
          </table:table-cell>
          <table:table-cell table:formula="of:=1/((LN(1/((1023/[.C$1])-1))/[.$A287]) + (1/298.15))" office:value-type="float" office:value="297.290731183065" calcext:value-type="float">
            <text:p>297.2907311831</text:p>
          </table:table-cell>
          <table:table-cell/>
        </table:table-row>
        <table:table-row table:style-name="ro1">
          <table:table-cell table:formula="of:=[.A287]+10" office:value-type="float" office:value="5860" calcext:value-type="float">
            <text:p>5860</text:p>
          </table:table-cell>
          <table:table-cell table:formula="of:=1/((LN(1/((1023/[.B$1])-1))/[.$A288]) + (1/298.15))" office:value-type="float" office:value="281.66786627368" calcext:value-type="float">
            <text:p>281.6678662737</text:p>
          </table:table-cell>
          <table:table-cell table:formula="of:=1/((LN(1/((1023/[.C$1])-1))/[.$A288]) + (1/298.15))" office:value-type="float" office:value="297.292193293332" calcext:value-type="float">
            <text:p>297.2921932933</text:p>
          </table:table-cell>
          <table:table-cell/>
        </table:table-row>
        <table:table-row table:style-name="ro1">
          <table:table-cell table:formula="of:=[.A288]+10" office:value-type="float" office:value="5870" calcext:value-type="float">
            <text:p>5870</text:p>
          </table:table-cell>
          <table:table-cell table:formula="of:=1/((LN(1/((1023/[.B$1])-1))/[.$A289]) + (1/298.15))" office:value-type="float" office:value="281.694395142023" calcext:value-type="float">
            <text:p>281.694395142</text:p>
          </table:table-cell>
          <table:table-cell table:formula="of:=1/((LN(1/((1023/[.C$1])-1))/[.$A289]) + (1/298.15))" office:value-type="float" office:value="297.293650436271" calcext:value-type="float">
            <text:p>297.2936504363</text:p>
          </table:table-cell>
          <table:table-cell/>
        </table:table-row>
        <table:table-row table:style-name="ro1">
          <table:table-cell table:formula="of:=[.A289]+10" office:value-type="float" office:value="5880" calcext:value-type="float">
            <text:p>5880</text:p>
          </table:table-cell>
          <table:table-cell table:formula="of:=1/((LN(1/((1023/[.B$1])-1))/[.$A290]) + (1/298.15))" office:value-type="float" office:value="281.72083874836" calcext:value-type="float">
            <text:p>281.7208387484</text:p>
          </table:table-cell>
          <table:table-cell table:formula="of:=1/((LN(1/((1023/[.C$1])-1))/[.$A290]) + (1/298.15))" office:value-type="float" office:value="297.295102637153" calcext:value-type="float">
            <text:p>297.2951026372</text:p>
          </table:table-cell>
          <table:table-cell/>
        </table:table-row>
        <table:table-row table:style-name="ro1">
          <table:table-cell table:formula="of:=[.A290]+10" office:value-type="float" office:value="5890" calcext:value-type="float">
            <text:p>5890</text:p>
          </table:table-cell>
          <table:table-cell table:formula="of:=1/((LN(1/((1023/[.B$1])-1))/[.$A291]) + (1/298.15))" office:value-type="float" office:value="281.747197503068" calcext:value-type="float">
            <text:p>281.7471975031</text:p>
          </table:table-cell>
          <table:table-cell table:formula="of:=1/((LN(1/((1023/[.C$1])-1))/[.$A291]) + (1/298.15))" office:value-type="float" office:value="297.296549921077" calcext:value-type="float">
            <text:p>297.2965499211</text:p>
          </table:table-cell>
          <table:table-cell/>
        </table:table-row>
        <table:table-row table:style-name="ro1">
          <table:table-cell table:formula="of:=[.A291]+10" office:value-type="float" office:value="5900" calcext:value-type="float">
            <text:p>5900</text:p>
          </table:table-cell>
          <table:table-cell table:formula="of:=1/((LN(1/((1023/[.B$1])-1))/[.$A292]) + (1/298.15))" office:value-type="float" office:value="281.773471813901" calcext:value-type="float">
            <text:p>281.7734718139</text:p>
          </table:table-cell>
          <table:table-cell table:formula="of:=1/((LN(1/((1023/[.C$1])-1))/[.$A292]) + (1/298.15))" office:value-type="float" office:value="297.297992312974" calcext:value-type="float">
            <text:p>297.297992313</text:p>
          </table:table-cell>
          <table:table-cell/>
        </table:table-row>
        <table:table-row table:style-name="ro1">
          <table:table-cell table:formula="of:=[.A292]+10" office:value-type="float" office:value="5910" calcext:value-type="float">
            <text:p>5910</text:p>
          </table:table-cell>
          <table:table-cell table:formula="of:=1/((LN(1/((1023/[.B$1])-1))/[.$A293]) + (1/298.15))" office:value-type="float" office:value="281.799662085999" calcext:value-type="float">
            <text:p>281.799662086</text:p>
          </table:table-cell>
          <table:table-cell table:formula="of:=1/((LN(1/((1023/[.C$1])-1))/[.$A293]) + (1/298.15))" office:value-type="float" office:value="297.299429837605" calcext:value-type="float">
            <text:p>297.2994298376</text:p>
          </table:table-cell>
          <table:table-cell/>
        </table:table-row>
        <table:table-row table:style-name="ro1">
          <table:table-cell table:formula="of:=[.A293]+10" office:value-type="float" office:value="5920" calcext:value-type="float">
            <text:p>5920</text:p>
          </table:table-cell>
          <table:table-cell table:formula="of:=1/((LN(1/((1023/[.B$1])-1))/[.$A294]) + (1/298.15))" office:value-type="float" office:value="281.825768721917" calcext:value-type="float">
            <text:p>281.8257687219</text:p>
          </table:table-cell>
          <table:table-cell table:formula="of:=1/((LN(1/((1023/[.C$1])-1))/[.$A294]) + (1/298.15))" office:value-type="float" office:value="297.300862519566" calcext:value-type="float">
            <text:p>297.3008625196</text:p>
          </table:table-cell>
          <table:table-cell/>
        </table:table-row>
        <table:table-row table:style-name="ro1">
          <table:table-cell table:formula="of:=[.A294]+10" office:value-type="float" office:value="5930" calcext:value-type="float">
            <text:p>5930</text:p>
          </table:table-cell>
          <table:table-cell table:formula="of:=1/((LN(1/((1023/[.B$1])-1))/[.$A295]) + (1/298.15))" office:value-type="float" office:value="281.851792121644" calcext:value-type="float">
            <text:p>281.8517921216</text:p>
          </table:table-cell>
          <table:table-cell table:formula="of:=1/((LN(1/((1023/[.C$1])-1))/[.$A295]) + (1/298.15))" office:value-type="float" office:value="297.302290383285" calcext:value-type="float">
            <text:p>297.3022903833</text:p>
          </table:table-cell>
          <table:table-cell/>
        </table:table-row>
        <table:table-row table:style-name="ro1">
          <table:table-cell table:formula="of:=[.A295]+10" office:value-type="float" office:value="5940" calcext:value-type="float">
            <text:p>5940</text:p>
          </table:table-cell>
          <table:table-cell table:formula="of:=1/((LN(1/((1023/[.B$1])-1))/[.$A296]) + (1/298.15))" office:value-type="float" office:value="281.87773268262" calcext:value-type="float">
            <text:p>281.8777326826</text:p>
          </table:table-cell>
          <table:table-cell table:formula="of:=1/((LN(1/((1023/[.C$1])-1))/[.$A296]) + (1/298.15))" office:value-type="float" office:value="297.303713453029" calcext:value-type="float">
            <text:p>297.303713453</text:p>
          </table:table-cell>
          <table:table-cell/>
        </table:table-row>
        <table:table-row table:style-name="ro1">
          <table:table-cell table:formula="of:=[.A296]+10" office:value-type="float" office:value="5950" calcext:value-type="float">
            <text:p>5950</text:p>
          </table:table-cell>
          <table:table-cell table:formula="of:=1/((LN(1/((1023/[.B$1])-1))/[.$A297]) + (1/298.15))" office:value-type="float" office:value="281.903590799761" calcext:value-type="float">
            <text:p>281.9035907998</text:p>
          </table:table-cell>
          <table:table-cell table:formula="of:=1/((LN(1/((1023/[.C$1])-1))/[.$A297]) + (1/298.15))" office:value-type="float" office:value="297.3051317529" calcext:value-type="float">
            <text:p>297.3051317529</text:p>
          </table:table-cell>
          <table:table-cell/>
        </table:table-row>
        <table:table-row table:style-name="ro1">
          <table:table-cell table:formula="of:=[.A297]+10" office:value-type="float" office:value="5960" calcext:value-type="float">
            <text:p>5960</text:p>
          </table:table-cell>
          <table:table-cell table:formula="of:=1/((LN(1/((1023/[.B$1])-1))/[.$A298]) + (1/298.15))" office:value-type="float" office:value="281.929366865476" calcext:value-type="float">
            <text:p>281.9293668655</text:p>
          </table:table-cell>
          <table:table-cell table:formula="of:=1/((LN(1/((1023/[.C$1])-1))/[.$A298]) + (1/298.15))" office:value-type="float" office:value="297.306545306839" calcext:value-type="float">
            <text:p>297.3065453068</text:p>
          </table:table-cell>
          <table:table-cell/>
        </table:table-row>
        <table:table-row table:style-name="ro1">
          <table:table-cell table:formula="of:=[.A298]+10" office:value-type="float" office:value="5970" calcext:value-type="float">
            <text:p>5970</text:p>
          </table:table-cell>
          <table:table-cell table:formula="of:=1/((LN(1/((1023/[.B$1])-1))/[.$A299]) + (1/298.15))" office:value-type="float" office:value="281.955061269686" calcext:value-type="float">
            <text:p>281.9550612697</text:p>
          </table:table-cell>
          <table:table-cell table:formula="of:=1/((LN(1/((1023/[.C$1])-1))/[.$A299]) + (1/298.15))" office:value-type="float" office:value="297.307954138629" calcext:value-type="float">
            <text:p>297.3079541386</text:p>
          </table:table-cell>
          <table:table-cell/>
        </table:table-row>
        <table:table-row table:style-name="ro1">
          <table:table-cell table:formula="of:=[.A299]+10" office:value-type="float" office:value="5980" calcext:value-type="float">
            <text:p>5980</text:p>
          </table:table-cell>
          <table:table-cell table:formula="of:=1/((LN(1/((1023/[.B$1])-1))/[.$A300]) + (1/298.15))" office:value-type="float" office:value="281.980674399847" calcext:value-type="float">
            <text:p>281.9806743998</text:p>
          </table:table-cell>
          <table:table-cell table:formula="of:=1/((LN(1/((1023/[.C$1])-1))/[.$A300]) + (1/298.15))" office:value-type="float" office:value="297.309358271891" calcext:value-type="float">
            <text:p>297.3093582719</text:p>
          </table:table-cell>
          <table:table-cell/>
        </table:table-row>
        <table:table-row table:style-name="ro1">
          <table:table-cell table:formula="of:=[.A300]+10" office:value-type="float" office:value="5990" calcext:value-type="float">
            <text:p>5990</text:p>
          </table:table-cell>
          <table:table-cell table:formula="of:=1/((LN(1/((1023/[.B$1])-1))/[.$A301]) + (1/298.15))" office:value-type="float" office:value="282.006206640968" calcext:value-type="float">
            <text:p>282.006206641</text:p>
          </table:table-cell>
          <table:table-cell table:formula="of:=1/((LN(1/((1023/[.C$1])-1))/[.$A301]) + (1/298.15))" office:value-type="float" office:value="297.310757730092" calcext:value-type="float">
            <text:p>297.3107577301</text:p>
          </table:table-cell>
          <table:table-cell/>
        </table:table-row>
        <table:table-row table:style-name="ro1">
          <table:table-cell table:formula="of:=[.A301]+10" office:value-type="float" office:value="6000" calcext:value-type="float">
            <text:p>6000</text:p>
          </table:table-cell>
          <table:table-cell table:formula="of:=1/((LN(1/((1023/[.B$1])-1))/[.$A302]) + (1/298.15))" office:value-type="float" office:value="282.031658375629" calcext:value-type="float">
            <text:p>282.0316583756</text:p>
          </table:table-cell>
          <table:table-cell table:formula="of:=1/((LN(1/((1023/[.C$1])-1))/[.$A302]) + (1/298.15))" office:value-type="float" office:value="297.312152536542" calcext:value-type="float">
            <text:p>297.3121525365</text:p>
          </table:table-cell>
          <table:table-cell/>
        </table:table-row>
        <table:table-row table:style-name="ro1">
          <table:table-cell table:formula="of:=[.A302]+10" office:value-type="float" office:value="6010" calcext:value-type="float">
            <text:p>6010</text:p>
          </table:table-cell>
          <table:table-cell table:formula="of:=1/((LN(1/((1023/[.B$1])-1))/[.$A303]) + (1/298.15))" office:value-type="float" office:value="282.057029984002" calcext:value-type="float">
            <text:p>282.057029984</text:p>
          </table:table-cell>
          <table:table-cell table:formula="of:=1/((LN(1/((1023/[.C$1])-1))/[.$A303]) + (1/298.15))" office:value-type="float" office:value="297.313542714395" calcext:value-type="float">
            <text:p>297.3135427144</text:p>
          </table:table-cell>
          <table:table-cell/>
        </table:table-row>
        <table:table-row table:style-name="ro1">
          <table:table-cell table:formula="of:=[.A303]+10" office:value-type="float" office:value="6020" calcext:value-type="float">
            <text:p>6020</text:p>
          </table:table-cell>
          <table:table-cell table:formula="of:=1/((LN(1/((1023/[.B$1])-1))/[.$A304]) + (1/298.15))" office:value-type="float" office:value="282.082321843868" calcext:value-type="float">
            <text:p>282.0823218439</text:p>
          </table:table-cell>
          <table:table-cell table:formula="of:=1/((LN(1/((1023/[.C$1])-1))/[.$A304]) + (1/298.15))" office:value-type="float" office:value="297.314928286652" calcext:value-type="float">
            <text:p>297.3149282867</text:p>
          </table:table-cell>
          <table:table-cell/>
        </table:table-row>
        <table:table-row table:style-name="ro1">
          <table:table-cell table:formula="of:=[.A304]+10" office:value-type="float" office:value="6030" calcext:value-type="float">
            <text:p>6030</text:p>
          </table:table-cell>
          <table:table-cell table:formula="of:=1/((LN(1/((1023/[.B$1])-1))/[.$A305]) + (1/298.15))" office:value-type="float" office:value="282.107534330638" calcext:value-type="float">
            <text:p>282.1075343306</text:p>
          </table:table-cell>
          <table:table-cell table:formula="of:=1/((LN(1/((1023/[.C$1])-1))/[.$A305]) + (1/298.15))" office:value-type="float" office:value="297.316309276164" calcext:value-type="float">
            <text:p>297.3163092762</text:p>
          </table:table-cell>
          <table:table-cell/>
        </table:table-row>
        <table:table-row table:style-name="ro1">
          <table:table-cell table:formula="of:=[.A305]+10" office:value-type="float" office:value="6040" calcext:value-type="float">
            <text:p>6040</text:p>
          </table:table-cell>
          <table:table-cell table:formula="of:=1/((LN(1/((1023/[.B$1])-1))/[.$A306]) + (1/298.15))" office:value-type="float" office:value="282.132667817369" calcext:value-type="float">
            <text:p>282.1326678174</text:p>
          </table:table-cell>
          <table:table-cell table:formula="of:=1/((LN(1/((1023/[.C$1])-1))/[.$A306]) + (1/298.15))" office:value-type="float" office:value="297.317685705628" calcext:value-type="float">
            <text:p>297.3176857056</text:p>
          </table:table-cell>
          <table:table-cell/>
        </table:table-row>
        <table:table-row table:style-name="ro1">
          <table:table-cell table:formula="of:=[.A306]+10" office:value-type="float" office:value="6050" calcext:value-type="float">
            <text:p>6050</text:p>
          </table:table-cell>
          <table:table-cell table:formula="of:=1/((LN(1/((1023/[.B$1])-1))/[.$A307]) + (1/298.15))" office:value-type="float" office:value="282.157722674786" calcext:value-type="float">
            <text:p>282.1577226748</text:p>
          </table:table-cell>
          <table:table-cell table:formula="of:=1/((LN(1/((1023/[.C$1])-1))/[.$A307]) + (1/298.15))" office:value-type="float" office:value="297.319057597593" calcext:value-type="float">
            <text:p>297.3190575976</text:p>
          </table:table-cell>
          <table:table-cell/>
        </table:table-row>
        <table:table-row table:style-name="ro1">
          <table:table-cell table:formula="of:=[.A307]+10" office:value-type="float" office:value="6060" calcext:value-type="float">
            <text:p>6060</text:p>
          </table:table-cell>
          <table:table-cell table:formula="of:=1/((LN(1/((1023/[.B$1])-1))/[.$A308]) + (1/298.15))" office:value-type="float" office:value="282.182699271296" calcext:value-type="float">
            <text:p>282.1826992713</text:p>
          </table:table-cell>
          <table:table-cell table:formula="of:=1/((LN(1/((1023/[.C$1])-1))/[.$A308]) + (1/298.15))" office:value-type="float" office:value="297.32042497446" calcext:value-type="float">
            <text:p>297.3204249745</text:p>
          </table:table-cell>
          <table:table-cell/>
        </table:table-row>
        <table:table-row table:style-name="ro1">
          <table:table-cell table:formula="of:=[.A308]+10" office:value-type="float" office:value="6070" calcext:value-type="float">
            <text:p>6070</text:p>
          </table:table-cell>
          <table:table-cell table:formula="of:=1/((LN(1/((1023/[.B$1])-1))/[.$A309]) + (1/298.15))" office:value-type="float" office:value="282.207597973008" calcext:value-type="float">
            <text:p>282.207597973</text:p>
          </table:table-cell>
          <table:table-cell table:formula="of:=1/((LN(1/((1023/[.C$1])-1))/[.$A309]) + (1/298.15))" office:value-type="float" office:value="297.321787858482" calcext:value-type="float">
            <text:p>297.3217878585</text:p>
          </table:table-cell>
          <table:table-cell/>
        </table:table-row>
        <table:table-row table:style-name="ro1">
          <table:table-cell table:formula="of:=[.A309]+10" office:value-type="float" office:value="6080" calcext:value-type="float">
            <text:p>6080</text:p>
          </table:table-cell>
          <table:table-cell table:formula="of:=1/((LN(1/((1023/[.B$1])-1))/[.$A310]) + (1/298.15))" office:value-type="float" office:value="282.232419143753" calcext:value-type="float">
            <text:p>282.2324191438</text:p>
          </table:table-cell>
          <table:table-cell table:formula="of:=1/((LN(1/((1023/[.C$1])-1))/[.$A310]) + (1/298.15))" office:value-type="float" office:value="297.323146271766" calcext:value-type="float">
            <text:p>297.3231462718</text:p>
          </table:table-cell>
          <table:table-cell/>
        </table:table-row>
        <table:table-row table:style-name="ro1">
          <table:table-cell table:formula="of:=[.A310]+10" office:value-type="float" office:value="6090" calcext:value-type="float">
            <text:p>6090</text:p>
          </table:table-cell>
          <table:table-cell table:formula="of:=1/((LN(1/((1023/[.B$1])-1))/[.$A311]) + (1/298.15))" office:value-type="float" office:value="282.257163145098" calcext:value-type="float">
            <text:p>282.2571631451</text:p>
          </table:table-cell>
          <table:table-cell table:formula="of:=1/((LN(1/((1023/[.C$1])-1))/[.$A311]) + (1/298.15))" office:value-type="float" office:value="297.324500236274" calcext:value-type="float">
            <text:p>297.3245002363</text:p>
          </table:table-cell>
          <table:table-cell/>
        </table:table-row>
        <table:table-row table:style-name="ro1">
          <table:table-cell table:formula="of:=[.A311]+10" office:value-type="float" office:value="6100" calcext:value-type="float">
            <text:p>6100</text:p>
          </table:table-cell>
          <table:table-cell table:formula="of:=1/((LN(1/((1023/[.B$1])-1))/[.$A312]) + (1/298.15))" office:value-type="float" office:value="282.281830336366" calcext:value-type="float">
            <text:p>282.2818303364</text:p>
          </table:table-cell>
          <table:table-cell table:formula="of:=1/((LN(1/((1023/[.C$1])-1))/[.$A312]) + (1/298.15))" office:value-type="float" office:value="297.325849773825" calcext:value-type="float">
            <text:p>297.3258497738</text:p>
          </table:table-cell>
          <table:table-cell/>
        </table:table-row>
        <table:table-row table:style-name="ro1">
          <table:table-cell table:formula="of:=[.A312]+10" office:value-type="float" office:value="6110" calcext:value-type="float">
            <text:p>6110</text:p>
          </table:table-cell>
          <table:table-cell table:formula="of:=1/((LN(1/((1023/[.B$1])-1))/[.$A313]) + (1/298.15))" office:value-type="float" office:value="282.306421074652" calcext:value-type="float">
            <text:p>282.3064210747</text:p>
          </table:table-cell>
          <table:table-cell table:formula="of:=1/((LN(1/((1023/[.C$1])-1))/[.$A313]) + (1/298.15))" office:value-type="float" office:value="297.327194906096" calcext:value-type="float">
            <text:p>297.3271949061</text:p>
          </table:table-cell>
          <table:table-cell/>
        </table:table-row>
        <table:table-row table:style-name="ro1">
          <table:table-cell table:formula="of:=[.A313]+10" office:value-type="float" office:value="6120" calcext:value-type="float">
            <text:p>6120</text:p>
          </table:table-cell>
          <table:table-cell table:formula="of:=1/((LN(1/((1023/[.B$1])-1))/[.$A314]) + (1/298.15))" office:value-type="float" office:value="282.33093571484" calcext:value-type="float">
            <text:p>282.3309357148</text:p>
          </table:table-cell>
          <table:table-cell table:formula="of:=1/((LN(1/((1023/[.C$1])-1))/[.$A314]) + (1/298.15))" office:value-type="float" office:value="297.328535654621" calcext:value-type="float">
            <text:p>297.3285356546</text:p>
          </table:table-cell>
          <table:table-cell/>
        </table:table-row>
        <table:table-row table:style-name="ro1">
          <table:table-cell table:formula="of:=[.A314]+10" office:value-type="float" office:value="6130" calcext:value-type="float">
            <text:p>6130</text:p>
          </table:table-cell>
          <table:table-cell table:formula="of:=1/((LN(1/((1023/[.B$1])-1))/[.$A315]) + (1/298.15))" office:value-type="float" office:value="282.355374609625" calcext:value-type="float">
            <text:p>282.3553746096</text:p>
          </table:table-cell>
          <table:table-cell table:formula="of:=1/((LN(1/((1023/[.C$1])-1))/[.$A315]) + (1/298.15))" office:value-type="float" office:value="297.329872040795" calcext:value-type="float">
            <text:p>297.3298720408</text:p>
          </table:table-cell>
          <table:table-cell/>
        </table:table-row>
        <table:table-row table:style-name="ro1">
          <table:table-cell table:formula="of:=[.A315]+10" office:value-type="float" office:value="6140" calcext:value-type="float">
            <text:p>6140</text:p>
          </table:table-cell>
          <table:table-cell table:formula="of:=1/((LN(1/((1023/[.B$1])-1))/[.$A316]) + (1/298.15))" office:value-type="float" office:value="282.379738109521" calcext:value-type="float">
            <text:p>282.3797381095</text:p>
          </table:table-cell>
          <table:table-cell table:formula="of:=1/((LN(1/((1023/[.C$1])-1))/[.$A316]) + (1/298.15))" office:value-type="float" office:value="297.331204085874" calcext:value-type="float">
            <text:p>297.3312040859</text:p>
          </table:table-cell>
          <table:table-cell/>
        </table:table-row>
        <table:table-row table:style-name="ro1">
          <table:table-cell table:formula="of:=[.A316]+10" office:value-type="float" office:value="6150" calcext:value-type="float">
            <text:p>6150</text:p>
          </table:table-cell>
          <table:table-cell table:formula="of:=1/((LN(1/((1023/[.B$1])-1))/[.$A317]) + (1/298.15))" office:value-type="float" office:value="282.404026562884" calcext:value-type="float">
            <text:p>282.4040265629</text:p>
          </table:table-cell>
          <table:table-cell table:formula="of:=1/((LN(1/((1023/[.C$1])-1))/[.$A317]) + (1/298.15))" office:value-type="float" office:value="297.332531810977" calcext:value-type="float">
            <text:p>297.332531811</text:p>
          </table:table-cell>
          <table:table-cell/>
        </table:table-row>
        <table:table-row table:style-name="ro1">
          <table:table-cell table:formula="of:=[.A317]+10" office:value-type="float" office:value="6160" calcext:value-type="float">
            <text:p>6160</text:p>
          </table:table-cell>
          <table:table-cell table:formula="of:=1/((LN(1/((1023/[.B$1])-1))/[.$A318]) + (1/298.15))" office:value-type="float" office:value="282.42824031593" calcext:value-type="float">
            <text:p>282.4282403159</text:p>
          </table:table-cell>
          <table:table-cell table:formula="of:=1/((LN(1/((1023/[.C$1])-1))/[.$A318]) + (1/298.15))" office:value-type="float" office:value="297.333855237084" calcext:value-type="float">
            <text:p>297.3338552371</text:p>
          </table:table-cell>
          <table:table-cell/>
        </table:table-row>
        <table:table-row table:style-name="ro1">
          <table:table-cell table:formula="of:=[.A318]+10" office:value-type="float" office:value="6170" calcext:value-type="float">
            <text:p>6170</text:p>
          </table:table-cell>
          <table:table-cell table:formula="of:=1/((LN(1/((1023/[.B$1])-1))/[.$A319]) + (1/298.15))" office:value-type="float" office:value="282.452379712746" calcext:value-type="float">
            <text:p>282.4523797127</text:p>
          </table:table-cell>
          <table:table-cell table:formula="of:=1/((LN(1/((1023/[.C$1])-1))/[.$A319]) + (1/298.15))" office:value-type="float" office:value="297.335174385041" calcext:value-type="float">
            <text:p>297.335174385</text:p>
          </table:table-cell>
          <table:table-cell/>
        </table:table-row>
        <table:table-row table:style-name="ro1">
          <table:table-cell table:formula="of:=[.A319]+10" office:value-type="float" office:value="6180" calcext:value-type="float">
            <text:p>6180</text:p>
          </table:table-cell>
          <table:table-cell table:formula="of:=1/((LN(1/((1023/[.B$1])-1))/[.$A320]) + (1/298.15))" office:value-type="float" office:value="282.476445095308" calcext:value-type="float">
            <text:p>282.4764450953</text:p>
          </table:table-cell>
          <table:table-cell table:formula="of:=1/((LN(1/((1023/[.C$1])-1))/[.$A320]) + (1/298.15))" office:value-type="float" office:value="297.336489275559" calcext:value-type="float">
            <text:p>297.3364892756</text:p>
          </table:table-cell>
          <table:table-cell/>
        </table:table-row>
        <table:table-row table:style-name="ro1">
          <table:table-cell table:formula="of:=[.A320]+10" office:value-type="float" office:value="6190" calcext:value-type="float">
            <text:p>6190</text:p>
          </table:table-cell>
          <table:table-cell table:formula="of:=1/((LN(1/((1023/[.B$1])-1))/[.$A321]) + (1/298.15))" office:value-type="float" office:value="282.500436803501" calcext:value-type="float">
            <text:p>282.5004368035</text:p>
          </table:table-cell>
          <table:table-cell table:formula="of:=1/((LN(1/((1023/[.C$1])-1))/[.$A321]) + (1/298.15))" office:value-type="float" office:value="297.337799929216" calcext:value-type="float">
            <text:p>297.3377999292</text:p>
          </table:table-cell>
          <table:table-cell/>
        </table:table-row>
        <table:table-row table:style-name="ro1">
          <table:table-cell table:formula="of:=[.A321]+10" office:value-type="float" office:value="6200" calcext:value-type="float">
            <text:p>6200</text:p>
          </table:table-cell>
          <table:table-cell table:formula="of:=1/((LN(1/((1023/[.B$1])-1))/[.$A322]) + (1/298.15))" office:value-type="float" office:value="282.524355175131" calcext:value-type="float">
            <text:p>282.5243551751</text:p>
          </table:table-cell>
          <table:table-cell table:formula="of:=1/((LN(1/((1023/[.C$1])-1))/[.$A322]) + (1/298.15))" office:value-type="float" office:value="297.339106366456" calcext:value-type="float">
            <text:p>297.3391063665</text:p>
          </table:table-cell>
          <table:table-cell/>
        </table:table-row>
        <table:table-row table:style-name="ro1">
          <table:table-cell table:formula="of:=[.A322]+10" office:value-type="float" office:value="6210" calcext:value-type="float">
            <text:p>6210</text:p>
          </table:table-cell>
          <table:table-cell table:formula="of:=1/((LN(1/((1023/[.B$1])-1))/[.$A323]) + (1/298.15))" office:value-type="float" office:value="282.548200545941" calcext:value-type="float">
            <text:p>282.5482005459</text:p>
          </table:table-cell>
          <table:table-cell table:formula="of:=1/((LN(1/((1023/[.C$1])-1))/[.$A323]) + (1/298.15))" office:value-type="float" office:value="297.340408607594" calcext:value-type="float">
            <text:p>297.3404086076</text:p>
          </table:table-cell>
          <table:table-cell/>
        </table:table-row>
        <table:table-row table:style-name="ro1">
          <table:table-cell table:formula="of:=[.A323]+10" office:value-type="float" office:value="6220" calcext:value-type="float">
            <text:p>6220</text:p>
          </table:table-cell>
          <table:table-cell table:formula="of:=1/((LN(1/((1023/[.B$1])-1))/[.$A324]) + (1/298.15))" office:value-type="float" office:value="282.571973249629" calcext:value-type="float">
            <text:p>282.5719732496</text:p>
          </table:table-cell>
          <table:table-cell table:formula="of:=1/((LN(1/((1023/[.C$1])-1))/[.$A324]) + (1/298.15))" office:value-type="float" office:value="297.341706672814" calcext:value-type="float">
            <text:p>297.3417066728</text:p>
          </table:table-cell>
          <table:table-cell/>
        </table:table-row>
        <table:table-row table:style-name="ro1">
          <table:table-cell table:formula="of:=[.A324]+10" office:value-type="float" office:value="6230" calcext:value-type="float">
            <text:p>6230</text:p>
          </table:table-cell>
          <table:table-cell table:formula="of:=1/((LN(1/((1023/[.B$1])-1))/[.$A325]) + (1/298.15))" office:value-type="float" office:value="282.595673617861" calcext:value-type="float">
            <text:p>282.5956736179</text:p>
          </table:table-cell>
          <table:table-cell table:formula="of:=1/((LN(1/((1023/[.C$1])-1))/[.$A325]) + (1/298.15))" office:value-type="float" office:value="297.343000582169" calcext:value-type="float">
            <text:p>297.3430005822</text:p>
          </table:table-cell>
          <table:table-cell/>
        </table:table-row>
        <table:table-row table:style-name="ro1">
          <table:table-cell table:formula="of:=[.A325]+10" office:value-type="float" office:value="6240" calcext:value-type="float">
            <text:p>6240</text:p>
          </table:table-cell>
          <table:table-cell table:formula="of:=1/((LN(1/((1023/[.B$1])-1))/[.$A326]) + (1/298.15))" office:value-type="float" office:value="282.619301980288" calcext:value-type="float">
            <text:p>282.6193019803</text:p>
          </table:table-cell>
          <table:table-cell table:formula="of:=1/((LN(1/((1023/[.C$1])-1))/[.$A326]) + (1/298.15))" office:value-type="float" office:value="297.344290355586" calcext:value-type="float">
            <text:p>297.3442903556</text:p>
          </table:table-cell>
          <table:table-cell/>
        </table:table-row>
        <table:table-row table:style-name="ro1">
          <table:table-cell table:formula="of:=[.A326]+10" office:value-type="float" office:value="6250" calcext:value-type="float">
            <text:p>6250</text:p>
          </table:table-cell>
          <table:table-cell table:formula="of:=1/((LN(1/((1023/[.B$1])-1))/[.$A327]) + (1/298.15))" office:value-type="float" office:value="282.642858664563" calcext:value-type="float">
            <text:p>282.6428586646</text:p>
          </table:table-cell>
          <table:table-cell table:formula="of:=1/((LN(1/((1023/[.C$1])-1))/[.$A327]) + (1/298.15))" office:value-type="float" office:value="297.345576012864" calcext:value-type="float">
            <text:p>297.3455760129</text:p>
          </table:table-cell>
          <table:table-cell/>
        </table:table-row>
        <table:table-row table:style-name="ro1">
          <table:table-cell table:formula="of:=[.A327]+10" office:value-type="float" office:value="6260" calcext:value-type="float">
            <text:p>6260</text:p>
          </table:table-cell>
          <table:table-cell table:formula="of:=1/((LN(1/((1023/[.B$1])-1))/[.$A328]) + (1/298.15))" office:value-type="float" office:value="282.666343996352" calcext:value-type="float">
            <text:p>282.6663439964</text:p>
          </table:table-cell>
          <table:table-cell table:formula="of:=1/((LN(1/((1023/[.C$1])-1))/[.$A328]) + (1/298.15))" office:value-type="float" office:value="297.346857573675" calcext:value-type="float">
            <text:p>297.3468575737</text:p>
          </table:table-cell>
          <table:table-cell/>
        </table:table-row>
        <table:table-row table:style-name="ro1">
          <table:table-cell table:formula="of:=[.A328]+10" office:value-type="float" office:value="6270" calcext:value-type="float">
            <text:p>6270</text:p>
          </table:table-cell>
          <table:table-cell table:formula="of:=1/((LN(1/((1023/[.B$1])-1))/[.$A329]) + (1/298.15))" office:value-type="float" office:value="282.68975829935" calcext:value-type="float">
            <text:p>282.6897582994</text:p>
          </table:table-cell>
          <table:table-cell table:formula="of:=1/((LN(1/((1023/[.C$1])-1))/[.$A329]) + (1/298.15))" office:value-type="float" office:value="297.348135057567" calcext:value-type="float">
            <text:p>297.3481350576</text:p>
          </table:table-cell>
          <table:table-cell/>
        </table:table-row>
        <table:table-row table:style-name="ro1">
          <table:table-cell table:formula="of:=[.A329]+10" office:value-type="float" office:value="6280" calcext:value-type="float">
            <text:p>6280</text:p>
          </table:table-cell>
          <table:table-cell table:formula="of:=1/((LN(1/((1023/[.B$1])-1))/[.$A330]) + (1/298.15))" office:value-type="float" office:value="282.713101895301" calcext:value-type="float">
            <text:p>282.7131018953</text:p>
          </table:table-cell>
          <table:table-cell table:formula="of:=1/((LN(1/((1023/[.C$1])-1))/[.$A330]) + (1/298.15))" office:value-type="float" office:value="297.349408483963" calcext:value-type="float">
            <text:p>297.349408484</text:p>
          </table:table-cell>
          <table:table-cell/>
        </table:table-row>
        <table:table-row table:style-name="ro1">
          <table:table-cell table:formula="of:=[.A330]+10" office:value-type="float" office:value="6290" calcext:value-type="float">
            <text:p>6290</text:p>
          </table:table-cell>
          <table:table-cell table:formula="of:=1/((LN(1/((1023/[.B$1])-1))/[.$A331]) + (1/298.15))" office:value-type="float" office:value="282.736375104004" calcext:value-type="float">
            <text:p>282.736375104</text:p>
          </table:table-cell>
          <table:table-cell table:formula="of:=1/((LN(1/((1023/[.C$1])-1))/[.$A331]) + (1/298.15))" office:value-type="float" office:value="297.350677872164" calcext:value-type="float">
            <text:p>297.3506778722</text:p>
          </table:table-cell>
          <table:table-cell/>
        </table:table-row>
        <table:table-row table:style-name="ro1">
          <table:table-cell table:formula="of:=[.A331]+10" office:value-type="float" office:value="6300" calcext:value-type="float">
            <text:p>6300</text:p>
          </table:table-cell>
          <table:table-cell table:formula="of:=1/((LN(1/((1023/[.B$1])-1))/[.$A332]) + (1/298.15))" office:value-type="float" office:value="282.759578243335" calcext:value-type="float">
            <text:p>282.7595782433</text:p>
          </table:table-cell>
          <table:table-cell table:formula="of:=1/((LN(1/((1023/[.C$1])-1))/[.$A332]) + (1/298.15))" office:value-type="float" office:value="297.351943241348" calcext:value-type="float">
            <text:p>297.3519432413</text:p>
          </table:table-cell>
          <table:table-cell/>
        </table:table-row>
        <table:table-row table:style-name="ro1">
          <table:table-cell table:formula="of:=[.A332]+10" office:value-type="float" office:value="6310" calcext:value-type="float">
            <text:p>6310</text:p>
          </table:table-cell>
          <table:table-cell table:formula="of:=1/((LN(1/((1023/[.B$1])-1))/[.$A333]) + (1/298.15))" office:value-type="float" office:value="282.78271162926" calcext:value-type="float">
            <text:p>282.7827116293</text:p>
          </table:table-cell>
          <table:table-cell table:formula="of:=1/((LN(1/((1023/[.C$1])-1))/[.$A333]) + (1/298.15))" office:value-type="float" office:value="297.353204610572" calcext:value-type="float">
            <text:p>297.3532046106</text:p>
          </table:table-cell>
          <table:table-cell/>
        </table:table-row>
        <table:table-row table:style-name="ro1">
          <table:table-cell table:formula="of:=[.A333]+10" office:value-type="float" office:value="6320" calcext:value-type="float">
            <text:p>6320</text:p>
          </table:table-cell>
          <table:table-cell table:formula="of:=1/((LN(1/((1023/[.B$1])-1))/[.$A334]) + (1/298.15))" office:value-type="float" office:value="282.805775575845" calcext:value-type="float">
            <text:p>282.8057755758</text:p>
          </table:table-cell>
          <table:table-cell table:formula="of:=1/((LN(1/((1023/[.C$1])-1))/[.$A334]) + (1/298.15))" office:value-type="float" office:value="297.354461998771" calcext:value-type="float">
            <text:p>297.3544619988</text:p>
          </table:table-cell>
          <table:table-cell/>
        </table:table-row>
        <table:table-row table:style-name="ro1">
          <table:table-cell table:formula="of:=[.A334]+10" office:value-type="float" office:value="6330" calcext:value-type="float">
            <text:p>6330</text:p>
          </table:table-cell>
          <table:table-cell table:formula="of:=1/((LN(1/((1023/[.B$1])-1))/[.$A335]) + (1/298.15))" office:value-type="float" office:value="282.828770395276" calcext:value-type="float">
            <text:p>282.8287703953</text:p>
          </table:table-cell>
          <table:table-cell table:formula="of:=1/((LN(1/((1023/[.C$1])-1))/[.$A335]) + (1/298.15))" office:value-type="float" office:value="297.355715424764" calcext:value-type="float">
            <text:p>297.3557154248</text:p>
          </table:table-cell>
          <table:table-cell/>
        </table:table-row>
        <table:table-row table:style-name="ro1">
          <table:table-cell table:formula="of:=[.A335]+10" office:value-type="float" office:value="6340" calcext:value-type="float">
            <text:p>6340</text:p>
          </table:table-cell>
          <table:table-cell table:formula="of:=1/((LN(1/((1023/[.B$1])-1))/[.$A336]) + (1/298.15))" office:value-type="float" office:value="282.851696397868" calcext:value-type="float">
            <text:p>282.8516963979</text:p>
          </table:table-cell>
          <table:table-cell table:formula="of:=1/((LN(1/((1023/[.C$1])-1))/[.$A336]) + (1/298.15))" office:value-type="float" office:value="297.356964907249" calcext:value-type="float">
            <text:p>297.3569649072</text:p>
          </table:table-cell>
          <table:table-cell/>
        </table:table-row>
        <table:table-row table:style-name="ro1">
          <table:table-cell table:formula="of:=[.A336]+10" office:value-type="float" office:value="6350" calcext:value-type="float">
            <text:p>6350</text:p>
          </table:table-cell>
          <table:table-cell table:formula="of:=1/((LN(1/((1023/[.B$1])-1))/[.$A337]) + (1/298.15))" office:value-type="float" office:value="282.874553892083" calcext:value-type="float">
            <text:p>282.8745538921</text:p>
          </table:table-cell>
          <table:table-cell table:formula="of:=1/((LN(1/((1023/[.C$1])-1))/[.$A337]) + (1/298.15))" office:value-type="float" office:value="297.358210464807" calcext:value-type="float">
            <text:p>297.3582104648</text:p>
          </table:table-cell>
          <table:table-cell/>
        </table:table-row>
        <table:table-row table:style-name="ro1">
          <table:table-cell table:formula="of:=[.A337]+10" office:value-type="float" office:value="6360" calcext:value-type="float">
            <text:p>6360</text:p>
          </table:table-cell>
          <table:table-cell table:formula="of:=1/((LN(1/((1023/[.B$1])-1))/[.$A338]) + (1/298.15))" office:value-type="float" office:value="282.897343184544" calcext:value-type="float">
            <text:p>282.8973431845</text:p>
          </table:table-cell>
          <table:table-cell table:formula="of:=1/((LN(1/((1023/[.C$1])-1))/[.$A338]) + (1/298.15))" office:value-type="float" office:value="297.359452115902" calcext:value-type="float">
            <text:p>297.3594521159</text:p>
          </table:table-cell>
          <table:table-cell/>
        </table:table-row>
        <table:table-row table:style-name="ro1">
          <table:table-cell table:formula="of:=[.A338]+10" office:value-type="float" office:value="6370" calcext:value-type="float">
            <text:p>6370</text:p>
          </table:table-cell>
          <table:table-cell table:formula="of:=1/((LN(1/((1023/[.B$1])-1))/[.$A339]) + (1/298.15))" office:value-type="float" office:value="282.920064580042" calcext:value-type="float">
            <text:p>282.92006458</text:p>
          </table:table-cell>
          <table:table-cell table:formula="of:=1/((LN(1/((1023/[.C$1])-1))/[.$A339]) + (1/298.15))" office:value-type="float" office:value="297.360689878885" calcext:value-type="float">
            <text:p>297.3606898789</text:p>
          </table:table-cell>
          <table:table-cell/>
        </table:table-row>
        <table:table-row table:style-name="ro1">
          <table:table-cell table:formula="of:=[.A339]+10" office:value-type="float" office:value="6380" calcext:value-type="float">
            <text:p>6380</text:p>
          </table:table-cell>
          <table:table-cell table:formula="of:=1/((LN(1/((1023/[.B$1])-1))/[.$A340]) + (1/298.15))" office:value-type="float" office:value="282.942718381559" calcext:value-type="float">
            <text:p>282.9427183816</text:p>
          </table:table-cell>
          <table:table-cell table:formula="of:=1/((LN(1/((1023/[.C$1])-1))/[.$A340]) + (1/298.15))" office:value-type="float" office:value="297.361923771989" calcext:value-type="float">
            <text:p>297.361923772</text:p>
          </table:table-cell>
          <table:table-cell/>
        </table:table-row>
        <table:table-row table:style-name="ro1">
          <table:table-cell table:formula="of:=[.A340]+10" office:value-type="float" office:value="6390" calcext:value-type="float">
            <text:p>6390</text:p>
          </table:table-cell>
          <table:table-cell table:formula="of:=1/((LN(1/((1023/[.B$1])-1))/[.$A341]) + (1/298.15))" office:value-type="float" office:value="282.965304890276" calcext:value-type="float">
            <text:p>282.9653048903</text:p>
          </table:table-cell>
          <table:table-cell table:formula="of:=1/((LN(1/((1023/[.C$1])-1))/[.$A341]) + (1/298.15))" office:value-type="float" office:value="297.363153813335" calcext:value-type="float">
            <text:p>297.3631538133</text:p>
          </table:table-cell>
          <table:table-cell/>
        </table:table-row>
        <table:table-row table:style-name="ro1">
          <table:table-cell table:formula="of:=[.A341]+10" office:value-type="float" office:value="6400" calcext:value-type="float">
            <text:p>6400</text:p>
          </table:table-cell>
          <table:table-cell table:formula="of:=1/((LN(1/((1023/[.B$1])-1))/[.$A342]) + (1/298.15))" office:value-type="float" office:value="282.987824405586" calcext:value-type="float">
            <text:p>282.9878244056</text:p>
          </table:table-cell>
          <table:table-cell table:formula="of:=1/((LN(1/((1023/[.C$1])-1))/[.$A342]) + (1/298.15))" office:value-type="float" office:value="297.36438002093" calcext:value-type="float">
            <text:p>297.3643800209</text:p>
          </table:table-cell>
          <table:table-cell/>
        </table:table-row>
        <table:table-row table:style-name="ro1">
          <table:table-cell table:formula="of:=[.A342]+10" office:value-type="float" office:value="6410" calcext:value-type="float">
            <text:p>6410</text:p>
          </table:table-cell>
          <table:table-cell table:formula="of:=1/((LN(1/((1023/[.B$1])-1))/[.$A343]) + (1/298.15))" office:value-type="float" office:value="283.010277225109" calcext:value-type="float">
            <text:p>283.0102772251</text:p>
          </table:table-cell>
          <table:table-cell table:formula="of:=1/((LN(1/((1023/[.C$1])-1))/[.$A343]) + (1/298.15))" office:value-type="float" office:value="297.36560241267" calcext:value-type="float">
            <text:p>297.3656024127</text:p>
          </table:table-cell>
          <table:table-cell/>
        </table:table-row>
        <table:table-row table:style-name="ro1">
          <table:table-cell table:formula="of:=[.A343]+10" office:value-type="float" office:value="6420" calcext:value-type="float">
            <text:p>6420</text:p>
          </table:table-cell>
          <table:table-cell table:formula="of:=1/((LN(1/((1023/[.B$1])-1))/[.$A344]) + (1/298.15))" office:value-type="float" office:value="283.032663644706" calcext:value-type="float">
            <text:p>283.0326636447</text:p>
          </table:table-cell>
          <table:table-cell table:formula="of:=1/((LN(1/((1023/[.C$1])-1))/[.$A344]) + (1/298.15))" office:value-type="float" office:value="297.366821006339" calcext:value-type="float">
            <text:p>297.3668210063</text:p>
          </table:table-cell>
          <table:table-cell/>
        </table:table-row>
        <table:table-row table:style-name="ro1">
          <table:table-cell table:formula="of:=[.A344]+10" office:value-type="float" office:value="6430" calcext:value-type="float">
            <text:p>6430</text:p>
          </table:table-cell>
          <table:table-cell table:formula="of:=1/((LN(1/((1023/[.B$1])-1))/[.$A345]) + (1/298.15))" office:value-type="float" office:value="283.05498395849" calcext:value-type="float">
            <text:p>283.0549839585</text:p>
          </table:table-cell>
          <table:table-cell table:formula="of:=1/((LN(1/((1023/[.C$1])-1))/[.$A345]) + (1/298.15))" office:value-type="float" office:value="297.368035819611" calcext:value-type="float">
            <text:p>297.3680358196</text:p>
          </table:table-cell>
          <table:table-cell/>
        </table:table-row>
        <table:table-row table:style-name="ro1">
          <table:table-cell table:formula="of:=[.A345]+10" office:value-type="float" office:value="6440" calcext:value-type="float">
            <text:p>6440</text:p>
          </table:table-cell>
          <table:table-cell table:formula="of:=1/((LN(1/((1023/[.B$1])-1))/[.$A346]) + (1/298.15))" office:value-type="float" office:value="283.077238458838" calcext:value-type="float">
            <text:p>283.0772384588</text:p>
          </table:table-cell>
          <table:table-cell table:formula="of:=1/((LN(1/((1023/[.C$1])-1))/[.$A346]) + (1/298.15))" office:value-type="float" office:value="297.36924687005" calcext:value-type="float">
            <text:p>297.3692468701</text:p>
          </table:table-cell>
          <table:table-cell/>
        </table:table-row>
        <table:table-row table:style-name="ro1">
          <table:table-cell table:formula="of:=[.A346]+10" office:value-type="float" office:value="6450" calcext:value-type="float">
            <text:p>6450</text:p>
          </table:table-cell>
          <table:table-cell table:formula="of:=1/((LN(1/((1023/[.B$1])-1))/[.$A347]) + (1/298.15))" office:value-type="float" office:value="283.099427436407" calcext:value-type="float">
            <text:p>283.0994274364</text:p>
          </table:table-cell>
          <table:table-cell table:formula="of:=1/((LN(1/((1023/[.C$1])-1))/[.$A347]) + (1/298.15))" office:value-type="float" office:value="297.370454175113" calcext:value-type="float">
            <text:p>297.3704541751</text:p>
          </table:table-cell>
          <table:table-cell/>
        </table:table-row>
        <table:table-row table:style-name="ro1">
          <table:table-cell table:formula="of:=[.A347]+10" office:value-type="float" office:value="6460" calcext:value-type="float">
            <text:p>6460</text:p>
          </table:table-cell>
          <table:table-cell table:formula="of:=1/((LN(1/((1023/[.B$1])-1))/[.$A348]) + (1/298.15))" office:value-type="float" office:value="283.121551180145" calcext:value-type="float">
            <text:p>283.1215511801</text:p>
          </table:table-cell>
          <table:table-cell table:formula="of:=1/((LN(1/((1023/[.C$1])-1))/[.$A348]) + (1/298.15))" office:value-type="float" office:value="297.371657752147" calcext:value-type="float">
            <text:p>297.3716577521</text:p>
          </table:table-cell>
          <table:table-cell/>
        </table:table-row>
        <table:table-row table:style-name="ro1">
          <table:table-cell table:formula="of:=[.A348]+10" office:value-type="float" office:value="6470" calcext:value-type="float">
            <text:p>6470</text:p>
          </table:table-cell>
          <table:table-cell table:formula="of:=1/((LN(1/((1023/[.B$1])-1))/[.$A349]) + (1/298.15))" office:value-type="float" office:value="283.143609977304" calcext:value-type="float">
            <text:p>283.1436099773</text:p>
          </table:table-cell>
          <table:table-cell table:formula="of:=1/((LN(1/((1023/[.C$1])-1))/[.$A349]) + (1/298.15))" office:value-type="float" office:value="297.372857618392" calcext:value-type="float">
            <text:p>297.3728576184</text:p>
          </table:table-cell>
          <table:table-cell/>
        </table:table-row>
        <table:table-row table:style-name="ro1">
          <table:table-cell table:formula="of:=[.A349]+10" office:value-type="float" office:value="6480" calcext:value-type="float">
            <text:p>6480</text:p>
          </table:table-cell>
          <table:table-cell table:formula="of:=1/((LN(1/((1023/[.B$1])-1))/[.$A350]) + (1/298.15))" office:value-type="float" office:value="283.16560411345" calcext:value-type="float">
            <text:p>283.1656041135</text:p>
          </table:table-cell>
          <table:table-cell table:formula="of:=1/((LN(1/((1023/[.C$1])-1))/[.$A350]) + (1/298.15))" office:value-type="float" office:value="297.374053790986" calcext:value-type="float">
            <text:p>297.374053791</text:p>
          </table:table-cell>
          <table:table-cell/>
        </table:table-row>
        <table:table-row table:style-name="ro1">
          <table:table-cell table:formula="of:=[.A350]+10" office:value-type="float" office:value="6490" calcext:value-type="float">
            <text:p>6490</text:p>
          </table:table-cell>
          <table:table-cell table:formula="of:=1/((LN(1/((1023/[.B$1])-1))/[.$A351]) + (1/298.15))" office:value-type="float" office:value="283.187533872478" calcext:value-type="float">
            <text:p>283.1875338725</text:p>
          </table:table-cell>
          <table:table-cell table:formula="of:=1/((LN(1/((1023/[.C$1])-1))/[.$A351]) + (1/298.15))" office:value-type="float" office:value="297.375246286955" calcext:value-type="float">
            <text:p>297.375246287</text:p>
          </table:table-cell>
          <table:table-cell/>
        </table:table-row>
        <table:table-row table:style-name="ro1">
          <table:table-cell table:formula="of:=[.A351]+10" office:value-type="float" office:value="6500" calcext:value-type="float">
            <text:p>6500</text:p>
          </table:table-cell>
          <table:table-cell table:formula="of:=1/((LN(1/((1023/[.B$1])-1))/[.$A352]) + (1/298.15))" office:value-type="float" office:value="283.209399536626" calcext:value-type="float">
            <text:p>283.2093995366</text:p>
          </table:table-cell>
          <table:table-cell table:formula="of:=1/((LN(1/((1023/[.C$1])-1))/[.$A352]) + (1/298.15))" office:value-type="float" office:value="297.376435123227" calcext:value-type="float">
            <text:p>297.3764351232</text:p>
          </table:table-cell>
          <table:table-cell/>
        </table:table-row>
        <table:table-row table:style-name="ro1">
          <table:table-cell table:formula="of:=[.A352]+10" office:value-type="float" office:value="6510" calcext:value-type="float">
            <text:p>6510</text:p>
          </table:table-cell>
          <table:table-cell table:formula="of:=1/((LN(1/((1023/[.B$1])-1))/[.$A353]) + (1/298.15))" office:value-type="float" office:value="283.23120138648" calcext:value-type="float">
            <text:p>283.2312013865</text:p>
          </table:table-cell>
          <table:table-cell table:formula="of:=1/((LN(1/((1023/[.C$1])-1))/[.$A353]) + (1/298.15))" office:value-type="float" office:value="297.377620316621" calcext:value-type="float">
            <text:p>297.3776203166</text:p>
          </table:table-cell>
          <table:table-cell/>
        </table:table-row>
        <table:table-row table:style-name="ro1">
          <table:table-cell table:formula="of:=[.A353]+10" office:value-type="float" office:value="6520" calcext:value-type="float">
            <text:p>6520</text:p>
          </table:table-cell>
          <table:table-cell table:formula="of:=1/((LN(1/((1023/[.B$1])-1))/[.$A354]) + (1/298.15))" office:value-type="float" office:value="283.252939700994" calcext:value-type="float">
            <text:p>283.252939701</text:p>
          </table:table-cell>
          <table:table-cell table:formula="of:=1/((LN(1/((1023/[.C$1])-1))/[.$A354]) + (1/298.15))" office:value-type="float" office:value="297.378801883856" calcext:value-type="float">
            <text:p>297.3788018839</text:p>
          </table:table-cell>
          <table:table-cell/>
        </table:table-row>
        <table:table-row table:style-name="ro1">
          <table:table-cell table:formula="of:=[.A354]+10" office:value-type="float" office:value="6530" calcext:value-type="float">
            <text:p>6530</text:p>
          </table:table-cell>
          <table:table-cell table:formula="of:=1/((LN(1/((1023/[.B$1])-1))/[.$A355]) + (1/298.15))" office:value-type="float" office:value="283.274614757499" calcext:value-type="float">
            <text:p>283.2746147575</text:p>
          </table:table-cell>
          <table:table-cell table:formula="of:=1/((LN(1/((1023/[.C$1])-1))/[.$A355]) + (1/298.15))" office:value-type="float" office:value="297.379979841549" calcext:value-type="float">
            <text:p>297.3799798415</text:p>
          </table:table-cell>
          <table:table-cell/>
        </table:table-row>
        <table:table-row table:style-name="ro1">
          <table:table-cell table:formula="of:=[.A355]+10" office:value-type="float" office:value="6540" calcext:value-type="float">
            <text:p>6540</text:p>
          </table:table-cell>
          <table:table-cell table:formula="of:=1/((LN(1/((1023/[.B$1])-1))/[.$A356]) + (1/298.15))" office:value-type="float" office:value="283.296226831711" calcext:value-type="float">
            <text:p>283.2962268317</text:p>
          </table:table-cell>
          <table:table-cell table:formula="of:=1/((LN(1/((1023/[.C$1])-1))/[.$A356]) + (1/298.15))" office:value-type="float" office:value="297.381154206214" calcext:value-type="float">
            <text:p>297.3811542062</text:p>
          </table:table-cell>
          <table:table-cell/>
        </table:table-row>
        <table:table-row table:style-name="ro1">
          <table:table-cell table:formula="of:=[.A356]+10" office:value-type="float" office:value="6550" calcext:value-type="float">
            <text:p>6550</text:p>
          </table:table-cell>
          <table:table-cell table:formula="of:=1/((LN(1/((1023/[.B$1])-1))/[.$A357]) + (1/298.15))" office:value-type="float" office:value="283.317776197749" calcext:value-type="float">
            <text:p>283.3177761978</text:p>
          </table:table-cell>
          <table:table-cell table:formula="of:=1/((LN(1/((1023/[.C$1])-1))/[.$A357]) + (1/298.15))" office:value-type="float" office:value="297.382324994266" calcext:value-type="float">
            <text:p>297.3823249943</text:p>
          </table:table-cell>
          <table:table-cell/>
        </table:table-row>
        <table:table-row table:style-name="ro1">
          <table:table-cell table:formula="of:=[.A357]+10" office:value-type="float" office:value="6560" calcext:value-type="float">
            <text:p>6560</text:p>
          </table:table-cell>
          <table:table-cell table:formula="of:=1/((LN(1/((1023/[.B$1])-1))/[.$A358]) + (1/298.15))" office:value-type="float" office:value="283.339263128143" calcext:value-type="float">
            <text:p>283.3392631281</text:p>
          </table:table-cell>
          <table:table-cell table:formula="of:=1/((LN(1/((1023/[.C$1])-1))/[.$A358]) + (1/298.15))" office:value-type="float" office:value="297.383492222018" calcext:value-type="float">
            <text:p>297.383492222</text:p>
          </table:table-cell>
          <table:table-cell/>
        </table:table-row>
        <table:table-row table:style-name="ro1">
          <table:table-cell table:formula="of:=[.A358]+10" office:value-type="float" office:value="6570" calcext:value-type="float">
            <text:p>6570</text:p>
          </table:table-cell>
          <table:table-cell table:formula="of:=1/((LN(1/((1023/[.B$1])-1))/[.$A359]) + (1/298.15))" office:value-type="float" office:value="283.360687893844" calcext:value-type="float">
            <text:p>283.3606878938</text:p>
          </table:table-cell>
          <table:table-cell table:formula="of:=1/((LN(1/((1023/[.C$1])-1))/[.$A359]) + (1/298.15))" office:value-type="float" office:value="297.384655905687" calcext:value-type="float">
            <text:p>297.3846559057</text:p>
          </table:table-cell>
          <table:table-cell/>
        </table:table-row>
        <table:table-row table:style-name="ro1">
          <table:table-cell table:formula="of:=[.A359]+10" office:value-type="float" office:value="6580" calcext:value-type="float">
            <text:p>6580</text:p>
          </table:table-cell>
          <table:table-cell table:formula="of:=1/((LN(1/((1023/[.B$1])-1))/[.$A360]) + (1/298.15))" office:value-type="float" office:value="283.38205076424" calcext:value-type="float">
            <text:p>283.3820507642</text:p>
          </table:table-cell>
          <table:table-cell table:formula="of:=1/((LN(1/((1023/[.C$1])-1))/[.$A360]) + (1/298.15))" office:value-type="float" office:value="297.385816061389" calcext:value-type="float">
            <text:p>297.3858160614</text:p>
          </table:table-cell>
          <table:table-cell/>
        </table:table-row>
        <table:table-row table:style-name="ro1">
          <table:table-cell table:formula="of:=[.A360]+10" office:value-type="float" office:value="6590" calcext:value-type="float">
            <text:p>6590</text:p>
          </table:table-cell>
          <table:table-cell table:formula="of:=1/((LN(1/((1023/[.B$1])-1))/[.$A361]) + (1/298.15))" office:value-type="float" office:value="283.403352007163" calcext:value-type="float">
            <text:p>283.4033520072</text:p>
          </table:table-cell>
          <table:table-cell table:formula="of:=1/((LN(1/((1023/[.C$1])-1))/[.$A361]) + (1/298.15))" office:value-type="float" office:value="297.386972705144" calcext:value-type="float">
            <text:p>297.3869727051</text:p>
          </table:table-cell>
          <table:table-cell/>
        </table:table-row>
        <table:table-row table:style-name="ro1">
          <table:table-cell table:formula="of:=[.A361]+10" office:value-type="float" office:value="6600" calcext:value-type="float">
            <text:p>6600</text:p>
          </table:table-cell>
          <table:table-cell table:formula="of:=1/((LN(1/((1023/[.B$1])-1))/[.$A362]) + (1/298.15))" office:value-type="float" office:value="283.424591888904" calcext:value-type="float">
            <text:p>283.4245918889</text:p>
          </table:table-cell>
          <table:table-cell table:formula="of:=1/((LN(1/((1023/[.C$1])-1))/[.$A362]) + (1/298.15))" office:value-type="float" office:value="297.388125852874" calcext:value-type="float">
            <text:p>297.3881258529</text:p>
          </table:table-cell>
          <table:table-cell/>
        </table:table-row>
        <table:table-row table:style-name="ro1">
          <table:table-cell table:formula="of:=[.A362]+10" office:value-type="float" office:value="6610" calcext:value-type="float">
            <text:p>6610</text:p>
          </table:table-cell>
          <table:table-cell table:formula="of:=1/((LN(1/((1023/[.B$1])-1))/[.$A363]) + (1/298.15))" office:value-type="float" office:value="283.44577067422" calcext:value-type="float">
            <text:p>283.4457706742</text:p>
          </table:table-cell>
          <table:table-cell table:formula="of:=1/((LN(1/((1023/[.C$1])-1))/[.$A363]) + (1/298.15))" office:value-type="float" office:value="297.389275520406" calcext:value-type="float">
            <text:p>297.3892755204</text:p>
          </table:table-cell>
          <table:table-cell/>
        </table:table-row>
        <table:table-row table:style-name="ro1">
          <table:table-cell table:formula="of:=[.A363]+10" office:value-type="float" office:value="6620" calcext:value-type="float">
            <text:p>6620</text:p>
          </table:table-cell>
          <table:table-cell table:formula="of:=1/((LN(1/((1023/[.B$1])-1))/[.$A364]) + (1/298.15))" office:value-type="float" office:value="283.466888626348" calcext:value-type="float">
            <text:p>283.4668886263</text:p>
          </table:table-cell>
          <table:table-cell table:formula="of:=1/((LN(1/((1023/[.C$1])-1))/[.$A364]) + (1/298.15))" office:value-type="float" office:value="297.390421723471" calcext:value-type="float">
            <text:p>297.3904217235</text:p>
          </table:table-cell>
          <table:table-cell/>
        </table:table-row>
        <table:table-row table:style-name="ro1">
          <table:table-cell table:formula="of:=[.A364]+10" office:value-type="float" office:value="6630" calcext:value-type="float">
            <text:p>6630</text:p>
          </table:table-cell>
          <table:table-cell table:formula="of:=1/((LN(1/((1023/[.B$1])-1))/[.$A365]) + (1/298.15))" office:value-type="float" office:value="283.487946007015" calcext:value-type="float">
            <text:p>283.487946007</text:p>
          </table:table-cell>
          <table:table-cell table:formula="of:=1/((LN(1/((1023/[.C$1])-1))/[.$A365]) + (1/298.15))" office:value-type="float" office:value="297.391564477705" calcext:value-type="float">
            <text:p>297.3915644777</text:p>
          </table:table-cell>
          <table:table-cell/>
        </table:table-row>
        <table:table-row table:style-name="ro1">
          <table:table-cell table:formula="of:=[.A365]+10" office:value-type="float" office:value="6640" calcext:value-type="float">
            <text:p>6640</text:p>
          </table:table-cell>
          <table:table-cell table:formula="of:=1/((LN(1/((1023/[.B$1])-1))/[.$A366]) + (1/298.15))" office:value-type="float" office:value="283.508943076447" calcext:value-type="float">
            <text:p>283.5089430764</text:p>
          </table:table-cell>
          <table:table-cell table:formula="of:=1/((LN(1/((1023/[.C$1])-1))/[.$A366]) + (1/298.15))" office:value-type="float" office:value="297.392703798651" calcext:value-type="float">
            <text:p>297.3927037987</text:p>
          </table:table-cell>
          <table:table-cell/>
        </table:table-row>
        <table:table-row table:style-name="ro1">
          <table:table-cell table:formula="of:=[.A366]+10" office:value-type="float" office:value="6650" calcext:value-type="float">
            <text:p>6650</text:p>
          </table:table-cell>
          <table:table-cell table:formula="of:=1/((LN(1/((1023/[.B$1])-1))/[.$A367]) + (1/298.15))" office:value-type="float" office:value="283.529880093385" calcext:value-type="float">
            <text:p>283.5298800934</text:p>
          </table:table-cell>
          <table:table-cell table:formula="of:=1/((LN(1/((1023/[.C$1])-1))/[.$A367]) + (1/298.15))" office:value-type="float" office:value="297.393839701759" calcext:value-type="float">
            <text:p>297.3938397018</text:p>
          </table:table-cell>
          <table:table-cell/>
        </table:table-row>
        <table:table-row table:style-name="ro1">
          <table:table-cell table:formula="of:=[.A367]+10" office:value-type="float" office:value="6660" calcext:value-type="float">
            <text:p>6660</text:p>
          </table:table-cell>
          <table:table-cell table:formula="of:=1/((LN(1/((1023/[.B$1])-1))/[.$A368]) + (1/298.15))" office:value-type="float" office:value="283.550757315089" calcext:value-type="float">
            <text:p>283.5507573151</text:p>
          </table:table-cell>
          <table:table-cell table:formula="of:=1/((LN(1/((1023/[.C$1])-1))/[.$A368]) + (1/298.15))" office:value-type="float" office:value="297.394972202384" calcext:value-type="float">
            <text:p>297.3949722024</text:p>
          </table:table-cell>
          <table:table-cell/>
        </table:table-row>
        <table:table-row table:style-name="ro1">
          <table:table-cell table:formula="of:=[.A368]+10" office:value-type="float" office:value="6670" calcext:value-type="float">
            <text:p>6670</text:p>
          </table:table-cell>
          <table:table-cell table:formula="of:=1/((LN(1/((1023/[.B$1])-1))/[.$A369]) + (1/298.15))" office:value-type="float" office:value="283.571574997352" calcext:value-type="float">
            <text:p>283.5715749974</text:p>
          </table:table-cell>
          <table:table-cell table:formula="of:=1/((LN(1/((1023/[.C$1])-1))/[.$A369]) + (1/298.15))" office:value-type="float" office:value="297.396101315792" calcext:value-type="float">
            <text:p>297.3961013158</text:p>
          </table:table-cell>
          <table:table-cell/>
        </table:table-row>
        <table:table-row table:style-name="ro1">
          <table:table-cell table:formula="of:=[.A369]+10" office:value-type="float" office:value="6680" calcext:value-type="float">
            <text:p>6680</text:p>
          </table:table-cell>
          <table:table-cell table:formula="of:=1/((LN(1/((1023/[.B$1])-1))/[.$A370]) + (1/298.15))" office:value-type="float" office:value="283.592333394513" calcext:value-type="float">
            <text:p>283.5923333945</text:p>
          </table:table-cell>
          <table:table-cell table:formula="of:=1/((LN(1/((1023/[.C$1])-1))/[.$A370]) + (1/298.15))" office:value-type="float" office:value="297.397227057156" calcext:value-type="float">
            <text:p>297.3972270572</text:p>
          </table:table-cell>
          <table:table-cell/>
        </table:table-row>
        <table:table-row table:style-name="ro1">
          <table:table-cell table:formula="of:=[.A370]+10" office:value-type="float" office:value="6690" calcext:value-type="float">
            <text:p>6690</text:p>
          </table:table-cell>
          <table:table-cell table:formula="of:=1/((LN(1/((1023/[.B$1])-1))/[.$A371]) + (1/298.15))" office:value-type="float" office:value="283.61303275946" calcext:value-type="float">
            <text:p>283.6130327595</text:p>
          </table:table-cell>
          <table:table-cell table:formula="of:=1/((LN(1/((1023/[.C$1])-1))/[.$A371]) + (1/298.15))" office:value-type="float" office:value="297.398349441559" calcext:value-type="float">
            <text:p>297.3983494416</text:p>
          </table:table-cell>
          <table:table-cell/>
        </table:table-row>
        <table:table-row table:style-name="ro1">
          <table:table-cell table:formula="of:=[.A371]+10" office:value-type="float" office:value="6700" calcext:value-type="float">
            <text:p>6700</text:p>
          </table:table-cell>
          <table:table-cell table:formula="of:=1/((LN(1/((1023/[.B$1])-1))/[.$A372]) + (1/298.15))" office:value-type="float" office:value="283.633673343648" calcext:value-type="float">
            <text:p>283.6336733436</text:p>
          </table:table-cell>
          <table:table-cell table:formula="of:=1/((LN(1/((1023/[.C$1])-1))/[.$A372]) + (1/298.15))" office:value-type="float" office:value="297.399468483995" calcext:value-type="float">
            <text:p>297.399468484</text:p>
          </table:table-cell>
          <table:table-cell/>
        </table:table-row>
        <table:table-row table:style-name="ro1">
          <table:table-cell table:formula="of:=[.A372]+10" office:value-type="float" office:value="6710" calcext:value-type="float">
            <text:p>6710</text:p>
          </table:table-cell>
          <table:table-cell table:formula="of:=1/((LN(1/((1023/[.B$1])-1))/[.$A373]) + (1/298.15))" office:value-type="float" office:value="283.654255397105" calcext:value-type="float">
            <text:p>283.6542553971</text:p>
          </table:table-cell>
          <table:table-cell table:formula="of:=1/((LN(1/((1023/[.C$1])-1))/[.$A373]) + (1/298.15))" office:value-type="float" office:value="297.400584199368" calcext:value-type="float">
            <text:p>297.4005841994</text:p>
          </table:table-cell>
          <table:table-cell/>
        </table:table-row>
        <table:table-row table:style-name="ro1">
          <table:table-cell table:formula="of:=[.A373]+10" office:value-type="float" office:value="6720" calcext:value-type="float">
            <text:p>6720</text:p>
          </table:table-cell>
          <table:table-cell table:formula="of:=1/((LN(1/((1023/[.B$1])-1))/[.$A374]) + (1/298.15))" office:value-type="float" office:value="283.674779168442" calcext:value-type="float">
            <text:p>283.6747791684</text:p>
          </table:table-cell>
          <table:table-cell table:formula="of:=1/((LN(1/((1023/[.C$1])-1))/[.$A374]) + (1/298.15))" office:value-type="float" office:value="297.401696602494" calcext:value-type="float">
            <text:p>297.4016966025</text:p>
          </table:table-cell>
          <table:table-cell/>
        </table:table-row>
        <table:table-row table:style-name="ro1">
          <table:table-cell table:formula="of:=[.A374]+10" office:value-type="float" office:value="6730" calcext:value-type="float">
            <text:p>6730</text:p>
          </table:table-cell>
          <table:table-cell table:formula="of:=1/((LN(1/((1023/[.B$1])-1))/[.$A375]) + (1/298.15))" office:value-type="float" office:value="283.695244904866" calcext:value-type="float">
            <text:p>283.6952449049</text:p>
          </table:table-cell>
          <table:table-cell table:formula="of:=1/((LN(1/((1023/[.C$1])-1))/[.$A375]) + (1/298.15))" office:value-type="float" office:value="297.4028057081" calcext:value-type="float">
            <text:p>297.4028057081</text:p>
          </table:table-cell>
          <table:table-cell/>
        </table:table-row>
        <table:table-row table:style-name="ro1">
          <table:table-cell table:formula="of:=[.A375]+10" office:value-type="float" office:value="6740" calcext:value-type="float">
            <text:p>6740</text:p>
          </table:table-cell>
          <table:table-cell table:formula="of:=1/((LN(1/((1023/[.B$1])-1))/[.$A376]) + (1/298.15))" office:value-type="float" office:value="283.715652852187" calcext:value-type="float">
            <text:p>283.7156528522</text:p>
          </table:table-cell>
          <table:table-cell table:formula="of:=1/((LN(1/((1023/[.C$1])-1))/[.$A376]) + (1/298.15))" office:value-type="float" office:value="297.403911530827" calcext:value-type="float">
            <text:p>297.4039115308</text:p>
          </table:table-cell>
          <table:table-cell/>
        </table:table-row>
        <table:table-row table:style-name="ro1">
          <table:table-cell table:formula="of:=[.A376]+10" office:value-type="float" office:value="6750" calcext:value-type="float">
            <text:p>6750</text:p>
          </table:table-cell>
          <table:table-cell table:formula="of:=1/((LN(1/((1023/[.B$1])-1))/[.$A377]) + (1/298.15))" office:value-type="float" office:value="283.736003254827" calcext:value-type="float">
            <text:p>283.7360032548</text:p>
          </table:table-cell>
          <table:table-cell table:formula="of:=1/((LN(1/((1023/[.C$1])-1))/[.$A377]) + (1/298.15))" office:value-type="float" office:value="297.40501408523" calcext:value-type="float">
            <text:p>297.4050140852</text:p>
          </table:table-cell>
          <table:table-cell/>
        </table:table-row>
        <table:table-row table:style-name="ro1">
          <table:table-cell table:formula="of:=[.A377]+10" office:value-type="float" office:value="6760" calcext:value-type="float">
            <text:p>6760</text:p>
          </table:table-cell>
          <table:table-cell table:formula="of:=1/((LN(1/((1023/[.B$1])-1))/[.$A378]) + (1/298.15))" office:value-type="float" office:value="283.756296355834" calcext:value-type="float">
            <text:p>283.7562963558</text:p>
          </table:table-cell>
          <table:table-cell table:formula="of:=1/((LN(1/((1023/[.C$1])-1))/[.$A378]) + (1/298.15))" office:value-type="float" office:value="297.406113385775" calcext:value-type="float">
            <text:p>297.4061133858</text:p>
          </table:table-cell>
          <table:table-cell/>
        </table:table-row>
        <table:table-row table:style-name="ro1">
          <table:table-cell table:formula="of:=[.A378]+10" office:value-type="float" office:value="6770" calcext:value-type="float">
            <text:p>6770</text:p>
          </table:table-cell>
          <table:table-cell table:formula="of:=1/((LN(1/((1023/[.B$1])-1))/[.$A379]) + (1/298.15))" office:value-type="float" office:value="283.776532396888" calcext:value-type="float">
            <text:p>283.7765323969</text:p>
          </table:table-cell>
          <table:table-cell table:formula="of:=1/((LN(1/((1023/[.C$1])-1))/[.$A379]) + (1/298.15))" office:value-type="float" office:value="297.407209446848" calcext:value-type="float">
            <text:p>297.4072094468</text:p>
          </table:table-cell>
          <table:table-cell/>
        </table:table-row>
        <table:table-row table:style-name="ro1">
          <table:table-cell table:formula="of:=[.A379]+10" office:value-type="float" office:value="6780" calcext:value-type="float">
            <text:p>6780</text:p>
          </table:table-cell>
          <table:table-cell table:formula="of:=1/((LN(1/((1023/[.B$1])-1))/[.$A380]) + (1/298.15))" office:value-type="float" office:value="283.796711618312" calcext:value-type="float">
            <text:p>283.7967116183</text:p>
          </table:table-cell>
          <table:table-cell table:formula="of:=1/((LN(1/((1023/[.C$1])-1))/[.$A380]) + (1/298.15))" office:value-type="float" office:value="297.408302282745" calcext:value-type="float">
            <text:p>297.4083022827</text:p>
          </table:table-cell>
          <table:table-cell/>
        </table:table-row>
        <table:table-row table:style-name="ro1">
          <table:table-cell table:formula="of:=[.A380]+10" office:value-type="float" office:value="6790" calcext:value-type="float">
            <text:p>6790</text:p>
          </table:table-cell>
          <table:table-cell table:formula="of:=1/((LN(1/((1023/[.B$1])-1))/[.$A381]) + (1/298.15))" office:value-type="float" office:value="283.816834259083" calcext:value-type="float">
            <text:p>283.8168342591</text:p>
          </table:table-cell>
          <table:table-cell table:formula="of:=1/((LN(1/((1023/[.C$1])-1))/[.$A381]) + (1/298.15))" office:value-type="float" office:value="297.40939190768" calcext:value-type="float">
            <text:p>297.4093919077</text:p>
          </table:table-cell>
          <table:table-cell/>
        </table:table-row>
        <table:table-row table:style-name="ro1">
          <table:table-cell table:formula="of:=[.A381]+10" office:value-type="float" office:value="6800" calcext:value-type="float">
            <text:p>6800</text:p>
          </table:table-cell>
          <table:table-cell table:formula="of:=1/((LN(1/((1023/[.B$1])-1))/[.$A382]) + (1/298.15))" office:value-type="float" office:value="283.836900556836" calcext:value-type="float">
            <text:p>283.8369005568</text:p>
          </table:table-cell>
          <table:table-cell table:formula="of:=1/((LN(1/((1023/[.C$1])-1))/[.$A382]) + (1/298.15))" office:value-type="float" office:value="297.410478335786" calcext:value-type="float">
            <text:p>297.4104783358</text:p>
          </table:table-cell>
          <table:table-cell/>
        </table:table-row>
        <table:table-row table:style-name="ro1">
          <table:table-cell table:formula="of:=[.A382]+10" office:value-type="float" office:value="6810" calcext:value-type="float">
            <text:p>6810</text:p>
          </table:table-cell>
          <table:table-cell table:formula="of:=1/((LN(1/((1023/[.B$1])-1))/[.$A383]) + (1/298.15))" office:value-type="float" office:value="283.85691074788" calcext:value-type="float">
            <text:p>283.8569107479</text:p>
          </table:table-cell>
          <table:table-cell table:formula="of:=1/((LN(1/((1023/[.C$1])-1))/[.$A383]) + (1/298.15))" office:value-type="float" office:value="297.41156158111" calcext:value-type="float">
            <text:p>297.4115615811</text:p>
          </table:table-cell>
          <table:table-cell/>
        </table:table-row>
        <table:table-row table:style-name="ro1">
          <table:table-cell table:formula="of:=[.A383]+10" office:value-type="float" office:value="6820" calcext:value-type="float">
            <text:p>6820</text:p>
          </table:table-cell>
          <table:table-cell table:formula="of:=1/((LN(1/((1023/[.B$1])-1))/[.$A384]) + (1/298.15))" office:value-type="float" office:value="283.876865067204" calcext:value-type="float">
            <text:p>283.8768650672</text:p>
          </table:table-cell>
          <table:table-cell table:formula="of:=1/((LN(1/((1023/[.C$1])-1))/[.$A384]) + (1/298.15))" office:value-type="float" office:value="297.412641657617" calcext:value-type="float">
            <text:p>297.4126416576</text:p>
          </table:table-cell>
          <table:table-cell/>
        </table:table-row>
        <table:table-row table:style-name="ro1">
          <table:table-cell table:formula="of:=[.A384]+10" office:value-type="float" office:value="6830" calcext:value-type="float">
            <text:p>6830</text:p>
          </table:table-cell>
          <table:table-cell table:formula="of:=1/((LN(1/((1023/[.B$1])-1))/[.$A385]) + (1/298.15))" office:value-type="float" office:value="283.896763748486" calcext:value-type="float">
            <text:p>283.8967637485</text:p>
          </table:table-cell>
          <table:table-cell table:formula="of:=1/((LN(1/((1023/[.C$1])-1))/[.$A385]) + (1/298.15))" office:value-type="float" office:value="297.413718579192" calcext:value-type="float">
            <text:p>297.4137185792</text:p>
          </table:table-cell>
          <table:table-cell/>
        </table:table-row>
        <table:table-row table:style-name="ro1">
          <table:table-cell table:formula="of:=[.A385]+10" office:value-type="float" office:value="6840" calcext:value-type="float">
            <text:p>6840</text:p>
          </table:table-cell>
          <table:table-cell table:formula="of:=1/((LN(1/((1023/[.B$1])-1))/[.$A386]) + (1/298.15))" office:value-type="float" office:value="283.916607024103" calcext:value-type="float">
            <text:p>283.9166070241</text:p>
          </table:table-cell>
          <table:table-cell table:formula="of:=1/((LN(1/((1023/[.C$1])-1))/[.$A386]) + (1/298.15))" office:value-type="float" office:value="297.414792359639" calcext:value-type="float">
            <text:p>297.4147923596</text:p>
          </table:table-cell>
          <table:table-cell/>
        </table:table-row>
        <table:table-row table:style-name="ro1">
          <table:table-cell table:formula="of:=[.A386]+10" office:value-type="float" office:value="6850" calcext:value-type="float">
            <text:p>6850</text:p>
          </table:table-cell>
          <table:table-cell table:formula="of:=1/((LN(1/((1023/[.B$1])-1))/[.$A387]) + (1/298.15))" office:value-type="float" office:value="283.93639512514" calcext:value-type="float">
            <text:p>283.9363951251</text:p>
          </table:table-cell>
          <table:table-cell table:formula="of:=1/((LN(1/((1023/[.C$1])-1))/[.$A387]) + (1/298.15))" office:value-type="float" office:value="297.41586301268" calcext:value-type="float">
            <text:p>297.4158630127</text:p>
          </table:table-cell>
          <table:table-cell/>
        </table:table-row>
        <table:table-row table:style-name="ro1">
          <table:table-cell table:formula="of:=[.A387]+10" office:value-type="float" office:value="6860" calcext:value-type="float">
            <text:p>6860</text:p>
          </table:table-cell>
          <table:table-cell table:formula="of:=1/((LN(1/((1023/[.B$1])-1))/[.$A388]) + (1/298.15))" office:value-type="float" office:value="283.956128281397" calcext:value-type="float">
            <text:p>283.9561282814</text:p>
          </table:table-cell>
          <table:table-cell table:formula="of:=1/((LN(1/((1023/[.C$1])-1))/[.$A388]) + (1/298.15))" office:value-type="float" office:value="297.416930551958" calcext:value-type="float">
            <text:p>297.416930552</text:p>
          </table:table-cell>
          <table:table-cell/>
        </table:table-row>
        <table:table-row table:style-name="ro1">
          <table:table-cell table:formula="of:=[.A388]+10" office:value-type="float" office:value="6870" calcext:value-type="float">
            <text:p>6870</text:p>
          </table:table-cell>
          <table:table-cell table:formula="of:=1/((LN(1/((1023/[.B$1])-1))/[.$A389]) + (1/298.15))" office:value-type="float" office:value="283.975806721403" calcext:value-type="float">
            <text:p>283.9758067214</text:p>
          </table:table-cell>
          <table:table-cell table:formula="of:=1/((LN(1/((1023/[.C$1])-1))/[.$A389]) + (1/298.15))" office:value-type="float" office:value="297.417994991038" calcext:value-type="float">
            <text:p>297.417994991</text:p>
          </table:table-cell>
          <table:table-cell/>
        </table:table-row>
        <table:table-row table:style-name="ro1">
          <table:table-cell table:formula="of:=[.A389]+10" office:value-type="float" office:value="6880" calcext:value-type="float">
            <text:p>6880</text:p>
          </table:table-cell>
          <table:table-cell table:formula="of:=1/((LN(1/((1023/[.B$1])-1))/[.$A390]) + (1/298.15))" office:value-type="float" office:value="283.995430672417" calcext:value-type="float">
            <text:p>283.9954306724</text:p>
          </table:table-cell>
          <table:table-cell table:formula="of:=1/((LN(1/((1023/[.C$1])-1))/[.$A390]) + (1/298.15))" office:value-type="float" office:value="297.419056343403" calcext:value-type="float">
            <text:p>297.4190563434</text:p>
          </table:table-cell>
          <table:table-cell/>
        </table:table-row>
        <table:table-row table:style-name="ro1">
          <table:table-cell table:formula="of:=[.A390]+10" office:value-type="float" office:value="6890" calcext:value-type="float">
            <text:p>6890</text:p>
          </table:table-cell>
          <table:table-cell table:formula="of:=1/((LN(1/((1023/[.B$1])-1))/[.$A391]) + (1/298.15))" office:value-type="float" office:value="284.015000360446" calcext:value-type="float">
            <text:p>284.0150003604</text:p>
          </table:table-cell>
          <table:table-cell table:formula="of:=1/((LN(1/((1023/[.C$1])-1))/[.$A391]) + (1/298.15))" office:value-type="float" office:value="297.420114622463" calcext:value-type="float">
            <text:p>297.4201146225</text:p>
          </table:table-cell>
          <table:table-cell/>
        </table:table-row>
        <table:table-row table:style-name="ro1">
          <table:table-cell table:formula="of:=[.A391]+10" office:value-type="float" office:value="6900" calcext:value-type="float">
            <text:p>6900</text:p>
          </table:table-cell>
          <table:table-cell table:formula="of:=1/((LN(1/((1023/[.B$1])-1))/[.$A392]) + (1/298.15))" office:value-type="float" office:value="284.034516010245" calcext:value-type="float">
            <text:p>284.0345160102</text:p>
          </table:table-cell>
          <table:table-cell table:formula="of:=1/((LN(1/((1023/[.C$1])-1))/[.$A392]) + (1/298.15))" office:value-type="float" office:value="297.421169841545" calcext:value-type="float">
            <text:p>297.4211698415</text:p>
          </table:table-cell>
          <table:table-cell/>
        </table:table-row>
        <table:table-row table:style-name="ro1">
          <table:table-cell table:formula="of:=[.A392]+10" office:value-type="float" office:value="6910" calcext:value-type="float">
            <text:p>6910</text:p>
          </table:table-cell>
          <table:table-cell table:formula="of:=1/((LN(1/((1023/[.B$1])-1))/[.$A393]) + (1/298.15))" office:value-type="float" office:value="284.053977845331" calcext:value-type="float">
            <text:p>284.0539778453</text:p>
          </table:table-cell>
          <table:table-cell table:formula="of:=1/((LN(1/((1023/[.C$1])-1))/[.$A393]) + (1/298.15))" office:value-type="float" office:value="297.422222013902" calcext:value-type="float">
            <text:p>297.4222220139</text:p>
          </table:table-cell>
          <table:table-cell/>
        </table:table-row>
        <table:table-row table:style-name="ro1">
          <table:table-cell table:formula="of:=[.A393]+10" office:value-type="float" office:value="6920" calcext:value-type="float">
            <text:p>6920</text:p>
          </table:table-cell>
          <table:table-cell table:formula="of:=1/((LN(1/((1023/[.B$1])-1))/[.$A394]) + (1/298.15))" office:value-type="float" office:value="284.073386087991" calcext:value-type="float">
            <text:p>284.073386088</text:p>
          </table:table-cell>
          <table:table-cell table:formula="of:=1/((LN(1/((1023/[.C$1])-1))/[.$A394]) + (1/298.15))" office:value-type="float" office:value="297.423271152712" calcext:value-type="float">
            <text:p>297.4232711527</text:p>
          </table:table-cell>
          <table:table-cell/>
        </table:table-row>
        <table:table-row table:style-name="ro1">
          <table:table-cell table:formula="of:=[.A394]+10" office:value-type="float" office:value="6930" calcext:value-type="float">
            <text:p>6930</text:p>
          </table:table-cell>
          <table:table-cell table:formula="of:=1/((LN(1/((1023/[.B$1])-1))/[.$A395]) + (1/298.15))" office:value-type="float" office:value="284.092740959287" calcext:value-type="float">
            <text:p>284.0927409593</text:p>
          </table:table-cell>
          <table:table-cell table:formula="of:=1/((LN(1/((1023/[.C$1])-1))/[.$A395]) + (1/298.15))" office:value-type="float" office:value="297.424317271073" calcext:value-type="float">
            <text:p>297.4243172711</text:p>
          </table:table-cell>
          <table:table-cell/>
        </table:table-row>
        <table:table-row table:style-name="ro1">
          <table:table-cell table:formula="of:=[.A395]+10" office:value-type="float" office:value="6940" calcext:value-type="float">
            <text:p>6940</text:p>
          </table:table-cell>
          <table:table-cell table:formula="of:=1/((LN(1/((1023/[.B$1])-1))/[.$A396]) + (1/298.15))" office:value-type="float" office:value="284.112042679068" calcext:value-type="float">
            <text:p>284.1120426791</text:p>
          </table:table-cell>
          <table:table-cell table:formula="of:=1/((LN(1/((1023/[.C$1])-1))/[.$A396]) + (1/298.15))" office:value-type="float" office:value="297.425360382011" calcext:value-type="float">
            <text:p>297.425360382</text:p>
          </table:table-cell>
          <table:table-cell/>
        </table:table-row>
        <table:table-row table:style-name="ro1">
          <table:table-cell table:formula="of:=[.A396]+10" office:value-type="float" office:value="6950" calcext:value-type="float">
            <text:p>6950</text:p>
          </table:table-cell>
          <table:table-cell table:formula="of:=1/((LN(1/((1023/[.B$1])-1))/[.$A397]) + (1/298.15))" office:value-type="float" office:value="284.131291465979" calcext:value-type="float">
            <text:p>284.131291466</text:p>
          </table:table-cell>
          <table:table-cell table:formula="of:=1/((LN(1/((1023/[.C$1])-1))/[.$A397]) + (1/298.15))" office:value-type="float" office:value="297.426400498476" calcext:value-type="float">
            <text:p>297.4264004985</text:p>
          </table:table-cell>
          <table:table-cell/>
        </table:table-row>
        <table:table-row table:style-name="ro1">
          <table:table-cell table:formula="of:=[.A397]+10" office:value-type="float" office:value="6960" calcext:value-type="float">
            <text:p>6960</text:p>
          </table:table-cell>
          <table:table-cell table:formula="of:=1/((LN(1/((1023/[.B$1])-1))/[.$A398]) + (1/298.15))" office:value-type="float" office:value="284.150487537465" calcext:value-type="float">
            <text:p>284.1504875375</text:p>
          </table:table-cell>
          <table:table-cell table:formula="of:=1/((LN(1/((1023/[.C$1])-1))/[.$A398]) + (1/298.15))" office:value-type="float" office:value="297.427437633344" calcext:value-type="float">
            <text:p>297.4274376333</text:p>
          </table:table-cell>
          <table:table-cell/>
        </table:table-row>
        <table:table-row table:style-name="ro1">
          <table:table-cell table:formula="of:=[.A398]+10" office:value-type="float" office:value="6970" calcext:value-type="float">
            <text:p>6970</text:p>
          </table:table-cell>
          <table:table-cell table:formula="of:=1/((LN(1/((1023/[.B$1])-1))/[.$A399]) + (1/298.15))" office:value-type="float" office:value="284.169631109782" calcext:value-type="float">
            <text:p>284.1696311098</text:p>
          </table:table-cell>
          <table:table-cell table:formula="of:=1/((LN(1/((1023/[.C$1])-1))/[.$A399]) + (1/298.15))" office:value-type="float" office:value="297.428471799417" calcext:value-type="float">
            <text:p>297.4284717994</text:p>
          </table:table-cell>
          <table:table-cell/>
        </table:table-row>
        <table:table-row table:style-name="ro1">
          <table:table-cell table:formula="of:=[.A399]+10" office:value-type="float" office:value="6980" calcext:value-type="float">
            <text:p>6980</text:p>
          </table:table-cell>
          <table:table-cell table:formula="of:=1/((LN(1/((1023/[.B$1])-1))/[.$A400]) + (1/298.15))" office:value-type="float" office:value="284.188722398006" calcext:value-type="float">
            <text:p>284.188722398</text:p>
          </table:table-cell>
          <table:table-cell table:formula="of:=1/((LN(1/((1023/[.C$1])-1))/[.$A400]) + (1/298.15))" office:value-type="float" office:value="297.429503009425" calcext:value-type="float">
            <text:p>297.4295030094</text:p>
          </table:table-cell>
          <table:table-cell/>
        </table:table-row>
        <table:table-row table:style-name="ro1">
          <table:table-cell table:formula="of:=[.A400]+10" office:value-type="float" office:value="6990" calcext:value-type="float">
            <text:p>6990</text:p>
          </table:table-cell>
          <table:table-cell table:formula="of:=1/((LN(1/((1023/[.B$1])-1))/[.$A401]) + (1/298.15))" office:value-type="float" office:value="284.207761616038" calcext:value-type="float">
            <text:p>284.207761616</text:p>
          </table:table-cell>
          <table:table-cell table:formula="of:=1/((LN(1/((1023/[.C$1])-1))/[.$A401]) + (1/298.15))" office:value-type="float" office:value="297.430531276023" calcext:value-type="float">
            <text:p>297.430531276</text:p>
          </table:table-cell>
          <table:table-cell/>
        </table:table-row>
        <table:table-row table:style-name="ro1">
          <table:table-cell table:formula="of:=[.A401]+10" office:value-type="float" office:value="7000" calcext:value-type="float">
            <text:p>7000</text:p>
          </table:table-cell>
          <table:table-cell table:formula="of:=1/((LN(1/((1023/[.B$1])-1))/[.$A402]) + (1/298.15))" office:value-type="float" office:value="284.226748976616" calcext:value-type="float">
            <text:p>284.2267489766</text:p>
          </table:table-cell>
          <table:table-cell table:formula="of:=1/((LN(1/((1023/[.C$1])-1))/[.$A402]) + (1/298.15))" office:value-type="float" office:value="297.431556611796" calcext:value-type="float">
            <text:p>297.4315566118</text:p>
          </table:table-cell>
          <table:table-cell/>
        </table:table-row>
        <table:table-row table:style-name="ro1">
          <table:table-cell table:formula="of:=[.A402]+10" office:value-type="float" office:value="7010" calcext:value-type="float">
            <text:p>7010</text:p>
          </table:table-cell>
          <table:table-cell table:formula="of:=1/((LN(1/((1023/[.B$1])-1))/[.$A403]) + (1/298.15))" office:value-type="float" office:value="284.245684691318" calcext:value-type="float">
            <text:p>284.2456846913</text:p>
          </table:table-cell>
          <table:table-cell table:formula="of:=1/((LN(1/((1023/[.C$1])-1))/[.$A403]) + (1/298.15))" office:value-type="float" office:value="297.432579029257" calcext:value-type="float">
            <text:p>297.4325790293</text:p>
          </table:table-cell>
          <table:table-cell/>
        </table:table-row>
        <table:table-row table:style-name="ro1">
          <table:table-cell table:formula="of:=[.A403]+10" office:value-type="float" office:value="7020" calcext:value-type="float">
            <text:p>7020</text:p>
          </table:table-cell>
          <table:table-cell table:formula="of:=1/((LN(1/((1023/[.B$1])-1))/[.$A404]) + (1/298.15))" office:value-type="float" office:value="284.264568970575" calcext:value-type="float">
            <text:p>284.2645689706</text:p>
          </table:table-cell>
          <table:table-cell table:formula="of:=1/((LN(1/((1023/[.C$1])-1))/[.$A404]) + (1/298.15))" office:value-type="float" office:value="297.433598540846" calcext:value-type="float">
            <text:p>297.4335985408</text:p>
          </table:table-cell>
          <table:table-cell/>
        </table:table-row>
        <table:table-row table:style-name="ro1">
          <table:table-cell table:formula="of:=[.A404]+10" office:value-type="float" office:value="7030" calcext:value-type="float">
            <text:p>7030</text:p>
          </table:table-cell>
          <table:table-cell table:formula="of:=1/((LN(1/((1023/[.B$1])-1))/[.$A405]) + (1/298.15))" office:value-type="float" office:value="284.283402023675" calcext:value-type="float">
            <text:p>284.2834020237</text:p>
          </table:table-cell>
          <table:table-cell table:formula="of:=1/((LN(1/((1023/[.C$1])-1))/[.$A405]) + (1/298.15))" office:value-type="float" office:value="297.434615158935" calcext:value-type="float">
            <text:p>297.4346151589</text:p>
          </table:table-cell>
          <table:table-cell/>
        </table:table-row>
        <table:table-row table:style-name="ro1">
          <table:table-cell table:formula="of:=[.A405]+10" office:value-type="float" office:value="7040" calcext:value-type="float">
            <text:p>7040</text:p>
          </table:table-cell>
          <table:table-cell table:formula="of:=1/((LN(1/((1023/[.B$1])-1))/[.$A406]) + (1/298.15))" office:value-type="float" office:value="284.302184058773" calcext:value-type="float">
            <text:p>284.3021840588</text:p>
          </table:table-cell>
          <table:table-cell table:formula="of:=1/((LN(1/((1023/[.C$1])-1))/[.$A406]) + (1/298.15))" office:value-type="float" office:value="297.435628895824" calcext:value-type="float">
            <text:p>297.4356288958</text:p>
          </table:table-cell>
          <table:table-cell/>
        </table:table-row>
        <table:table-row table:style-name="ro1">
          <table:table-cell table:formula="of:=[.A406]+10" office:value-type="float" office:value="7050" calcext:value-type="float">
            <text:p>7050</text:p>
          </table:table-cell>
          <table:table-cell table:formula="of:=1/((LN(1/((1023/[.B$1])-1))/[.$A407]) + (1/298.15))" office:value-type="float" office:value="284.320915282897" calcext:value-type="float">
            <text:p>284.3209152829</text:p>
          </table:table-cell>
          <table:table-cell table:formula="of:=1/((LN(1/((1023/[.C$1])-1))/[.$A407]) + (1/298.15))" office:value-type="float" office:value="297.436639763745" calcext:value-type="float">
            <text:p>297.4366397637</text:p>
          </table:table-cell>
          <table:table-cell/>
        </table:table-row>
        <table:table-row table:style-name="ro1">
          <table:table-cell table:formula="of:=[.A407]+10" office:value-type="float" office:value="7060" calcext:value-type="float">
            <text:p>7060</text:p>
          </table:table-cell>
          <table:table-cell table:formula="of:=1/((LN(1/((1023/[.B$1])-1))/[.$A408]) + (1/298.15))" office:value-type="float" office:value="284.339595901956" calcext:value-type="float">
            <text:p>284.339595902</text:p>
          </table:table-cell>
          <table:table-cell table:formula="of:=1/((LN(1/((1023/[.C$1])-1))/[.$A408]) + (1/298.15))" office:value-type="float" office:value="297.437647774859" calcext:value-type="float">
            <text:p>297.4376477749</text:p>
          </table:table-cell>
          <table:table-cell/>
        </table:table-row>
        <table:table-row table:style-name="ro1">
          <table:table-cell table:formula="of:=[.A408]+10" office:value-type="float" office:value="7070" calcext:value-type="float">
            <text:p>7070</text:p>
          </table:table-cell>
          <table:table-cell table:formula="of:=1/((LN(1/((1023/[.B$1])-1))/[.$A409]) + (1/298.15))" office:value-type="float" office:value="284.358226120749" calcext:value-type="float">
            <text:p>284.3582261207</text:p>
          </table:table-cell>
          <table:table-cell table:formula="of:=1/((LN(1/((1023/[.C$1])-1))/[.$A409]) + (1/298.15))" office:value-type="float" office:value="297.43865294126" calcext:value-type="float">
            <text:p>297.4386529413</text:p>
          </table:table-cell>
          <table:table-cell/>
        </table:table-row>
        <table:table-row table:style-name="ro1">
          <table:table-cell table:formula="of:=[.A409]+10" office:value-type="float" office:value="7080" calcext:value-type="float">
            <text:p>7080</text:p>
          </table:table-cell>
          <table:table-cell table:formula="of:=1/((LN(1/((1023/[.B$1])-1))/[.$A410]) + (1/298.15))" office:value-type="float" office:value="284.376806142971" calcext:value-type="float">
            <text:p>284.376806143</text:p>
          </table:table-cell>
          <table:table-cell table:formula="of:=1/((LN(1/((1023/[.C$1])-1))/[.$A410]) + (1/298.15))" office:value-type="float" office:value="297.439655274973" calcext:value-type="float">
            <text:p>297.439655275</text:p>
          </table:table-cell>
          <table:table-cell/>
        </table:table-row>
        <table:table-row table:style-name="ro1">
          <table:table-cell table:formula="of:=[.A410]+10" office:value-type="float" office:value="7090" calcext:value-type="float">
            <text:p>7090</text:p>
          </table:table-cell>
          <table:table-cell table:formula="of:=1/((LN(1/((1023/[.B$1])-1))/[.$A411]) + (1/298.15))" office:value-type="float" office:value="284.39533617122" calcext:value-type="float">
            <text:p>284.3953361712</text:p>
          </table:table-cell>
          <table:table-cell table:formula="of:=1/((LN(1/((1023/[.C$1])-1))/[.$A411]) + (1/298.15))" office:value-type="float" office:value="297.440654787956" calcext:value-type="float">
            <text:p>297.440654788</text:p>
          </table:table-cell>
          <table:table-cell/>
        </table:table-row>
        <table:table-row table:style-name="ro1">
          <table:table-cell table:formula="of:=[.A411]+10" office:value-type="float" office:value="7100" calcext:value-type="float">
            <text:p>7100</text:p>
          </table:table-cell>
          <table:table-cell table:formula="of:=1/((LN(1/((1023/[.B$1])-1))/[.$A412]) + (1/298.15))" office:value-type="float" office:value="284.413816407007" calcext:value-type="float">
            <text:p>284.413816407</text:p>
          </table:table-cell>
          <table:table-cell table:formula="of:=1/((LN(1/((1023/[.C$1])-1))/[.$A412]) + (1/298.15))" office:value-type="float" office:value="297.441651492098" calcext:value-type="float">
            <text:p>297.4416514921</text:p>
          </table:table-cell>
          <table:table-cell/>
        </table:table-row>
        <table:table-row table:style-name="ro1">
          <table:table-cell table:formula="of:=[.A412]+10" office:value-type="float" office:value="7110" calcext:value-type="float">
            <text:p>7110</text:p>
          </table:table-cell>
          <table:table-cell table:formula="of:=1/((LN(1/((1023/[.B$1])-1))/[.$A413]) + (1/298.15))" office:value-type="float" office:value="284.43224705076" calcext:value-type="float">
            <text:p>284.4322470508</text:p>
          </table:table-cell>
          <table:table-cell table:formula="of:=1/((LN(1/((1023/[.C$1])-1))/[.$A413]) + (1/298.15))" office:value-type="float" office:value="297.442645399223" calcext:value-type="float">
            <text:p>297.4426453992</text:p>
          </table:table-cell>
          <table:table-cell/>
        </table:table-row>
        <table:table-row table:style-name="ro1">
          <table:table-cell table:formula="of:=[.A413]+10" office:value-type="float" office:value="7120" calcext:value-type="float">
            <text:p>7120</text:p>
          </table:table-cell>
          <table:table-cell table:formula="of:=1/((LN(1/((1023/[.B$1])-1))/[.$A414]) + (1/298.15))" office:value-type="float" office:value="284.450628301833" calcext:value-type="float">
            <text:p>284.4506283018</text:p>
          </table:table-cell>
          <table:table-cell table:formula="of:=1/((LN(1/((1023/[.C$1])-1))/[.$A414]) + (1/298.15))" office:value-type="float" office:value="297.443636521088" calcext:value-type="float">
            <text:p>297.4436365211</text:p>
          </table:table-cell>
          <table:table-cell/>
        </table:table-row>
        <table:table-row table:style-name="ro1">
          <table:table-cell table:formula="of:=[.A414]+10" office:value-type="float" office:value="7130" calcext:value-type="float">
            <text:p>7130</text:p>
          </table:table-cell>
          <table:table-cell table:formula="of:=1/((LN(1/((1023/[.B$1])-1))/[.$A415]) + (1/298.15))" office:value-type="float" office:value="284.468960358514" calcext:value-type="float">
            <text:p>284.4689603585</text:p>
          </table:table-cell>
          <table:table-cell table:formula="of:=1/((LN(1/((1023/[.C$1])-1))/[.$A415]) + (1/298.15))" office:value-type="float" office:value="297.444624869386" calcext:value-type="float">
            <text:p>297.4446248694</text:p>
          </table:table-cell>
          <table:table-cell/>
        </table:table-row>
        <table:table-row table:style-name="ro1">
          <table:table-cell table:formula="of:=[.A415]+10" office:value-type="float" office:value="7140" calcext:value-type="float">
            <text:p>7140</text:p>
          </table:table-cell>
          <table:table-cell table:formula="of:=1/((LN(1/((1023/[.B$1])-1))/[.$A416]) + (1/298.15))" office:value-type="float" office:value="284.487243418028" calcext:value-type="float">
            <text:p>284.487243418</text:p>
          </table:table-cell>
          <table:table-cell table:formula="of:=1/((LN(1/((1023/[.C$1])-1))/[.$A416]) + (1/298.15))" office:value-type="float" office:value="297.445610455741" calcext:value-type="float">
            <text:p>297.4456104557</text:p>
          </table:table-cell>
          <table:table-cell/>
        </table:table-row>
        <table:table-row table:style-name="ro1">
          <table:table-cell table:formula="of:=[.A416]+10" office:value-type="float" office:value="7150" calcext:value-type="float">
            <text:p>7150</text:p>
          </table:table-cell>
          <table:table-cell table:formula="of:=1/((LN(1/((1023/[.B$1])-1))/[.$A417]) + (1/298.15))" office:value-type="float" office:value="284.505477676551" calcext:value-type="float">
            <text:p>284.5054776766</text:p>
          </table:table-cell>
          <table:table-cell table:formula="of:=1/((LN(1/((1023/[.C$1])-1))/[.$A417]) + (1/298.15))" office:value-type="float" office:value="297.446593291716" calcext:value-type="float">
            <text:p>297.4465932917</text:p>
          </table:table-cell>
          <table:table-cell/>
        </table:table-row>
        <table:table-row table:style-name="ro1">
          <table:table-cell table:formula="of:=[.A417]+10" office:value-type="float" office:value="7160" calcext:value-type="float">
            <text:p>7160</text:p>
          </table:table-cell>
          <table:table-cell table:formula="of:=1/((LN(1/((1023/[.B$1])-1))/[.$A418]) + (1/298.15))" office:value-type="float" office:value="284.523663329211" calcext:value-type="float">
            <text:p>284.5236633292</text:p>
          </table:table-cell>
          <table:table-cell table:formula="of:=1/((LN(1/((1023/[.C$1])-1))/[.$A418]) + (1/298.15))" office:value-type="float" office:value="297.447573388807" calcext:value-type="float">
            <text:p>297.4475733888</text:p>
          </table:table-cell>
          <table:table-cell/>
        </table:table-row>
        <table:table-row table:style-name="ro1">
          <table:table-cell table:formula="of:=[.A418]+10" office:value-type="float" office:value="7170" calcext:value-type="float">
            <text:p>7170</text:p>
          </table:table-cell>
          <table:table-cell table:formula="of:=1/((LN(1/((1023/[.B$1])-1))/[.$A419]) + (1/298.15))" office:value-type="float" office:value="284.541800570097" calcext:value-type="float">
            <text:p>284.5418005701</text:p>
          </table:table-cell>
          <table:table-cell table:formula="of:=1/((LN(1/((1023/[.C$1])-1))/[.$A419]) + (1/298.15))" office:value-type="float" office:value="297.448550758446" calcext:value-type="float">
            <text:p>297.4485507584</text:p>
          </table:table-cell>
          <table:table-cell/>
        </table:table-row>
        <table:table-row table:style-name="ro1">
          <table:table-cell table:formula="of:=[.A419]+10" office:value-type="float" office:value="7180" calcext:value-type="float">
            <text:p>7180</text:p>
          </table:table-cell>
          <table:table-cell table:formula="of:=1/((LN(1/((1023/[.B$1])-1))/[.$A420]) + (1/298.15))" office:value-type="float" office:value="284.559889592268" calcext:value-type="float">
            <text:p>284.5598895923</text:p>
          </table:table-cell>
          <table:table-cell table:formula="of:=1/((LN(1/((1023/[.C$1])-1))/[.$A420]) + (1/298.15))" office:value-type="float" office:value="297.449525412004" calcext:value-type="float">
            <text:p>297.449525412</text:p>
          </table:table-cell>
          <table:table-cell/>
        </table:table-row>
        <table:table-row table:style-name="ro1">
          <table:table-cell table:formula="of:=[.A420]+10" office:value-type="float" office:value="7190" calcext:value-type="float">
            <text:p>7190</text:p>
          </table:table-cell>
          <table:table-cell table:formula="of:=1/((LN(1/((1023/[.B$1])-1))/[.$A421]) + (1/298.15))" office:value-type="float" office:value="284.577930587754" calcext:value-type="float">
            <text:p>284.5779305878</text:p>
          </table:table-cell>
          <table:table-cell table:formula="of:=1/((LN(1/((1023/[.C$1])-1))/[.$A421]) + (1/298.15))" office:value-type="float" office:value="297.450497360786" calcext:value-type="float">
            <text:p>297.4504973608</text:p>
          </table:table-cell>
          <table:table-cell/>
        </table:table-row>
        <table:table-row table:style-name="ro1">
          <table:table-cell table:formula="of:=[.A421]+10" office:value-type="float" office:value="7200" calcext:value-type="float">
            <text:p>7200</text:p>
          </table:table-cell>
          <table:table-cell table:formula="of:=1/((LN(1/((1023/[.B$1])-1))/[.$A422]) + (1/298.15))" office:value-type="float" office:value="284.595923747571" calcext:value-type="float">
            <text:p>284.5959237476</text:p>
          </table:table-cell>
          <table:table-cell table:formula="of:=1/((LN(1/((1023/[.C$1])-1))/[.$A422]) + (1/298.15))" office:value-type="float" office:value="297.451466616036" calcext:value-type="float">
            <text:p>297.451466616</text:p>
          </table:table-cell>
          <table:table-cell/>
        </table:table-row>
        <table:table-row table:style-name="ro1">
          <table:table-cell table:formula="of:=[.A422]+10" office:value-type="float" office:value="7210" calcext:value-type="float">
            <text:p>7210</text:p>
          </table:table-cell>
          <table:table-cell table:formula="of:=1/((LN(1/((1023/[.B$1])-1))/[.$A423]) + (1/298.15))" office:value-type="float" office:value="284.61386926172" calcext:value-type="float">
            <text:p>284.6138692617</text:p>
          </table:table-cell>
          <table:table-cell table:formula="of:=1/((LN(1/((1023/[.C$1])-1))/[.$A423]) + (1/298.15))" office:value-type="float" office:value="297.452433188934" calcext:value-type="float">
            <text:p>297.4524331889</text:p>
          </table:table-cell>
          <table:table-cell/>
        </table:table-row>
        <table:table-row table:style-name="ro1">
          <table:table-cell table:formula="of:=[.A423]+10" office:value-type="float" office:value="7220" calcext:value-type="float">
            <text:p>7220</text:p>
          </table:table-cell>
          <table:table-cell table:formula="of:=1/((LN(1/((1023/[.B$1])-1))/[.$A424]) + (1/298.15))" office:value-type="float" office:value="284.6317673192" calcext:value-type="float">
            <text:p>284.6317673192</text:p>
          </table:table-cell>
          <table:table-cell table:formula="of:=1/((LN(1/((1023/[.C$1])-1))/[.$A424]) + (1/298.15))" office:value-type="float" office:value="297.453397090601" calcext:value-type="float">
            <text:p>297.4533970906</text:p>
          </table:table-cell>
          <table:table-cell/>
        </table:table-row>
        <table:table-row table:style-name="ro1">
          <table:table-cell table:formula="of:=[.A424]+10" office:value-type="float" office:value="7230" calcext:value-type="float">
            <text:p>7230</text:p>
          </table:table-cell>
          <table:table-cell table:formula="of:=1/((LN(1/((1023/[.B$1])-1))/[.$A425]) + (1/298.15))" office:value-type="float" office:value="284.649618108009" calcext:value-type="float">
            <text:p>284.649618108</text:p>
          </table:table-cell>
          <table:table-cell table:formula="of:=1/((LN(1/((1023/[.C$1])-1))/[.$A425]) + (1/298.15))" office:value-type="float" office:value="297.454358332095" calcext:value-type="float">
            <text:p>297.4543583321</text:p>
          </table:table-cell>
          <table:table-cell/>
        </table:table-row>
        <table:table-row table:style-name="ro1">
          <table:table-cell table:formula="of:=[.A425]+10" office:value-type="float" office:value="7240" calcext:value-type="float">
            <text:p>7240</text:p>
          </table:table-cell>
          <table:table-cell table:formula="of:=1/((LN(1/((1023/[.B$1])-1))/[.$A426]) + (1/298.15))" office:value-type="float" office:value="284.667421815155" calcext:value-type="float">
            <text:p>284.6674218152</text:p>
          </table:table-cell>
          <table:table-cell table:formula="of:=1/((LN(1/((1023/[.C$1])-1))/[.$A426]) + (1/298.15))" office:value-type="float" office:value="297.455316924413" calcext:value-type="float">
            <text:p>297.4553169244</text:p>
          </table:table-cell>
          <table:table-cell/>
        </table:table-row>
        <table:table-row table:style-name="ro1">
          <table:table-cell table:formula="of:=[.A426]+10" office:value-type="float" office:value="7250" calcext:value-type="float">
            <text:p>7250</text:p>
          </table:table-cell>
          <table:table-cell table:formula="of:=1/((LN(1/((1023/[.B$1])-1))/[.$A427]) + (1/298.15))" office:value-type="float" office:value="284.68517862666" calcext:value-type="float">
            <text:p>284.6851786267</text:p>
          </table:table-cell>
          <table:table-cell table:formula="of:=1/((LN(1/((1023/[.C$1])-1))/[.$A427]) + (1/298.15))" office:value-type="float" office:value="297.45627287849" calcext:value-type="float">
            <text:p>297.4562728785</text:p>
          </table:table-cell>
          <table:table-cell/>
        </table:table-row>
        <table:table-row table:style-name="ro1">
          <table:table-cell table:formula="of:=[.A427]+10" office:value-type="float" office:value="7260" calcext:value-type="float">
            <text:p>7260</text:p>
          </table:table-cell>
          <table:table-cell table:formula="of:=1/((LN(1/((1023/[.B$1])-1))/[.$A428]) + (1/298.15))" office:value-type="float" office:value="284.702888727567" calcext:value-type="float">
            <text:p>284.7028887276</text:p>
          </table:table-cell>
          <table:table-cell table:formula="of:=1/((LN(1/((1023/[.C$1])-1))/[.$A428]) + (1/298.15))" office:value-type="float" office:value="297.457226205205" calcext:value-type="float">
            <text:p>297.4572262052</text:p>
          </table:table-cell>
          <table:table-cell/>
        </table:table-row>
        <table:table-row table:style-name="ro1">
          <table:table-cell table:formula="of:=[.A428]+10" office:value-type="float" office:value="7270" calcext:value-type="float">
            <text:p>7270</text:p>
          </table:table-cell>
          <table:table-cell table:formula="of:=1/((LN(1/((1023/[.B$1])-1))/[.$A429]) + (1/298.15))" office:value-type="float" office:value="284.720552301949" calcext:value-type="float">
            <text:p>284.720552302</text:p>
          </table:table-cell>
          <table:table-cell table:formula="of:=1/((LN(1/((1023/[.C$1])-1))/[.$A429]) + (1/298.15))" office:value-type="float" office:value="297.458176915373" calcext:value-type="float">
            <text:p>297.4581769154</text:p>
          </table:table-cell>
          <table:table-cell/>
        </table:table-row>
        <table:table-row table:style-name="ro1">
          <table:table-cell table:formula="of:=[.A429]+10" office:value-type="float" office:value="7280" calcext:value-type="float">
            <text:p>7280</text:p>
          </table:table-cell>
          <table:table-cell table:formula="of:=1/((LN(1/((1023/[.B$1])-1))/[.$A430]) + (1/298.15))" office:value-type="float" office:value="284.738169532911" calcext:value-type="float">
            <text:p>284.7381695329</text:p>
          </table:table-cell>
          <table:table-cell table:formula="of:=1/((LN(1/((1023/[.C$1])-1))/[.$A430]) + (1/298.15))" office:value-type="float" office:value="297.459125019752" calcext:value-type="float">
            <text:p>297.4591250198</text:p>
          </table:table-cell>
          <table:table-cell/>
        </table:table-row>
        <table:table-row table:style-name="ro1">
          <table:table-cell table:formula="of:=[.A430]+10" office:value-type="float" office:value="7290" calcext:value-type="float">
            <text:p>7290</text:p>
          </table:table-cell>
          <table:table-cell table:formula="of:=1/((LN(1/((1023/[.B$1])-1))/[.$A431]) + (1/298.15))" office:value-type="float" office:value="284.755740602598" calcext:value-type="float">
            <text:p>284.7557406026</text:p>
          </table:table-cell>
          <table:table-cell table:formula="of:=1/((LN(1/((1023/[.C$1])-1))/[.$A431]) + (1/298.15))" office:value-type="float" office:value="297.460070529041" calcext:value-type="float">
            <text:p>297.460070529</text:p>
          </table:table-cell>
          <table:table-cell/>
        </table:table-row>
        <table:table-row table:style-name="ro1">
          <table:table-cell table:formula="of:=[.A431]+10" office:value-type="float" office:value="7300" calcext:value-type="float">
            <text:p>7300</text:p>
          </table:table-cell>
          <table:table-cell table:formula="of:=1/((LN(1/((1023/[.B$1])-1))/[.$A432]) + (1/298.15))" office:value-type="float" office:value="284.773265692204" calcext:value-type="float">
            <text:p>284.7732656922</text:p>
          </table:table-cell>
          <table:table-cell table:formula="of:=1/((LN(1/((1023/[.C$1])-1))/[.$A432]) + (1/298.15))" office:value-type="float" office:value="297.461013453879" calcext:value-type="float">
            <text:p>297.4610134539</text:p>
          </table:table-cell>
          <table:table-cell/>
        </table:table-row>
        <table:table-row table:style-name="ro1">
          <table:table-cell table:formula="of:=[.A432]+10" office:value-type="float" office:value="7310" calcext:value-type="float">
            <text:p>7310</text:p>
          </table:table-cell>
          <table:table-cell table:formula="of:=1/((LN(1/((1023/[.B$1])-1))/[.$A433]) + (1/298.15))" office:value-type="float" office:value="284.790744981974" calcext:value-type="float">
            <text:p>284.790744982</text:p>
          </table:table-cell>
          <table:table-cell table:formula="of:=1/((LN(1/((1023/[.C$1])-1))/[.$A433]) + (1/298.15))" office:value-type="float" office:value="297.46195380485" calcext:value-type="float">
            <text:p>297.4619538049</text:p>
          </table:table-cell>
          <table:table-cell/>
        </table:table-row>
        <table:table-row table:style-name="ro1">
          <table:table-cell table:formula="of:=[.A433]+10" office:value-type="float" office:value="7320" calcext:value-type="float">
            <text:p>7320</text:p>
          </table:table-cell>
          <table:table-cell table:formula="of:=1/((LN(1/((1023/[.B$1])-1))/[.$A434]) + (1/298.15))" office:value-type="float" office:value="284.808178651212" calcext:value-type="float">
            <text:p>284.8081786512</text:p>
          </table:table-cell>
          <table:table-cell table:formula="of:=1/((LN(1/((1023/[.C$1])-1))/[.$A434]) + (1/298.15))" office:value-type="float" office:value="297.462891592476" calcext:value-type="float">
            <text:p>297.4628915925</text:p>
          </table:table-cell>
          <table:table-cell/>
        </table:table-row>
        <table:table-row table:style-name="ro1">
          <table:table-cell table:formula="of:=[.A434]+10" office:value-type="float" office:value="7330" calcext:value-type="float">
            <text:p>7330</text:p>
          </table:table-cell>
          <table:table-cell table:formula="of:=1/((LN(1/((1023/[.B$1])-1))/[.$A435]) + (1/298.15))" office:value-type="float" office:value="284.825566878289" calcext:value-type="float">
            <text:p>284.8255668783</text:p>
          </table:table-cell>
          <table:table-cell table:formula="of:=1/((LN(1/((1023/[.C$1])-1))/[.$A435]) + (1/298.15))" office:value-type="float" office:value="297.463826827226" calcext:value-type="float">
            <text:p>297.4638268272</text:p>
          </table:table-cell>
          <table:table-cell/>
        </table:table-row>
        <table:table-row table:style-name="ro1">
          <table:table-cell table:formula="of:=[.A435]+10" office:value-type="float" office:value="7340" calcext:value-type="float">
            <text:p>7340</text:p>
          </table:table-cell>
          <table:table-cell table:formula="of:=1/((LN(1/((1023/[.B$1])-1))/[.$A436]) + (1/298.15))" office:value-type="float" office:value="284.842909840645" calcext:value-type="float">
            <text:p>284.8429098406</text:p>
          </table:table-cell>
          <table:table-cell table:formula="of:=1/((LN(1/((1023/[.C$1])-1))/[.$A436]) + (1/298.15))" office:value-type="float" office:value="297.464759519508" calcext:value-type="float">
            <text:p>297.4647595195</text:p>
          </table:table-cell>
          <table:table-cell/>
        </table:table-row>
        <table:table-row table:style-name="ro1">
          <table:table-cell table:formula="of:=[.A436]+10" office:value-type="float" office:value="7350" calcext:value-type="float">
            <text:p>7350</text:p>
          </table:table-cell>
          <table:table-cell table:formula="of:=1/((LN(1/((1023/[.B$1])-1))/[.$A437]) + (1/298.15))" office:value-type="float" office:value="284.860207714801" calcext:value-type="float">
            <text:p>284.8602077148</text:p>
          </table:table-cell>
          <table:table-cell table:formula="of:=1/((LN(1/((1023/[.C$1])-1))/[.$A437]) + (1/298.15))" office:value-type="float" office:value="297.465689679678" calcext:value-type="float">
            <text:p>297.4656896797</text:p>
          </table:table-cell>
          <table:table-cell/>
        </table:table-row>
        <table:table-row table:style-name="ro1">
          <table:table-cell table:formula="of:=[.A437]+10" office:value-type="float" office:value="7360" calcext:value-type="float">
            <text:p>7360</text:p>
          </table:table-cell>
          <table:table-cell table:formula="of:=1/((LN(1/((1023/[.B$1])-1))/[.$A438]) + (1/298.15))" office:value-type="float" office:value="284.877460676357" calcext:value-type="float">
            <text:p>284.8774606764</text:p>
          </table:table-cell>
          <table:table-cell table:formula="of:=1/((LN(1/((1023/[.C$1])-1))/[.$A438]) + (1/298.15))" office:value-type="float" office:value="297.466617318032" calcext:value-type="float">
            <text:p>297.466617318</text:p>
          </table:table-cell>
          <table:table-cell/>
        </table:table-row>
        <table:table-row table:style-name="ro1">
          <table:table-cell table:formula="of:=[.A438]+10" office:value-type="float" office:value="7370" calcext:value-type="float">
            <text:p>7370</text:p>
          </table:table-cell>
          <table:table-cell table:formula="of:=1/((LN(1/((1023/[.B$1])-1))/[.$A439]) + (1/298.15))" office:value-type="float" office:value="284.894668900005" calcext:value-type="float">
            <text:p>284.8946689</text:p>
          </table:table-cell>
          <table:table-cell table:formula="of:=1/((LN(1/((1023/[.C$1])-1))/[.$A439]) + (1/298.15))" office:value-type="float" office:value="297.467542444812" calcext:value-type="float">
            <text:p>297.4675424448</text:p>
          </table:table-cell>
          <table:table-cell/>
        </table:table-row>
        <table:table-row table:style-name="ro1">
          <table:table-cell table:formula="of:=[.A439]+10" office:value-type="float" office:value="7380" calcext:value-type="float">
            <text:p>7380</text:p>
          </table:table-cell>
          <table:table-cell table:formula="of:=1/((LN(1/((1023/[.B$1])-1))/[.$A440]) + (1/298.15))" office:value-type="float" office:value="284.911832559532" calcext:value-type="float">
            <text:p>284.9118325595</text:p>
          </table:table-cell>
          <table:table-cell table:formula="of:=1/((LN(1/((1023/[.C$1])-1))/[.$A440]) + (1/298.15))" office:value-type="float" office:value="297.468465070204" calcext:value-type="float">
            <text:p>297.4684650702</text:p>
          </table:table-cell>
          <table:table-cell/>
        </table:table-row>
        <table:table-row table:style-name="ro1">
          <table:table-cell table:formula="of:=[.A440]+10" office:value-type="float" office:value="7390" calcext:value-type="float">
            <text:p>7390</text:p>
          </table:table-cell>
          <table:table-cell table:formula="of:=1/((LN(1/((1023/[.B$1])-1))/[.$A441]) + (1/298.15))" office:value-type="float" office:value="284.928951827825" calcext:value-type="float">
            <text:p>284.9289518278</text:p>
          </table:table-cell>
          <table:table-cell table:formula="of:=1/((LN(1/((1023/[.C$1])-1))/[.$A441]) + (1/298.15))" office:value-type="float" office:value="297.46938520434" calcext:value-type="float">
            <text:p>297.4693852043</text:p>
          </table:table-cell>
          <table:table-cell/>
        </table:table-row>
        <table:table-row table:style-name="ro1">
          <table:table-cell table:formula="of:=[.A441]+10" office:value-type="float" office:value="7400" calcext:value-type="float">
            <text:p>7400</text:p>
          </table:table-cell>
          <table:table-cell table:formula="of:=1/((LN(1/((1023/[.B$1])-1))/[.$A442]) + (1/298.15))" office:value-type="float" office:value="284.946026876879" calcext:value-type="float">
            <text:p>284.9460268769</text:p>
          </table:table-cell>
          <table:table-cell table:formula="of:=1/((LN(1/((1023/[.C$1])-1))/[.$A442]) + (1/298.15))" office:value-type="float" office:value="297.470302857297" calcext:value-type="float">
            <text:p>297.4703028573</text:p>
          </table:table-cell>
          <table:table-cell/>
        </table:table-row>
        <table:table-row table:style-name="ro1">
          <table:table-cell table:formula="of:=[.A442]+10" office:value-type="float" office:value="7410" calcext:value-type="float">
            <text:p>7410</text:p>
          </table:table-cell>
          <table:table-cell table:formula="of:=1/((LN(1/((1023/[.B$1])-1))/[.$A443]) + (1/298.15))" office:value-type="float" office:value="284.9630578778" calcext:value-type="float">
            <text:p>284.9630578778</text:p>
          </table:table-cell>
          <table:table-cell table:formula="of:=1/((LN(1/((1023/[.C$1])-1))/[.$A443]) + (1/298.15))" office:value-type="float" office:value="297.471218039096" calcext:value-type="float">
            <text:p>297.4712180391</text:p>
          </table:table-cell>
          <table:table-cell/>
        </table:table-row>
        <table:table-row table:style-name="ro1">
          <table:table-cell table:formula="of:=[.A443]+10" office:value-type="float" office:value="7420" calcext:value-type="float">
            <text:p>7420</text:p>
          </table:table-cell>
          <table:table-cell table:formula="of:=1/((LN(1/((1023/[.B$1])-1))/[.$A444]) + (1/298.15))" office:value-type="float" office:value="284.980045000816" calcext:value-type="float">
            <text:p>284.9800450008</text:p>
          </table:table-cell>
          <table:table-cell table:formula="of:=1/((LN(1/((1023/[.C$1])-1))/[.$A444]) + (1/298.15))" office:value-type="float" office:value="297.472130759706" calcext:value-type="float">
            <text:p>297.4721307597</text:p>
          </table:table-cell>
          <table:table-cell/>
        </table:table-row>
        <table:table-row table:style-name="ro1">
          <table:table-cell table:formula="of:=[.A444]+10" office:value-type="float" office:value="7430" calcext:value-type="float">
            <text:p>7430</text:p>
          </table:table-cell>
          <table:table-cell table:formula="of:=1/((LN(1/((1023/[.B$1])-1))/[.$A445]) + (1/298.15))" office:value-type="float" office:value="284.996988415274" calcext:value-type="float">
            <text:p>284.9969884153</text:p>
          </table:table-cell>
          <table:table-cell table:formula="of:=1/((LN(1/((1023/[.C$1])-1))/[.$A445]) + (1/298.15))" office:value-type="float" office:value="297.473041029042" calcext:value-type="float">
            <text:p>297.473041029</text:p>
          </table:table-cell>
          <table:table-cell/>
        </table:table-row>
        <table:table-row table:style-name="ro1">
          <table:table-cell table:formula="of:=[.A445]+10" office:value-type="float" office:value="7440" calcext:value-type="float">
            <text:p>7440</text:p>
          </table:table-cell>
          <table:table-cell table:formula="of:=1/((LN(1/((1023/[.B$1])-1))/[.$A446]) + (1/298.15))" office:value-type="float" office:value="285.013888289653" calcext:value-type="float">
            <text:p>285.0138882897</text:p>
          </table:table-cell>
          <table:table-cell table:formula="of:=1/((LN(1/((1023/[.C$1])-1))/[.$A446]) + (1/298.15))" office:value-type="float" office:value="297.473948856966" calcext:value-type="float">
            <text:p>297.473948857</text:p>
          </table:table-cell>
          <table:table-cell/>
        </table:table-row>
        <table:table-row table:style-name="ro1">
          <table:table-cell table:formula="of:=[.A446]+10" office:value-type="float" office:value="7450" calcext:value-type="float">
            <text:p>7450</text:p>
          </table:table-cell>
          <table:table-cell table:formula="of:=1/((LN(1/((1023/[.B$1])-1))/[.$A447]) + (1/298.15))" office:value-type="float" office:value="285.030744791569" calcext:value-type="float">
            <text:p>285.0307447916</text:p>
          </table:table-cell>
          <table:table-cell table:formula="of:=1/((LN(1/((1023/[.C$1])-1))/[.$A447]) + (1/298.15))" office:value-type="float" office:value="297.474854253287" calcext:value-type="float">
            <text:p>297.4748542533</text:p>
          </table:table-cell>
          <table:table-cell/>
        </table:table-row>
        <table:table-row table:style-name="ro1">
          <table:table-cell table:formula="of:=[.A447]+10" office:value-type="float" office:value="7460" calcext:value-type="float">
            <text:p>7460</text:p>
          </table:table-cell>
          <table:table-cell table:formula="of:=1/((LN(1/((1023/[.B$1])-1))/[.$A448]) + (1/298.15))" office:value-type="float" office:value="285.047558087777" calcext:value-type="float">
            <text:p>285.0475580878</text:p>
          </table:table-cell>
          <table:table-cell table:formula="of:=1/((LN(1/((1023/[.C$1])-1))/[.$A448]) + (1/298.15))" office:value-type="float" office:value="297.475757227761" calcext:value-type="float">
            <text:p>297.4757572278</text:p>
          </table:table-cell>
          <table:table-cell/>
        </table:table-row>
        <table:table-row table:style-name="ro1">
          <table:table-cell table:formula="of:=[.A448]+10" office:value-type="float" office:value="7470" calcext:value-type="float">
            <text:p>7470</text:p>
          </table:table-cell>
          <table:table-cell table:formula="of:=1/((LN(1/((1023/[.B$1])-1))/[.$A449]) + (1/298.15))" office:value-type="float" office:value="285.064328344177" calcext:value-type="float">
            <text:p>285.0643283442</text:p>
          </table:table-cell>
          <table:table-cell table:formula="of:=1/((LN(1/((1023/[.C$1])-1))/[.$A449]) + (1/298.15))" office:value-type="float" office:value="297.476657790093" calcext:value-type="float">
            <text:p>297.4766577901</text:p>
          </table:table-cell>
          <table:table-cell/>
        </table:table-row>
        <table:table-row table:style-name="ro1">
          <table:table-cell table:formula="of:=[.A449]+10" office:value-type="float" office:value="7480" calcext:value-type="float">
            <text:p>7480</text:p>
          </table:table-cell>
          <table:table-cell table:formula="of:=1/((LN(1/((1023/[.B$1])-1))/[.$A450]) + (1/298.15))" office:value-type="float" office:value="285.081055725822" calcext:value-type="float">
            <text:p>285.0810557258</text:p>
          </table:table-cell>
          <table:table-cell table:formula="of:=1/((LN(1/((1023/[.C$1])-1))/[.$A450]) + (1/298.15))" office:value-type="float" office:value="297.477555949935" calcext:value-type="float">
            <text:p>297.4775559499</text:p>
          </table:table-cell>
          <table:table-cell/>
        </table:table-row>
        <table:table-row table:style-name="ro1">
          <table:table-cell table:formula="of:=[.A450]+10" office:value-type="float" office:value="7490" calcext:value-type="float">
            <text:p>7490</text:p>
          </table:table-cell>
          <table:table-cell table:formula="of:=1/((LN(1/((1023/[.B$1])-1))/[.$A451]) + (1/298.15))" office:value-type="float" office:value="285.097740396923" calcext:value-type="float">
            <text:p>285.0977403969</text:p>
          </table:table-cell>
          <table:table-cell table:formula="of:=1/((LN(1/((1023/[.C$1])-1))/[.$A451]) + (1/298.15))" office:value-type="float" office:value="297.478451716888" calcext:value-type="float">
            <text:p>297.4784517169</text:p>
          </table:table-cell>
          <table:table-cell/>
        </table:table-row>
        <table:table-row table:style-name="ro1">
          <table:table-cell table:formula="of:=[.A451]+10" office:value-type="float" office:value="7500" calcext:value-type="float">
            <text:p>7500</text:p>
          </table:table-cell>
          <table:table-cell table:formula="of:=1/((LN(1/((1023/[.B$1])-1))/[.$A452]) + (1/298.15))" office:value-type="float" office:value="285.114382520853" calcext:value-type="float">
            <text:p>285.1143825209</text:p>
          </table:table-cell>
          <table:table-cell table:formula="of:=1/((LN(1/((1023/[.C$1])-1))/[.$A452]) + (1/298.15))" office:value-type="float" office:value="297.479345100502" calcext:value-type="float">
            <text:p>297.4793451005</text:p>
          </table:table-cell>
          <table:table-cell/>
        </table:table-row>
        <table:table-row table:style-name="ro1">
          <table:table-cell table:formula="of:=[.A452]+10" office:value-type="float" office:value="7510" calcext:value-type="float">
            <text:p>7510</text:p>
          </table:table-cell>
          <table:table-cell table:formula="of:=1/((LN(1/((1023/[.B$1])-1))/[.$A453]) + (1/298.15))" office:value-type="float" office:value="285.130982260152" calcext:value-type="float">
            <text:p>285.1309822602</text:p>
          </table:table-cell>
          <table:table-cell table:formula="of:=1/((LN(1/((1023/[.C$1])-1))/[.$A453]) + (1/298.15))" office:value-type="float" office:value="297.480236110277" calcext:value-type="float">
            <text:p>297.4802361103</text:p>
          </table:table-cell>
          <table:table-cell/>
        </table:table-row>
        <table:table-row table:style-name="ro1">
          <table:table-cell table:formula="of:=[.A453]+10" office:value-type="float" office:value="7520" calcext:value-type="float">
            <text:p>7520</text:p>
          </table:table-cell>
          <table:table-cell table:formula="of:=1/((LN(1/((1023/[.B$1])-1))/[.$A454]) + (1/298.15))" office:value-type="float" office:value="285.147539776533" calcext:value-type="float">
            <text:p>285.1475397765</text:p>
          </table:table-cell>
          <table:table-cell table:formula="of:=1/((LN(1/((1023/[.C$1])-1))/[.$A454]) + (1/298.15))" office:value-type="float" office:value="297.481124755661" calcext:value-type="float">
            <text:p>297.4811247557</text:p>
          </table:table-cell>
          <table:table-cell/>
        </table:table-row>
        <table:table-row table:style-name="ro1">
          <table:table-cell table:formula="of:=[.A454]+10" office:value-type="float" office:value="7530" calcext:value-type="float">
            <text:p>7530</text:p>
          </table:table-cell>
          <table:table-cell table:formula="of:=1/((LN(1/((1023/[.B$1])-1))/[.$A455]) + (1/298.15))" office:value-type="float" office:value="285.164055230889" calcext:value-type="float">
            <text:p>285.1640552309</text:p>
          </table:table-cell>
          <table:table-cell table:formula="of:=1/((LN(1/((1023/[.C$1])-1))/[.$A455]) + (1/298.15))" office:value-type="float" office:value="297.482011046054" calcext:value-type="float">
            <text:p>297.4820110461</text:p>
          </table:table-cell>
          <table:table-cell/>
        </table:table-row>
        <table:table-row table:style-name="ro1">
          <table:table-cell table:formula="of:=[.A455]+10" office:value-type="float" office:value="7540" calcext:value-type="float">
            <text:p>7540</text:p>
          </table:table-cell>
          <table:table-cell table:formula="of:=1/((LN(1/((1023/[.B$1])-1))/[.$A456]) + (1/298.15))" office:value-type="float" office:value="285.180528783295" calcext:value-type="float">
            <text:p>285.1805287833</text:p>
          </table:table-cell>
          <table:table-cell table:formula="of:=1/((LN(1/((1023/[.C$1])-1))/[.$A456]) + (1/298.15))" office:value-type="float" office:value="297.482894990803" calcext:value-type="float">
            <text:p>297.4828949908</text:p>
          </table:table-cell>
          <table:table-cell/>
        </table:table-row>
        <table:table-row table:style-name="ro1">
          <table:table-cell table:formula="of:=[.A456]+10" office:value-type="float" office:value="7550" calcext:value-type="float">
            <text:p>7550</text:p>
          </table:table-cell>
          <table:table-cell table:formula="of:=1/((LN(1/((1023/[.B$1])-1))/[.$A457]) + (1/298.15))" office:value-type="float" office:value="285.196960593016" calcext:value-type="float">
            <text:p>285.196960593</text:p>
          </table:table-cell>
          <table:table-cell table:formula="of:=1/((LN(1/((1023/[.C$1])-1))/[.$A457]) + (1/298.15))" office:value-type="float" office:value="297.48377659921" calcext:value-type="float">
            <text:p>297.4837765992</text:p>
          </table:table-cell>
          <table:table-cell/>
        </table:table-row>
        <table:table-row table:style-name="ro1">
          <table:table-cell table:formula="of:=[.A457]+10" office:value-type="float" office:value="7560" calcext:value-type="float">
            <text:p>7560</text:p>
          </table:table-cell>
          <table:table-cell table:formula="of:=1/((LN(1/((1023/[.B$1])-1))/[.$A458]) + (1/298.15))" office:value-type="float" office:value="285.213350818509" calcext:value-type="float">
            <text:p>285.2133508185</text:p>
          </table:table-cell>
          <table:table-cell table:formula="of:=1/((LN(1/((1023/[.C$1])-1))/[.$A458]) + (1/298.15))" office:value-type="float" office:value="297.484655880524" calcext:value-type="float">
            <text:p>297.4846558805</text:p>
          </table:table-cell>
          <table:table-cell/>
        </table:table-row>
        <table:table-row table:style-name="ro1">
          <table:table-cell table:formula="of:=[.A458]+10" office:value-type="float" office:value="7570" calcext:value-type="float">
            <text:p>7570</text:p>
          </table:table-cell>
          <table:table-cell table:formula="of:=1/((LN(1/((1023/[.B$1])-1))/[.$A459]) + (1/298.15))" office:value-type="float" office:value="285.229699617433" calcext:value-type="float">
            <text:p>285.2296996174</text:p>
          </table:table-cell>
          <table:table-cell table:formula="of:=1/((LN(1/((1023/[.C$1])-1))/[.$A459]) + (1/298.15))" office:value-type="float" office:value="297.485532843947" calcext:value-type="float">
            <text:p>297.4855328439</text:p>
          </table:table-cell>
          <table:table-cell/>
        </table:table-row>
        <table:table-row table:style-name="ro1">
          <table:table-cell table:formula="of:=[.A459]+10" office:value-type="float" office:value="7580" calcext:value-type="float">
            <text:p>7580</text:p>
          </table:table-cell>
          <table:table-cell table:formula="of:=1/((LN(1/((1023/[.B$1])-1))/[.$A460]) + (1/298.15))" office:value-type="float" office:value="285.246007146648" calcext:value-type="float">
            <text:p>285.2460071466</text:p>
          </table:table-cell>
          <table:table-cell table:formula="of:=1/((LN(1/((1023/[.C$1])-1))/[.$A460]) + (1/298.15))" office:value-type="float" office:value="297.486407498632" calcext:value-type="float">
            <text:p>297.4864074986</text:p>
          </table:table-cell>
          <table:table-cell/>
        </table:table-row>
        <table:table-row table:style-name="ro1">
          <table:table-cell table:formula="of:=[.A460]+10" office:value-type="float" office:value="7590" calcext:value-type="float">
            <text:p>7590</text:p>
          </table:table-cell>
          <table:table-cell table:formula="of:=1/((LN(1/((1023/[.B$1])-1))/[.$A461]) + (1/298.15))" office:value-type="float" office:value="285.262273562224" calcext:value-type="float">
            <text:p>285.2622735622</text:p>
          </table:table-cell>
          <table:table-cell table:formula="of:=1/((LN(1/((1023/[.C$1])-1))/[.$A461]) + (1/298.15))" office:value-type="float" office:value="297.487279853685" calcext:value-type="float">
            <text:p>297.4872798537</text:p>
          </table:table-cell>
          <table:table-cell/>
        </table:table-row>
        <table:table-row table:style-name="ro1">
          <table:table-cell table:formula="of:=[.A461]+10" office:value-type="float" office:value="7600" calcext:value-type="float">
            <text:p>7600</text:p>
          </table:table-cell>
          <table:table-cell table:formula="of:=1/((LN(1/((1023/[.B$1])-1))/[.$A462]) + (1/298.15))" office:value-type="float" office:value="285.278499019447" calcext:value-type="float">
            <text:p>285.2784990194</text:p>
          </table:table-cell>
          <table:table-cell table:formula="of:=1/((LN(1/((1023/[.C$1])-1))/[.$A462]) + (1/298.15))" office:value-type="float" office:value="297.488149918162" calcext:value-type="float">
            <text:p>297.4881499182</text:p>
          </table:table-cell>
          <table:table-cell/>
        </table:table-row>
        <table:table-row table:style-name="ro1">
          <table:table-cell table:formula="of:=[.A462]+10" office:value-type="float" office:value="7610" calcext:value-type="float">
            <text:p>7610</text:p>
          </table:table-cell>
          <table:table-cell table:formula="of:=1/((LN(1/((1023/[.B$1])-1))/[.$A463]) + (1/298.15))" office:value-type="float" office:value="285.294683672819" calcext:value-type="float">
            <text:p>285.2946836728</text:p>
          </table:table-cell>
          <table:table-cell table:formula="of:=1/((LN(1/((1023/[.C$1])-1))/[.$A463]) + (1/298.15))" office:value-type="float" office:value="297.489017701074" calcext:value-type="float">
            <text:p>297.4890177011</text:p>
          </table:table-cell>
          <table:table-cell/>
        </table:table-row>
        <table:table-row table:style-name="ro1">
          <table:table-cell table:formula="of:=[.A463]+10" office:value-type="float" office:value="7620" calcext:value-type="float">
            <text:p>7620</text:p>
          </table:table-cell>
          <table:table-cell table:formula="of:=1/((LN(1/((1023/[.B$1])-1))/[.$A464]) + (1/298.15))" office:value-type="float" office:value="285.310827676068" calcext:value-type="float">
            <text:p>285.3108276761</text:p>
          </table:table-cell>
          <table:table-cell table:formula="of:=1/((LN(1/((1023/[.C$1])-1))/[.$A464]) + (1/298.15))" office:value-type="float" office:value="297.489883211384" calcext:value-type="float">
            <text:p>297.4898832114</text:p>
          </table:table-cell>
          <table:table-cell/>
        </table:table-row>
        <table:table-row table:style-name="ro1">
          <table:table-cell table:formula="of:=[.A464]+10" office:value-type="float" office:value="7630" calcext:value-type="float">
            <text:p>7630</text:p>
          </table:table-cell>
          <table:table-cell table:formula="of:=1/((LN(1/((1023/[.B$1])-1))/[.$A465]) + (1/298.15))" office:value-type="float" office:value="285.32693118215" calcext:value-type="float">
            <text:p>285.3269311822</text:p>
          </table:table-cell>
          <table:table-cell table:formula="of:=1/((LN(1/((1023/[.C$1])-1))/[.$A465]) + (1/298.15))" office:value-type="float" office:value="297.490746458007" calcext:value-type="float">
            <text:p>297.490746458</text:p>
          </table:table-cell>
          <table:table-cell/>
        </table:table-row>
        <table:table-row table:style-name="ro1">
          <table:table-cell table:formula="of:=[.A465]+10" office:value-type="float" office:value="7640" calcext:value-type="float">
            <text:p>7640</text:p>
          </table:table-cell>
          <table:table-cell table:formula="of:=1/((LN(1/((1023/[.B$1])-1))/[.$A466]) + (1/298.15))" office:value-type="float" office:value="285.342994343254" calcext:value-type="float">
            <text:p>285.3429943433</text:p>
          </table:table-cell>
          <table:table-cell table:formula="of:=1/((LN(1/((1023/[.C$1])-1))/[.$A466]) + (1/298.15))" office:value-type="float" office:value="297.491607449812" calcext:value-type="float">
            <text:p>297.4916074498</text:p>
          </table:table-cell>
          <table:table-cell/>
        </table:table-row>
        <table:table-row table:style-name="ro1">
          <table:table-cell table:formula="of:=[.A466]+10" office:value-type="float" office:value="7650" calcext:value-type="float">
            <text:p>7650</text:p>
          </table:table-cell>
          <table:table-cell table:formula="of:=1/((LN(1/((1023/[.B$1])-1))/[.$A467]) + (1/298.15))" office:value-type="float" office:value="285.359017310809" calcext:value-type="float">
            <text:p>285.3590173108</text:p>
          </table:table-cell>
          <table:table-cell table:formula="of:=1/((LN(1/((1023/[.C$1])-1))/[.$A467]) + (1/298.15))" office:value-type="float" office:value="297.492466195622" calcext:value-type="float">
            <text:p>297.4924661956</text:p>
          </table:table-cell>
          <table:table-cell/>
        </table:table-row>
        <table:table-row table:style-name="ro1">
          <table:table-cell table:formula="of:=[.A467]+10" office:value-type="float" office:value="7660" calcext:value-type="float">
            <text:p>7660</text:p>
          </table:table-cell>
          <table:table-cell table:formula="of:=1/((LN(1/((1023/[.B$1])-1))/[.$A468]) + (1/298.15))" office:value-type="float" office:value="285.375000235484" calcext:value-type="float">
            <text:p>285.3750002355</text:p>
          </table:table-cell>
          <table:table-cell table:formula="of:=1/((LN(1/((1023/[.C$1])-1))/[.$A468]) + (1/298.15))" office:value-type="float" office:value="297.493322704215" calcext:value-type="float">
            <text:p>297.4933227042</text:p>
          </table:table-cell>
          <table:table-cell/>
        </table:table-row>
        <table:table-row table:style-name="ro1">
          <table:table-cell table:formula="of:=[.A468]+10" office:value-type="float" office:value="7670" calcext:value-type="float">
            <text:p>7670</text:p>
          </table:table-cell>
          <table:table-cell table:formula="of:=1/((LN(1/((1023/[.B$1])-1))/[.$A469]) + (1/298.15))" office:value-type="float" office:value="285.390943267201" calcext:value-type="float">
            <text:p>285.3909432672</text:p>
          </table:table-cell>
          <table:table-cell table:formula="of:=1/((LN(1/((1023/[.C$1])-1))/[.$A469]) + (1/298.15))" office:value-type="float" office:value="297.494176984321" calcext:value-type="float">
            <text:p>297.4941769843</text:p>
          </table:table-cell>
          <table:table-cell/>
        </table:table-row>
        <table:table-row table:style-name="ro1">
          <table:table-cell table:formula="of:=[.A469]+10" office:value-type="float" office:value="7680" calcext:value-type="float">
            <text:p>7680</text:p>
          </table:table-cell>
          <table:table-cell table:formula="of:=1/((LN(1/((1023/[.B$1])-1))/[.$A470]) + (1/298.15))" office:value-type="float" office:value="285.406846555129" calcext:value-type="float">
            <text:p>285.4068465551</text:p>
          </table:table-cell>
          <table:table-cell table:formula="of:=1/((LN(1/((1023/[.C$1])-1))/[.$A470]) + (1/298.15))" office:value-type="float" office:value="297.495029044627" calcext:value-type="float">
            <text:p>297.4950290446</text:p>
          </table:table-cell>
          <table:table-cell/>
        </table:table-row>
        <table:table-row table:style-name="ro1">
          <table:table-cell table:formula="of:=[.A470]+10" office:value-type="float" office:value="7690" calcext:value-type="float">
            <text:p>7690</text:p>
          </table:table-cell>
          <table:table-cell table:formula="of:=1/((LN(1/((1023/[.B$1])-1))/[.$A471]) + (1/298.15))" office:value-type="float" office:value="285.422710247697" calcext:value-type="float">
            <text:p>285.4227102477</text:p>
          </table:table-cell>
          <table:table-cell table:formula="of:=1/((LN(1/((1023/[.C$1])-1))/[.$A471]) + (1/298.15))" office:value-type="float" office:value="297.495878893772" calcext:value-type="float">
            <text:p>297.4958788938</text:p>
          </table:table-cell>
          <table:table-cell/>
        </table:table-row>
        <table:table-row table:style-name="ro1">
          <table:table-cell table:formula="of:=[.A471]+10" office:value-type="float" office:value="7700" calcext:value-type="float">
            <text:p>7700</text:p>
          </table:table-cell>
          <table:table-cell table:formula="of:=1/((LN(1/((1023/[.B$1])-1))/[.$A472]) + (1/298.15))" office:value-type="float" office:value="285.438534492597" calcext:value-type="float">
            <text:p>285.4385344926</text:p>
          </table:table-cell>
          <table:table-cell table:formula="of:=1/((LN(1/((1023/[.C$1])-1))/[.$A472]) + (1/298.15))" office:value-type="float" office:value="297.496726540354" calcext:value-type="float">
            <text:p>297.4967265404</text:p>
          </table:table-cell>
          <table:table-cell/>
        </table:table-row>
        <table:table-row table:style-name="ro1">
          <table:table-cell table:formula="of:=[.A472]+10" office:value-type="float" office:value="7710" calcext:value-type="float">
            <text:p>7710</text:p>
          </table:table-cell>
          <table:table-cell table:formula="of:=1/((LN(1/((1023/[.B$1])-1))/[.$A473]) + (1/298.15))" office:value-type="float" office:value="285.454319436784" calcext:value-type="float">
            <text:p>285.4543194368</text:p>
          </table:table-cell>
          <table:table-cell table:formula="of:=1/((LN(1/((1023/[.C$1])-1))/[.$A473]) + (1/298.15))" office:value-type="float" office:value="297.497571992924" calcext:value-type="float">
            <text:p>297.4975719929</text:p>
          </table:table-cell>
          <table:table-cell/>
        </table:table-row>
        <table:table-row table:style-name="ro1">
          <table:table-cell table:formula="of:=[.A473]+10" office:value-type="float" office:value="7720" calcext:value-type="float">
            <text:p>7720</text:p>
          </table:table-cell>
          <table:table-cell table:formula="of:=1/((LN(1/((1023/[.B$1])-1))/[.$A474]) + (1/298.15))" office:value-type="float" office:value="285.470065226488" calcext:value-type="float">
            <text:p>285.4700652265</text:p>
          </table:table-cell>
          <table:table-cell table:formula="of:=1/((LN(1/((1023/[.C$1])-1))/[.$A474]) + (1/298.15))" office:value-type="float" office:value="297.498415259989" calcext:value-type="float">
            <text:p>297.49841526</text:p>
          </table:table-cell>
          <table:table-cell/>
        </table:table-row>
        <table:table-row table:style-name="ro1">
          <table:table-cell table:formula="of:=[.A474]+10" office:value-type="float" office:value="7730" calcext:value-type="float">
            <text:p>7730</text:p>
          </table:table-cell>
          <table:table-cell table:formula="of:=1/((LN(1/((1023/[.B$1])-1))/[.$A475]) + (1/298.15))" office:value-type="float" office:value="285.485772007211" calcext:value-type="float">
            <text:p>285.4857720072</text:p>
          </table:table-cell>
          <table:table-cell table:formula="of:=1/((LN(1/((1023/[.C$1])-1))/[.$A475]) + (1/298.15))" office:value-type="float" office:value="297.499256350012" calcext:value-type="float">
            <text:p>297.49925635</text:p>
          </table:table-cell>
          <table:table-cell/>
        </table:table-row>
        <table:table-row table:style-name="ro1">
          <table:table-cell table:formula="of:=[.A475]+10" office:value-type="float" office:value="7740" calcext:value-type="float">
            <text:p>7740</text:p>
          </table:table-cell>
          <table:table-cell table:formula="of:=1/((LN(1/((1023/[.B$1])-1))/[.$A476]) + (1/298.15))" office:value-type="float" office:value="285.501439923736" calcext:value-type="float">
            <text:p>285.5014399237</text:p>
          </table:table-cell>
          <table:table-cell table:formula="of:=1/((LN(1/((1023/[.C$1])-1))/[.$A476]) + (1/298.15))" office:value-type="float" office:value="297.500095271413" calcext:value-type="float">
            <text:p>297.5000952714</text:p>
          </table:table-cell>
          <table:table-cell/>
        </table:table-row>
        <table:table-row table:style-name="ro1">
          <table:table-cell table:formula="of:=[.A476]+10" office:value-type="float" office:value="7750" calcext:value-type="float">
            <text:p>7750</text:p>
          </table:table-cell>
          <table:table-cell table:formula="of:=1/((LN(1/((1023/[.B$1])-1))/[.$A477]) + (1/298.15))" office:value-type="float" office:value="285.517069120131" calcext:value-type="float">
            <text:p>285.5170691201</text:p>
          </table:table-cell>
          <table:table-cell table:formula="of:=1/((LN(1/((1023/[.C$1])-1))/[.$A477]) + (1/298.15))" office:value-type="float" office:value="297.500932032569" calcext:value-type="float">
            <text:p>297.5009320326</text:p>
          </table:table-cell>
          <table:table-cell/>
        </table:table-row>
        <table:table-row table:style-name="ro1">
          <table:table-cell table:formula="of:=[.A477]+10" office:value-type="float" office:value="7760" calcext:value-type="float">
            <text:p>7760</text:p>
          </table:table-cell>
          <table:table-cell table:formula="of:=1/((LN(1/((1023/[.B$1])-1))/[.$A478]) + (1/298.15))" office:value-type="float" office:value="285.532659739753" calcext:value-type="float">
            <text:p>285.5326597398</text:p>
          </table:table-cell>
          <table:table-cell table:formula="of:=1/((LN(1/((1023/[.C$1])-1))/[.$A478]) + (1/298.15))" office:value-type="float" office:value="297.501766641814" calcext:value-type="float">
            <text:p>297.5017666418</text:p>
          </table:table-cell>
          <table:table-cell/>
        </table:table-row>
        <table:table-row table:style-name="ro1">
          <table:table-cell table:formula="of:=[.A478]+10" office:value-type="float" office:value="7770" calcext:value-type="float">
            <text:p>7770</text:p>
          </table:table-cell>
          <table:table-cell table:formula="of:=1/((LN(1/((1023/[.B$1])-1))/[.$A479]) + (1/298.15))" office:value-type="float" office:value="285.548211925251" calcext:value-type="float">
            <text:p>285.5482119253</text:p>
          </table:table-cell>
          <table:table-cell table:formula="of:=1/((LN(1/((1023/[.C$1])-1))/[.$A479]) + (1/298.15))" office:value-type="float" office:value="297.502599107436" calcext:value-type="float">
            <text:p>297.5025991074</text:p>
          </table:table-cell>
          <table:table-cell/>
        </table:table-row>
        <table:table-row table:style-name="ro1">
          <table:table-cell table:formula="of:=[.A479]+10" office:value-type="float" office:value="7780" calcext:value-type="float">
            <text:p>7780</text:p>
          </table:table-cell>
          <table:table-cell table:formula="of:=1/((LN(1/((1023/[.B$1])-1))/[.$A480]) + (1/298.15))" office:value-type="float" office:value="285.563725818573" calcext:value-type="float">
            <text:p>285.5637258186</text:p>
          </table:table-cell>
          <table:table-cell table:formula="of:=1/((LN(1/((1023/[.C$1])-1))/[.$A480]) + (1/298.15))" office:value-type="float" office:value="297.503429437685" calcext:value-type="float">
            <text:p>297.5034294377</text:p>
          </table:table-cell>
          <table:table-cell/>
        </table:table-row>
        <table:table-row table:style-name="ro1">
          <table:table-cell table:formula="of:=[.A480]+10" office:value-type="float" office:value="7790" calcext:value-type="float">
            <text:p>7790</text:p>
          </table:table-cell>
          <table:table-cell table:formula="of:=1/((LN(1/((1023/[.B$1])-1))/[.$A481]) + (1/298.15))" office:value-type="float" office:value="285.579201560967" calcext:value-type="float">
            <text:p>285.579201561</text:p>
          </table:table-cell>
          <table:table-cell table:formula="of:=1/((LN(1/((1023/[.C$1])-1))/[.$A481]) + (1/298.15))" office:value-type="float" office:value="297.504257640766" calcext:value-type="float">
            <text:p>297.5042576408</text:p>
          </table:table-cell>
          <table:table-cell/>
        </table:table-row>
        <table:table-row table:style-name="ro1">
          <table:table-cell table:formula="of:=[.A481]+10" office:value-type="float" office:value="7800" calcext:value-type="float">
            <text:p>7800</text:p>
          </table:table-cell>
          <table:table-cell table:formula="of:=1/((LN(1/((1023/[.B$1])-1))/[.$A482]) + (1/298.15))" office:value-type="float" office:value="285.594639292989" calcext:value-type="float">
            <text:p>285.594639293</text:p>
          </table:table-cell>
          <table:table-cell table:formula="of:=1/((LN(1/((1023/[.C$1])-1))/[.$A482]) + (1/298.15))" office:value-type="float" office:value="297.505083724843" calcext:value-type="float">
            <text:p>297.5050837248</text:p>
          </table:table-cell>
          <table:table-cell/>
        </table:table-row>
        <table:table-row table:style-name="ro1">
          <table:table-cell table:formula="of:=[.A482]+10" office:value-type="float" office:value="7810" calcext:value-type="float">
            <text:p>7810</text:p>
          </table:table-cell>
          <table:table-cell table:formula="of:=1/((LN(1/((1023/[.B$1])-1))/[.$A483]) + (1/298.15))" office:value-type="float" office:value="285.610039154504" calcext:value-type="float">
            <text:p>285.6100391545</text:p>
          </table:table-cell>
          <table:table-cell table:formula="of:=1/((LN(1/((1023/[.C$1])-1))/[.$A483]) + (1/298.15))" office:value-type="float" office:value="297.505907698037" calcext:value-type="float">
            <text:p>297.505907698</text:p>
          </table:table-cell>
          <table:table-cell/>
        </table:table-row>
        <table:table-row table:style-name="ro1">
          <table:table-cell table:formula="of:=[.A483]+10" office:value-type="float" office:value="7820" calcext:value-type="float">
            <text:p>7820</text:p>
          </table:table-cell>
          <table:table-cell table:formula="of:=1/((LN(1/((1023/[.B$1])-1))/[.$A484]) + (1/298.15))" office:value-type="float" office:value="285.625401284693" calcext:value-type="float">
            <text:p>285.6254012847</text:p>
          </table:table-cell>
          <table:table-cell table:formula="of:=1/((LN(1/((1023/[.C$1])-1))/[.$A484]) + (1/298.15))" office:value-type="float" office:value="297.50672956843" calcext:value-type="float">
            <text:p>297.5067295684</text:p>
          </table:table-cell>
          <table:table-cell/>
        </table:table-row>
        <table:table-row table:style-name="ro1">
          <table:table-cell table:formula="of:=[.A484]+10" office:value-type="float" office:value="7830" calcext:value-type="float">
            <text:p>7830</text:p>
          </table:table-cell>
          <table:table-cell table:formula="of:=1/((LN(1/((1023/[.B$1])-1))/[.$A485]) + (1/298.15))" office:value-type="float" office:value="285.640725822055" calcext:value-type="float">
            <text:p>285.6407258221</text:p>
          </table:table-cell>
          <table:table-cell table:formula="of:=1/((LN(1/((1023/[.C$1])-1))/[.$A485]) + (1/298.15))" office:value-type="float" office:value="297.507549344061" calcext:value-type="float">
            <text:p>297.5075493441</text:p>
          </table:table-cell>
          <table:table-cell/>
        </table:table-row>
        <table:table-row table:style-name="ro1">
          <table:table-cell table:formula="of:=[.A485]+10" office:value-type="float" office:value="7840" calcext:value-type="float">
            <text:p>7840</text:p>
          </table:table-cell>
          <table:table-cell table:formula="of:=1/((LN(1/((1023/[.B$1])-1))/[.$A486]) + (1/298.15))" office:value-type="float" office:value="285.656012904411" calcext:value-type="float">
            <text:p>285.6560129044</text:p>
          </table:table-cell>
          <table:table-cell table:formula="of:=1/((LN(1/((1023/[.C$1])-1))/[.$A486]) + (1/298.15))" office:value-type="float" office:value="297.508367032928" calcext:value-type="float">
            <text:p>297.5083670329</text:p>
          </table:table-cell>
          <table:table-cell/>
        </table:table-row>
        <table:table-row table:style-name="ro1">
          <table:table-cell table:formula="of:=[.A486]+10" office:value-type="float" office:value="7850" calcext:value-type="float">
            <text:p>7850</text:p>
          </table:table-cell>
          <table:table-cell table:formula="of:=1/((LN(1/((1023/[.B$1])-1))/[.$A487]) + (1/298.15))" office:value-type="float" office:value="285.671262668912" calcext:value-type="float">
            <text:p>285.6712626689</text:p>
          </table:table-cell>
          <table:table-cell table:formula="of:=1/((LN(1/((1023/[.C$1])-1))/[.$A487]) + (1/298.15))" office:value-type="float" office:value="297.509182642989" calcext:value-type="float">
            <text:p>297.509182643</text:p>
          </table:table-cell>
          <table:table-cell/>
        </table:table-row>
        <table:table-row table:style-name="ro1">
          <table:table-cell table:formula="of:=[.A487]+10" office:value-type="float" office:value="7860" calcext:value-type="float">
            <text:p>7860</text:p>
          </table:table-cell>
          <table:table-cell table:formula="of:=1/((LN(1/((1023/[.B$1])-1))/[.$A488]) + (1/298.15))" office:value-type="float" office:value="285.686475252037" calcext:value-type="float">
            <text:p>285.686475252</text:p>
          </table:table-cell>
          <table:table-cell table:formula="of:=1/((LN(1/((1023/[.C$1])-1))/[.$A488]) + (1/298.15))" office:value-type="float" office:value="297.509996182161" calcext:value-type="float">
            <text:p>297.5099961822</text:p>
          </table:table-cell>
          <table:table-cell/>
        </table:table-row>
        <table:table-row table:style-name="ro1">
          <table:table-cell table:formula="of:=[.A488]+10" office:value-type="float" office:value="7870" calcext:value-type="float">
            <text:p>7870</text:p>
          </table:table-cell>
          <table:table-cell table:formula="of:=1/((LN(1/((1023/[.B$1])-1))/[.$A489]) + (1/298.15))" office:value-type="float" office:value="285.701650789601" calcext:value-type="float">
            <text:p>285.7016507896</text:p>
          </table:table-cell>
          <table:table-cell table:formula="of:=1/((LN(1/((1023/[.C$1])-1))/[.$A489]) + (1/298.15))" office:value-type="float" office:value="297.510807658321" calcext:value-type="float">
            <text:p>297.5108076583</text:p>
          </table:table-cell>
          <table:table-cell/>
        </table:table-row>
        <table:table-row table:style-name="ro1">
          <table:table-cell table:formula="of:=[.A489]+10" office:value-type="float" office:value="7880" calcext:value-type="float">
            <text:p>7880</text:p>
          </table:table-cell>
          <table:table-cell table:formula="of:=1/((LN(1/((1023/[.B$1])-1))/[.$A490]) + (1/298.15))" office:value-type="float" office:value="285.716789416761" calcext:value-type="float">
            <text:p>285.7167894168</text:p>
          </table:table-cell>
          <table:table-cell table:formula="of:=1/((LN(1/((1023/[.C$1])-1))/[.$A490]) + (1/298.15))" office:value-type="float" office:value="297.511617079307" calcext:value-type="float">
            <text:p>297.5116170793</text:p>
          </table:table-cell>
          <table:table-cell/>
        </table:table-row>
        <table:table-row table:style-name="ro1">
          <table:table-cell table:formula="of:=[.A490]+10" office:value-type="float" office:value="7890" calcext:value-type="float">
            <text:p>7890</text:p>
          </table:table-cell>
          <table:table-cell table:formula="of:=1/((LN(1/((1023/[.B$1])-1))/[.$A491]) + (1/298.15))" office:value-type="float" office:value="285.731891268015" calcext:value-type="float">
            <text:p>285.731891268</text:p>
          </table:table-cell>
          <table:table-cell table:formula="of:=1/((LN(1/((1023/[.C$1])-1))/[.$A491]) + (1/298.15))" office:value-type="float" office:value="297.512424452916" calcext:value-type="float">
            <text:p>297.5124244529</text:p>
          </table:table-cell>
          <table:table-cell/>
        </table:table-row>
        <table:table-row table:style-name="ro1">
          <table:table-cell table:formula="of:=[.A491]+10" office:value-type="float" office:value="7900" calcext:value-type="float">
            <text:p>7900</text:p>
          </table:table-cell>
          <table:table-cell table:formula="of:=1/((LN(1/((1023/[.B$1])-1))/[.$A492]) + (1/298.15))" office:value-type="float" office:value="285.746956477207" calcext:value-type="float">
            <text:p>285.7469564772</text:p>
          </table:table-cell>
          <table:table-cell table:formula="of:=1/((LN(1/((1023/[.C$1])-1))/[.$A492]) + (1/298.15))" office:value-type="float" office:value="297.513229786907" calcext:value-type="float">
            <text:p>297.5132297869</text:p>
          </table:table-cell>
          <table:table-cell/>
        </table:table-row>
        <table:table-row table:style-name="ro1">
          <table:table-cell table:formula="of:=[.A492]+10" office:value-type="float" office:value="7910" calcext:value-type="float">
            <text:p>7910</text:p>
          </table:table-cell>
          <table:table-cell table:formula="of:=1/((LN(1/((1023/[.B$1])-1))/[.$A493]) + (1/298.15))" office:value-type="float" office:value="285.761985177536" calcext:value-type="float">
            <text:p>285.7619851775</text:p>
          </table:table-cell>
          <table:table-cell table:formula="of:=1/((LN(1/((1023/[.C$1])-1))/[.$A493]) + (1/298.15))" office:value-type="float" office:value="297.514033088999" calcext:value-type="float">
            <text:p>297.514033089</text:p>
          </table:table-cell>
          <table:table-cell/>
        </table:table-row>
        <table:table-row table:style-name="ro1">
          <table:table-cell table:formula="of:=[.A493]+10" office:value-type="float" office:value="7920" calcext:value-type="float">
            <text:p>7920</text:p>
          </table:table-cell>
          <table:table-cell table:formula="of:=1/((LN(1/((1023/[.B$1])-1))/[.$A494]) + (1/298.15))" office:value-type="float" office:value="285.776977501552" calcext:value-type="float">
            <text:p>285.7769775016</text:p>
          </table:table-cell>
          <table:table-cell table:formula="of:=1/((LN(1/((1023/[.C$1])-1))/[.$A494]) + (1/298.15))" office:value-type="float" office:value="297.514834366872" calcext:value-type="float">
            <text:p>297.5148343669</text:p>
          </table:table-cell>
          <table:table-cell/>
        </table:table-row>
        <table:table-row table:style-name="ro1">
          <table:table-cell table:formula="of:=[.A494]+10" office:value-type="float" office:value="7930" calcext:value-type="float">
            <text:p>7930</text:p>
          </table:table-cell>
          <table:table-cell table:formula="of:=1/((LN(1/((1023/[.B$1])-1))/[.$A495]) + (1/298.15))" office:value-type="float" office:value="285.791933581168" calcext:value-type="float">
            <text:p>285.7919335812</text:p>
          </table:table-cell>
          <table:table-cell table:formula="of:=1/((LN(1/((1023/[.C$1])-1))/[.$A495]) + (1/298.15))" office:value-type="float" office:value="297.515633628167" calcext:value-type="float">
            <text:p>297.5156336282</text:p>
          </table:table-cell>
          <table:table-cell/>
        </table:table-row>
        <table:table-row table:style-name="ro1">
          <table:table-cell table:formula="of:=[.A495]+10" office:value-type="float" office:value="7940" calcext:value-type="float">
            <text:p>7940</text:p>
          </table:table-cell>
          <table:table-cell table:formula="of:=1/((LN(1/((1023/[.B$1])-1))/[.$A496]) + (1/298.15))" office:value-type="float" office:value="285.806853547658" calcext:value-type="float">
            <text:p>285.8068535477</text:p>
          </table:table-cell>
          <table:table-cell table:formula="of:=1/((LN(1/((1023/[.C$1])-1))/[.$A496]) + (1/298.15))" office:value-type="float" office:value="297.516430880487" calcext:value-type="float">
            <text:p>297.5164308805</text:p>
          </table:table-cell>
          <table:table-cell/>
        </table:table-row>
        <table:table-row table:style-name="ro1">
          <table:table-cell table:formula="of:=[.A496]+10" office:value-type="float" office:value="7950" calcext:value-type="float">
            <text:p>7950</text:p>
          </table:table-cell>
          <table:table-cell table:formula="of:=1/((LN(1/((1023/[.B$1])-1))/[.$A497]) + (1/298.15))" office:value-type="float" office:value="285.821737531663" calcext:value-type="float">
            <text:p>285.8217375317</text:p>
          </table:table-cell>
          <table:table-cell table:formula="of:=1/((LN(1/((1023/[.C$1])-1))/[.$A497]) + (1/298.15))" office:value-type="float" office:value="297.517226131398" calcext:value-type="float">
            <text:p>297.5172261314</text:p>
          </table:table-cell>
          <table:table-cell/>
        </table:table-row>
        <table:table-row table:style-name="ro1">
          <table:table-cell table:formula="of:=[.A497]+10" office:value-type="float" office:value="7960" calcext:value-type="float">
            <text:p>7960</text:p>
          </table:table-cell>
          <table:table-cell table:formula="of:=1/((LN(1/((1023/[.B$1])-1))/[.$A498]) + (1/298.15))" office:value-type="float" office:value="285.836585663194" calcext:value-type="float">
            <text:p>285.8365856632</text:p>
          </table:table-cell>
          <table:table-cell table:formula="of:=1/((LN(1/((1023/[.C$1])-1))/[.$A498]) + (1/298.15))" office:value-type="float" office:value="297.518019388427" calcext:value-type="float">
            <text:p>297.5180193884</text:p>
          </table:table-cell>
          <table:table-cell/>
        </table:table-row>
        <table:table-row table:style-name="ro1">
          <table:table-cell table:formula="of:=[.A498]+10" office:value-type="float" office:value="7970" calcext:value-type="float">
            <text:p>7970</text:p>
          </table:table-cell>
          <table:table-cell table:formula="of:=1/((LN(1/((1023/[.B$1])-1))/[.$A499]) + (1/298.15))" office:value-type="float" office:value="285.851398071637" calcext:value-type="float">
            <text:p>285.8513980716</text:p>
          </table:table-cell>
          <table:table-cell table:formula="of:=1/((LN(1/((1023/[.C$1])-1))/[.$A499]) + (1/298.15))" office:value-type="float" office:value="297.518810659062" calcext:value-type="float">
            <text:p>297.5188106591</text:p>
          </table:table-cell>
          <table:table-cell/>
        </table:table-row>
        <table:table-row table:style-name="ro1">
          <table:table-cell table:formula="of:=[.A499]+10" office:value-type="float" office:value="7980" calcext:value-type="float">
            <text:p>7980</text:p>
          </table:table-cell>
          <table:table-cell table:formula="of:=1/((LN(1/((1023/[.B$1])-1))/[.$A500]) + (1/298.15))" office:value-type="float" office:value="285.866174885757" calcext:value-type="float">
            <text:p>285.8661748858</text:p>
          </table:table-cell>
          <table:table-cell table:formula="of:=1/((LN(1/((1023/[.C$1])-1))/[.$A500]) + (1/298.15))" office:value-type="float" office:value="297.519599950756" calcext:value-type="float">
            <text:p>297.5195999508</text:p>
          </table:table-cell>
          <table:table-cell/>
        </table:table-row>
        <table:table-row table:style-name="ro1">
          <table:table-cell table:formula="of:=[.A500]+10" office:value-type="float" office:value="7990" calcext:value-type="float">
            <text:p>7990</text:p>
          </table:table-cell>
          <table:table-cell table:formula="of:=1/((LN(1/((1023/[.B$1])-1))/[.$A501]) + (1/298.15))" office:value-type="float" office:value="285.880916233701" calcext:value-type="float">
            <text:p>285.8809162337</text:p>
          </table:table-cell>
          <table:table-cell table:formula="of:=1/((LN(1/((1023/[.C$1])-1))/[.$A501]) + (1/298.15))" office:value-type="float" office:value="297.520387270923" calcext:value-type="float">
            <text:p>297.5203872709</text:p>
          </table:table-cell>
          <table:table-cell/>
        </table:table-row>
        <table:table-row table:style-name="ro1">
          <table:table-cell table:formula="of:=[.A501]+10" office:value-type="float" office:value="8000" calcext:value-type="float">
            <text:p>8000</text:p>
          </table:table-cell>
          <table:table-cell table:formula="of:=1/((LN(1/((1023/[.B$1])-1))/[.$A502]) + (1/298.15))" office:value-type="float" office:value="285.895622242998" calcext:value-type="float">
            <text:p>285.895622243</text:p>
          </table:table-cell>
          <table:table-cell table:formula="of:=1/((LN(1/((1023/[.C$1])-1))/[.$A502]) + (1/298.15))" office:value-type="float" office:value="297.521172626941" calcext:value-type="float">
            <text:p>297.5211726269</text:p>
          </table:table-cell>
          <table:table-cell/>
        </table:table-row>
        <table:table-row table:style-name="ro1">
          <table:table-cell table:formula="of:=[.A502]+10" office:value-type="float" office:value="8010" calcext:value-type="float">
            <text:p>8010</text:p>
          </table:table-cell>
          <table:table-cell table:formula="of:=1/((LN(1/((1023/[.B$1])-1))/[.$A503]) + (1/298.15))" office:value-type="float" office:value="285.910293040572" calcext:value-type="float">
            <text:p>285.9102930406</text:p>
          </table:table-cell>
          <table:table-cell table:formula="of:=1/((LN(1/((1023/[.C$1])-1))/[.$A503]) + (1/298.15))" office:value-type="float" office:value="297.521956026151" calcext:value-type="float">
            <text:p>297.5219560262</text:p>
          </table:table-cell>
          <table:table-cell/>
        </table:table-row>
        <table:table-row table:style-name="ro1">
          <table:table-cell table:formula="of:=[.A503]+10" office:value-type="float" office:value="8020" calcext:value-type="float">
            <text:p>8020</text:p>
          </table:table-cell>
          <table:table-cell table:formula="of:=1/((LN(1/((1023/[.B$1])-1))/[.$A504]) + (1/298.15))" office:value-type="float" office:value="285.924928752735" calcext:value-type="float">
            <text:p>285.9249287527</text:p>
          </table:table-cell>
          <table:table-cell table:formula="of:=1/((LN(1/((1023/[.C$1])-1))/[.$A504]) + (1/298.15))" office:value-type="float" office:value="297.522737475858" calcext:value-type="float">
            <text:p>297.5227374759</text:p>
          </table:table-cell>
          <table:table-cell/>
        </table:table-row>
        <table:table-row table:style-name="ro1">
          <table:table-cell table:formula="of:=[.A504]+10" office:value-type="float" office:value="8030" calcext:value-type="float">
            <text:p>8030</text:p>
          </table:table-cell>
          <table:table-cell table:formula="of:=1/((LN(1/((1023/[.B$1])-1))/[.$A505]) + (1/298.15))" office:value-type="float" office:value="285.939529505199" calcext:value-type="float">
            <text:p>285.9395295052</text:p>
          </table:table-cell>
          <table:table-cell table:formula="of:=1/((LN(1/((1023/[.C$1])-1))/[.$A505]) + (1/298.15))" office:value-type="float" office:value="297.523516983328" calcext:value-type="float">
            <text:p>297.5235169833</text:p>
          </table:table-cell>
          <table:table-cell/>
        </table:table-row>
        <table:table-row table:style-name="ro1">
          <table:table-cell table:formula="of:=[.A505]+10" office:value-type="float" office:value="8040" calcext:value-type="float">
            <text:p>8040</text:p>
          </table:table-cell>
          <table:table-cell table:formula="of:=1/((LN(1/((1023/[.B$1])-1))/[.$A506]) + (1/298.15))" office:value-type="float" office:value="285.954095423073" calcext:value-type="float">
            <text:p>285.9540954231</text:p>
          </table:table-cell>
          <table:table-cell table:formula="of:=1/((LN(1/((1023/[.C$1])-1))/[.$A506]) + (1/298.15))" office:value-type="float" office:value="297.524294555794" calcext:value-type="float">
            <text:p>297.5242945558</text:p>
          </table:table-cell>
          <table:table-cell/>
        </table:table-row>
        <table:table-row table:style-name="ro1">
          <table:table-cell table:formula="of:=[.A506]+10" office:value-type="float" office:value="8050" calcext:value-type="float">
            <text:p>8050</text:p>
          </table:table-cell>
          <table:table-cell table:formula="of:=1/((LN(1/((1023/[.B$1])-1))/[.$A507]) + (1/298.15))" office:value-type="float" office:value="285.968626630872" calcext:value-type="float">
            <text:p>285.9686266309</text:p>
          </table:table-cell>
          <table:table-cell table:formula="of:=1/((LN(1/((1023/[.C$1])-1))/[.$A507]) + (1/298.15))" office:value-type="float" office:value="297.525070200453" calcext:value-type="float">
            <text:p>297.5250702005</text:p>
          </table:table-cell>
          <table:table-cell/>
        </table:table-row>
        <table:table-row table:style-name="ro1">
          <table:table-cell table:formula="of:=[.A507]+10" office:value-type="float" office:value="8060" calcext:value-type="float">
            <text:p>8060</text:p>
          </table:table-cell>
          <table:table-cell table:formula="of:=1/((LN(1/((1023/[.B$1])-1))/[.$A508]) + (1/298.15))" office:value-type="float" office:value="285.983123252519" calcext:value-type="float">
            <text:p>285.9831232525</text:p>
          </table:table-cell>
          <table:table-cell table:formula="of:=1/((LN(1/((1023/[.C$1])-1))/[.$A508]) + (1/298.15))" office:value-type="float" office:value="297.525843924464" calcext:value-type="float">
            <text:p>297.5258439245</text:p>
          </table:table-cell>
          <table:table-cell/>
        </table:table-row>
        <table:table-row table:style-name="ro1">
          <table:table-cell table:formula="of:=[.A508]+10" office:value-type="float" office:value="8070" calcext:value-type="float">
            <text:p>8070</text:p>
          </table:table-cell>
          <table:table-cell table:formula="of:=1/((LN(1/((1023/[.B$1])-1))/[.$A509]) + (1/298.15))" office:value-type="float" office:value="285.997585411345" calcext:value-type="float">
            <text:p>285.9975854113</text:p>
          </table:table-cell>
          <table:table-cell table:formula="of:=1/((LN(1/((1023/[.C$1])-1))/[.$A509]) + (1/298.15))" office:value-type="float" office:value="297.526615734952" calcext:value-type="float">
            <text:p>297.526615735</text:p>
          </table:table-cell>
          <table:table-cell/>
        </table:table-row>
        <table:table-row table:style-name="ro1">
          <table:table-cell table:formula="of:=[.A509]+10" office:value-type="float" office:value="8080" calcext:value-type="float">
            <text:p>8080</text:p>
          </table:table-cell>
          <table:table-cell table:formula="of:=1/((LN(1/((1023/[.B$1])-1))/[.$A510]) + (1/298.15))" office:value-type="float" office:value="286.012013230098" calcext:value-type="float">
            <text:p>286.0120132301</text:p>
          </table:table-cell>
          <table:table-cell table:formula="of:=1/((LN(1/((1023/[.C$1])-1))/[.$A510]) + (1/298.15))" office:value-type="float" office:value="297.527385639008" calcext:value-type="float">
            <text:p>297.527385639</text:p>
          </table:table-cell>
          <table:table-cell/>
        </table:table-row>
        <table:table-row table:style-name="ro1">
          <table:table-cell table:formula="of:=[.A510]+10" office:value-type="float" office:value="8090" calcext:value-type="float">
            <text:p>8090</text:p>
          </table:table-cell>
          <table:table-cell table:formula="of:=1/((LN(1/((1023/[.B$1])-1))/[.$A511]) + (1/298.15))" office:value-type="float" office:value="286.026406830941" calcext:value-type="float">
            <text:p>286.0264068309</text:p>
          </table:table-cell>
          <table:table-cell table:formula="of:=1/((LN(1/((1023/[.C$1])-1))/[.$A511]) + (1/298.15))" office:value-type="float" office:value="297.528153643687" calcext:value-type="float">
            <text:p>297.5281536437</text:p>
          </table:table-cell>
          <table:table-cell/>
        </table:table-row>
        <table:table-row table:style-name="ro1">
          <table:table-cell table:formula="of:=[.A511]+10" office:value-type="float" office:value="8100" calcext:value-type="float">
            <text:p>8100</text:p>
          </table:table-cell>
          <table:table-cell table:formula="of:=1/((LN(1/((1023/[.B$1])-1))/[.$A512]) + (1/298.15))" office:value-type="float" office:value="286.040766335461" calcext:value-type="float">
            <text:p>286.0407663355</text:p>
          </table:table-cell>
          <table:table-cell table:formula="of:=1/((LN(1/((1023/[.C$1])-1))/[.$A512]) + (1/298.15))" office:value-type="float" office:value="297.528919756008" calcext:value-type="float">
            <text:p>297.528919756</text:p>
          </table:table-cell>
          <table:table-cell/>
        </table:table-row>
        <table:table-row table:style-name="ro1">
          <table:table-cell table:formula="of:=[.A512]+10" office:value-type="float" office:value="8110" calcext:value-type="float">
            <text:p>8110</text:p>
          </table:table-cell>
          <table:table-cell table:formula="of:=1/((LN(1/((1023/[.B$1])-1))/[.$A513]) + (1/298.15))" office:value-type="float" office:value="286.055091864668" calcext:value-type="float">
            <text:p>286.0550918647</text:p>
          </table:table-cell>
          <table:table-cell table:formula="of:=1/((LN(1/((1023/[.C$1])-1))/[.$A513]) + (1/298.15))" office:value-type="float" office:value="297.529683982956" calcext:value-type="float">
            <text:p>297.529683983</text:p>
          </table:table-cell>
          <table:table-cell/>
        </table:table-row>
        <table:table-row table:style-name="ro1">
          <table:table-cell table:formula="of:=[.A513]+10" office:value-type="float" office:value="8120" calcext:value-type="float">
            <text:p>8120</text:p>
          </table:table-cell>
          <table:table-cell table:formula="of:=1/((LN(1/((1023/[.B$1])-1))/[.$A514]) + (1/298.15))" office:value-type="float" office:value="286.069383539" calcext:value-type="float">
            <text:p>286.069383539</text:p>
          </table:table-cell>
          <table:table-cell table:formula="of:=1/((LN(1/((1023/[.C$1])-1))/[.$A514]) + (1/298.15))" office:value-type="float" office:value="297.530446331484" calcext:value-type="float">
            <text:p>297.5304463315</text:p>
          </table:table-cell>
          <table:table-cell/>
        </table:table-row>
        <table:table-row table:style-name="ro1">
          <table:table-cell table:formula="of:=[.A514]+10" office:value-type="float" office:value="8130" calcext:value-type="float">
            <text:p>8130</text:p>
          </table:table-cell>
          <table:table-cell table:formula="of:=1/((LN(1/((1023/[.B$1])-1))/[.$A515]) + (1/298.15))" office:value-type="float" office:value="286.083641478328" calcext:value-type="float">
            <text:p>286.0836414783</text:p>
          </table:table-cell>
          <table:table-cell table:formula="of:=1/((LN(1/((1023/[.C$1])-1))/[.$A515]) + (1/298.15))" office:value-type="float" office:value="297.531206808508" calcext:value-type="float">
            <text:p>297.5312068085</text:p>
          </table:table-cell>
          <table:table-cell/>
        </table:table-row>
        <table:table-row table:style-name="ro1">
          <table:table-cell table:formula="of:=[.A515]+10" office:value-type="float" office:value="8140" calcext:value-type="float">
            <text:p>8140</text:p>
          </table:table-cell>
          <table:table-cell table:formula="of:=1/((LN(1/((1023/[.B$1])-1))/[.$A516]) + (1/298.15))" office:value-type="float" office:value="286.097865801957" calcext:value-type="float">
            <text:p>286.097865802</text:p>
          </table:table-cell>
          <table:table-cell table:formula="of:=1/((LN(1/((1023/[.C$1])-1))/[.$A516]) + (1/298.15))" office:value-type="float" office:value="297.531965420912" calcext:value-type="float">
            <text:p>297.5319654209</text:p>
          </table:table-cell>
          <table:table-cell/>
        </table:table-row>
        <table:table-row table:style-name="ro1">
          <table:table-cell table:formula="of:=[.A516]+10" office:value-type="float" office:value="8150" calcext:value-type="float">
            <text:p>8150</text:p>
          </table:table-cell>
          <table:table-cell table:formula="of:=1/((LN(1/((1023/[.B$1])-1))/[.$A517]) + (1/298.15))" office:value-type="float" office:value="286.112056628628" calcext:value-type="float">
            <text:p>286.1120566286</text:p>
          </table:table-cell>
          <table:table-cell table:formula="of:=1/((LN(1/((1023/[.C$1])-1))/[.$A517]) + (1/298.15))" office:value-type="float" office:value="297.532722175543" calcext:value-type="float">
            <text:p>297.5327221755</text:p>
          </table:table-cell>
          <table:table-cell/>
        </table:table-row>
        <table:table-row table:style-name="ro1">
          <table:table-cell table:formula="of:=[.A517]+10" office:value-type="float" office:value="8160" calcext:value-type="float">
            <text:p>8160</text:p>
          </table:table-cell>
          <table:table-cell table:formula="of:=1/((LN(1/((1023/[.B$1])-1))/[.$A518]) + (1/298.15))" office:value-type="float" office:value="286.126214076526" calcext:value-type="float">
            <text:p>286.1262140765</text:p>
          </table:table-cell>
          <table:table-cell table:formula="of:=1/((LN(1/((1023/[.C$1])-1))/[.$A518]) + (1/298.15))" office:value-type="float" office:value="297.53347707922" calcext:value-type="float">
            <text:p>297.5334770792</text:p>
          </table:table-cell>
          <table:table-cell/>
        </table:table-row>
        <table:table-row table:style-name="ro1">
          <table:table-cell table:formula="of:=[.A518]+10" office:value-type="float" office:value="8170" calcext:value-type="float">
            <text:p>8170</text:p>
          </table:table-cell>
          <table:table-cell table:formula="of:=1/((LN(1/((1023/[.B$1])-1))/[.$A519]) + (1/298.15))" office:value-type="float" office:value="286.14033826328" calcext:value-type="float">
            <text:p>286.1403382633</text:p>
          </table:table-cell>
          <table:table-cell table:formula="of:=1/((LN(1/((1023/[.C$1])-1))/[.$A519]) + (1/298.15))" office:value-type="float" office:value="297.534230138724" calcext:value-type="float">
            <text:p>297.5342301387</text:p>
          </table:table-cell>
          <table:table-cell/>
        </table:table-row>
        <table:table-row table:style-name="ro1">
          <table:table-cell table:formula="of:=[.A519]+10" office:value-type="float" office:value="8180" calcext:value-type="float">
            <text:p>8180</text:p>
          </table:table-cell>
          <table:table-cell table:formula="of:=1/((LN(1/((1023/[.B$1])-1))/[.$A520]) + (1/298.15))" office:value-type="float" office:value="286.154429305967" calcext:value-type="float">
            <text:p>286.154429306</text:p>
          </table:table-cell>
          <table:table-cell table:formula="of:=1/((LN(1/((1023/[.C$1])-1))/[.$A520]) + (1/298.15))" office:value-type="float" office:value="297.534981360804" calcext:value-type="float">
            <text:p>297.5349813608</text:p>
          </table:table-cell>
          <table:table-cell/>
        </table:table-row>
        <table:table-row table:style-name="ro1">
          <table:table-cell table:formula="of:=[.A520]+10" office:value-type="float" office:value="8190" calcext:value-type="float">
            <text:p>8190</text:p>
          </table:table-cell>
          <table:table-cell table:formula="of:=1/((LN(1/((1023/[.B$1])-1))/[.$A521]) + (1/298.15))" office:value-type="float" office:value="286.168487321114" calcext:value-type="float">
            <text:p>286.1684873211</text:p>
          </table:table-cell>
          <table:table-cell table:formula="of:=1/((LN(1/((1023/[.C$1])-1))/[.$A521]) + (1/298.15))" office:value-type="float" office:value="297.535730752178" calcext:value-type="float">
            <text:p>297.5357307522</text:p>
          </table:table-cell>
          <table:table-cell/>
        </table:table-row>
        <table:table-row table:style-name="ro1">
          <table:table-cell table:formula="of:=[.A521]+10" office:value-type="float" office:value="8200" calcext:value-type="float">
            <text:p>8200</text:p>
          </table:table-cell>
          <table:table-cell table:formula="of:=1/((LN(1/((1023/[.B$1])-1))/[.$A522]) + (1/298.15))" office:value-type="float" office:value="286.182512424704" calcext:value-type="float">
            <text:p>286.1825124247</text:p>
          </table:table-cell>
          <table:table-cell table:formula="of:=1/((LN(1/((1023/[.C$1])-1))/[.$A522]) + (1/298.15))" office:value-type="float" office:value="297.53647831953" calcext:value-type="float">
            <text:p>297.5364783195</text:p>
          </table:table-cell>
          <table:table-cell/>
        </table:table-row>
        <table:table-row table:style-name="ro1">
          <table:table-cell table:formula="of:=[.A522]+10" office:value-type="float" office:value="8210" calcext:value-type="float">
            <text:p>8210</text:p>
          </table:table-cell>
          <table:table-cell table:formula="of:=1/((LN(1/((1023/[.B$1])-1))/[.$A523]) + (1/298.15))" office:value-type="float" office:value="286.196504732178" calcext:value-type="float">
            <text:p>286.1965047322</text:p>
          </table:table-cell>
          <table:table-cell table:formula="of:=1/((LN(1/((1023/[.C$1])-1))/[.$A523]) + (1/298.15))" office:value-type="float" office:value="297.53722406951" calcext:value-type="float">
            <text:p>297.5372240695</text:p>
          </table:table-cell>
          <table:table-cell/>
        </table:table-row>
        <table:table-row table:style-name="ro1">
          <table:table-cell table:formula="of:=[.A523]+10" office:value-type="float" office:value="8220" calcext:value-type="float">
            <text:p>8220</text:p>
          </table:table-cell>
          <table:table-cell table:formula="of:=1/((LN(1/((1023/[.B$1])-1))/[.$A524]) + (1/298.15))" office:value-type="float" office:value="286.210464358435" calcext:value-type="float">
            <text:p>286.2104643584</text:p>
          </table:table-cell>
          <table:table-cell table:formula="of:=1/((LN(1/((1023/[.C$1])-1))/[.$A524]) + (1/298.15))" office:value-type="float" office:value="297.537968008737" calcext:value-type="float">
            <text:p>297.5379680087</text:p>
          </table:table-cell>
          <table:table-cell/>
        </table:table-row>
        <table:table-row table:style-name="ro1">
          <table:table-cell table:formula="of:=[.A524]+10" office:value-type="float" office:value="8230" calcext:value-type="float">
            <text:p>8230</text:p>
          </table:table-cell>
          <table:table-cell table:formula="of:=1/((LN(1/((1023/[.B$1])-1))/[.$A525]) + (1/298.15))" office:value-type="float" office:value="286.22439141784" calcext:value-type="float">
            <text:p>286.2243914178</text:p>
          </table:table-cell>
          <table:table-cell table:formula="of:=1/((LN(1/((1023/[.C$1])-1))/[.$A525]) + (1/298.15))" office:value-type="float" office:value="297.5387101438" calcext:value-type="float">
            <text:p>297.5387101438</text:p>
          </table:table-cell>
          <table:table-cell/>
        </table:table-row>
        <table:table-row table:style-name="ro1">
          <table:table-cell table:formula="of:=[.A525]+10" office:value-type="float" office:value="8240" calcext:value-type="float">
            <text:p>8240</text:p>
          </table:table-cell>
          <table:table-cell table:formula="of:=1/((LN(1/((1023/[.B$1])-1))/[.$A526]) + (1/298.15))" office:value-type="float" office:value="286.238286024224" calcext:value-type="float">
            <text:p>286.2382860242</text:p>
          </table:table-cell>
          <table:table-cell table:formula="of:=1/((LN(1/((1023/[.C$1])-1))/[.$A526]) + (1/298.15))" office:value-type="float" office:value="297.539450481253" calcext:value-type="float">
            <text:p>297.5394504813</text:p>
          </table:table-cell>
          <table:table-cell/>
        </table:table-row>
        <table:table-row table:style-name="ro1">
          <table:table-cell table:formula="of:=[.A526]+10" office:value-type="float" office:value="8250" calcext:value-type="float">
            <text:p>8250</text:p>
          </table:table-cell>
          <table:table-cell table:formula="of:=1/((LN(1/((1023/[.B$1])-1))/[.$A527]) + (1/298.15))" office:value-type="float" office:value="286.252148290891" calcext:value-type="float">
            <text:p>286.2521482909</text:p>
          </table:table-cell>
          <table:table-cell table:formula="of:=1/((LN(1/((1023/[.C$1])-1))/[.$A527]) + (1/298.15))" office:value-type="float" office:value="297.540189027619" calcext:value-type="float">
            <text:p>297.5401890276</text:p>
          </table:table-cell>
          <table:table-cell/>
        </table:table-row>
        <table:table-row table:style-name="ro1">
          <table:table-cell table:formula="of:=[.A527]+10" office:value-type="float" office:value="8260" calcext:value-type="float">
            <text:p>8260</text:p>
          </table:table-cell>
          <table:table-cell table:formula="of:=1/((LN(1/((1023/[.B$1])-1))/[.$A528]) + (1/298.15))" office:value-type="float" office:value="286.265978330613" calcext:value-type="float">
            <text:p>286.2659783306</text:p>
          </table:table-cell>
          <table:table-cell table:formula="of:=1/((LN(1/((1023/[.C$1])-1))/[.$A528]) + (1/298.15))" office:value-type="float" office:value="297.54092578939" calcext:value-type="float">
            <text:p>297.5409257894</text:p>
          </table:table-cell>
          <table:table-cell/>
        </table:table-row>
        <table:table-row table:style-name="ro1">
          <table:table-cell table:formula="of:=[.A528]+10" office:value-type="float" office:value="8270" calcext:value-type="float">
            <text:p>8270</text:p>
          </table:table-cell>
          <table:table-cell table:formula="of:=1/((LN(1/((1023/[.B$1])-1))/[.$A529]) + (1/298.15))" office:value-type="float" office:value="286.279776255643" calcext:value-type="float">
            <text:p>286.2797762556</text:p>
          </table:table-cell>
          <table:table-cell table:formula="of:=1/((LN(1/((1023/[.C$1])-1))/[.$A529]) + (1/298.15))" office:value-type="float" office:value="297.541660773027" calcext:value-type="float">
            <text:p>297.541660773</text:p>
          </table:table-cell>
          <table:table-cell/>
        </table:table-row>
        <table:table-row table:style-name="ro1">
          <table:table-cell table:formula="of:=[.A529]+10" office:value-type="float" office:value="8280" calcext:value-type="float">
            <text:p>8280</text:p>
          </table:table-cell>
          <table:table-cell table:formula="of:=1/((LN(1/((1023/[.B$1])-1))/[.$A530]) + (1/298.15))" office:value-type="float" office:value="286.293542177711" calcext:value-type="float">
            <text:p>286.2935421777</text:p>
          </table:table-cell>
          <table:table-cell table:formula="of:=1/((LN(1/((1023/[.C$1])-1))/[.$A530]) + (1/298.15))" office:value-type="float" office:value="297.54239398496" calcext:value-type="float">
            <text:p>297.542393985</text:p>
          </table:table-cell>
          <table:table-cell/>
        </table:table-row>
        <table:table-row table:style-name="ro1">
          <table:table-cell table:formula="of:=[.A530]+10" office:value-type="float" office:value="8290" calcext:value-type="float">
            <text:p>8290</text:p>
          </table:table-cell>
          <table:table-cell table:formula="of:=1/((LN(1/((1023/[.B$1])-1))/[.$A531]) + (1/298.15))" office:value-type="float" office:value="286.307276208029" calcext:value-type="float">
            <text:p>286.307276208</text:p>
          </table:table-cell>
          <table:table-cell table:formula="of:=1/((LN(1/((1023/[.C$1])-1))/[.$A531]) + (1/298.15))" office:value-type="float" office:value="297.543125431586" calcext:value-type="float">
            <text:p>297.5431254316</text:p>
          </table:table-cell>
          <table:table-cell/>
        </table:table-row>
        <table:table-row table:style-name="ro1">
          <table:table-cell table:formula="of:=[.A531]+10" office:value-type="float" office:value="8300" calcext:value-type="float">
            <text:p>8300</text:p>
          </table:table-cell>
          <table:table-cell table:formula="of:=1/((LN(1/((1023/[.B$1])-1))/[.$A532]) + (1/298.15))" office:value-type="float" office:value="286.320978457296" calcext:value-type="float">
            <text:p>286.3209784573</text:p>
          </table:table-cell>
          <table:table-cell table:formula="of:=1/((LN(1/((1023/[.C$1])-1))/[.$A532]) + (1/298.15))" office:value-type="float" office:value="297.543855119273" calcext:value-type="float">
            <text:p>297.5438551193</text:p>
          </table:table-cell>
          <table:table-cell/>
        </table:table-row>
        <table:table-row table:style-name="ro1">
          <table:table-cell table:formula="of:=[.A532]+10" office:value-type="float" office:value="8310" calcext:value-type="float">
            <text:p>8310</text:p>
          </table:table-cell>
          <table:table-cell table:formula="of:=1/((LN(1/((1023/[.B$1])-1))/[.$A533]) + (1/298.15))" office:value-type="float" office:value="286.334649035698" calcext:value-type="float">
            <text:p>286.3346490357</text:p>
          </table:table-cell>
          <table:table-cell table:formula="of:=1/((LN(1/((1023/[.C$1])-1))/[.$A533]) + (1/298.15))" office:value-type="float" office:value="297.544583054358" calcext:value-type="float">
            <text:p>297.5445830544</text:p>
          </table:table-cell>
          <table:table-cell/>
        </table:table-row>
        <table:table-row table:style-name="ro1">
          <table:table-cell table:formula="of:=[.A533]+10" office:value-type="float" office:value="8320" calcext:value-type="float">
            <text:p>8320</text:p>
          </table:table-cell>
          <table:table-cell table:formula="of:=1/((LN(1/((1023/[.B$1])-1))/[.$A534]) + (1/298.15))" office:value-type="float" office:value="286.348288052912" calcext:value-type="float">
            <text:p>286.3482880529</text:p>
          </table:table-cell>
          <table:table-cell table:formula="of:=1/((LN(1/((1023/[.C$1])-1))/[.$A534]) + (1/298.15))" office:value-type="float" office:value="297.545309243149" calcext:value-type="float">
            <text:p>297.5453092431</text:p>
          </table:table-cell>
          <table:table-cell/>
        </table:table-row>
        <table:table-row table:style-name="ro1">
          <table:table-cell table:formula="of:=[.A534]+10" office:value-type="float" office:value="8330" calcext:value-type="float">
            <text:p>8330</text:p>
          </table:table-cell>
          <table:table-cell table:formula="of:=1/((LN(1/((1023/[.B$1])-1))/[.$A535]) + (1/298.15))" office:value-type="float" office:value="286.361895618111" calcext:value-type="float">
            <text:p>286.3618956181</text:p>
          </table:table-cell>
          <table:table-cell table:formula="of:=1/((LN(1/((1023/[.C$1])-1))/[.$A535]) + (1/298.15))" office:value-type="float" office:value="297.546033691921" calcext:value-type="float">
            <text:p>297.5460336919</text:p>
          </table:table-cell>
          <table:table-cell/>
        </table:table-row>
        <table:table-row table:style-name="ro1">
          <table:table-cell table:formula="of:=[.A535]+10" office:value-type="float" office:value="8340" calcext:value-type="float">
            <text:p>8340</text:p>
          </table:table-cell>
          <table:table-cell table:formula="of:=1/((LN(1/((1023/[.B$1])-1))/[.$A536]) + (1/298.15))" office:value-type="float" office:value="286.375471839962" calcext:value-type="float">
            <text:p>286.37547184</text:p>
          </table:table-cell>
          <table:table-cell table:formula="of:=1/((LN(1/((1023/[.C$1])-1))/[.$A536]) + (1/298.15))" office:value-type="float" office:value="297.54675640692" calcext:value-type="float">
            <text:p>297.5467564069</text:p>
          </table:table-cell>
          <table:table-cell/>
        </table:table-row>
        <table:table-row table:style-name="ro1">
          <table:table-cell table:formula="of:=[.A536]+10" office:value-type="float" office:value="8350" calcext:value-type="float">
            <text:p>8350</text:p>
          </table:table-cell>
          <table:table-cell table:formula="of:=1/((LN(1/((1023/[.B$1])-1))/[.$A537]) + (1/298.15))" office:value-type="float" office:value="286.389016826634" calcext:value-type="float">
            <text:p>286.3890168266</text:p>
          </table:table-cell>
          <table:table-cell table:formula="of:=1/((LN(1/((1023/[.C$1])-1))/[.$A537]) + (1/298.15))" office:value-type="float" office:value="297.547477394364" calcext:value-type="float">
            <text:p>297.5474773944</text:p>
          </table:table-cell>
          <table:table-cell/>
        </table:table-row>
        <table:table-row table:style-name="ro1">
          <table:table-cell table:formula="of:=[.A537]+10" office:value-type="float" office:value="8360" calcext:value-type="float">
            <text:p>8360</text:p>
          </table:table-cell>
          <table:table-cell table:formula="of:=1/((LN(1/((1023/[.B$1])-1))/[.$A538]) + (1/298.15))" office:value-type="float" office:value="286.4025306858" calcext:value-type="float">
            <text:p>286.4025306858</text:p>
          </table:table-cell>
          <table:table-cell table:formula="of:=1/((LN(1/((1023/[.C$1])-1))/[.$A538]) + (1/298.15))" office:value-type="float" office:value="297.54819666044" calcext:value-type="float">
            <text:p>297.5481966604</text:p>
          </table:table-cell>
          <table:table-cell/>
        </table:table-row>
        <table:table-row table:style-name="ro1">
          <table:table-cell table:formula="of:=[.A538]+10" office:value-type="float" office:value="8370" calcext:value-type="float">
            <text:p>8370</text:p>
          </table:table-cell>
          <table:table-cell table:formula="of:=1/((LN(1/((1023/[.B$1])-1))/[.$A539]) + (1/298.15))" office:value-type="float" office:value="286.416013524636" calcext:value-type="float">
            <text:p>286.4160135246</text:p>
          </table:table-cell>
          <table:table-cell table:formula="of:=1/((LN(1/((1023/[.C$1])-1))/[.$A539]) + (1/298.15))" office:value-type="float" office:value="297.548914211303" calcext:value-type="float">
            <text:p>297.5489142113</text:p>
          </table:table-cell>
          <table:table-cell/>
        </table:table-row>
        <table:table-row table:style-name="ro1">
          <table:table-cell table:formula="of:=[.A539]+10" office:value-type="float" office:value="8380" calcext:value-type="float">
            <text:p>8380</text:p>
          </table:table-cell>
          <table:table-cell table:formula="of:=1/((LN(1/((1023/[.B$1])-1))/[.$A540]) + (1/298.15))" office:value-type="float" office:value="286.429465449829" calcext:value-type="float">
            <text:p>286.4294654498</text:p>
          </table:table-cell>
          <table:table-cell table:formula="of:=1/((LN(1/((1023/[.C$1])-1))/[.$A540]) + (1/298.15))" office:value-type="float" office:value="297.549630053084" calcext:value-type="float">
            <text:p>297.5496300531</text:p>
          </table:table-cell>
          <table:table-cell/>
        </table:table-row>
        <table:table-row table:style-name="ro1">
          <table:table-cell table:formula="of:=[.A540]+10" office:value-type="float" office:value="8390" calcext:value-type="float">
            <text:p>8390</text:p>
          </table:table-cell>
          <table:table-cell table:formula="of:=1/((LN(1/((1023/[.B$1])-1))/[.$A541]) + (1/298.15))" office:value-type="float" office:value="286.442886567574" calcext:value-type="float">
            <text:p>286.4428865676</text:p>
          </table:table-cell>
          <table:table-cell table:formula="of:=1/((LN(1/((1023/[.C$1])-1))/[.$A541]) + (1/298.15))" office:value-type="float" office:value="297.550344191879" calcext:value-type="float">
            <text:p>297.5503441919</text:p>
          </table:table-cell>
          <table:table-cell/>
        </table:table-row>
        <table:table-row table:style-name="ro1">
          <table:table-cell table:formula="of:=[.A541]+10" office:value-type="float" office:value="8400" calcext:value-type="float">
            <text:p>8400</text:p>
          </table:table-cell>
          <table:table-cell table:formula="of:=1/((LN(1/((1023/[.B$1])-1))/[.$A542]) + (1/298.15))" office:value-type="float" office:value="286.456276983585" calcext:value-type="float">
            <text:p>286.4562769836</text:p>
          </table:table-cell>
          <table:table-cell table:formula="of:=1/((LN(1/((1023/[.C$1])-1))/[.$A542]) + (1/298.15))" office:value-type="float" office:value="297.55105663376" calcext:value-type="float">
            <text:p>297.5510566338</text:p>
          </table:table-cell>
          <table:table-cell/>
        </table:table-row>
        <table:table-row table:style-name="ro1">
          <table:table-cell table:formula="of:=[.A542]+10" office:value-type="float" office:value="8410" calcext:value-type="float">
            <text:p>8410</text:p>
          </table:table-cell>
          <table:table-cell table:formula="of:=1/((LN(1/((1023/[.B$1])-1))/[.$A543]) + (1/298.15))" office:value-type="float" office:value="286.469636803087" calcext:value-type="float">
            <text:p>286.4696368031</text:p>
          </table:table-cell>
          <table:table-cell table:formula="of:=1/((LN(1/((1023/[.C$1])-1))/[.$A543]) + (1/298.15))" office:value-type="float" office:value="297.551767384768" calcext:value-type="float">
            <text:p>297.5517673848</text:p>
          </table:table-cell>
          <table:table-cell/>
        </table:table-row>
        <table:table-row table:style-name="ro1">
          <table:table-cell table:formula="of:=[.A543]+10" office:value-type="float" office:value="8420" calcext:value-type="float">
            <text:p>8420</text:p>
          </table:table-cell>
          <table:table-cell table:formula="of:=1/((LN(1/((1023/[.B$1])-1))/[.$A544]) + (1/298.15))" office:value-type="float" office:value="286.482966130831" calcext:value-type="float">
            <text:p>286.4829661308</text:p>
          </table:table-cell>
          <table:table-cell table:formula="of:=1/((LN(1/((1023/[.C$1])-1))/[.$A544]) + (1/298.15))" office:value-type="float" office:value="297.552476450914" calcext:value-type="float">
            <text:p>297.5524764509</text:p>
          </table:table-cell>
          <table:table-cell/>
        </table:table-row>
        <table:table-row table:style-name="ro1">
          <table:table-cell table:formula="of:=[.A544]+10" office:value-type="float" office:value="8430" calcext:value-type="float">
            <text:p>8430</text:p>
          </table:table-cell>
          <table:table-cell table:formula="of:=1/((LN(1/((1023/[.B$1])-1))/[.$A545]) + (1/298.15))" office:value-type="float" office:value="286.496265071085" calcext:value-type="float">
            <text:p>286.4962650711</text:p>
          </table:table-cell>
          <table:table-cell table:formula="of:=1/((LN(1/((1023/[.C$1])-1))/[.$A545]) + (1/298.15))" office:value-type="float" office:value="297.553183838182" calcext:value-type="float">
            <text:p>297.5531838382</text:p>
          </table:table-cell>
          <table:table-cell/>
        </table:table-row>
        <table:table-row table:style-name="ro1">
          <table:table-cell table:formula="of:=[.A545]+10" office:value-type="float" office:value="8440" calcext:value-type="float">
            <text:p>8440</text:p>
          </table:table-cell>
          <table:table-cell table:formula="of:=1/((LN(1/((1023/[.B$1])-1))/[.$A546]) + (1/298.15))" office:value-type="float" office:value="286.509533727645" calcext:value-type="float">
            <text:p>286.5095337276</text:p>
          </table:table-cell>
          <table:table-cell table:formula="of:=1/((LN(1/((1023/[.C$1])-1))/[.$A546]) + (1/298.15))" office:value-type="float" office:value="297.55388955253" calcext:value-type="float">
            <text:p>297.5538895525</text:p>
          </table:table-cell>
          <table:table-cell/>
        </table:table-row>
        <table:table-row table:style-name="ro1">
          <table:table-cell table:formula="of:=[.A546]+10" office:value-type="float" office:value="8450" calcext:value-type="float">
            <text:p>8450</text:p>
          </table:table-cell>
          <table:table-cell table:formula="of:=1/((LN(1/((1023/[.B$1])-1))/[.$A547]) + (1/298.15))" office:value-type="float" office:value="286.522772203834" calcext:value-type="float">
            <text:p>286.5227722038</text:p>
          </table:table-cell>
          <table:table-cell table:formula="of:=1/((LN(1/((1023/[.C$1])-1))/[.$A547]) + (1/298.15))" office:value-type="float" office:value="297.554593599882" calcext:value-type="float">
            <text:p>297.5545935999</text:p>
          </table:table-cell>
          <table:table-cell/>
        </table:table-row>
        <table:table-row table:style-name="ro1">
          <table:table-cell table:formula="of:=[.A547]+10" office:value-type="float" office:value="8460" calcext:value-type="float">
            <text:p>8460</text:p>
          </table:table-cell>
          <table:table-cell table:formula="of:=1/((LN(1/((1023/[.B$1])-1))/[.$A548]) + (1/298.15))" office:value-type="float" office:value="286.535980602507" calcext:value-type="float">
            <text:p>286.5359806025</text:p>
          </table:table-cell>
          <table:table-cell table:formula="of:=1/((LN(1/((1023/[.C$1])-1))/[.$A548]) + (1/298.15))" office:value-type="float" office:value="297.555295986141" calcext:value-type="float">
            <text:p>297.5552959861</text:p>
          </table:table-cell>
          <table:table-cell/>
        </table:table-row>
        <table:table-row table:style-name="ro1">
          <table:table-cell table:formula="of:=[.A548]+10" office:value-type="float" office:value="8470" calcext:value-type="float">
            <text:p>8470</text:p>
          </table:table-cell>
          <table:table-cell table:formula="of:=1/((LN(1/((1023/[.B$1])-1))/[.$A549]) + (1/298.15))" office:value-type="float" office:value="286.549159026049" calcext:value-type="float">
            <text:p>286.549159026</text:p>
          </table:table-cell>
          <table:table-cell table:formula="of:=1/((LN(1/((1023/[.C$1])-1))/[.$A549]) + (1/298.15))" office:value-type="float" office:value="297.555996717176" calcext:value-type="float">
            <text:p>297.5559967172</text:p>
          </table:table-cell>
          <table:table-cell/>
        </table:table-row>
        <table:table-row table:style-name="ro1">
          <table:table-cell table:formula="of:=[.A549]+10" office:value-type="float" office:value="8480" calcext:value-type="float">
            <text:p>8480</text:p>
          </table:table-cell>
          <table:table-cell table:formula="of:=1/((LN(1/((1023/[.B$1])-1))/[.$A550]) + (1/298.15))" office:value-type="float" office:value="286.562307576383" calcext:value-type="float">
            <text:p>286.5623075764</text:p>
          </table:table-cell>
          <table:table-cell table:formula="of:=1/((LN(1/((1023/[.C$1])-1))/[.$A550]) + (1/298.15))" office:value-type="float" office:value="297.556695798833" calcext:value-type="float">
            <text:p>297.5566957988</text:p>
          </table:table-cell>
          <table:table-cell/>
        </table:table-row>
        <table:table-row table:style-name="ro1">
          <table:table-cell table:formula="of:=[.A550]+10" office:value-type="float" office:value="8490" calcext:value-type="float">
            <text:p>8490</text:p>
          </table:table-cell>
          <table:table-cell table:formula="of:=1/((LN(1/((1023/[.B$1])-1))/[.$A551]) + (1/298.15))" office:value-type="float" office:value="286.575426354971" calcext:value-type="float">
            <text:p>286.575426355</text:p>
          </table:table-cell>
          <table:table-cell table:formula="of:=1/((LN(1/((1023/[.C$1])-1))/[.$A551]) + (1/298.15))" office:value-type="float" office:value="297.557393236927" calcext:value-type="float">
            <text:p>297.5573932369</text:p>
          </table:table-cell>
          <table:table-cell/>
        </table:table-row>
        <table:table-row table:style-name="ro1">
          <table:table-cell table:formula="of:=[.A551]+10" office:value-type="float" office:value="8500" calcext:value-type="float">
            <text:p>8500</text:p>
          </table:table-cell>
          <table:table-cell table:formula="of:=1/((LN(1/((1023/[.B$1])-1))/[.$A552]) + (1/298.15))" office:value-type="float" office:value="286.588515462815" calcext:value-type="float">
            <text:p>286.5885154628</text:p>
          </table:table-cell>
          <table:table-cell table:formula="of:=1/((LN(1/((1023/[.C$1])-1))/[.$A552]) + (1/298.15))" office:value-type="float" office:value="297.558089037249" calcext:value-type="float">
            <text:p>297.5580890372</text:p>
          </table:table-cell>
          <table:table-cell/>
        </table:table-row>
        <table:table-row table:style-name="ro1">
          <table:table-cell table:formula="of:=[.A552]+10" office:value-type="float" office:value="8510" calcext:value-type="float">
            <text:p>8510</text:p>
          </table:table-cell>
          <table:table-cell table:formula="of:=1/((LN(1/((1023/[.B$1])-1))/[.$A553]) + (1/298.15))" office:value-type="float" office:value="286.60157500046" calcext:value-type="float">
            <text:p>286.6015750005</text:p>
          </table:table-cell>
          <table:table-cell table:formula="of:=1/((LN(1/((1023/[.C$1])-1))/[.$A553]) + (1/298.15))" office:value-type="float" office:value="297.558783205559" calcext:value-type="float">
            <text:p>297.5587832056</text:p>
          </table:table-cell>
          <table:table-cell/>
        </table:table-row>
        <table:table-row table:style-name="ro1">
          <table:table-cell table:formula="of:=[.A553]+10" office:value-type="float" office:value="8520" calcext:value-type="float">
            <text:p>8520</text:p>
          </table:table-cell>
          <table:table-cell table:formula="of:=1/((LN(1/((1023/[.B$1])-1))/[.$A554]) + (1/298.15))" office:value-type="float" office:value="286.614605067998" calcext:value-type="float">
            <text:p>286.614605068</text:p>
          </table:table-cell>
          <table:table-cell table:formula="of:=1/((LN(1/((1023/[.C$1])-1))/[.$A554]) + (1/298.15))" office:value-type="float" office:value="297.559475747594" calcext:value-type="float">
            <text:p>297.5594757476</text:p>
          </table:table-cell>
          <table:table-cell/>
        </table:table-row>
        <table:table-row table:style-name="ro1">
          <table:table-cell table:formula="of:=[.A554]+10" office:value-type="float" office:value="8530" calcext:value-type="float">
            <text:p>8530</text:p>
          </table:table-cell>
          <table:table-cell table:formula="of:=1/((LN(1/((1023/[.B$1])-1))/[.$A555]) + (1/298.15))" office:value-type="float" office:value="286.627605765071" calcext:value-type="float">
            <text:p>286.6276057651</text:p>
          </table:table-cell>
          <table:table-cell table:formula="of:=1/((LN(1/((1023/[.C$1])-1))/[.$A555]) + (1/298.15))" office:value-type="float" office:value="297.560166669062" calcext:value-type="float">
            <text:p>297.5601666691</text:p>
          </table:table-cell>
          <table:table-cell/>
        </table:table-row>
        <table:table-row table:style-name="ro1">
          <table:table-cell table:formula="of:=[.A555]+10" office:value-type="float" office:value="8540" calcext:value-type="float">
            <text:p>8540</text:p>
          </table:table-cell>
          <table:table-cell table:formula="of:=1/((LN(1/((1023/[.B$1])-1))/[.$A556]) + (1/298.15))" office:value-type="float" office:value="286.64057719087" calcext:value-type="float">
            <text:p>286.6405771909</text:p>
          </table:table-cell>
          <table:table-cell table:formula="of:=1/((LN(1/((1023/[.C$1])-1))/[.$A556]) + (1/298.15))" office:value-type="float" office:value="297.560855975644" calcext:value-type="float">
            <text:p>297.5608559756</text:p>
          </table:table-cell>
          <table:table-cell/>
        </table:table-row>
        <table:table-row table:style-name="ro1">
          <table:table-cell table:formula="of:=[.A556]+10" office:value-type="float" office:value="8550" calcext:value-type="float">
            <text:p>8550</text:p>
          </table:table-cell>
          <table:table-cell table:formula="of:=1/((LN(1/((1023/[.B$1])-1))/[.$A557]) + (1/298.15))" office:value-type="float" office:value="286.653519444142" calcext:value-type="float">
            <text:p>286.6535194441</text:p>
          </table:table-cell>
          <table:table-cell table:formula="of:=1/((LN(1/((1023/[.C$1])-1))/[.$A557]) + (1/298.15))" office:value-type="float" office:value="297.561543672995" calcext:value-type="float">
            <text:p>297.561543673</text:p>
          </table:table-cell>
          <table:table-cell/>
        </table:table-row>
        <table:table-row table:style-name="ro1">
          <table:table-cell table:formula="of:=[.A557]+10" office:value-type="float" office:value="8560" calcext:value-type="float">
            <text:p>8560</text:p>
          </table:table-cell>
          <table:table-cell table:formula="of:=1/((LN(1/((1023/[.B$1])-1))/[.$A558]) + (1/298.15))" office:value-type="float" office:value="286.666432623188" calcext:value-type="float">
            <text:p>286.6664326232</text:p>
          </table:table-cell>
          <table:table-cell table:formula="of:=1/((LN(1/((1023/[.C$1])-1))/[.$A558]) + (1/298.15))" office:value-type="float" office:value="297.562229766745" calcext:value-type="float">
            <text:p>297.5622297667</text:p>
          </table:table-cell>
          <table:table-cell/>
        </table:table-row>
        <table:table-row table:style-name="ro1">
          <table:table-cell table:formula="of:=[.A558]+10" office:value-type="float" office:value="8570" calcext:value-type="float">
            <text:p>8570</text:p>
          </table:table-cell>
          <table:table-cell table:formula="of:=1/((LN(1/((1023/[.B$1])-1))/[.$A559]) + (1/298.15))" office:value-type="float" office:value="286.679316825869" calcext:value-type="float">
            <text:p>286.6793168259</text:p>
          </table:table-cell>
          <table:table-cell table:formula="of:=1/((LN(1/((1023/[.C$1])-1))/[.$A559]) + (1/298.15))" office:value-type="float" office:value="297.562914262495" calcext:value-type="float">
            <text:p>297.5629142625</text:p>
          </table:table-cell>
          <table:table-cell/>
        </table:table-row>
        <table:table-row table:style-name="ro1">
          <table:table-cell table:formula="of:=[.A559]+10" office:value-type="float" office:value="8580" calcext:value-type="float">
            <text:p>8580</text:p>
          </table:table-cell>
          <table:table-cell table:formula="of:=1/((LN(1/((1023/[.B$1])-1))/[.$A560]) + (1/298.15))" office:value-type="float" office:value="286.692172149609" calcext:value-type="float">
            <text:p>286.6921721496</text:p>
          </table:table-cell>
          <table:table-cell table:formula="of:=1/((LN(1/((1023/[.C$1])-1))/[.$A560]) + (1/298.15))" office:value-type="float" office:value="297.563597165822" calcext:value-type="float">
            <text:p>297.5635971658</text:p>
          </table:table-cell>
          <table:table-cell/>
        </table:table-row>
        <table:table-row table:style-name="ro1">
          <table:table-cell table:formula="of:=[.A560]+10" office:value-type="float" office:value="8590" calcext:value-type="float">
            <text:p>8590</text:p>
          </table:table-cell>
          <table:table-cell table:formula="of:=1/((LN(1/((1023/[.B$1])-1))/[.$A561]) + (1/298.15))" office:value-type="float" office:value="286.704998691393" calcext:value-type="float">
            <text:p>286.7049986914</text:p>
          </table:table-cell>
          <table:table-cell table:formula="of:=1/((LN(1/((1023/[.C$1])-1))/[.$A561]) + (1/298.15))" office:value-type="float" office:value="297.564278482276" calcext:value-type="float">
            <text:p>297.5642784823</text:p>
          </table:table-cell>
          <table:table-cell/>
        </table:table-row>
        <table:table-row table:style-name="ro1">
          <table:table-cell table:formula="of:=[.A561]+10" office:value-type="float" office:value="8600" calcext:value-type="float">
            <text:p>8600</text:p>
          </table:table-cell>
          <table:table-cell table:formula="of:=1/((LN(1/((1023/[.B$1])-1))/[.$A562]) + (1/298.15))" office:value-type="float" office:value="286.717796547774" calcext:value-type="float">
            <text:p>286.7177965478</text:p>
          </table:table-cell>
          <table:table-cell table:formula="of:=1/((LN(1/((1023/[.C$1])-1))/[.$A562]) + (1/298.15))" office:value-type="float" office:value="297.564958217383" calcext:value-type="float">
            <text:p>297.5649582174</text:p>
          </table:table-cell>
          <table:table-cell/>
        </table:table-row>
        <table:table-row table:style-name="ro1">
          <table:table-cell table:formula="of:=[.A562]+10" office:value-type="float" office:value="8610" calcext:value-type="float">
            <text:p>8610</text:p>
          </table:table-cell>
          <table:table-cell table:formula="of:=1/((LN(1/((1023/[.B$1])-1))/[.$A563]) + (1/298.15))" office:value-type="float" office:value="286.730565814872" calcext:value-type="float">
            <text:p>286.7305658149</text:p>
          </table:table-cell>
          <table:table-cell table:formula="of:=1/((LN(1/((1023/[.C$1])-1))/[.$A563]) + (1/298.15))" office:value-type="float" office:value="297.565636376641" calcext:value-type="float">
            <text:p>297.5656363766</text:p>
          </table:table-cell>
          <table:table-cell/>
        </table:table-row>
        <table:table-row table:style-name="ro1">
          <table:table-cell table:formula="of:=[.A563]+10" office:value-type="float" office:value="8620" calcext:value-type="float">
            <text:p>8620</text:p>
          </table:table-cell>
          <table:table-cell table:formula="of:=1/((LN(1/((1023/[.B$1])-1))/[.$A564]) + (1/298.15))" office:value-type="float" office:value="286.74330658838" calcext:value-type="float">
            <text:p>286.7433065884</text:p>
          </table:table-cell>
          <table:table-cell table:formula="of:=1/((LN(1/((1023/[.C$1])-1))/[.$A564]) + (1/298.15))" office:value-type="float" office:value="297.566312965523" calcext:value-type="float">
            <text:p>297.5663129655</text:p>
          </table:table-cell>
          <table:table-cell/>
        </table:table-row>
        <table:table-row table:style-name="ro1">
          <table:table-cell table:formula="of:=[.A564]+10" office:value-type="float" office:value="8630" calcext:value-type="float">
            <text:p>8630</text:p>
          </table:table-cell>
          <table:table-cell table:formula="of:=1/((LN(1/((1023/[.B$1])-1))/[.$A565]) + (1/298.15))" office:value-type="float" office:value="286.756018963563" calcext:value-type="float">
            <text:p>286.7560189636</text:p>
          </table:table-cell>
          <table:table-cell table:formula="of:=1/((LN(1/((1023/[.C$1])-1))/[.$A565]) + (1/298.15))" office:value-type="float" office:value="297.56698798948" calcext:value-type="float">
            <text:p>297.5669879895</text:p>
          </table:table-cell>
          <table:table-cell/>
        </table:table-row>
        <table:table-row table:style-name="ro1">
          <table:table-cell table:formula="of:=[.A565]+10" office:value-type="float" office:value="8640" calcext:value-type="float">
            <text:p>8640</text:p>
          </table:table-cell>
          <table:table-cell table:formula="of:=1/((LN(1/((1023/[.B$1])-1))/[.$A566]) + (1/298.15))" office:value-type="float" office:value="286.768703035262" calcext:value-type="float">
            <text:p>286.7687030353</text:p>
          </table:table-cell>
          <table:table-cell table:formula="of:=1/((LN(1/((1023/[.C$1])-1))/[.$A566]) + (1/298.15))" office:value-type="float" office:value="297.567661453932" calcext:value-type="float">
            <text:p>297.5676614539</text:p>
          </table:table-cell>
          <table:table-cell/>
        </table:table-row>
        <table:table-row table:style-name="ro1">
          <table:table-cell table:formula="of:=[.A566]+10" office:value-type="float" office:value="8650" calcext:value-type="float">
            <text:p>8650</text:p>
          </table:table-cell>
          <table:table-cell table:formula="of:=1/((LN(1/((1023/[.B$1])-1))/[.$A567]) + (1/298.15))" office:value-type="float" office:value="286.781358897897" calcext:value-type="float">
            <text:p>286.7813588979</text:p>
          </table:table-cell>
          <table:table-cell table:formula="of:=1/((LN(1/((1023/[.C$1])-1))/[.$A567]) + (1/298.15))" office:value-type="float" office:value="297.56833336428" calcext:value-type="float">
            <text:p>297.5683333643</text:p>
          </table:table-cell>
          <table:table-cell/>
        </table:table-row>
        <table:table-row table:style-name="ro1">
          <table:table-cell table:formula="of:=[.A567]+10" office:value-type="float" office:value="8660" calcext:value-type="float">
            <text:p>8660</text:p>
          </table:table-cell>
          <table:table-cell table:formula="of:=1/((LN(1/((1023/[.B$1])-1))/[.$A568]) + (1/298.15))" office:value-type="float" office:value="286.793986645467" calcext:value-type="float">
            <text:p>286.7939866455</text:p>
          </table:table-cell>
          <table:table-cell table:formula="of:=1/((LN(1/((1023/[.C$1])-1))/[.$A568]) + (1/298.15))" office:value-type="float" office:value="297.569003725895" calcext:value-type="float">
            <text:p>297.5690037259</text:p>
          </table:table-cell>
          <table:table-cell/>
        </table:table-row>
        <table:table-row table:style-name="ro1">
          <table:table-cell table:formula="of:=[.A568]+10" office:value-type="float" office:value="8670" calcext:value-type="float">
            <text:p>8670</text:p>
          </table:table-cell>
          <table:table-cell table:formula="of:=1/((LN(1/((1023/[.B$1])-1))/[.$A569]) + (1/298.15))" office:value-type="float" office:value="286.806586371556" calcext:value-type="float">
            <text:p>286.8065863716</text:p>
          </table:table-cell>
          <table:table-cell table:formula="of:=1/((LN(1/((1023/[.C$1])-1))/[.$A569]) + (1/298.15))" office:value-type="float" office:value="297.569672544127" calcext:value-type="float">
            <text:p>297.5696725441</text:p>
          </table:table-cell>
          <table:table-cell/>
        </table:table-row>
        <table:table-row table:style-name="ro1">
          <table:table-cell table:formula="of:=[.A569]+10" office:value-type="float" office:value="8680" calcext:value-type="float">
            <text:p>8680</text:p>
          </table:table-cell>
          <table:table-cell table:formula="of:=1/((LN(1/((1023/[.B$1])-1))/[.$A570]) + (1/298.15))" office:value-type="float" office:value="286.81915816933" calcext:value-type="float">
            <text:p>286.8191581693</text:p>
          </table:table-cell>
          <table:table-cell table:formula="of:=1/((LN(1/((1023/[.C$1])-1))/[.$A570]) + (1/298.15))" office:value-type="float" office:value="297.570339824298" calcext:value-type="float">
            <text:p>297.5703398243</text:p>
          </table:table-cell>
          <table:table-cell/>
        </table:table-row>
        <table:table-row table:style-name="ro1">
          <table:table-cell table:formula="of:=[.A570]+10" office:value-type="float" office:value="8690" calcext:value-type="float">
            <text:p>8690</text:p>
          </table:table-cell>
          <table:table-cell table:formula="of:=1/((LN(1/((1023/[.B$1])-1))/[.$A571]) + (1/298.15))" office:value-type="float" office:value="286.831702131546" calcext:value-type="float">
            <text:p>286.8317021315</text:p>
          </table:table-cell>
          <table:table-cell table:formula="of:=1/((LN(1/((1023/[.C$1])-1))/[.$A571]) + (1/298.15))" office:value-type="float" office:value="297.57100557171" calcext:value-type="float">
            <text:p>297.5710055717</text:p>
          </table:table-cell>
          <table:table-cell/>
        </table:table-row>
        <table:table-row table:style-name="ro1">
          <table:table-cell table:formula="of:=[.A571]+10" office:value-type="float" office:value="8700" calcext:value-type="float">
            <text:p>8700</text:p>
          </table:table-cell>
          <table:table-cell table:formula="of:=1/((LN(1/((1023/[.B$1])-1))/[.$A572]) + (1/298.15))" office:value-type="float" office:value="286.844218350549" calcext:value-type="float">
            <text:p>286.8442183505</text:p>
          </table:table-cell>
          <table:table-cell table:formula="of:=1/((LN(1/((1023/[.C$1])-1))/[.$A572]) + (1/298.15))" office:value-type="float" office:value="297.571669791636" calcext:value-type="float">
            <text:p>297.5716697916</text:p>
          </table:table-cell>
          <table:table-cell/>
        </table:table-row>
        <table:table-row table:style-name="ro1">
          <table:table-cell table:formula="of:=[.A572]+10" office:value-type="float" office:value="8710" calcext:value-type="float">
            <text:p>8710</text:p>
          </table:table-cell>
          <table:table-cell table:formula="of:=1/((LN(1/((1023/[.B$1])-1))/[.$A573]) + (1/298.15))" office:value-type="float" office:value="286.856706918274" calcext:value-type="float">
            <text:p>286.8567069183</text:p>
          </table:table-cell>
          <table:table-cell table:formula="of:=1/((LN(1/((1023/[.C$1])-1))/[.$A573]) + (1/298.15))" office:value-type="float" office:value="297.572332489329" calcext:value-type="float">
            <text:p>297.5723324893</text:p>
          </table:table-cell>
          <table:table-cell/>
        </table:table-row>
        <table:table-row table:style-name="ro1">
          <table:table-cell table:formula="of:=[.A573]+10" office:value-type="float" office:value="8720" calcext:value-type="float">
            <text:p>8720</text:p>
          </table:table-cell>
          <table:table-cell table:formula="of:=1/((LN(1/((1023/[.B$1])-1))/[.$A574]) + (1/298.15))" office:value-type="float" office:value="286.869167926255" calcext:value-type="float">
            <text:p>286.8691679263</text:p>
          </table:table-cell>
          <table:table-cell table:formula="of:=1/((LN(1/((1023/[.C$1])-1))/[.$A574]) + (1/298.15))" office:value-type="float" office:value="297.572993670014" calcext:value-type="float">
            <text:p>297.57299367</text:p>
          </table:table-cell>
          <table:table-cell/>
        </table:table-row>
        <table:table-row table:style-name="ro1">
          <table:table-cell table:formula="of:=[.A574]+10" office:value-type="float" office:value="8730" calcext:value-type="float">
            <text:p>8730</text:p>
          </table:table-cell>
          <table:table-cell table:formula="of:=1/((LN(1/((1023/[.B$1])-1))/[.$A575]) + (1/298.15))" office:value-type="float" office:value="286.881601465617" calcext:value-type="float">
            <text:p>286.8816014656</text:p>
          </table:table-cell>
          <table:table-cell table:formula="of:=1/((LN(1/((1023/[.C$1])-1))/[.$A575]) + (1/298.15))" office:value-type="float" office:value="297.573653338894" calcext:value-type="float">
            <text:p>297.5736533389</text:p>
          </table:table-cell>
          <table:table-cell/>
        </table:table-row>
        <table:table-row table:style-name="ro1">
          <table:table-cell table:formula="of:=[.A575]+10" office:value-type="float" office:value="8740" calcext:value-type="float">
            <text:p>8740</text:p>
          </table:table-cell>
          <table:table-cell table:formula="of:=1/((LN(1/((1023/[.B$1])-1))/[.$A576]) + (1/298.15))" office:value-type="float" office:value="286.894007627087" calcext:value-type="float">
            <text:p>286.8940076271</text:p>
          </table:table-cell>
          <table:table-cell table:formula="of:=1/((LN(1/((1023/[.C$1])-1))/[.$A576]) + (1/298.15))" office:value-type="float" office:value="297.57431150115" calcext:value-type="float">
            <text:p>297.5743115012</text:p>
          </table:table-cell>
          <table:table-cell/>
        </table:table-row>
        <table:table-row table:style-name="ro1">
          <table:table-cell table:formula="of:=[.A576]+10" office:value-type="float" office:value="8750" calcext:value-type="float">
            <text:p>8750</text:p>
          </table:table-cell>
          <table:table-cell table:formula="of:=1/((LN(1/((1023/[.B$1])-1))/[.$A577]) + (1/298.15))" office:value-type="float" office:value="286.906386500993" calcext:value-type="float">
            <text:p>286.906386501</text:p>
          </table:table-cell>
          <table:table-cell table:formula="of:=1/((LN(1/((1023/[.C$1])-1))/[.$A577]) + (1/298.15))" office:value-type="float" office:value="297.574968161936" calcext:value-type="float">
            <text:p>297.5749681619</text:p>
          </table:table-cell>
          <table:table-cell/>
        </table:table-row>
        <table:table-row table:style-name="ro1">
          <table:table-cell table:formula="of:=[.A577]+10" office:value-type="float" office:value="8760" calcext:value-type="float">
            <text:p>8760</text:p>
          </table:table-cell>
          <table:table-cell table:formula="of:=1/((LN(1/((1023/[.B$1])-1))/[.$A578]) + (1/298.15))" office:value-type="float" office:value="286.918738177265" calcext:value-type="float">
            <text:p>286.9187381773</text:p>
          </table:table-cell>
          <table:table-cell table:formula="of:=1/((LN(1/((1023/[.C$1])-1))/[.$A578]) + (1/298.15))" office:value-type="float" office:value="297.575623326385" calcext:value-type="float">
            <text:p>297.5756233264</text:p>
          </table:table-cell>
          <table:table-cell/>
        </table:table-row>
        <table:table-row table:style-name="ro1">
          <table:table-cell table:formula="of:=[.A578]+10" office:value-type="float" office:value="8770" calcext:value-type="float">
            <text:p>8770</text:p>
          </table:table-cell>
          <table:table-cell table:formula="of:=1/((LN(1/((1023/[.B$1])-1))/[.$A579]) + (1/298.15))" office:value-type="float" office:value="286.931062745438" calcext:value-type="float">
            <text:p>286.9310627454</text:p>
          </table:table-cell>
          <table:table-cell table:formula="of:=1/((LN(1/((1023/[.C$1])-1))/[.$A579]) + (1/298.15))" office:value-type="float" office:value="297.576276999605" calcext:value-type="float">
            <text:p>297.5762769996</text:p>
          </table:table-cell>
          <table:table-cell/>
        </table:table-row>
        <table:table-row table:style-name="ro1">
          <table:table-cell table:formula="of:=[.A579]+10" office:value-type="float" office:value="8780" calcext:value-type="float">
            <text:p>8780</text:p>
          </table:table-cell>
          <table:table-cell table:formula="of:=1/((LN(1/((1023/[.B$1])-1))/[.$A580]) + (1/298.15))" office:value-type="float" office:value="286.943360294656" calcext:value-type="float">
            <text:p>286.9433602947</text:p>
          </table:table-cell>
          <table:table-cell table:formula="of:=1/((LN(1/((1023/[.C$1])-1))/[.$A580]) + (1/298.15))" office:value-type="float" office:value="297.576929186682" calcext:value-type="float">
            <text:p>297.5769291867</text:p>
          </table:table-cell>
          <table:table-cell/>
        </table:table-row>
        <table:table-row table:style-name="ro1">
          <table:table-cell table:formula="of:=[.A580]+10" office:value-type="float" office:value="8790" calcext:value-type="float">
            <text:p>8790</text:p>
          </table:table-cell>
          <table:table-cell table:formula="of:=1/((LN(1/((1023/[.B$1])-1))/[.$A581]) + (1/298.15))" office:value-type="float" office:value="286.955630913671" calcext:value-type="float">
            <text:p>286.9556309137</text:p>
          </table:table-cell>
          <table:table-cell table:formula="of:=1/((LN(1/((1023/[.C$1])-1))/[.$A581]) + (1/298.15))" office:value-type="float" office:value="297.577579892679" calcext:value-type="float">
            <text:p>297.5775798927</text:p>
          </table:table-cell>
          <table:table-cell/>
        </table:table-row>
        <table:table-row table:style-name="ro1">
          <table:table-cell table:formula="of:=[.A581]+10" office:value-type="float" office:value="8800" calcext:value-type="float">
            <text:p>8800</text:p>
          </table:table-cell>
          <table:table-cell table:formula="of:=1/((LN(1/((1023/[.B$1])-1))/[.$A582]) + (1/298.15))" office:value-type="float" office:value="286.967874690847" calcext:value-type="float">
            <text:p>286.9678746908</text:p>
          </table:table-cell>
          <table:table-cell table:formula="of:=1/((LN(1/((1023/[.C$1])-1))/[.$A582]) + (1/298.15))" office:value-type="float" office:value="297.578229122634" calcext:value-type="float">
            <text:p>297.5782291226</text:p>
          </table:table-cell>
          <table:table-cell/>
        </table:table-row>
        <table:table-row table:style-name="ro1">
          <table:table-cell table:formula="of:=[.A582]+10" office:value-type="float" office:value="8810" calcext:value-type="float">
            <text:p>8810</text:p>
          </table:table-cell>
          <table:table-cell table:formula="of:=1/((LN(1/((1023/[.B$1])-1))/[.$A583]) + (1/298.15))" office:value-type="float" office:value="286.980091714162" calcext:value-type="float">
            <text:p>286.9800917142</text:p>
          </table:table-cell>
          <table:table-cell table:formula="of:=1/((LN(1/((1023/[.C$1])-1))/[.$A583]) + (1/298.15))" office:value-type="float" office:value="297.578876881565" calcext:value-type="float">
            <text:p>297.5788768816</text:p>
          </table:table-cell>
          <table:table-cell/>
        </table:table-row>
        <table:table-row table:style-name="ro1">
          <table:table-cell table:formula="of:=[.A583]+10" office:value-type="float" office:value="8820" calcext:value-type="float">
            <text:p>8820</text:p>
          </table:table-cell>
          <table:table-cell table:formula="of:=1/((LN(1/((1023/[.B$1])-1))/[.$A584]) + (1/298.15))" office:value-type="float" office:value="286.992282071211" calcext:value-type="float">
            <text:p>286.9922820712</text:p>
          </table:table-cell>
          <table:table-cell table:formula="of:=1/((LN(1/((1023/[.C$1])-1))/[.$A584]) + (1/298.15))" office:value-type="float" office:value="297.579523174465" calcext:value-type="float">
            <text:p>297.5795231745</text:p>
          </table:table-cell>
          <table:table-cell/>
        </table:table-row>
        <table:table-row table:style-name="ro1">
          <table:table-cell table:formula="of:=[.A584]+10" office:value-type="float" office:value="8830" calcext:value-type="float">
            <text:p>8830</text:p>
          </table:table-cell>
          <table:table-cell table:formula="of:=1/((LN(1/((1023/[.B$1])-1))/[.$A585]) + (1/298.15))" office:value-type="float" office:value="287.004445849205" calcext:value-type="float">
            <text:p>287.0044458492</text:p>
          </table:table-cell>
          <table:table-cell table:formula="of:=1/((LN(1/((1023/[.C$1])-1))/[.$A585]) + (1/298.15))" office:value-type="float" office:value="297.580168006306" calcext:value-type="float">
            <text:p>297.5801680063</text:p>
          </table:table-cell>
          <table:table-cell/>
        </table:table-row>
        <table:table-row table:style-name="ro1">
          <table:table-cell table:formula="of:=[.A585]+10" office:value-type="float" office:value="8840" calcext:value-type="float">
            <text:p>8840</text:p>
          </table:table-cell>
          <table:table-cell table:formula="of:=1/((LN(1/((1023/[.B$1])-1))/[.$A586]) + (1/298.15))" office:value-type="float" office:value="287.016583134976" calcext:value-type="float">
            <text:p>287.016583135</text:p>
          </table:table-cell>
          <table:table-cell table:formula="of:=1/((LN(1/((1023/[.C$1])-1))/[.$A586]) + (1/298.15))" office:value-type="float" office:value="297.580811382036" calcext:value-type="float">
            <text:p>297.580811382</text:p>
          </table:table-cell>
          <table:table-cell/>
        </table:table-row>
        <table:table-row table:style-name="ro1">
          <table:table-cell table:formula="of:=[.A586]+10" office:value-type="float" office:value="8850" calcext:value-type="float">
            <text:p>8850</text:p>
          </table:table-cell>
          <table:table-cell table:formula="of:=1/((LN(1/((1023/[.B$1])-1))/[.$A587]) + (1/298.15))" office:value-type="float" office:value="287.02869401498" calcext:value-type="float">
            <text:p>287.028694015</text:p>
          </table:table-cell>
          <table:table-cell table:formula="of:=1/((LN(1/((1023/[.C$1])-1))/[.$A587]) + (1/298.15))" office:value-type="float" office:value="297.581453306583" calcext:value-type="float">
            <text:p>297.5814533066</text:p>
          </table:table-cell>
          <table:table-cell/>
        </table:table-row>
        <table:table-row table:style-name="ro1">
          <table:table-cell table:formula="of:=[.A587]+10" office:value-type="float" office:value="8860" calcext:value-type="float">
            <text:p>8860</text:p>
          </table:table-cell>
          <table:table-cell table:formula="of:=1/((LN(1/((1023/[.B$1])-1))/[.$A588]) + (1/298.15))" office:value-type="float" office:value="287.040778575294" calcext:value-type="float">
            <text:p>287.0407785753</text:p>
          </table:table-cell>
          <table:table-cell table:formula="of:=1/((LN(1/((1023/[.C$1])-1))/[.$A588]) + (1/298.15))" office:value-type="float" office:value="297.58209378485" calcext:value-type="float">
            <text:p>297.5820937849</text:p>
          </table:table-cell>
          <table:table-cell/>
        </table:table-row>
        <table:table-row table:style-name="ro1">
          <table:table-cell table:formula="of:=[.A588]+10" office:value-type="float" office:value="8870" calcext:value-type="float">
            <text:p>8870</text:p>
          </table:table-cell>
          <table:table-cell table:formula="of:=1/((LN(1/((1023/[.B$1])-1))/[.$A589]) + (1/298.15))" office:value-type="float" office:value="287.052836901624" calcext:value-type="float">
            <text:p>287.0528369016</text:p>
          </table:table-cell>
          <table:table-cell table:formula="of:=1/((LN(1/((1023/[.C$1])-1))/[.$A589]) + (1/298.15))" office:value-type="float" office:value="297.58273282172" calcext:value-type="float">
            <text:p>297.5827328217</text:p>
          </table:table-cell>
          <table:table-cell/>
        </table:table-row>
        <table:table-row table:style-name="ro1">
          <table:table-cell table:formula="of:=[.A589]+10" office:value-type="float" office:value="8880" calcext:value-type="float">
            <text:p>8880</text:p>
          </table:table-cell>
          <table:table-cell table:formula="of:=1/((LN(1/((1023/[.B$1])-1))/[.$A590]) + (1/298.15))" office:value-type="float" office:value="287.064869079302" calcext:value-type="float">
            <text:p>287.0648690793</text:p>
          </table:table-cell>
          <table:table-cell table:formula="of:=1/((LN(1/((1023/[.C$1])-1))/[.$A590]) + (1/298.15))" office:value-type="float" office:value="297.583370422053" calcext:value-type="float">
            <text:p>297.5833704221</text:p>
          </table:table-cell>
          <table:table-cell/>
        </table:table-row>
        <table:table-row table:style-name="ro1">
          <table:table-cell table:formula="of:=[.A590]+10" office:value-type="float" office:value="8890" calcext:value-type="float">
            <text:p>8890</text:p>
          </table:table-cell>
          <table:table-cell table:formula="of:=1/((LN(1/((1023/[.B$1])-1))/[.$A591]) + (1/298.15))" office:value-type="float" office:value="287.076875193292" calcext:value-type="float">
            <text:p>287.0768751933</text:p>
          </table:table-cell>
          <table:table-cell table:formula="of:=1/((LN(1/((1023/[.C$1])-1))/[.$A591]) + (1/298.15))" office:value-type="float" office:value="297.584006590687" calcext:value-type="float">
            <text:p>297.5840065907</text:p>
          </table:table-cell>
          <table:table-cell/>
        </table:table-row>
        <table:table-row table:style-name="ro1">
          <table:table-cell table:formula="of:=[.A591]+10" office:value-type="float" office:value="8900" calcext:value-type="float">
            <text:p>8900</text:p>
          </table:table-cell>
          <table:table-cell table:formula="of:=1/((LN(1/((1023/[.B$1])-1))/[.$A592]) + (1/298.15))" office:value-type="float" office:value="287.08885532819" calcext:value-type="float">
            <text:p>287.0888553282</text:p>
          </table:table-cell>
          <table:table-cell table:formula="of:=1/((LN(1/((1023/[.C$1])-1))/[.$A592]) + (1/298.15))" office:value-type="float" office:value="297.58464133244" calcext:value-type="float">
            <text:p>297.5846413324</text:p>
          </table:table-cell>
          <table:table-cell/>
        </table:table-row>
        <table:table-row table:style-name="ro1">
          <table:table-cell table:formula="of:=[.A592]+10" office:value-type="float" office:value="8910" calcext:value-type="float">
            <text:p>8910</text:p>
          </table:table-cell>
          <table:table-cell table:formula="of:=1/((LN(1/((1023/[.B$1])-1))/[.$A593]) + (1/298.15))" office:value-type="float" office:value="287.100809568226" calcext:value-type="float">
            <text:p>287.1008095682</text:p>
          </table:table-cell>
          <table:table-cell table:formula="of:=1/((LN(1/((1023/[.C$1])-1))/[.$A593]) + (1/298.15))" office:value-type="float" office:value="297.585274652106" calcext:value-type="float">
            <text:p>297.5852746521</text:p>
          </table:table-cell>
          <table:table-cell/>
        </table:table-row>
        <table:table-row table:style-name="ro1">
          <table:table-cell table:formula="of:=[.A593]+10" office:value-type="float" office:value="8920" calcext:value-type="float">
            <text:p>8920</text:p>
          </table:table-cell>
          <table:table-cell table:formula="of:=1/((LN(1/((1023/[.B$1])-1))/[.$A594]) + (1/298.15))" office:value-type="float" office:value="287.112737997266" calcext:value-type="float">
            <text:p>287.1127379973</text:p>
          </table:table-cell>
          <table:table-cell table:formula="of:=1/((LN(1/((1023/[.C$1])-1))/[.$A594]) + (1/298.15))" office:value-type="float" office:value="297.58590655446" calcext:value-type="float">
            <text:p>297.5859065545</text:p>
          </table:table-cell>
          <table:table-cell/>
        </table:table-row>
        <table:table-row table:style-name="ro1">
          <table:table-cell table:formula="of:=[.A594]+10" office:value-type="float" office:value="8930" calcext:value-type="float">
            <text:p>8930</text:p>
          </table:table-cell>
          <table:table-cell table:formula="of:=1/((LN(1/((1023/[.B$1])-1))/[.$A595]) + (1/298.15))" office:value-type="float" office:value="287.124640698815" calcext:value-type="float">
            <text:p>287.1246406988</text:p>
          </table:table-cell>
          <table:table-cell table:formula="of:=1/((LN(1/((1023/[.C$1])-1))/[.$A595]) + (1/298.15))" office:value-type="float" office:value="297.586537044254" calcext:value-type="float">
            <text:p>297.5865370443</text:p>
          </table:table-cell>
          <table:table-cell/>
        </table:table-row>
        <table:table-row table:style-name="ro1">
          <table:table-cell table:formula="of:=[.A595]+10" office:value-type="float" office:value="8940" calcext:value-type="float">
            <text:p>8940</text:p>
          </table:table-cell>
          <table:table-cell table:formula="of:=1/((LN(1/((1023/[.B$1])-1))/[.$A596]) + (1/298.15))" office:value-type="float" office:value="287.136517756018" calcext:value-type="float">
            <text:p>287.136517756</text:p>
          </table:table-cell>
          <table:table-cell table:formula="of:=1/((LN(1/((1023/[.C$1])-1))/[.$A596]) + (1/298.15))" office:value-type="float" office:value="297.587166126218" calcext:value-type="float">
            <text:p>297.5871661262</text:p>
          </table:table-cell>
          <table:table-cell/>
        </table:table-row>
        <table:table-row table:style-name="ro1">
          <table:table-cell table:formula="of:=[.A596]+10" office:value-type="float" office:value="8950" calcext:value-type="float">
            <text:p>8950</text:p>
          </table:table-cell>
          <table:table-cell table:formula="of:=1/((LN(1/((1023/[.B$1])-1))/[.$A597]) + (1/298.15))" office:value-type="float" office:value="287.14836925166" calcext:value-type="float">
            <text:p>287.1483692517</text:p>
          </table:table-cell>
          <table:table-cell table:formula="of:=1/((LN(1/((1023/[.C$1])-1))/[.$A597]) + (1/298.15))" office:value-type="float" office:value="297.587793805064" calcext:value-type="float">
            <text:p>297.5877938051</text:p>
          </table:table-cell>
          <table:table-cell/>
        </table:table-row>
        <table:table-row table:style-name="ro1">
          <table:table-cell table:formula="of:=[.A597]+10" office:value-type="float" office:value="8960" calcext:value-type="float">
            <text:p>8960</text:p>
          </table:table-cell>
          <table:table-cell table:formula="of:=1/((LN(1/((1023/[.B$1])-1))/[.$A598]) + (1/298.15))" office:value-type="float" office:value="287.160195268174" calcext:value-type="float">
            <text:p>287.1601952682</text:p>
          </table:table-cell>
          <table:table-cell table:formula="of:=1/((LN(1/((1023/[.C$1])-1))/[.$A598]) + (1/298.15))" office:value-type="float" office:value="297.588420085479" calcext:value-type="float">
            <text:p>297.5884200855</text:p>
          </table:table-cell>
          <table:table-cell/>
        </table:table-row>
        <table:table-row table:style-name="ro1">
          <table:table-cell table:formula="of:=[.A598]+10" office:value-type="float" office:value="8970" calcext:value-type="float">
            <text:p>8970</text:p>
          </table:table-cell>
          <table:table-cell table:formula="of:=1/((LN(1/((1023/[.B$1])-1))/[.$A599]) + (1/298.15))" office:value-type="float" office:value="287.171995887636" calcext:value-type="float">
            <text:p>287.1719958876</text:p>
          </table:table-cell>
          <table:table-cell table:formula="of:=1/((LN(1/((1023/[.C$1])-1))/[.$A599]) + (1/298.15))" office:value-type="float" office:value="297.589044972133" calcext:value-type="float">
            <text:p>297.5890449721</text:p>
          </table:table-cell>
          <table:table-cell/>
        </table:table-row>
        <table:table-row table:style-name="ro1">
          <table:table-cell table:formula="of:=[.A599]+10" office:value-type="float" office:value="8980" calcext:value-type="float">
            <text:p>8980</text:p>
          </table:table-cell>
          <table:table-cell table:formula="of:=1/((LN(1/((1023/[.B$1])-1))/[.$A600]) + (1/298.15))" office:value-type="float" office:value="287.183771191771" calcext:value-type="float">
            <text:p>287.1837711918</text:p>
          </table:table-cell>
          <table:table-cell table:formula="of:=1/((LN(1/((1023/[.C$1])-1))/[.$A600]) + (1/298.15))" office:value-type="float" office:value="297.589668469673" calcext:value-type="float">
            <text:p>297.5896684697</text:p>
          </table:table-cell>
          <table:table-cell/>
        </table:table-row>
        <table:table-row table:style-name="ro1">
          <table:table-cell table:formula="of:=[.A600]+10" office:value-type="float" office:value="8990" calcext:value-type="float">
            <text:p>8990</text:p>
          </table:table-cell>
          <table:table-cell table:formula="of:=1/((LN(1/((1023/[.B$1])-1))/[.$A601]) + (1/298.15))" office:value-type="float" office:value="287.195521261953" calcext:value-type="float">
            <text:p>287.195521262</text:p>
          </table:table-cell>
          <table:table-cell table:formula="of:=1/((LN(1/((1023/[.C$1])-1))/[.$A601]) + (1/298.15))" office:value-type="float" office:value="297.590290582726" calcext:value-type="float">
            <text:p>297.5902905827</text:p>
          </table:table-cell>
          <table:table-cell/>
        </table:table-row>
        <table:table-row table:style-name="ro1">
          <table:table-cell table:formula="of:=[.A601]+10" office:value-type="float" office:value="9000" calcext:value-type="float">
            <text:p>9000</text:p>
          </table:table-cell>
          <table:table-cell table:formula="of:=1/((LN(1/((1023/[.B$1])-1))/[.$A602]) + (1/298.15))" office:value-type="float" office:value="287.207246179208" calcext:value-type="float">
            <text:p>287.2072461792</text:p>
          </table:table-cell>
          <table:table-cell table:formula="of:=1/((LN(1/((1023/[.C$1])-1))/[.$A602]) + (1/298.15))" office:value-type="float" office:value="297.590911315897" calcext:value-type="float">
            <text:p>297.5909113159</text:p>
          </table:table-cell>
          <table:table-cell/>
        </table:table-row>
        <table:table-row table:style-name="ro1">
          <table:table-cell table:formula="of:=[.A602]+10" office:value-type="float" office:value="9010" calcext:value-type="float">
            <text:p>9010</text:p>
          </table:table-cell>
          <table:table-cell table:formula="of:=1/((LN(1/((1023/[.B$1])-1))/[.$A603]) + (1/298.15))" office:value-type="float" office:value="287.218946024216" calcext:value-type="float">
            <text:p>287.2189460242</text:p>
          </table:table-cell>
          <table:table-cell table:formula="of:=1/((LN(1/((1023/[.C$1])-1))/[.$A603]) + (1/298.15))" office:value-type="float" office:value="297.591530673773" calcext:value-type="float">
            <text:p>297.5915306738</text:p>
          </table:table-cell>
          <table:table-cell/>
        </table:table-row>
        <table:table-row table:style-name="ro1">
          <table:table-cell table:formula="of:=[.A603]+10" office:value-type="float" office:value="9020" calcext:value-type="float">
            <text:p>9020</text:p>
          </table:table-cell>
          <table:table-cell table:formula="of:=1/((LN(1/((1023/[.B$1])-1))/[.$A604]) + (1/298.15))" office:value-type="float" office:value="287.230620877312" calcext:value-type="float">
            <text:p>287.2306208773</text:p>
          </table:table-cell>
          <table:table-cell table:formula="of:=1/((LN(1/((1023/[.C$1])-1))/[.$A604]) + (1/298.15))" office:value-type="float" office:value="297.59214866092" calcext:value-type="float">
            <text:p>297.5921486609</text:p>
          </table:table-cell>
          <table:table-cell/>
        </table:table-row>
        <table:table-row table:style-name="ro1">
          <table:table-cell table:formula="of:=[.A604]+10" office:value-type="float" office:value="9030" calcext:value-type="float">
            <text:p>9030</text:p>
          </table:table-cell>
          <table:table-cell table:formula="of:=1/((LN(1/((1023/[.B$1])-1))/[.$A605]) + (1/298.15))" office:value-type="float" office:value="287.242270818487" calcext:value-type="float">
            <text:p>287.2422708185</text:p>
          </table:table-cell>
          <table:table-cell table:formula="of:=1/((LN(1/((1023/[.C$1])-1))/[.$A605]) + (1/298.15))" office:value-type="float" office:value="297.592765281883" calcext:value-type="float">
            <text:p>297.5927652819</text:p>
          </table:table-cell>
          <table:table-cell/>
        </table:table-row>
        <table:table-row table:style-name="ro1">
          <table:table-cell table:formula="of:=[.A605]+10" office:value-type="float" office:value="9040" calcext:value-type="float">
            <text:p>9040</text:p>
          </table:table-cell>
          <table:table-cell table:formula="of:=1/((LN(1/((1023/[.B$1])-1))/[.$A606]) + (1/298.15))" office:value-type="float" office:value="287.253895927393" calcext:value-type="float">
            <text:p>287.2538959274</text:p>
          </table:table-cell>
          <table:table-cell table:formula="of:=1/((LN(1/((1023/[.C$1])-1))/[.$A606]) + (1/298.15))" office:value-type="float" office:value="297.593380541186" calcext:value-type="float">
            <text:p>297.5933805412</text:p>
          </table:table-cell>
          <table:table-cell/>
        </table:table-row>
        <table:table-row table:style-name="ro1">
          <table:table-cell table:formula="of:=[.A606]+10" office:value-type="float" office:value="9050" calcext:value-type="float">
            <text:p>9050</text:p>
          </table:table-cell>
          <table:table-cell table:formula="of:=1/((LN(1/((1023/[.B$1])-1))/[.$A607]) + (1/298.15))" office:value-type="float" office:value="287.265496283341" calcext:value-type="float">
            <text:p>287.2654962833</text:p>
          </table:table-cell>
          <table:table-cell table:formula="of:=1/((LN(1/((1023/[.C$1])-1))/[.$A607]) + (1/298.15))" office:value-type="float" office:value="297.593994443337" calcext:value-type="float">
            <text:p>297.5939944433</text:p>
          </table:table-cell>
          <table:table-cell/>
        </table:table-row>
        <table:table-row table:style-name="ro1">
          <table:table-cell table:formula="of:=[.A607]+10" office:value-type="float" office:value="9060" calcext:value-type="float">
            <text:p>9060</text:p>
          </table:table-cell>
          <table:table-cell table:formula="of:=1/((LN(1/((1023/[.B$1])-1))/[.$A608]) + (1/298.15))" office:value-type="float" office:value="287.277071965306" calcext:value-type="float">
            <text:p>287.2770719653</text:p>
          </table:table-cell>
          <table:table-cell table:formula="of:=1/((LN(1/((1023/[.C$1])-1))/[.$A608]) + (1/298.15))" office:value-type="float" office:value="297.594606992819" calcext:value-type="float">
            <text:p>297.5946069928</text:p>
          </table:table-cell>
          <table:table-cell/>
        </table:table-row>
        <table:table-row table:style-name="ro1">
          <table:table-cell table:formula="of:=[.A608]+10" office:value-type="float" office:value="9070" calcext:value-type="float">
            <text:p>9070</text:p>
          </table:table-cell>
          <table:table-cell table:formula="of:=1/((LN(1/((1023/[.B$1])-1))/[.$A609]) + (1/298.15))" office:value-type="float" office:value="287.288623051926" calcext:value-type="float">
            <text:p>287.2886230519</text:p>
          </table:table-cell>
          <table:table-cell table:formula="of:=1/((LN(1/((1023/[.C$1])-1))/[.$A609]) + (1/298.15))" office:value-type="float" office:value="297.595218194099" calcext:value-type="float">
            <text:p>297.5952181941</text:p>
          </table:table-cell>
          <table:table-cell/>
        </table:table-row>
        <table:table-row table:style-name="ro1">
          <table:table-cell table:formula="of:=[.A609]+10" office:value-type="float" office:value="9080" calcext:value-type="float">
            <text:p>9080</text:p>
          </table:table-cell>
          <table:table-cell table:formula="of:=1/((LN(1/((1023/[.B$1])-1))/[.$A610]) + (1/298.15))" office:value-type="float" office:value="287.300149621507" calcext:value-type="float">
            <text:p>287.3001496215</text:p>
          </table:table-cell>
          <table:table-cell table:formula="of:=1/((LN(1/((1023/[.C$1])-1))/[.$A610]) + (1/298.15))" office:value-type="float" office:value="297.595828051623" calcext:value-type="float">
            <text:p>297.5958280516</text:p>
          </table:table-cell>
          <table:table-cell/>
        </table:table-row>
        <table:table-row table:style-name="ro1">
          <table:table-cell table:formula="of:=[.A610]+10" office:value-type="float" office:value="9090" calcext:value-type="float">
            <text:p>9090</text:p>
          </table:table-cell>
          <table:table-cell table:formula="of:=1/((LN(1/((1023/[.B$1])-1))/[.$A611]) + (1/298.15))" office:value-type="float" office:value="287.311651752022" calcext:value-type="float">
            <text:p>287.311651752</text:p>
          </table:table-cell>
          <table:table-cell table:formula="of:=1/((LN(1/((1023/[.C$1])-1))/[.$A611]) + (1/298.15))" office:value-type="float" office:value="297.596436569818" calcext:value-type="float">
            <text:p>297.5964365698</text:p>
          </table:table-cell>
          <table:table-cell/>
        </table:table-row>
        <table:table-row table:style-name="ro1">
          <table:table-cell table:formula="of:=[.A611]+10" office:value-type="float" office:value="9100" calcext:value-type="float">
            <text:p>9100</text:p>
          </table:table-cell>
          <table:table-cell table:formula="of:=1/((LN(1/((1023/[.B$1])-1))/[.$A612]) + (1/298.15))" office:value-type="float" office:value="287.323129521112" calcext:value-type="float">
            <text:p>287.3231295211</text:p>
          </table:table-cell>
          <table:table-cell table:formula="of:=1/((LN(1/((1023/[.C$1])-1))/[.$A612]) + (1/298.15))" office:value-type="float" office:value="297.597043753091" calcext:value-type="float">
            <text:p>297.5970437531</text:p>
          </table:table-cell>
          <table:table-cell/>
        </table:table-row>
        <table:table-row table:style-name="ro1">
          <table:table-cell table:formula="of:=[.A612]+10" office:value-type="float" office:value="9110" calcext:value-type="float">
            <text:p>9110</text:p>
          </table:table-cell>
          <table:table-cell table:formula="of:=1/((LN(1/((1023/[.B$1])-1))/[.$A613]) + (1/298.15))" office:value-type="float" office:value="287.334583006093" calcext:value-type="float">
            <text:p>287.3345830061</text:p>
          </table:table-cell>
          <table:table-cell table:formula="of:=1/((LN(1/((1023/[.C$1])-1))/[.$A613]) + (1/298.15))" office:value-type="float" office:value="297.597649605829" calcext:value-type="float">
            <text:p>297.5976496058</text:p>
          </table:table-cell>
          <table:table-cell/>
        </table:table-row>
        <table:table-row table:style-name="ro1">
          <table:table-cell table:formula="of:=[.A613]+10" office:value-type="float" office:value="9120" calcext:value-type="float">
            <text:p>9120</text:p>
          </table:table-cell>
          <table:table-cell table:formula="of:=1/((LN(1/((1023/[.B$1])-1))/[.$A614]) + (1/298.15))" office:value-type="float" office:value="287.346012283951" calcext:value-type="float">
            <text:p>287.346012284</text:p>
          </table:table-cell>
          <table:table-cell table:formula="of:=1/((LN(1/((1023/[.C$1])-1))/[.$A614]) + (1/298.15))" office:value-type="float" office:value="297.598254132401" calcext:value-type="float">
            <text:p>297.5982541324</text:p>
          </table:table-cell>
          <table:table-cell/>
        </table:table-row>
        <table:table-row table:style-name="ro1">
          <table:table-cell table:formula="of:=[.A614]+10" office:value-type="float" office:value="9130" calcext:value-type="float">
            <text:p>9130</text:p>
          </table:table-cell>
          <table:table-cell table:formula="of:=1/((LN(1/((1023/[.B$1])-1))/[.$A615]) + (1/298.15))" office:value-type="float" office:value="287.357417431349" calcext:value-type="float">
            <text:p>287.3574174313</text:p>
          </table:table-cell>
          <table:table-cell table:formula="of:=1/((LN(1/((1023/[.C$1])-1))/[.$A615]) + (1/298.15))" office:value-type="float" office:value="297.598857337157" calcext:value-type="float">
            <text:p>297.5988573372</text:p>
          </table:table-cell>
          <table:table-cell/>
        </table:table-row>
        <table:table-row table:style-name="ro1">
          <table:table-cell table:formula="of:=[.A615]+10" office:value-type="float" office:value="9140" calcext:value-type="float">
            <text:p>9140</text:p>
          </table:table-cell>
          <table:table-cell table:formula="of:=1/((LN(1/((1023/[.B$1])-1))/[.$A616]) + (1/298.15))" office:value-type="float" office:value="287.368798524625" calcext:value-type="float">
            <text:p>287.3687985246</text:p>
          </table:table-cell>
          <table:table-cell table:formula="of:=1/((LN(1/((1023/[.C$1])-1))/[.$A616]) + (1/298.15))" office:value-type="float" office:value="297.599459224428" calcext:value-type="float">
            <text:p>297.5994592244</text:p>
          </table:table-cell>
          <table:table-cell/>
        </table:table-row>
        <table:table-row table:style-name="ro1">
          <table:table-cell table:formula="of:=[.A616]+10" office:value-type="float" office:value="9150" calcext:value-type="float">
            <text:p>9150</text:p>
          </table:table-cell>
          <table:table-cell table:formula="of:=1/((LN(1/((1023/[.B$1])-1))/[.$A617]) + (1/298.15))" office:value-type="float" office:value="287.380155639797" calcext:value-type="float">
            <text:p>287.3801556398</text:p>
          </table:table-cell>
          <table:table-cell table:formula="of:=1/((LN(1/((1023/[.C$1])-1))/[.$A617]) + (1/298.15))" office:value-type="float" office:value="297.600059798525" calcext:value-type="float">
            <text:p>297.6000597985</text:p>
          </table:table-cell>
          <table:table-cell/>
        </table:table-row>
        <table:table-row table:style-name="ro1">
          <table:table-cell table:formula="of:=[.A617]+10" office:value-type="float" office:value="9160" calcext:value-type="float">
            <text:p>9160</text:p>
          </table:table-cell>
          <table:table-cell table:formula="of:=1/((LN(1/((1023/[.B$1])-1))/[.$A618]) + (1/298.15))" office:value-type="float" office:value="287.391488852562" calcext:value-type="float">
            <text:p>287.3914888526</text:p>
          </table:table-cell>
          <table:table-cell table:formula="of:=1/((LN(1/((1023/[.C$1])-1))/[.$A618]) + (1/298.15))" office:value-type="float" office:value="297.60065906374" calcext:value-type="float">
            <text:p>297.6006590637</text:p>
          </table:table-cell>
          <table:table-cell/>
        </table:table-row>
        <table:table-row table:style-name="ro1">
          <table:table-cell table:formula="of:=[.A618]+10" office:value-type="float" office:value="9170" calcext:value-type="float">
            <text:p>9170</text:p>
          </table:table-cell>
          <table:table-cell table:formula="of:=1/((LN(1/((1023/[.B$1])-1))/[.$A619]) + (1/298.15))" office:value-type="float" office:value="287.402798238298" calcext:value-type="float">
            <text:p>287.4027982383</text:p>
          </table:table-cell>
          <table:table-cell table:formula="of:=1/((LN(1/((1023/[.C$1])-1))/[.$A619]) + (1/298.15))" office:value-type="float" office:value="297.601257024349" calcext:value-type="float">
            <text:p>297.6012570243</text:p>
          </table:table-cell>
          <table:table-cell/>
        </table:table-row>
        <table:table-row table:style-name="ro1">
          <table:table-cell table:formula="of:=[.A619]+10" office:value-type="float" office:value="9180" calcext:value-type="float">
            <text:p>9180</text:p>
          </table:table-cell>
          <table:table-cell table:formula="of:=1/((LN(1/((1023/[.B$1])-1))/[.$A620]) + (1/298.15))" office:value-type="float" office:value="287.414083872068" calcext:value-type="float">
            <text:p>287.4140838721</text:p>
          </table:table-cell>
          <table:table-cell table:formula="of:=1/((LN(1/((1023/[.C$1])-1))/[.$A620]) + (1/298.15))" office:value-type="float" office:value="297.601853684606" calcext:value-type="float">
            <text:p>297.6018536846</text:p>
          </table:table-cell>
          <table:table-cell/>
        </table:table-row>
        <table:table-row table:style-name="ro1">
          <table:table-cell table:formula="of:=[.A620]+10" office:value-type="float" office:value="9190" calcext:value-type="float">
            <text:p>9190</text:p>
          </table:table-cell>
          <table:table-cell table:formula="of:=1/((LN(1/((1023/[.B$1])-1))/[.$A621]) + (1/298.15))" office:value-type="float" office:value="287.42534582862" calcext:value-type="float">
            <text:p>287.4253458286</text:p>
          </table:table-cell>
          <table:table-cell table:formula="of:=1/((LN(1/((1023/[.C$1])-1))/[.$A621]) + (1/298.15))" office:value-type="float" office:value="297.602449048749" calcext:value-type="float">
            <text:p>297.6024490488</text:p>
          </table:table-cell>
          <table:table-cell/>
        </table:table-row>
        <table:table-row table:style-name="ro1">
          <table:table-cell table:formula="of:=[.A621]+10" office:value-type="float" office:value="9200" calcext:value-type="float">
            <text:p>9200</text:p>
          </table:table-cell>
          <table:table-cell table:formula="of:=1/((LN(1/((1023/[.B$1])-1))/[.$A622]) + (1/298.15))" office:value-type="float" office:value="287.436584182387" calcext:value-type="float">
            <text:p>287.4365841824</text:p>
          </table:table-cell>
          <table:table-cell table:formula="of:=1/((LN(1/((1023/[.C$1])-1))/[.$A622]) + (1/298.15))" office:value-type="float" office:value="297.603043120997" calcext:value-type="float">
            <text:p>297.603043121</text:p>
          </table:table-cell>
          <table:table-cell/>
        </table:table-row>
        <table:table-row table:style-name="ro1">
          <table:table-cell table:formula="of:=[.A622]+10" office:value-type="float" office:value="9210" calcext:value-type="float">
            <text:p>9210</text:p>
          </table:table-cell>
          <table:table-cell table:formula="of:=1/((LN(1/((1023/[.B$1])-1))/[.$A623]) + (1/298.15))" office:value-type="float" office:value="287.447799007491" calcext:value-type="float">
            <text:p>287.4477990075</text:p>
          </table:table-cell>
          <table:table-cell table:formula="of:=1/((LN(1/((1023/[.C$1])-1))/[.$A623]) + (1/298.15))" office:value-type="float" office:value="297.603635905549" calcext:value-type="float">
            <text:p>297.6036359056</text:p>
          </table:table-cell>
          <table:table-cell/>
        </table:table-row>
        <table:table-row table:style-name="ro1">
          <table:table-cell table:formula="of:=[.A623]+10" office:value-type="float" office:value="9220" calcext:value-type="float">
            <text:p>9220</text:p>
          </table:table-cell>
          <table:table-cell table:formula="of:=1/((LN(1/((1023/[.B$1])-1))/[.$A624]) + (1/298.15))" office:value-type="float" office:value="287.458990377746" calcext:value-type="float">
            <text:p>287.4589903777</text:p>
          </table:table-cell>
          <table:table-cell table:formula="of:=1/((LN(1/((1023/[.C$1])-1))/[.$A624]) + (1/298.15))" office:value-type="float" office:value="297.604227406589" calcext:value-type="float">
            <text:p>297.6042274066</text:p>
          </table:table-cell>
          <table:table-cell/>
        </table:table-row>
        <table:table-row table:style-name="ro1">
          <table:table-cell table:formula="of:=[.A624]+10" office:value-type="float" office:value="9230" calcext:value-type="float">
            <text:p>9230</text:p>
          </table:table-cell>
          <table:table-cell table:formula="of:=1/((LN(1/((1023/[.B$1])-1))/[.$A625]) + (1/298.15))" office:value-type="float" office:value="287.470158366654" calcext:value-type="float">
            <text:p>287.4701583667</text:p>
          </table:table-cell>
          <table:table-cell table:formula="of:=1/((LN(1/((1023/[.C$1])-1))/[.$A625]) + (1/298.15))" office:value-type="float" office:value="297.60481762828" calcext:value-type="float">
            <text:p>297.6048176283</text:p>
          </table:table-cell>
          <table:table-cell/>
        </table:table-row>
        <table:table-row table:style-name="ro1">
          <table:table-cell table:formula="of:=[.A625]+10" office:value-type="float" office:value="9240" calcext:value-type="float">
            <text:p>9240</text:p>
          </table:table-cell>
          <table:table-cell table:formula="of:=1/((LN(1/((1023/[.B$1])-1))/[.$A626]) + (1/298.15))" office:value-type="float" office:value="287.481303047413" calcext:value-type="float">
            <text:p>287.4813030474</text:p>
          </table:table-cell>
          <table:table-cell table:formula="of:=1/((LN(1/((1023/[.C$1])-1))/[.$A626]) + (1/298.15))" office:value-type="float" office:value="297.605406574768" calcext:value-type="float">
            <text:p>297.6054065748</text:p>
          </table:table-cell>
          <table:table-cell/>
        </table:table-row>
        <table:table-row table:style-name="ro1">
          <table:table-cell table:formula="of:=[.A626]+10" office:value-type="float" office:value="9250" calcext:value-type="float">
            <text:p>9250</text:p>
          </table:table-cell>
          <table:table-cell table:formula="of:=1/((LN(1/((1023/[.B$1])-1))/[.$A627]) + (1/298.15))" office:value-type="float" office:value="287.492424492915" calcext:value-type="float">
            <text:p>287.4924244929</text:p>
          </table:table-cell>
          <table:table-cell table:formula="of:=1/((LN(1/((1023/[.C$1])-1))/[.$A627]) + (1/298.15))" office:value-type="float" office:value="297.605994250182" calcext:value-type="float">
            <text:p>297.6059942502</text:p>
          </table:table-cell>
          <table:table-cell/>
        </table:table-row>
        <table:table-row table:style-name="ro1">
          <table:table-cell table:formula="of:=[.A627]+10" office:value-type="float" office:value="9260" calcext:value-type="float">
            <text:p>9260</text:p>
          </table:table-cell>
          <table:table-cell table:formula="of:=1/((LN(1/((1023/[.B$1])-1))/[.$A628]) + (1/298.15))" office:value-type="float" office:value="287.503522775747" calcext:value-type="float">
            <text:p>287.5035227757</text:p>
          </table:table-cell>
          <table:table-cell table:formula="of:=1/((LN(1/((1023/[.C$1])-1))/[.$A628]) + (1/298.15))" office:value-type="float" office:value="297.606580658631" calcext:value-type="float">
            <text:p>297.6065806586</text:p>
          </table:table-cell>
          <table:table-cell/>
        </table:table-row>
        <table:table-row table:style-name="ro1">
          <table:table-cell table:formula="of:=[.A628]+10" office:value-type="float" office:value="9270" calcext:value-type="float">
            <text:p>9270</text:p>
          </table:table-cell>
          <table:table-cell table:formula="of:=1/((LN(1/((1023/[.B$1])-1))/[.$A629]) + (1/298.15))" office:value-type="float" office:value="287.514597968196" calcext:value-type="float">
            <text:p>287.5145979682</text:p>
          </table:table-cell>
          <table:table-cell table:formula="of:=1/((LN(1/((1023/[.C$1])-1))/[.$A629]) + (1/298.15))" office:value-type="float" office:value="297.60716580421" calcext:value-type="float">
            <text:p>297.6071658042</text:p>
          </table:table-cell>
          <table:table-cell/>
        </table:table-row>
        <table:table-row table:style-name="ro1">
          <table:table-cell table:formula="of:=[.A629]+10" office:value-type="float" office:value="9280" calcext:value-type="float">
            <text:p>9280</text:p>
          </table:table-cell>
          <table:table-cell table:formula="of:=1/((LN(1/((1023/[.B$1])-1))/[.$A630]) + (1/298.15))" office:value-type="float" office:value="287.525650142249" calcext:value-type="float">
            <text:p>287.5256501422</text:p>
          </table:table-cell>
          <table:table-cell table:formula="of:=1/((LN(1/((1023/[.C$1])-1))/[.$A630]) + (1/298.15))" office:value-type="float" office:value="297.607749690993" calcext:value-type="float">
            <text:p>297.607749691</text:p>
          </table:table-cell>
          <table:table-cell/>
        </table:table-row>
        <table:table-row table:style-name="ro1">
          <table:table-cell table:formula="of:=[.A630]+10" office:value-type="float" office:value="9290" calcext:value-type="float">
            <text:p>9290</text:p>
          </table:table-cell>
          <table:table-cell table:formula="of:=1/((LN(1/((1023/[.B$1])-1))/[.$A631]) + (1/298.15))" office:value-type="float" office:value="287.53667936959" calcext:value-type="float">
            <text:p>287.5366793696</text:p>
          </table:table-cell>
          <table:table-cell table:formula="of:=1/((LN(1/((1023/[.C$1])-1))/[.$A631]) + (1/298.15))" office:value-type="float" office:value="297.608332323037" calcext:value-type="float">
            <text:p>297.608332323</text:p>
          </table:table-cell>
          <table:table-cell/>
        </table:table-row>
        <table:table-row table:style-name="ro1">
          <table:table-cell table:formula="of:=[.A631]+10" office:value-type="float" office:value="9300" calcext:value-type="float">
            <text:p>9300</text:p>
          </table:table-cell>
          <table:table-cell table:formula="of:=1/((LN(1/((1023/[.B$1])-1))/[.$A632]) + (1/298.15))" office:value-type="float" office:value="287.547685721611" calcext:value-type="float">
            <text:p>287.5476857216</text:p>
          </table:table-cell>
          <table:table-cell table:formula="of:=1/((LN(1/((1023/[.C$1])-1))/[.$A632]) + (1/298.15))" office:value-type="float" office:value="297.608913704383" calcext:value-type="float">
            <text:p>297.6089137044</text:p>
          </table:table-cell>
          <table:table-cell/>
        </table:table-row>
        <table:table-row table:style-name="ro1">
          <table:table-cell table:formula="of:=[.A632]+10" office:value-type="float" office:value="9310" calcext:value-type="float">
            <text:p>9310</text:p>
          </table:table-cell>
          <table:table-cell table:formula="of:=1/((LN(1/((1023/[.B$1])-1))/[.$A633]) + (1/298.15))" office:value-type="float" office:value="287.558669269404" calcext:value-type="float">
            <text:p>287.5586692694</text:p>
          </table:table-cell>
          <table:table-cell table:formula="of:=1/((LN(1/((1023/[.C$1])-1))/[.$A633]) + (1/298.15))" office:value-type="float" office:value="297.609493839054" calcext:value-type="float">
            <text:p>297.6094938391</text:p>
          </table:table-cell>
          <table:table-cell/>
        </table:table-row>
        <table:table-row table:style-name="ro1">
          <table:table-cell table:formula="of:=[.A633]+10" office:value-type="float" office:value="9320" calcext:value-type="float">
            <text:p>9320</text:p>
          </table:table-cell>
          <table:table-cell table:formula="of:=1/((LN(1/((1023/[.B$1])-1))/[.$A634]) + (1/298.15))" office:value-type="float" office:value="287.569630083769" calcext:value-type="float">
            <text:p>287.5696300838</text:p>
          </table:table-cell>
          <table:table-cell table:formula="of:=1/((LN(1/((1023/[.C$1])-1))/[.$A634]) + (1/298.15))" office:value-type="float" office:value="297.610072731055" calcext:value-type="float">
            <text:p>297.6100727311</text:p>
          </table:table-cell>
          <table:table-cell/>
        </table:table-row>
        <table:table-row table:style-name="ro1">
          <table:table-cell table:formula="of:=[.A634]+10" office:value-type="float" office:value="9330" calcext:value-type="float">
            <text:p>9330</text:p>
          </table:table-cell>
          <table:table-cell table:formula="of:=1/((LN(1/((1023/[.B$1])-1))/[.$A635]) + (1/298.15))" office:value-type="float" office:value="287.580568235212" calcext:value-type="float">
            <text:p>287.5805682352</text:p>
          </table:table-cell>
          <table:table-cell table:formula="of:=1/((LN(1/((1023/[.C$1])-1))/[.$A635]) + (1/298.15))" office:value-type="float" office:value="297.610650384374" calcext:value-type="float">
            <text:p>297.6106503844</text:p>
          </table:table-cell>
          <table:table-cell/>
        </table:table-row>
        <table:table-row table:style-name="ro1">
          <table:table-cell table:formula="of:=[.A635]+10" office:value-type="float" office:value="9340" calcext:value-type="float">
            <text:p>9340</text:p>
          </table:table-cell>
          <table:table-cell table:formula="of:=1/((LN(1/((1023/[.B$1])-1))/[.$A636]) + (1/298.15))" office:value-type="float" office:value="287.591483793949" calcext:value-type="float">
            <text:p>287.5914837939</text:p>
          </table:table-cell>
          <table:table-cell table:formula="of:=1/((LN(1/((1023/[.C$1])-1))/[.$A636]) + (1/298.15))" office:value-type="float" office:value="297.611226802984" calcext:value-type="float">
            <text:p>297.611226803</text:p>
          </table:table-cell>
          <table:table-cell/>
        </table:table-row>
        <table:table-row table:style-name="ro1">
          <table:table-cell table:formula="of:=[.A636]+10" office:value-type="float" office:value="9350" calcext:value-type="float">
            <text:p>9350</text:p>
          </table:table-cell>
          <table:table-cell table:formula="of:=1/((LN(1/((1023/[.B$1])-1))/[.$A637]) + (1/298.15))" office:value-type="float" office:value="287.602376829905" calcext:value-type="float">
            <text:p>287.6023768299</text:p>
          </table:table-cell>
          <table:table-cell table:formula="of:=1/((LN(1/((1023/[.C$1])-1))/[.$A637]) + (1/298.15))" office:value-type="float" office:value="297.611801990839" calcext:value-type="float">
            <text:p>297.6118019908</text:p>
          </table:table-cell>
          <table:table-cell/>
        </table:table-row>
        <table:table-row table:style-name="ro1">
          <table:table-cell table:formula="of:=[.A637]+10" office:value-type="float" office:value="9360" calcext:value-type="float">
            <text:p>9360</text:p>
          </table:table-cell>
          <table:table-cell table:formula="of:=1/((LN(1/((1023/[.B$1])-1))/[.$A638]) + (1/298.15))" office:value-type="float" office:value="287.613247412717" calcext:value-type="float">
            <text:p>287.6132474127</text:p>
          </table:table-cell>
          <table:table-cell table:formula="of:=1/((LN(1/((1023/[.C$1])-1))/[.$A638]) + (1/298.15))" office:value-type="float" office:value="297.612375951876" calcext:value-type="float">
            <text:p>297.6123759519</text:p>
          </table:table-cell>
          <table:table-cell/>
        </table:table-row>
        <table:table-row table:style-name="ro1">
          <table:table-cell table:formula="of:=[.A638]+10" office:value-type="float" office:value="9370" calcext:value-type="float">
            <text:p>9370</text:p>
          </table:table-cell>
          <table:table-cell table:formula="of:=1/((LN(1/((1023/[.B$1])-1))/[.$A639]) + (1/298.15))" office:value-type="float" office:value="287.624095611736" calcext:value-type="float">
            <text:p>287.6240956117</text:p>
          </table:table-cell>
          <table:table-cell table:formula="of:=1/((LN(1/((1023/[.C$1])-1))/[.$A639]) + (1/298.15))" office:value-type="float" office:value="297.612948690016" calcext:value-type="float">
            <text:p>297.61294869</text:p>
          </table:table-cell>
          <table:table-cell/>
        </table:table-row>
        <table:table-row table:style-name="ro1">
          <table:table-cell table:formula="of:=[.A639]+10" office:value-type="float" office:value="9380" calcext:value-type="float">
            <text:p>9380</text:p>
          </table:table-cell>
          <table:table-cell table:formula="of:=1/((LN(1/((1023/[.B$1])-1))/[.$A640]) + (1/298.15))" office:value-type="float" office:value="287.634921496026" calcext:value-type="float">
            <text:p>287.634921496</text:p>
          </table:table-cell>
          <table:table-cell table:formula="of:=1/((LN(1/((1023/[.C$1])-1))/[.$A640]) + (1/298.15))" office:value-type="float" office:value="297.613520209163" calcext:value-type="float">
            <text:p>297.6135202092</text:p>
          </table:table-cell>
          <table:table-cell/>
        </table:table-row>
        <table:table-row table:style-name="ro1">
          <table:table-cell table:formula="of:=[.A640]+10" office:value-type="float" office:value="9390" calcext:value-type="float">
            <text:p>9390</text:p>
          </table:table-cell>
          <table:table-cell table:formula="of:=1/((LN(1/((1023/[.B$1])-1))/[.$A641]) + (1/298.15))" office:value-type="float" office:value="287.64572513437" calcext:value-type="float">
            <text:p>287.6457251344</text:p>
          </table:table-cell>
          <table:table-cell table:formula="of:=1/((LN(1/((1023/[.C$1])-1))/[.$A641]) + (1/298.15))" office:value-type="float" office:value="297.614090513205" calcext:value-type="float">
            <text:p>297.6140905132</text:p>
          </table:table-cell>
          <table:table-cell/>
        </table:table-row>
        <table:table-row table:style-name="ro1">
          <table:table-cell table:formula="of:=[.A641]+10" office:value-type="float" office:value="9400" calcext:value-type="float">
            <text:p>9400</text:p>
          </table:table-cell>
          <table:table-cell table:formula="of:=1/((LN(1/((1023/[.B$1])-1))/[.$A642]) + (1/298.15))" office:value-type="float" office:value="287.656506595266" calcext:value-type="float">
            <text:p>287.6565065953</text:p>
          </table:table-cell>
          <table:table-cell table:formula="of:=1/((LN(1/((1023/[.C$1])-1))/[.$A642]) + (1/298.15))" office:value-type="float" office:value="297.614659606014" calcext:value-type="float">
            <text:p>297.614659606</text:p>
          </table:table-cell>
          <table:table-cell/>
        </table:table-row>
        <table:table-row table:style-name="ro1">
          <table:table-cell table:formula="of:=[.A642]+10" office:value-type="float" office:value="9410" calcext:value-type="float">
            <text:p>9410</text:p>
          </table:table-cell>
          <table:table-cell table:formula="of:=1/((LN(1/((1023/[.B$1])-1))/[.$A643]) + (1/298.15))" office:value-type="float" office:value="287.667265946932" calcext:value-type="float">
            <text:p>287.6672659469</text:p>
          </table:table-cell>
          <table:table-cell table:formula="of:=1/((LN(1/((1023/[.C$1])-1))/[.$A643]) + (1/298.15))" office:value-type="float" office:value="297.615227491442" calcext:value-type="float">
            <text:p>297.6152274914</text:p>
          </table:table-cell>
          <table:table-cell/>
        </table:table-row>
        <table:table-row table:style-name="ro1">
          <table:table-cell table:formula="of:=[.A643]+10" office:value-type="float" office:value="9420" calcext:value-type="float">
            <text:p>9420</text:p>
          </table:table-cell>
          <table:table-cell table:formula="of:=1/((LN(1/((1023/[.B$1])-1))/[.$A644]) + (1/298.15))" office:value-type="float" office:value="287.678003257307" calcext:value-type="float">
            <text:p>287.6780032573</text:p>
          </table:table-cell>
          <table:table-cell table:formula="of:=1/((LN(1/((1023/[.C$1])-1))/[.$A644]) + (1/298.15))" office:value-type="float" office:value="297.615794173329" calcext:value-type="float">
            <text:p>297.6157941733</text:p>
          </table:table-cell>
          <table:table-cell/>
        </table:table-row>
        <table:table-row table:style-name="ro1">
          <table:table-cell table:formula="of:=[.A644]+10" office:value-type="float" office:value="9430" calcext:value-type="float">
            <text:p>9430</text:p>
          </table:table-cell>
          <table:table-cell table:formula="of:=1/((LN(1/((1023/[.B$1])-1))/[.$A645]) + (1/298.15))" office:value-type="float" office:value="287.68871859405" calcext:value-type="float">
            <text:p>287.6887185941</text:p>
          </table:table-cell>
          <table:table-cell table:formula="of:=1/((LN(1/((1023/[.C$1])-1))/[.$A645]) + (1/298.15))" office:value-type="float" office:value="297.616359655498" calcext:value-type="float">
            <text:p>297.6163596555</text:p>
          </table:table-cell>
          <table:table-cell/>
        </table:table-row>
        <table:table-row table:style-name="ro1">
          <table:table-cell table:formula="of:=[.A645]+10" office:value-type="float" office:value="9440" calcext:value-type="float">
            <text:p>9440</text:p>
          </table:table-cell>
          <table:table-cell table:formula="of:=1/((LN(1/((1023/[.B$1])-1))/[.$A646]) + (1/298.15))" office:value-type="float" office:value="287.699412024546" calcext:value-type="float">
            <text:p>287.6994120245</text:p>
          </table:table-cell>
          <table:table-cell table:formula="of:=1/((LN(1/((1023/[.C$1])-1))/[.$A646]) + (1/298.15))" office:value-type="float" office:value="297.616923941752" calcext:value-type="float">
            <text:p>297.6169239418</text:p>
          </table:table-cell>
          <table:table-cell/>
        </table:table-row>
        <table:table-row table:style-name="ro1">
          <table:table-cell table:formula="of:=[.A646]+10" office:value-type="float" office:value="9450" calcext:value-type="float">
            <text:p>9450</text:p>
          </table:table-cell>
          <table:table-cell table:formula="of:=1/((LN(1/((1023/[.B$1])-1))/[.$A647]) + (1/298.15))" office:value-type="float" office:value="287.710083615904" calcext:value-type="float">
            <text:p>287.7100836159</text:p>
          </table:table-cell>
          <table:table-cell table:formula="of:=1/((LN(1/((1023/[.C$1])-1))/[.$A647]) + (1/298.15))" office:value-type="float" office:value="297.617487035883" calcext:value-type="float">
            <text:p>297.6174870359</text:p>
          </table:table-cell>
          <table:table-cell/>
        </table:table-row>
        <table:table-row table:style-name="ro1">
          <table:table-cell table:formula="of:=[.A647]+10" office:value-type="float" office:value="9460" calcext:value-type="float">
            <text:p>9460</text:p>
          </table:table-cell>
          <table:table-cell table:formula="of:=1/((LN(1/((1023/[.B$1])-1))/[.$A648]) + (1/298.15))" office:value-type="float" office:value="287.720733434957" calcext:value-type="float">
            <text:p>287.720733435</text:p>
          </table:table-cell>
          <table:table-cell table:formula="of:=1/((LN(1/((1023/[.C$1])-1))/[.$A648]) + (1/298.15))" office:value-type="float" office:value="297.618048941665" calcext:value-type="float">
            <text:p>297.6180489417</text:p>
          </table:table-cell>
          <table:table-cell/>
        </table:table-row>
        <table:table-row table:style-name="ro1">
          <table:table-cell table:formula="of:=[.A648]+10" office:value-type="float" office:value="9470" calcext:value-type="float">
            <text:p>9470</text:p>
          </table:table-cell>
          <table:table-cell table:formula="of:=1/((LN(1/((1023/[.B$1])-1))/[.$A649]) + (1/298.15))" office:value-type="float" office:value="287.731361548269" calcext:value-type="float">
            <text:p>287.7313615483</text:p>
          </table:table-cell>
          <table:table-cell table:formula="of:=1/((LN(1/((1023/[.C$1])-1))/[.$A649]) + (1/298.15))" office:value-type="float" office:value="297.618609662854" calcext:value-type="float">
            <text:p>297.6186096629</text:p>
          </table:table-cell>
          <table:table-cell/>
        </table:table-row>
        <table:table-row table:style-name="ro1">
          <table:table-cell table:formula="of:=[.A649]+10" office:value-type="float" office:value="9480" calcext:value-type="float">
            <text:p>9480</text:p>
          </table:table-cell>
          <table:table-cell table:formula="of:=1/((LN(1/((1023/[.B$1])-1))/[.$A650]) + (1/298.15))" office:value-type="float" office:value="287.74196802213" calcext:value-type="float">
            <text:p>287.7419680221</text:p>
          </table:table-cell>
          <table:table-cell table:formula="of:=1/((LN(1/((1023/[.C$1])-1))/[.$A650]) + (1/298.15))" office:value-type="float" office:value="297.619169203193" calcext:value-type="float">
            <text:p>297.6191692032</text:p>
          </table:table-cell>
          <table:table-cell/>
        </table:table-row>
        <table:table-row table:style-name="ro1">
          <table:table-cell table:formula="of:=[.A650]+10" office:value-type="float" office:value="9490" calcext:value-type="float">
            <text:p>9490</text:p>
          </table:table-cell>
          <table:table-cell table:formula="of:=1/((LN(1/((1023/[.B$1])-1))/[.$A651]) + (1/298.15))" office:value-type="float" office:value="287.752552922562" calcext:value-type="float">
            <text:p>287.7525529226</text:p>
          </table:table-cell>
          <table:table-cell table:formula="of:=1/((LN(1/((1023/[.C$1])-1))/[.$A651]) + (1/298.15))" office:value-type="float" office:value="297.619727566409" calcext:value-type="float">
            <text:p>297.6197275664</text:p>
          </table:table-cell>
          <table:table-cell/>
        </table:table-row>
        <table:table-row table:style-name="ro1">
          <table:table-cell table:formula="of:=[.A651]+10" office:value-type="float" office:value="9500" calcext:value-type="float">
            <text:p>9500</text:p>
          </table:table-cell>
          <table:table-cell table:formula="of:=1/((LN(1/((1023/[.B$1])-1))/[.$A652]) + (1/298.15))" office:value-type="float" office:value="287.763116315318" calcext:value-type="float">
            <text:p>287.7631163153</text:p>
          </table:table-cell>
          <table:table-cell table:formula="of:=1/((LN(1/((1023/[.C$1])-1))/[.$A652]) + (1/298.15))" office:value-type="float" office:value="297.620284756212" calcext:value-type="float">
            <text:p>297.6202847562</text:p>
          </table:table-cell>
          <table:table-cell/>
        </table:table-row>
        <table:table-row table:style-name="ro1">
          <table:table-cell table:formula="of:=[.A652]+10" office:value-type="float" office:value="9510" calcext:value-type="float">
            <text:p>9510</text:p>
          </table:table-cell>
          <table:table-cell table:formula="of:=1/((LN(1/((1023/[.B$1])-1))/[.$A653]) + (1/298.15))" office:value-type="float" office:value="287.773658265885" calcext:value-type="float">
            <text:p>287.7736582659</text:p>
          </table:table-cell>
          <table:table-cell table:formula="of:=1/((LN(1/((1023/[.C$1])-1))/[.$A653]) + (1/298.15))" office:value-type="float" office:value="297.620840776296" calcext:value-type="float">
            <text:p>297.6208407763</text:p>
          </table:table-cell>
          <table:table-cell/>
        </table:table-row>
        <table:table-row table:style-name="ro1">
          <table:table-cell table:formula="of:=[.A653]+10" office:value-type="float" office:value="9520" calcext:value-type="float">
            <text:p>9520</text:p>
          </table:table-cell>
          <table:table-cell table:formula="of:=1/((LN(1/((1023/[.B$1])-1))/[.$A654]) + (1/298.15))" office:value-type="float" office:value="287.784178839482" calcext:value-type="float">
            <text:p>287.7841788395</text:p>
          </table:table-cell>
          <table:table-cell table:formula="of:=1/((LN(1/((1023/[.C$1])-1))/[.$A654]) + (1/298.15))" office:value-type="float" office:value="297.621395630343" calcext:value-type="float">
            <text:p>297.6213956303</text:p>
          </table:table-cell>
          <table:table-cell/>
        </table:table-row>
        <table:table-row table:style-name="ro1">
          <table:table-cell table:formula="of:=[.A654]+10" office:value-type="float" office:value="9530" calcext:value-type="float">
            <text:p>9530</text:p>
          </table:table-cell>
          <table:table-cell table:formula="of:=1/((LN(1/((1023/[.B$1])-1))/[.$A655]) + (1/298.15))" office:value-type="float" office:value="287.794678101068" calcext:value-type="float">
            <text:p>287.7946781011</text:p>
          </table:table-cell>
          <table:table-cell table:formula="of:=1/((LN(1/((1023/[.C$1])-1))/[.$A655]) + (1/298.15))" office:value-type="float" office:value="297.621949322015" calcext:value-type="float">
            <text:p>297.621949322</text:p>
          </table:table-cell>
          <table:table-cell/>
        </table:table-row>
        <table:table-row table:style-name="ro1">
          <table:table-cell table:formula="of:=[.A655]+10" office:value-type="float" office:value="9540" calcext:value-type="float">
            <text:p>9540</text:p>
          </table:table-cell>
          <table:table-cell table:formula="of:=1/((LN(1/((1023/[.B$1])-1))/[.$A656]) + (1/298.15))" office:value-type="float" office:value="287.805156115335" calcext:value-type="float">
            <text:p>287.8051561153</text:p>
          </table:table-cell>
          <table:table-cell table:formula="of:=1/((LN(1/((1023/[.C$1])-1))/[.$A656]) + (1/298.15))" office:value-type="float" office:value="297.622501854961" calcext:value-type="float">
            <text:p>297.622501855</text:p>
          </table:table-cell>
          <table:table-cell/>
        </table:table-row>
        <table:table-row table:style-name="ro1">
          <table:table-cell table:formula="of:=[.A656]+10" office:value-type="float" office:value="9550" calcext:value-type="float">
            <text:p>9550</text:p>
          </table:table-cell>
          <table:table-cell table:formula="of:=1/((LN(1/((1023/[.B$1])-1))/[.$A657]) + (1/298.15))" office:value-type="float" office:value="287.815612946715" calcext:value-type="float">
            <text:p>287.8156129467</text:p>
          </table:table-cell>
          <table:table-cell table:formula="of:=1/((LN(1/((1023/[.C$1])-1))/[.$A657]) + (1/298.15))" office:value-type="float" office:value="297.623053232816" calcext:value-type="float">
            <text:p>297.6230532328</text:p>
          </table:table-cell>
          <table:table-cell/>
        </table:table-row>
        <table:table-row table:style-name="ro1">
          <table:table-cell table:formula="of:=[.A657]+10" office:value-type="float" office:value="9560" calcext:value-type="float">
            <text:p>9560</text:p>
          </table:table-cell>
          <table:table-cell table:formula="of:=1/((LN(1/((1023/[.B$1])-1))/[.$A658]) + (1/298.15))" office:value-type="float" office:value="287.826048659379" calcext:value-type="float">
            <text:p>287.8260486594</text:p>
          </table:table-cell>
          <table:table-cell table:formula="of:=1/((LN(1/((1023/[.C$1])-1))/[.$A658]) + (1/298.15))" office:value-type="float" office:value="297.623603459197" calcext:value-type="float">
            <text:p>297.6236034592</text:p>
          </table:table-cell>
          <table:table-cell/>
        </table:table-row>
        <table:table-row table:style-name="ro1">
          <table:table-cell table:formula="of:=[.A658]+10" office:value-type="float" office:value="9570" calcext:value-type="float">
            <text:p>9570</text:p>
          </table:table-cell>
          <table:table-cell table:formula="of:=1/((LN(1/((1023/[.B$1])-1))/[.$A659]) + (1/298.15))" office:value-type="float" office:value="287.836463317242" calcext:value-type="float">
            <text:p>287.8364633172</text:p>
          </table:table-cell>
          <table:table-cell table:formula="of:=1/((LN(1/((1023/[.C$1])-1))/[.$A659]) + (1/298.15))" office:value-type="float" office:value="297.624152537707" calcext:value-type="float">
            <text:p>297.6241525377</text:p>
          </table:table-cell>
          <table:table-cell/>
        </table:table-row>
        <table:table-row table:style-name="ro1">
          <table:table-cell table:formula="of:=[.A659]+10" office:value-type="float" office:value="9580" calcext:value-type="float">
            <text:p>9580</text:p>
          </table:table-cell>
          <table:table-cell table:formula="of:=1/((LN(1/((1023/[.B$1])-1))/[.$A660]) + (1/298.15))" office:value-type="float" office:value="287.846856983957" calcext:value-type="float">
            <text:p>287.846856984</text:p>
          </table:table-cell>
          <table:table-cell table:formula="of:=1/((LN(1/((1023/[.C$1])-1))/[.$A660]) + (1/298.15))" office:value-type="float" office:value="297.624700471936" calcext:value-type="float">
            <text:p>297.6247004719</text:p>
          </table:table-cell>
          <table:table-cell/>
        </table:table-row>
        <table:table-row table:style-name="ro1">
          <table:table-cell table:formula="of:=[.A660]+10" office:value-type="float" office:value="9590" calcext:value-type="float">
            <text:p>9590</text:p>
          </table:table-cell>
          <table:table-cell table:formula="of:=1/((LN(1/((1023/[.B$1])-1))/[.$A661]) + (1/298.15))" office:value-type="float" office:value="287.857229722925" calcext:value-type="float">
            <text:p>287.8572297229</text:p>
          </table:table-cell>
          <table:table-cell table:formula="of:=1/((LN(1/((1023/[.C$1])-1))/[.$A661]) + (1/298.15))" office:value-type="float" office:value="297.625247265456" calcext:value-type="float">
            <text:p>297.6252472655</text:p>
          </table:table-cell>
          <table:table-cell/>
        </table:table-row>
        <table:table-row table:style-name="ro1">
          <table:table-cell table:formula="of:=[.A661]+10" office:value-type="float" office:value="9600" calcext:value-type="float">
            <text:p>9600</text:p>
          </table:table-cell>
          <table:table-cell table:formula="of:=1/((LN(1/((1023/[.B$1])-1))/[.$A662]) + (1/298.15))" office:value-type="float" office:value="287.867581597287" calcext:value-type="float">
            <text:p>287.8675815973</text:p>
          </table:table-cell>
          <table:table-cell table:formula="of:=1/((LN(1/((1023/[.C$1])-1))/[.$A662]) + (1/298.15))" office:value-type="float" office:value="297.625792921825" calcext:value-type="float">
            <text:p>297.6257929218</text:p>
          </table:table-cell>
          <table:table-cell/>
        </table:table-row>
        <table:table-row table:style-name="ro1">
          <table:table-cell table:formula="of:=[.A662]+10" office:value-type="float" office:value="9610" calcext:value-type="float">
            <text:p>9610</text:p>
          </table:table-cell>
          <table:table-cell table:formula="of:=1/((LN(1/((1023/[.B$1])-1))/[.$A663]) + (1/298.15))" office:value-type="float" office:value="287.877912669936" calcext:value-type="float">
            <text:p>287.8779126699</text:p>
          </table:table-cell>
          <table:table-cell table:formula="of:=1/((LN(1/((1023/[.C$1])-1))/[.$A663]) + (1/298.15))" office:value-type="float" office:value="297.626337444588" calcext:value-type="float">
            <text:p>297.6263374446</text:p>
          </table:table-cell>
          <table:table-cell/>
        </table:table-row>
        <table:table-row table:style-name="ro1">
          <table:table-cell table:formula="of:=[.A663]+10" office:value-type="float" office:value="9620" calcext:value-type="float">
            <text:p>9620</text:p>
          </table:table-cell>
          <table:table-cell table:formula="of:=1/((LN(1/((1023/[.B$1])-1))/[.$A664]) + (1/298.15))" office:value-type="float" office:value="287.888223003507" calcext:value-type="float">
            <text:p>287.8882230035</text:p>
          </table:table-cell>
          <table:table-cell table:formula="of:=1/((LN(1/((1023/[.C$1])-1))/[.$A664]) + (1/298.15))" office:value-type="float" office:value="297.626880837273" calcext:value-type="float">
            <text:p>297.6268808373</text:p>
          </table:table-cell>
          <table:table-cell/>
        </table:table-row>
        <table:table-row table:style-name="ro1">
          <table:table-cell table:formula="of:=[.A664]+10" office:value-type="float" office:value="9630" calcext:value-type="float">
            <text:p>9630</text:p>
          </table:table-cell>
          <table:table-cell table:formula="of:=1/((LN(1/((1023/[.B$1])-1))/[.$A665]) + (1/298.15))" office:value-type="float" office:value="287.898512660387" calcext:value-type="float">
            <text:p>287.8985126604</text:p>
          </table:table-cell>
          <table:table-cell table:formula="of:=1/((LN(1/((1023/[.C$1])-1))/[.$A665]) + (1/298.15))" office:value-type="float" office:value="297.627423103395" calcext:value-type="float">
            <text:p>297.6274231034</text:p>
          </table:table-cell>
          <table:table-cell/>
        </table:table-row>
        <table:table-row table:style-name="ro1">
          <table:table-cell table:formula="of:=[.A665]+10" office:value-type="float" office:value="9640" calcext:value-type="float">
            <text:p>9640</text:p>
          </table:table-cell>
          <table:table-cell table:formula="of:=1/((LN(1/((1023/[.B$1])-1))/[.$A666]) + (1/298.15))" office:value-type="float" office:value="287.908781702713" calcext:value-type="float">
            <text:p>287.9087817027</text:p>
          </table:table-cell>
          <table:table-cell table:formula="of:=1/((LN(1/((1023/[.C$1])-1))/[.$A666]) + (1/298.15))" office:value-type="float" office:value="297.627964246453" calcext:value-type="float">
            <text:p>297.6279642465</text:p>
          </table:table-cell>
          <table:table-cell/>
        </table:table-row>
        <table:table-row table:style-name="ro1">
          <table:table-cell table:formula="of:=[.A666]+10" office:value-type="float" office:value="9650" calcext:value-type="float">
            <text:p>9650</text:p>
          </table:table-cell>
          <table:table-cell table:formula="of:=1/((LN(1/((1023/[.B$1])-1))/[.$A667]) + (1/298.15))" office:value-type="float" office:value="287.919030192372" calcext:value-type="float">
            <text:p>287.9190301924</text:p>
          </table:table-cell>
          <table:table-cell table:formula="of:=1/((LN(1/((1023/[.C$1])-1))/[.$A667]) + (1/298.15))" office:value-type="float" office:value="297.628504269933" calcext:value-type="float">
            <text:p>297.6285042699</text:p>
          </table:table-cell>
          <table:table-cell/>
        </table:table-row>
        <table:table-row table:style-name="ro1">
          <table:table-cell table:formula="of:=[.A667]+10" office:value-type="float" office:value="9660" calcext:value-type="float">
            <text:p>9660</text:p>
          </table:table-cell>
          <table:table-cell table:formula="of:=1/((LN(1/((1023/[.B$1])-1))/[.$A668]) + (1/298.15))" office:value-type="float" office:value="287.929258191005" calcext:value-type="float">
            <text:p>287.929258191</text:p>
          </table:table-cell>
          <table:table-cell table:formula="of:=1/((LN(1/((1023/[.C$1])-1))/[.$A668]) + (1/298.15))" office:value-type="float" office:value="297.629043177306" calcext:value-type="float">
            <text:p>297.6290431773</text:p>
          </table:table-cell>
          <table:table-cell/>
        </table:table-row>
        <table:table-row table:style-name="ro1">
          <table:table-cell table:formula="of:=[.A668]+10" office:value-type="float" office:value="9670" calcext:value-type="float">
            <text:p>9670</text:p>
          </table:table-cell>
          <table:table-cell table:formula="of:=1/((LN(1/((1023/[.B$1])-1))/[.$A669]) + (1/298.15))" office:value-type="float" office:value="287.939465760004" calcext:value-type="float">
            <text:p>287.93946576</text:p>
          </table:table-cell>
          <table:table-cell table:formula="of:=1/((LN(1/((1023/[.C$1])-1))/[.$A669]) + (1/298.15))" office:value-type="float" office:value="297.629580972027" calcext:value-type="float">
            <text:p>297.629580972</text:p>
          </table:table-cell>
          <table:table-cell/>
        </table:table-row>
        <table:table-row table:style-name="ro1">
          <table:table-cell table:formula="of:=[.A669]+10" office:value-type="float" office:value="9680" calcext:value-type="float">
            <text:p>9680</text:p>
          </table:table-cell>
          <table:table-cell table:formula="of:=1/((LN(1/((1023/[.B$1])-1))/[.$A670]) + (1/298.15))" office:value-type="float" office:value="287.949652960519" calcext:value-type="float">
            <text:p>287.9496529605</text:p>
          </table:table-cell>
          <table:table-cell table:formula="of:=1/((LN(1/((1023/[.C$1])-1))/[.$A670]) + (1/298.15))" office:value-type="float" office:value="297.63011765754" calcext:value-type="float">
            <text:p>297.6301176575</text:p>
          </table:table-cell>
          <table:table-cell/>
        </table:table-row>
        <table:table-row table:style-name="ro1">
          <table:table-cell table:formula="of:=[.A670]+10" office:value-type="float" office:value="9690" calcext:value-type="float">
            <text:p>9690</text:p>
          </table:table-cell>
          <table:table-cell table:formula="of:=1/((LN(1/((1023/[.B$1])-1))/[.$A671]) + (1/298.15))" office:value-type="float" office:value="287.959819853455" calcext:value-type="float">
            <text:p>287.9598198535</text:p>
          </table:table-cell>
          <table:table-cell table:formula="of:=1/((LN(1/((1023/[.C$1])-1))/[.$A671]) + (1/298.15))" office:value-type="float" office:value="297.630653237272" calcext:value-type="float">
            <text:p>297.6306532373</text:p>
          </table:table-cell>
          <table:table-cell/>
        </table:table-row>
        <table:table-row table:style-name="ro1">
          <table:table-cell table:formula="of:=[.A671]+10" office:value-type="float" office:value="9700" calcext:value-type="float">
            <text:p>9700</text:p>
          </table:table-cell>
          <table:table-cell table:formula="of:=1/((LN(1/((1023/[.B$1])-1))/[.$A672]) + (1/298.15))" office:value-type="float" office:value="287.969966499475" calcext:value-type="float">
            <text:p>287.9699664995</text:p>
          </table:table-cell>
          <table:table-cell table:formula="of:=1/((LN(1/((1023/[.C$1])-1))/[.$A672]) + (1/298.15))" office:value-type="float" office:value="297.631187714638" calcext:value-type="float">
            <text:p>297.6311877146</text:p>
          </table:table-cell>
          <table:table-cell/>
        </table:table-row>
        <table:table-row table:style-name="ro1">
          <table:table-cell table:formula="of:=[.A672]+10" office:value-type="float" office:value="9710" calcext:value-type="float">
            <text:p>9710</text:p>
          </table:table-cell>
          <table:table-cell table:formula="of:=1/((LN(1/((1023/[.B$1])-1))/[.$A673]) + (1/298.15))" office:value-type="float" office:value="287.980092958999" calcext:value-type="float">
            <text:p>287.980092959</text:p>
          </table:table-cell>
          <table:table-cell table:formula="of:=1/((LN(1/((1023/[.C$1])-1))/[.$A673]) + (1/298.15))" office:value-type="float" office:value="297.631721093037" calcext:value-type="float">
            <text:p>297.631721093</text:p>
          </table:table-cell>
          <table:table-cell/>
        </table:table-row>
        <table:table-row table:style-name="ro1">
          <table:table-cell table:formula="of:=[.A673]+10" office:value-type="float" office:value="9720" calcext:value-type="float">
            <text:p>9720</text:p>
          </table:table-cell>
          <table:table-cell table:formula="of:=1/((LN(1/((1023/[.B$1])-1))/[.$A674]) + (1/298.15))" office:value-type="float" office:value="287.990199292209" calcext:value-type="float">
            <text:p>287.9901992922</text:p>
          </table:table-cell>
          <table:table-cell table:formula="of:=1/((LN(1/((1023/[.C$1])-1))/[.$A674]) + (1/298.15))" office:value-type="float" office:value="297.632253375856" calcext:value-type="float">
            <text:p>297.6322533759</text:p>
          </table:table-cell>
          <table:table-cell/>
        </table:table-row>
        <table:table-row table:style-name="ro1">
          <table:table-cell table:formula="of:=[.A674]+10" office:value-type="float" office:value="9730" calcext:value-type="float">
            <text:p>9730</text:p>
          </table:table-cell>
          <table:table-cell table:formula="of:=1/((LN(1/((1023/[.B$1])-1))/[.$A675]) + (1/298.15))" office:value-type="float" office:value="288.000285559046" calcext:value-type="float">
            <text:p>288.000285559</text:p>
          </table:table-cell>
          <table:table-cell table:formula="of:=1/((LN(1/((1023/[.C$1])-1))/[.$A675]) + (1/298.15))" office:value-type="float" office:value="297.632784566466" calcext:value-type="float">
            <text:p>297.6327845665</text:p>
          </table:table-cell>
          <table:table-cell/>
        </table:table-row>
        <table:table-row table:style-name="ro1">
          <table:table-cell table:formula="of:=[.A675]+10" office:value-type="float" office:value="9740" calcext:value-type="float">
            <text:p>9740</text:p>
          </table:table-cell>
          <table:table-cell table:formula="of:=1/((LN(1/((1023/[.B$1])-1))/[.$A676]) + (1/298.15))" office:value-type="float" office:value="288.010351819214" calcext:value-type="float">
            <text:p>288.0103518192</text:p>
          </table:table-cell>
          <table:table-cell table:formula="of:=1/((LN(1/((1023/[.C$1])-1))/[.$A676]) + (1/298.15))" office:value-type="float" office:value="297.633314668226" calcext:value-type="float">
            <text:p>297.6333146682</text:p>
          </table:table-cell>
          <table:table-cell/>
        </table:table-row>
        <table:table-row table:style-name="ro1">
          <table:table-cell table:formula="of:=[.A676]+10" office:value-type="float" office:value="9750" calcext:value-type="float">
            <text:p>9750</text:p>
          </table:table-cell>
          <table:table-cell table:formula="of:=1/((LN(1/((1023/[.B$1])-1))/[.$A677]) + (1/298.15))" office:value-type="float" office:value="288.020398132181" calcext:value-type="float">
            <text:p>288.0203981322</text:p>
          </table:table-cell>
          <table:table-cell table:formula="of:=1/((LN(1/((1023/[.C$1])-1))/[.$A677]) + (1/298.15))" office:value-type="float" office:value="297.63384368448" calcext:value-type="float">
            <text:p>297.6338436845</text:p>
          </table:table-cell>
          <table:table-cell/>
        </table:table-row>
        <table:table-row table:style-name="ro1">
          <table:table-cell table:formula="of:=[.A677]+10" office:value-type="float" office:value="9760" calcext:value-type="float">
            <text:p>9760</text:p>
          </table:table-cell>
          <table:table-cell table:formula="of:=1/((LN(1/((1023/[.B$1])-1))/[.$A678]) + (1/298.15))" office:value-type="float" office:value="288.03042455718" calcext:value-type="float">
            <text:p>288.0304245572</text:p>
          </table:table-cell>
          <table:table-cell table:formula="of:=1/((LN(1/((1023/[.C$1])-1))/[.$A678]) + (1/298.15))" office:value-type="float" office:value="297.634371618559" calcext:value-type="float">
            <text:p>297.6343716186</text:p>
          </table:table-cell>
          <table:table-cell/>
        </table:table-row>
        <table:table-row table:style-name="ro1">
          <table:table-cell table:formula="of:=[.A678]+10" office:value-type="float" office:value="9770" calcext:value-type="float">
            <text:p>9770</text:p>
          </table:table-cell>
          <table:table-cell table:formula="of:=1/((LN(1/((1023/[.B$1])-1))/[.$A679]) + (1/298.15))" office:value-type="float" office:value="288.040431153207" calcext:value-type="float">
            <text:p>288.0404311532</text:p>
          </table:table-cell>
          <table:table-cell table:formula="of:=1/((LN(1/((1023/[.C$1])-1))/[.$A679]) + (1/298.15))" office:value-type="float" office:value="297.634898473781" calcext:value-type="float">
            <text:p>297.6348984738</text:p>
          </table:table-cell>
          <table:table-cell/>
        </table:table-row>
        <table:table-row table:style-name="ro1">
          <table:table-cell table:formula="of:=[.A679]+10" office:value-type="float" office:value="9780" calcext:value-type="float">
            <text:p>9780</text:p>
          </table:table-cell>
          <table:table-cell table:formula="of:=1/((LN(1/((1023/[.B$1])-1))/[.$A680]) + (1/298.15))" office:value-type="float" office:value="288.050417979028" calcext:value-type="float">
            <text:p>288.050417979</text:p>
          </table:table-cell>
          <table:table-cell table:formula="of:=1/((LN(1/((1023/[.C$1])-1))/[.$A680]) + (1/298.15))" office:value-type="float" office:value="297.635424253449" calcext:value-type="float">
            <text:p>297.6354242534</text:p>
          </table:table-cell>
          <table:table-cell/>
        </table:table-row>
        <table:table-row table:style-name="ro1">
          <table:table-cell table:formula="of:=[.A680]+10" office:value-type="float" office:value="9790" calcext:value-type="float">
            <text:p>9790</text:p>
          </table:table-cell>
          <table:table-cell table:formula="of:=1/((LN(1/((1023/[.B$1])-1))/[.$A681]) + (1/298.15))" office:value-type="float" office:value="288.060385093175" calcext:value-type="float">
            <text:p>288.0603850932</text:p>
          </table:table-cell>
          <table:table-cell table:formula="of:=1/((LN(1/((1023/[.C$1])-1))/[.$A681]) + (1/298.15))" office:value-type="float" office:value="297.635948960852" calcext:value-type="float">
            <text:p>297.6359489609</text:p>
          </table:table-cell>
          <table:table-cell/>
        </table:table-row>
        <table:table-row table:style-name="ro1">
          <table:table-cell table:formula="of:=[.A681]+10" office:value-type="float" office:value="9800" calcext:value-type="float">
            <text:p>9800</text:p>
          </table:table-cell>
          <table:table-cell table:formula="of:=1/((LN(1/((1023/[.B$1])-1))/[.$A682]) + (1/298.15))" office:value-type="float" office:value="288.070332553951" calcext:value-type="float">
            <text:p>288.070332554</text:p>
          </table:table-cell>
          <table:table-cell table:formula="of:=1/((LN(1/((1023/[.C$1])-1))/[.$A682]) + (1/298.15))" office:value-type="float" office:value="297.636472599269" calcext:value-type="float">
            <text:p>297.6364725993</text:p>
          </table:table-cell>
          <table:table-cell/>
        </table:table-row>
        <table:table-row table:style-name="ro1">
          <table:table-cell table:formula="of:=[.A682]+10" office:value-type="float" office:value="9810" calcext:value-type="float">
            <text:p>9810</text:p>
          </table:table-cell>
          <table:table-cell table:formula="of:=1/((LN(1/((1023/[.B$1])-1))/[.$A683]) + (1/298.15))" office:value-type="float" office:value="288.080260419426" calcext:value-type="float">
            <text:p>288.0802604194</text:p>
          </table:table-cell>
          <table:table-cell table:formula="of:=1/((LN(1/((1023/[.C$1])-1))/[.$A683]) + (1/298.15))" office:value-type="float" office:value="297.636995171962" calcext:value-type="float">
            <text:p>297.636995172</text:p>
          </table:table-cell>
          <table:table-cell/>
        </table:table-row>
        <table:table-row table:style-name="ro1">
          <table:table-cell table:formula="of:=[.A683]+10" office:value-type="float" office:value="9820" calcext:value-type="float">
            <text:p>9820</text:p>
          </table:table-cell>
          <table:table-cell table:formula="of:=1/((LN(1/((1023/[.B$1])-1))/[.$A684]) + (1/298.15))" office:value-type="float" office:value="288.090168747446" calcext:value-type="float">
            <text:p>288.0901687474</text:p>
          </table:table-cell>
          <table:table-cell table:formula="of:=1/((LN(1/((1023/[.C$1])-1))/[.$A684]) + (1/298.15))" office:value-type="float" office:value="297.637516682181" calcext:value-type="float">
            <text:p>297.6375166822</text:p>
          </table:table-cell>
          <table:table-cell/>
        </table:table-row>
        <table:table-row table:style-name="ro1">
          <table:table-cell table:formula="of:=[.A684]+10" office:value-type="float" office:value="9830" calcext:value-type="float">
            <text:p>9830</text:p>
          </table:table-cell>
          <table:table-cell table:formula="of:=1/((LN(1/((1023/[.B$1])-1))/[.$A685]) + (1/298.15))" office:value-type="float" office:value="288.100057595625" calcext:value-type="float">
            <text:p>288.1000575956</text:p>
          </table:table-cell>
          <table:table-cell table:formula="of:=1/((LN(1/((1023/[.C$1])-1))/[.$A685]) + (1/298.15))" office:value-type="float" office:value="297.638037133164" calcext:value-type="float">
            <text:p>297.6380371332</text:p>
          </table:table-cell>
          <table:table-cell/>
        </table:table-row>
        <table:table-row table:style-name="ro1">
          <table:table-cell table:formula="of:=[.A685]+10" office:value-type="float" office:value="9840" calcext:value-type="float">
            <text:p>9840</text:p>
          </table:table-cell>
          <table:table-cell table:formula="of:=1/((LN(1/((1023/[.B$1])-1))/[.$A686]) + (1/298.15))" office:value-type="float" office:value="288.109927021354" calcext:value-type="float">
            <text:p>288.1099270214</text:p>
          </table:table-cell>
          <table:table-cell table:formula="of:=1/((LN(1/((1023/[.C$1])-1))/[.$A686]) + (1/298.15))" office:value-type="float" office:value="297.638556528135" calcext:value-type="float">
            <text:p>297.6385565281</text:p>
          </table:table-cell>
          <table:table-cell/>
        </table:table-row>
        <table:table-row table:style-name="ro1">
          <table:table-cell table:formula="of:=[.A686]+10" office:value-type="float" office:value="9850" calcext:value-type="float">
            <text:p>9850</text:p>
          </table:table-cell>
          <table:table-cell table:formula="of:=1/((LN(1/((1023/[.B$1])-1))/[.$A687]) + (1/298.15))" office:value-type="float" office:value="288.119777081798" calcext:value-type="float">
            <text:p>288.1197770818</text:p>
          </table:table-cell>
          <table:table-cell table:formula="of:=1/((LN(1/((1023/[.C$1])-1))/[.$A687]) + (1/298.15))" office:value-type="float" office:value="297.639074870303" calcext:value-type="float">
            <text:p>297.6390748703</text:p>
          </table:table-cell>
          <table:table-cell/>
        </table:table-row>
        <table:table-row table:style-name="ro1">
          <table:table-cell table:formula="of:=[.A687]+10" office:value-type="float" office:value="9860" calcext:value-type="float">
            <text:p>9860</text:p>
          </table:table-cell>
          <table:table-cell table:formula="of:=1/((LN(1/((1023/[.B$1])-1))/[.$A688]) + (1/298.15))" office:value-type="float" office:value="288.129607833897" calcext:value-type="float">
            <text:p>288.1296078339</text:p>
          </table:table-cell>
          <table:table-cell table:formula="of:=1/((LN(1/((1023/[.C$1])-1))/[.$A688]) + (1/298.15))" office:value-type="float" office:value="297.639592162868" calcext:value-type="float">
            <text:p>297.6395921629</text:p>
          </table:table-cell>
          <table:table-cell/>
        </table:table-row>
        <table:table-row table:style-name="ro1">
          <table:table-cell table:formula="of:=[.A688]+10" office:value-type="float" office:value="9870" calcext:value-type="float">
            <text:p>9870</text:p>
          </table:table-cell>
          <table:table-cell table:formula="of:=1/((LN(1/((1023/[.B$1])-1))/[.$A689]) + (1/298.15))" office:value-type="float" office:value="288.139419334368" calcext:value-type="float">
            <text:p>288.1394193344</text:p>
          </table:table-cell>
          <table:table-cell table:formula="of:=1/((LN(1/((1023/[.C$1])-1))/[.$A689]) + (1/298.15))" office:value-type="float" office:value="297.640108409013" calcext:value-type="float">
            <text:p>297.640108409</text:p>
          </table:table-cell>
          <table:table-cell/>
        </table:table-row>
        <table:table-row table:style-name="ro1">
          <table:table-cell table:formula="of:=[.A689]+10" office:value-type="float" office:value="9880" calcext:value-type="float">
            <text:p>9880</text:p>
          </table:table-cell>
          <table:table-cell table:formula="of:=1/((LN(1/((1023/[.B$1])-1))/[.$A690]) + (1/298.15))" office:value-type="float" office:value="288.149211639707" calcext:value-type="float">
            <text:p>288.1492116397</text:p>
          </table:table-cell>
          <table:table-cell table:formula="of:=1/((LN(1/((1023/[.C$1])-1))/[.$A690]) + (1/298.15))" office:value-type="float" office:value="297.640623611911" calcext:value-type="float">
            <text:p>297.6406236119</text:p>
          </table:table-cell>
          <table:table-cell/>
        </table:table-row>
        <table:table-row table:style-name="ro1">
          <table:table-cell table:formula="of:=[.A690]+10" office:value-type="float" office:value="9890" calcext:value-type="float">
            <text:p>9890</text:p>
          </table:table-cell>
          <table:table-cell table:formula="of:=1/((LN(1/((1023/[.B$1])-1))/[.$A691]) + (1/298.15))" office:value-type="float" office:value="288.158984806189" calcext:value-type="float">
            <text:p>288.1589848062</text:p>
          </table:table-cell>
          <table:table-cell table:formula="of:=1/((LN(1/((1023/[.C$1])-1))/[.$A691]) + (1/298.15))" office:value-type="float" office:value="297.641137774721" calcext:value-type="float">
            <text:p>297.6411377747</text:p>
          </table:table-cell>
          <table:table-cell/>
        </table:table-row>
        <table:table-row table:style-name="ro1">
          <table:table-cell table:formula="of:=[.A691]+10" office:value-type="float" office:value="9900" calcext:value-type="float">
            <text:p>9900</text:p>
          </table:table-cell>
          <table:table-cell table:formula="of:=1/((LN(1/((1023/[.B$1])-1))/[.$A692]) + (1/298.15))" office:value-type="float" office:value="288.168738889869" calcext:value-type="float">
            <text:p>288.1687388899</text:p>
          </table:table-cell>
          <table:table-cell table:formula="of:=1/((LN(1/((1023/[.C$1])-1))/[.$A692]) + (1/298.15))" office:value-type="float" office:value="297.641650900589" calcext:value-type="float">
            <text:p>297.6416509006</text:p>
          </table:table-cell>
          <table:table-cell/>
        </table:table-row>
        <table:table-row table:style-name="ro1">
          <table:table-cell table:formula="of:=[.A692]+10" office:value-type="float" office:value="9910" calcext:value-type="float">
            <text:p>9910</text:p>
          </table:table-cell>
          <table:table-cell table:formula="of:=1/((LN(1/((1023/[.B$1])-1))/[.$A693]) + (1/298.15))" office:value-type="float" office:value="288.178473946583" calcext:value-type="float">
            <text:p>288.1784739466</text:p>
          </table:table-cell>
          <table:table-cell table:formula="of:=1/((LN(1/((1023/[.C$1])-1))/[.$A693]) + (1/298.15))" office:value-type="float" office:value="297.64216299265" calcext:value-type="float">
            <text:p>297.6421629927</text:p>
          </table:table-cell>
          <table:table-cell/>
        </table:table-row>
        <table:table-row table:style-name="ro1">
          <table:table-cell table:formula="of:=[.A693]+10" office:value-type="float" office:value="9920" calcext:value-type="float">
            <text:p>9920</text:p>
          </table:table-cell>
          <table:table-cell table:formula="of:=1/((LN(1/((1023/[.B$1])-1))/[.$A694]) + (1/298.15))" office:value-type="float" office:value="288.188190031949" calcext:value-type="float">
            <text:p>288.188190032</text:p>
          </table:table-cell>
          <table:table-cell table:formula="of:=1/((LN(1/((1023/[.C$1])-1))/[.$A694]) + (1/298.15))" office:value-type="float" office:value="297.642674054023" calcext:value-type="float">
            <text:p>297.642674054</text:p>
          </table:table-cell>
          <table:table-cell/>
        </table:table-row>
        <table:table-row table:style-name="ro1">
          <table:table-cell table:formula="of:=[.A694]+10" office:value-type="float" office:value="9930" calcext:value-type="float">
            <text:p>9930</text:p>
          </table:table-cell>
          <table:table-cell table:formula="of:=1/((LN(1/((1023/[.B$1])-1))/[.$A695]) + (1/298.15))" office:value-type="float" office:value="288.197887201371" calcext:value-type="float">
            <text:p>288.1978872014</text:p>
          </table:table-cell>
          <table:table-cell table:formula="of:=1/((LN(1/((1023/[.C$1])-1))/[.$A695]) + (1/298.15))" office:value-type="float" office:value="297.643184087818" calcext:value-type="float">
            <text:p>297.6431840878</text:p>
          </table:table-cell>
          <table:table-cell/>
        </table:table-row>
        <table:table-row table:style-name="ro1">
          <table:table-cell table:formula="of:=[.A695]+10" office:value-type="float" office:value="9940" calcext:value-type="float">
            <text:p>9940</text:p>
          </table:table-cell>
          <table:table-cell table:formula="of:=1/((LN(1/((1023/[.B$1])-1))/[.$A696]) + (1/298.15))" office:value-type="float" office:value="288.207565510033" calcext:value-type="float">
            <text:p>288.20756551</text:p>
          </table:table-cell>
          <table:table-cell table:formula="of:=1/((LN(1/((1023/[.C$1])-1))/[.$A696]) + (1/298.15))" office:value-type="float" office:value="297.64369309713" calcext:value-type="float">
            <text:p>297.6436930971</text:p>
          </table:table-cell>
          <table:table-cell/>
        </table:table-row>
        <table:table-row table:style-name="ro1">
          <table:table-cell table:formula="of:=[.A696]+10" office:value-type="float" office:value="9950" calcext:value-type="float">
            <text:p>9950</text:p>
          </table:table-cell>
          <table:table-cell table:formula="of:=1/((LN(1/((1023/[.B$1])-1))/[.$A697]) + (1/298.15))" office:value-type="float" office:value="288.217225012909" calcext:value-type="float">
            <text:p>288.2172250129</text:p>
          </table:table-cell>
          <table:table-cell table:formula="of:=1/((LN(1/((1023/[.C$1])-1))/[.$A697]) + (1/298.15))" office:value-type="float" office:value="297.644201085045" calcext:value-type="float">
            <text:p>297.644201085</text:p>
          </table:table-cell>
          <table:table-cell/>
        </table:table-row>
        <table:table-row table:style-name="ro1">
          <table:table-cell table:formula="of:=[.A697]+10" office:value-type="float" office:value="9960" calcext:value-type="float">
            <text:p>9960</text:p>
          </table:table-cell>
          <table:table-cell table:formula="of:=1/((LN(1/((1023/[.B$1])-1))/[.$A698]) + (1/298.15))" office:value-type="float" office:value="288.226865764757" calcext:value-type="float">
            <text:p>288.2268657648</text:p>
          </table:table-cell>
          <table:table-cell table:formula="of:=1/((LN(1/((1023/[.C$1])-1))/[.$A698]) + (1/298.15))" office:value-type="float" office:value="297.644708054631" calcext:value-type="float">
            <text:p>297.6447080546</text:p>
          </table:table-cell>
          <table:table-cell/>
        </table:table-row>
        <table:table-row table:style-name="ro1">
          <table:table-cell table:formula="of:=[.A698]+10" office:value-type="float" office:value="9970" calcext:value-type="float">
            <text:p>9970</text:p>
          </table:table-cell>
          <table:table-cell table:formula="of:=1/((LN(1/((1023/[.B$1])-1))/[.$A699]) + (1/298.15))" office:value-type="float" office:value="288.236487820124" calcext:value-type="float">
            <text:p>288.2364878201</text:p>
          </table:table-cell>
          <table:table-cell table:formula="of:=1/((LN(1/((1023/[.C$1])-1))/[.$A699]) + (1/298.15))" office:value-type="float" office:value="297.64521400895" calcext:value-type="float">
            <text:p>297.645214009</text:p>
          </table:table-cell>
          <table:table-cell/>
        </table:table-row>
        <table:table-row table:style-name="ro1">
          <table:table-cell table:formula="of:=[.A699]+10" office:value-type="float" office:value="9980" calcext:value-type="float">
            <text:p>9980</text:p>
          </table:table-cell>
          <table:table-cell table:formula="of:=1/((LN(1/((1023/[.B$1])-1))/[.$A700]) + (1/298.15))" office:value-type="float" office:value="288.246091233344" calcext:value-type="float">
            <text:p>288.2460912333</text:p>
          </table:table-cell>
          <table:table-cell table:formula="of:=1/((LN(1/((1023/[.C$1])-1))/[.$A700]) + (1/298.15))" office:value-type="float" office:value="297.645718951047" calcext:value-type="float">
            <text:p>297.645718951</text:p>
          </table:table-cell>
          <table:table-cell/>
        </table:table-row>
        <table:table-row table:style-name="ro1">
          <table:table-cell table:formula="of:=[.A700]+10" office:value-type="float" office:value="9990" calcext:value-type="float">
            <text:p>9990</text:p>
          </table:table-cell>
          <table:table-cell table:formula="of:=1/((LN(1/((1023/[.B$1])-1))/[.$A701]) + (1/298.15))" office:value-type="float" office:value="288.255676058542" calcext:value-type="float">
            <text:p>288.2556760585</text:p>
          </table:table-cell>
          <table:table-cell table:formula="of:=1/((LN(1/((1023/[.C$1])-1))/[.$A701]) + (1/298.15))" office:value-type="float" office:value="297.646222883957" calcext:value-type="float">
            <text:p>297.646222884</text:p>
          </table:table-cell>
          <table:table-cell/>
        </table:table-row>
        <table:table-row table:style-name="ro1">
          <table:table-cell table:formula="of:=[.A701]+10" office:value-type="float" office:value="10000" calcext:value-type="float">
            <text:p>10000</text:p>
          </table:table-cell>
          <table:table-cell table:formula="of:=1/((LN(1/((1023/[.B$1])-1))/[.$A702]) + (1/298.15))" office:value-type="float" office:value="288.265242349633" calcext:value-type="float">
            <text:p>288.2652423496</text:p>
          </table:table-cell>
          <table:table-cell table:formula="of:=1/((LN(1/((1023/[.C$1])-1))/[.$A702]) + (1/298.15))" office:value-type="float" office:value="297.646725810702" calcext:value-type="float">
            <text:p>297.6467258107</text:p>
          </table:table-cell>
          <table:table-cell/>
        </table:table-row>
        <table:table-row table:style-name="ro1">
          <table:table-cell table:formula="of:=[.A702]+10" office:value-type="float" office:value="10010" calcext:value-type="float">
            <text:p>10010</text:p>
          </table:table-cell>
          <table:table-cell table:formula="of:=1/((LN(1/((1023/[.B$1])-1))/[.$A703]) + (1/298.15))" office:value-type="float" office:value="288.274790160325" calcext:value-type="float">
            <text:p>288.2747901603</text:p>
          </table:table-cell>
          <table:table-cell table:formula="of:=1/((LN(1/((1023/[.C$1])-1))/[.$A703]) + (1/298.15))" office:value-type="float" office:value="297.647227734293" calcext:value-type="float">
            <text:p>297.6472277343</text:p>
          </table:table-cell>
          <table:table-cell/>
        </table:table-row>
        <table:table-row table:style-name="ro1">
          <table:table-cell table:formula="of:=[.A703]+10" office:value-type="float" office:value="10020" calcext:value-type="float">
            <text:p>10020</text:p>
          </table:table-cell>
          <table:table-cell table:formula="of:=1/((LN(1/((1023/[.B$1])-1))/[.$A704]) + (1/298.15))" office:value-type="float" office:value="288.284319544116" calcext:value-type="float">
            <text:p>288.2843195441</text:p>
          </table:table-cell>
          <table:table-cell table:formula="of:=1/((LN(1/((1023/[.C$1])-1))/[.$A704]) + (1/298.15))" office:value-type="float" office:value="297.647728657729" calcext:value-type="float">
            <text:p>297.6477286577</text:p>
          </table:table-cell>
          <table:table-cell/>
        </table:table-row>
        <table:table-row table:style-name="ro1">
          <table:table-cell table:formula="of:=[.A704]+10" office:value-type="float" office:value="10030" calcext:value-type="float">
            <text:p>10030</text:p>
          </table:table-cell>
          <table:table-cell table:formula="of:=1/((LN(1/((1023/[.B$1])-1))/[.$A705]) + (1/298.15))" office:value-type="float" office:value="288.293830554301" calcext:value-type="float">
            <text:p>288.2938305543</text:p>
          </table:table-cell>
          <table:table-cell table:formula="of:=1/((LN(1/((1023/[.C$1])-1))/[.$A705]) + (1/298.15))" office:value-type="float" office:value="297.648228583995" calcext:value-type="float">
            <text:p>297.648228584</text:p>
          </table:table-cell>
          <table:table-cell/>
        </table:table-row>
        <table:table-row table:style-name="ro1">
          <table:table-cell table:formula="of:=[.A705]+10" office:value-type="float" office:value="10040" calcext:value-type="float">
            <text:p>10040</text:p>
          </table:table-cell>
          <table:table-cell table:formula="of:=1/((LN(1/((1023/[.B$1])-1))/[.$A706]) + (1/298.15))" office:value-type="float" office:value="288.303323243967" calcext:value-type="float">
            <text:p>288.303323244</text:p>
          </table:table-cell>
          <table:table-cell table:formula="of:=1/((LN(1/((1023/[.C$1])-1))/[.$A706]) + (1/298.15))" office:value-type="float" office:value="297.648727516066" calcext:value-type="float">
            <text:p>297.6487275161</text:p>
          </table:table-cell>
          <table:table-cell/>
        </table:table-row>
        <table:table-row table:style-name="ro1">
          <table:table-cell table:formula="of:=[.A706]+10" office:value-type="float" office:value="10050" calcext:value-type="float">
            <text:p>10050</text:p>
          </table:table-cell>
          <table:table-cell table:formula="of:=1/((LN(1/((1023/[.B$1])-1))/[.$A707]) + (1/298.15))" office:value-type="float" office:value="288.312797665999" calcext:value-type="float">
            <text:p>288.312797666</text:p>
          </table:table-cell>
          <table:table-cell table:formula="of:=1/((LN(1/((1023/[.C$1])-1))/[.$A707]) + (1/298.15))" office:value-type="float" office:value="297.649225456906" calcext:value-type="float">
            <text:p>297.6492254569</text:p>
          </table:table-cell>
          <table:table-cell/>
        </table:table-row>
        <table:table-row table:style-name="ro1">
          <table:table-cell table:formula="of:=[.A707]+10" office:value-type="float" office:value="10060" calcext:value-type="float">
            <text:p>10060</text:p>
          </table:table-cell>
          <table:table-cell table:formula="of:=1/((LN(1/((1023/[.B$1])-1))/[.$A708]) + (1/298.15))" office:value-type="float" office:value="288.322253873075" calcext:value-type="float">
            <text:p>288.3222538731</text:p>
          </table:table-cell>
          <table:table-cell table:formula="of:=1/((LN(1/((1023/[.C$1])-1))/[.$A708]) + (1/298.15))" office:value-type="float" office:value="297.649722409464" calcext:value-type="float">
            <text:p>297.6497224095</text:p>
          </table:table-cell>
          <table:table-cell/>
        </table:table-row>
        <table:table-row table:style-name="ro1">
          <table:table-cell table:formula="of:=[.A708]+10" office:value-type="float" office:value="10070" calcext:value-type="float">
            <text:p>10070</text:p>
          </table:table-cell>
          <table:table-cell table:formula="of:=1/((LN(1/((1023/[.B$1])-1))/[.$A709]) + (1/298.15))" office:value-type="float" office:value="288.331691917675" calcext:value-type="float">
            <text:p>288.3316919177</text:p>
          </table:table-cell>
          <table:table-cell table:formula="of:=1/((LN(1/((1023/[.C$1])-1))/[.$A709]) + (1/298.15))" office:value-type="float" office:value="297.650218376681" calcext:value-type="float">
            <text:p>297.6502183767</text:p>
          </table:table-cell>
          <table:table-cell/>
        </table:table-row>
        <table:table-row table:style-name="ro1">
          <table:table-cell table:formula="of:=[.A709]+10" office:value-type="float" office:value="10080" calcext:value-type="float">
            <text:p>10080</text:p>
          </table:table-cell>
          <table:table-cell table:formula="of:=1/((LN(1/((1023/[.B$1])-1))/[.$A710]) + (1/298.15))" office:value-type="float" office:value="288.341111852076" calcext:value-type="float">
            <text:p>288.3411118521</text:p>
          </table:table-cell>
          <table:table-cell table:formula="of:=1/((LN(1/((1023/[.C$1])-1))/[.$A710]) + (1/298.15))" office:value-type="float" office:value="297.650713361484" calcext:value-type="float">
            <text:p>297.6507133615</text:p>
          </table:table-cell>
          <table:table-cell/>
        </table:table-row>
        <table:table-row table:style-name="ro1">
          <table:table-cell table:formula="of:=[.A710]+10" office:value-type="float" office:value="10090" calcext:value-type="float">
            <text:p>10090</text:p>
          </table:table-cell>
          <table:table-cell table:formula="of:=1/((LN(1/((1023/[.B$1])-1))/[.$A711]) + (1/298.15))" office:value-type="float" office:value="288.350513728352" calcext:value-type="float">
            <text:p>288.3505137284</text:p>
          </table:table-cell>
          <table:table-cell table:formula="of:=1/((LN(1/((1023/[.C$1])-1))/[.$A711]) + (1/298.15))" office:value-type="float" office:value="297.651207366789" calcext:value-type="float">
            <text:p>297.6512073668</text:p>
          </table:table-cell>
          <table:table-cell/>
        </table:table-row>
        <table:table-row table:style-name="ro1">
          <table:table-cell table:formula="of:=[.A711]+10" office:value-type="float" office:value="10100" calcext:value-type="float">
            <text:p>10100</text:p>
          </table:table-cell>
          <table:table-cell table:formula="of:=1/((LN(1/((1023/[.B$1])-1))/[.$A712]) + (1/298.15))" office:value-type="float" office:value="288.359897598382" calcext:value-type="float">
            <text:p>288.3598975984</text:p>
          </table:table-cell>
          <table:table-cell table:formula="of:=1/((LN(1/((1023/[.C$1])-1))/[.$A712]) + (1/298.15))" office:value-type="float" office:value="297.6517003955" calcext:value-type="float">
            <text:p>297.6517003955</text:p>
          </table:table-cell>
          <table:table-cell/>
        </table:table-row>
        <table:table-row table:style-name="ro1">
          <table:table-cell table:formula="of:=[.A712]+10" office:value-type="float" office:value="10110" calcext:value-type="float">
            <text:p>10110</text:p>
          </table:table-cell>
          <table:table-cell table:formula="of:=1/((LN(1/((1023/[.B$1])-1))/[.$A713]) + (1/298.15))" office:value-type="float" office:value="288.369263513842" calcext:value-type="float">
            <text:p>288.3692635138</text:p>
          </table:table-cell>
          <table:table-cell table:formula="of:=1/((LN(1/((1023/[.C$1])-1))/[.$A713]) + (1/298.15))" office:value-type="float" office:value="297.652192450511" calcext:value-type="float">
            <text:p>297.6521924505</text:p>
          </table:table-cell>
          <table:table-cell/>
        </table:table-row>
        <table:table-row table:style-name="ro1">
          <table:table-cell table:formula="of:=[.A713]+10" office:value-type="float" office:value="10120" calcext:value-type="float">
            <text:p>10120</text:p>
          </table:table-cell>
          <table:table-cell table:formula="of:=1/((LN(1/((1023/[.B$1])-1))/[.$A714]) + (1/298.15))" office:value-type="float" office:value="288.378611526215" calcext:value-type="float">
            <text:p>288.3786115262</text:p>
          </table:table-cell>
          <table:table-cell table:formula="of:=1/((LN(1/((1023/[.C$1])-1))/[.$A714]) + (1/298.15))" office:value-type="float" office:value="297.652683534704" calcext:value-type="float">
            <text:p>297.6526835347</text:p>
          </table:table-cell>
          <table:table-cell/>
        </table:table-row>
        <table:table-row table:style-name="ro1">
          <table:table-cell table:formula="of:=[.A714]+10" office:value-type="float" office:value="10130" calcext:value-type="float">
            <text:p>10130</text:p>
          </table:table-cell>
          <table:table-cell table:formula="of:=1/((LN(1/((1023/[.B$1])-1))/[.$A715]) + (1/298.15))" office:value-type="float" office:value="288.387941686784" calcext:value-type="float">
            <text:p>288.3879416868</text:p>
          </table:table-cell>
          <table:table-cell table:formula="of:=1/((LN(1/((1023/[.C$1])-1))/[.$A715]) + (1/298.15))" office:value-type="float" office:value="297.653173650948" calcext:value-type="float">
            <text:p>297.6531736509</text:p>
          </table:table-cell>
          <table:table-cell/>
        </table:table-row>
        <table:table-row table:style-name="ro1">
          <table:table-cell table:formula="of:=[.A715]+10" office:value-type="float" office:value="10140" calcext:value-type="float">
            <text:p>10140</text:p>
          </table:table-cell>
          <table:table-cell table:formula="of:=1/((LN(1/((1023/[.B$1])-1))/[.$A716]) + (1/298.15))" office:value-type="float" office:value="288.397254046637" calcext:value-type="float">
            <text:p>288.3972540466</text:p>
          </table:table-cell>
          <table:table-cell table:formula="of:=1/((LN(1/((1023/[.C$1])-1))/[.$A716]) + (1/298.15))" office:value-type="float" office:value="297.653662802102" calcext:value-type="float">
            <text:p>297.6536628021</text:p>
          </table:table-cell>
          <table:table-cell/>
        </table:table-row>
        <table:table-row table:style-name="ro1">
          <table:table-cell table:formula="of:=[.A716]+10" office:value-type="float" office:value="10150" calcext:value-type="float">
            <text:p>10150</text:p>
          </table:table-cell>
          <table:table-cell table:formula="of:=1/((LN(1/((1023/[.B$1])-1))/[.$A717]) + (1/298.15))" office:value-type="float" office:value="288.406548656667" calcext:value-type="float">
            <text:p>288.4065486567</text:p>
          </table:table-cell>
          <table:table-cell table:formula="of:=1/((LN(1/((1023/[.C$1])-1))/[.$A717]) + (1/298.15))" office:value-type="float" office:value="297.654150991015" calcext:value-type="float">
            <text:p>297.654150991</text:p>
          </table:table-cell>
          <table:table-cell/>
        </table:table-row>
        <table:table-row table:style-name="ro1">
          <table:table-cell table:formula="of:=[.A717]+10" office:value-type="float" office:value="10160" calcext:value-type="float">
            <text:p>10160</text:p>
          </table:table-cell>
          <table:table-cell table:formula="of:=1/((LN(1/((1023/[.B$1])-1))/[.$A718]) + (1/298.15))" office:value-type="float" office:value="288.415825567575" calcext:value-type="float">
            <text:p>288.4158255676</text:p>
          </table:table-cell>
          <table:table-cell table:formula="of:=1/((LN(1/((1023/[.C$1])-1))/[.$A718]) + (1/298.15))" office:value-type="float" office:value="297.654638220523" calcext:value-type="float">
            <text:p>297.6546382205</text:p>
          </table:table-cell>
          <table:table-cell/>
        </table:table-row>
        <table:table-row table:style-name="ro1">
          <table:table-cell table:formula="of:=[.A718]+10" office:value-type="float" office:value="10170" calcext:value-type="float">
            <text:p>10170</text:p>
          </table:table-cell>
          <table:table-cell table:formula="of:=1/((LN(1/((1023/[.B$1])-1))/[.$A719]) + (1/298.15))" office:value-type="float" office:value="288.425084829868" calcext:value-type="float">
            <text:p>288.4250848299</text:p>
          </table:table-cell>
          <table:table-cell table:formula="of:=1/((LN(1/((1023/[.C$1])-1))/[.$A719]) + (1/298.15))" office:value-type="float" office:value="297.655124493451" calcext:value-type="float">
            <text:p>297.6551244935</text:p>
          </table:table-cell>
          <table:table-cell/>
        </table:table-row>
        <table:table-row table:style-name="ro1">
          <table:table-cell table:formula="of:=[.A719]+10" office:value-type="float" office:value="10180" calcext:value-type="float">
            <text:p>10180</text:p>
          </table:table-cell>
          <table:table-cell table:formula="of:=1/((LN(1/((1023/[.B$1])-1))/[.$A720]) + (1/298.15))" office:value-type="float" office:value="288.43432649386" calcext:value-type="float">
            <text:p>288.4343264939</text:p>
          </table:table-cell>
          <table:table-cell table:formula="of:=1/((LN(1/((1023/[.C$1])-1))/[.$A720]) + (1/298.15))" office:value-type="float" office:value="297.655609812613" calcext:value-type="float">
            <text:p>297.6556098126</text:p>
          </table:table-cell>
          <table:table-cell/>
        </table:table-row>
        <table:table-row table:style-name="ro1">
          <table:table-cell table:formula="of:=[.A720]+10" office:value-type="float" office:value="10190" calcext:value-type="float">
            <text:p>10190</text:p>
          </table:table-cell>
          <table:table-cell table:formula="of:=1/((LN(1/((1023/[.B$1])-1))/[.$A721]) + (1/298.15))" office:value-type="float" office:value="288.443550609674" calcext:value-type="float">
            <text:p>288.4435506097</text:p>
          </table:table-cell>
          <table:table-cell table:formula="of:=1/((LN(1/((1023/[.C$1])-1))/[.$A721]) + (1/298.15))" office:value-type="float" office:value="297.656094180814" calcext:value-type="float">
            <text:p>297.6560941808</text:p>
          </table:table-cell>
          <table:table-cell/>
        </table:table-row>
        <table:table-row table:style-name="ro1">
          <table:table-cell table:formula="of:=[.A721]+10" office:value-type="float" office:value="10200" calcext:value-type="float">
            <text:p>10200</text:p>
          </table:table-cell>
          <table:table-cell table:formula="of:=1/((LN(1/((1023/[.B$1])-1))/[.$A722]) + (1/298.15))" office:value-type="float" office:value="288.452757227246" calcext:value-type="float">
            <text:p>288.4527572272</text:p>
          </table:table-cell>
          <table:table-cell table:formula="of:=1/((LN(1/((1023/[.C$1])-1))/[.$A722]) + (1/298.15))" office:value-type="float" office:value="297.656577600845" calcext:value-type="float">
            <text:p>297.6565776008</text:p>
          </table:table-cell>
          <table:table-cell/>
        </table:table-row>
        <table:table-row table:style-name="ro1">
          <table:table-cell table:formula="of:=[.A722]+10" office:value-type="float" office:value="10210" calcext:value-type="float">
            <text:p>10210</text:p>
          </table:table-cell>
          <table:table-cell table:formula="of:=1/((LN(1/((1023/[.B$1])-1))/[.$A723]) + (1/298.15))" office:value-type="float" office:value="288.461946396319" calcext:value-type="float">
            <text:p>288.4619463963</text:p>
          </table:table-cell>
          <table:table-cell table:formula="of:=1/((LN(1/((1023/[.C$1])-1))/[.$A723]) + (1/298.15))" office:value-type="float" office:value="297.657060075487" calcext:value-type="float">
            <text:p>297.6570600755</text:p>
          </table:table-cell>
          <table:table-cell/>
        </table:table-row>
        <table:table-row table:style-name="ro1">
          <table:table-cell table:formula="of:=[.A723]+10" office:value-type="float" office:value="10220" calcext:value-type="float">
            <text:p>10220</text:p>
          </table:table-cell>
          <table:table-cell table:formula="of:=1/((LN(1/((1023/[.B$1])-1))/[.$A724]) + (1/298.15))" office:value-type="float" office:value="288.471118166448" calcext:value-type="float">
            <text:p>288.4711181664</text:p>
          </table:table-cell>
          <table:table-cell table:formula="of:=1/((LN(1/((1023/[.C$1])-1))/[.$A724]) + (1/298.15))" office:value-type="float" office:value="297.657541607511" calcext:value-type="float">
            <text:p>297.6575416075</text:p>
          </table:table-cell>
          <table:table-cell/>
        </table:table-row>
        <table:table-row table:style-name="ro1">
          <table:table-cell table:formula="of:=[.A724]+10" office:value-type="float" office:value="10230" calcext:value-type="float">
            <text:p>10230</text:p>
          </table:table-cell>
          <table:table-cell table:formula="of:=1/((LN(1/((1023/[.B$1])-1))/[.$A725]) + (1/298.15))" office:value-type="float" office:value="288.480272587003" calcext:value-type="float">
            <text:p>288.480272587</text:p>
          </table:table-cell>
          <table:table-cell table:formula="of:=1/((LN(1/((1023/[.C$1])-1))/[.$A725]) + (1/298.15))" office:value-type="float" office:value="297.658022199678" calcext:value-type="float">
            <text:p>297.6580221997</text:p>
          </table:table-cell>
          <table:table-cell/>
        </table:table-row>
        <table:table-row table:style-name="ro1">
          <table:table-cell table:formula="of:=[.A725]+10" office:value-type="float" office:value="10240" calcext:value-type="float">
            <text:p>10240</text:p>
          </table:table-cell>
          <table:table-cell table:formula="of:=1/((LN(1/((1023/[.B$1])-1))/[.$A726]) + (1/298.15))" office:value-type="float" office:value="288.489409707165" calcext:value-type="float">
            <text:p>288.4894097072</text:p>
          </table:table-cell>
          <table:table-cell table:formula="of:=1/((LN(1/((1023/[.C$1])-1))/[.$A726]) + (1/298.15))" office:value-type="float" office:value="297.658501854735" calcext:value-type="float">
            <text:p>297.6585018547</text:p>
          </table:table-cell>
          <table:table-cell/>
        </table:table-row>
        <table:table-row table:style-name="ro1">
          <table:table-cell table:formula="of:=[.A726]+10" office:value-type="float" office:value="10250" calcext:value-type="float">
            <text:p>10250</text:p>
          </table:table-cell>
          <table:table-cell table:formula="of:=1/((LN(1/((1023/[.B$1])-1))/[.$A727]) + (1/298.15))" office:value-type="float" office:value="288.498529575931" calcext:value-type="float">
            <text:p>288.4985295759</text:p>
          </table:table-cell>
          <table:table-cell table:formula="of:=1/((LN(1/((1023/[.C$1])-1))/[.$A727]) + (1/298.15))" office:value-type="float" office:value="297.658980575421" calcext:value-type="float">
            <text:p>297.6589805754</text:p>
          </table:table-cell>
          <table:table-cell/>
        </table:table-row>
        <table:table-row table:style-name="ro1">
          <table:table-cell table:formula="of:=[.A727]+10" office:value-type="float" office:value="10260" calcext:value-type="float">
            <text:p>10260</text:p>
          </table:table-cell>
          <table:table-cell table:formula="of:=1/((LN(1/((1023/[.B$1])-1))/[.$A728]) + (1/298.15))" office:value-type="float" office:value="288.507632242111" calcext:value-type="float">
            <text:p>288.5076322421</text:p>
          </table:table-cell>
          <table:table-cell table:formula="of:=1/((LN(1/((1023/[.C$1])-1))/[.$A728]) + (1/298.15))" office:value-type="float" office:value="297.659458364463" calcext:value-type="float">
            <text:p>297.6594583645</text:p>
          </table:table-cell>
          <table:table-cell/>
        </table:table-row>
        <table:table-row table:style-name="ro1">
          <table:table-cell table:formula="of:=[.A728]+10" office:value-type="float" office:value="10270" calcext:value-type="float">
            <text:p>10270</text:p>
          </table:table-cell>
          <table:table-cell table:formula="of:=1/((LN(1/((1023/[.B$1])-1))/[.$A729]) + (1/298.15))" office:value-type="float" office:value="288.516717754334" calcext:value-type="float">
            <text:p>288.5167177543</text:p>
          </table:table-cell>
          <table:table-cell table:formula="of:=1/((LN(1/((1023/[.C$1])-1))/[.$A729]) + (1/298.15))" office:value-type="float" office:value="297.65993522458" calcext:value-type="float">
            <text:p>297.6599352246</text:p>
          </table:table-cell>
          <table:table-cell/>
        </table:table-row>
        <table:table-row table:style-name="ro1">
          <table:table-cell table:formula="of:=[.A729]+10" office:value-type="float" office:value="10280" calcext:value-type="float">
            <text:p>10280</text:p>
          </table:table-cell>
          <table:table-cell table:formula="of:=1/((LN(1/((1023/[.B$1])-1))/[.$A730]) + (1/298.15))" office:value-type="float" office:value="288.525786161043" calcext:value-type="float">
            <text:p>288.525786161</text:p>
          </table:table-cell>
          <table:table-cell table:formula="of:=1/((LN(1/((1023/[.C$1])-1))/[.$A730]) + (1/298.15))" office:value-type="float" office:value="297.660411158476" calcext:value-type="float">
            <text:p>297.6604111585</text:p>
          </table:table-cell>
          <table:table-cell/>
        </table:table-row>
        <table:table-row table:style-name="ro1">
          <table:table-cell table:formula="of:=[.A730]+10" office:value-type="float" office:value="10290" calcext:value-type="float">
            <text:p>10290</text:p>
          </table:table-cell>
          <table:table-cell table:formula="of:=1/((LN(1/((1023/[.B$1])-1))/[.$A731]) + (1/298.15))" office:value-type="float" office:value="288.534837510501" calcext:value-type="float">
            <text:p>288.5348375105</text:p>
          </table:table-cell>
          <table:table-cell table:formula="of:=1/((LN(1/((1023/[.C$1])-1))/[.$A731]) + (1/298.15))" office:value-type="float" office:value="297.660886168848" calcext:value-type="float">
            <text:p>297.6608861688</text:p>
          </table:table-cell>
          <table:table-cell/>
        </table:table-row>
        <table:table-row table:style-name="ro1">
          <table:table-cell table:formula="of:=[.A731]+10" office:value-type="float" office:value="10300" calcext:value-type="float">
            <text:p>10300</text:p>
          </table:table-cell>
          <table:table-cell table:formula="of:=1/((LN(1/((1023/[.B$1])-1))/[.$A732]) + (1/298.15))" office:value-type="float" office:value="288.543871850788" calcext:value-type="float">
            <text:p>288.5438718508</text:p>
          </table:table-cell>
          <table:table-cell table:formula="of:=1/((LN(1/((1023/[.C$1])-1))/[.$A732]) + (1/298.15))" office:value-type="float" office:value="297.661360258382" calcext:value-type="float">
            <text:p>297.6613602584</text:p>
          </table:table-cell>
          <table:table-cell/>
        </table:table-row>
        <table:table-row table:style-name="ro1">
          <table:table-cell table:formula="of:=[.A732]+10" office:value-type="float" office:value="10310" calcext:value-type="float">
            <text:p>10310</text:p>
          </table:table-cell>
          <table:table-cell table:formula="of:=1/((LN(1/((1023/[.B$1])-1))/[.$A733]) + (1/298.15))" office:value-type="float" office:value="288.552889229804" calcext:value-type="float">
            <text:p>288.5528892298</text:p>
          </table:table-cell>
          <table:table-cell table:formula="of:=1/((LN(1/((1023/[.C$1])-1))/[.$A733]) + (1/298.15))" office:value-type="float" office:value="297.661833429752" calcext:value-type="float">
            <text:p>297.6618334298</text:p>
          </table:table-cell>
          <table:table-cell/>
        </table:table-row>
        <table:table-row table:style-name="ro1">
          <table:table-cell table:formula="of:=[.A733]+10" office:value-type="float" office:value="10320" calcext:value-type="float">
            <text:p>10320</text:p>
          </table:table-cell>
          <table:table-cell table:formula="of:=1/((LN(1/((1023/[.B$1])-1))/[.$A734]) + (1/298.15))" office:value-type="float" office:value="288.561889695269" calcext:value-type="float">
            <text:p>288.5618896953</text:p>
          </table:table-cell>
          <table:table-cell table:formula="of:=1/((LN(1/((1023/[.C$1])-1))/[.$A734]) + (1/298.15))" office:value-type="float" office:value="297.662305685624" calcext:value-type="float">
            <text:p>297.6623056856</text:p>
          </table:table-cell>
          <table:table-cell/>
        </table:table-row>
        <table:table-row table:style-name="ro1">
          <table:table-cell table:formula="of:=[.A734]+10" office:value-type="float" office:value="10330" calcext:value-type="float">
            <text:p>10330</text:p>
          </table:table-cell>
          <table:table-cell table:formula="of:=1/((LN(1/((1023/[.B$1])-1))/[.$A735]) + (1/298.15))" office:value-type="float" office:value="288.570873294726" calcext:value-type="float">
            <text:p>288.5708732947</text:p>
          </table:table-cell>
          <table:table-cell table:formula="of:=1/((LN(1/((1023/[.C$1])-1))/[.$A735]) + (1/298.15))" office:value-type="float" office:value="297.66277702865" calcext:value-type="float">
            <text:p>297.6627770287</text:p>
          </table:table-cell>
          <table:table-cell/>
        </table:table-row>
        <table:table-row table:style-name="ro1">
          <table:table-cell table:formula="of:=[.A735]+10" office:value-type="float" office:value="10340" calcext:value-type="float">
            <text:p>10340</text:p>
          </table:table-cell>
          <table:table-cell table:formula="of:=1/((LN(1/((1023/[.B$1])-1))/[.$A736]) + (1/298.15))" office:value-type="float" office:value="288.579840075537" calcext:value-type="float">
            <text:p>288.5798400755</text:p>
          </table:table-cell>
          <table:table-cell table:formula="of:=1/((LN(1/((1023/[.C$1])-1))/[.$A736]) + (1/298.15))" office:value-type="float" office:value="297.663247461477" calcext:value-type="float">
            <text:p>297.6632474615</text:p>
          </table:table-cell>
          <table:table-cell/>
        </table:table-row>
        <table:table-row table:style-name="ro1">
          <table:table-cell table:formula="of:=[.A736]+10" office:value-type="float" office:value="10350" calcext:value-type="float">
            <text:p>10350</text:p>
          </table:table-cell>
          <table:table-cell table:formula="of:=1/((LN(1/((1023/[.B$1])-1))/[.$A737]) + (1/298.15))" office:value-type="float" office:value="288.58879008489" calcext:value-type="float">
            <text:p>288.5887900849</text:p>
          </table:table-cell>
          <table:table-cell table:formula="of:=1/((LN(1/((1023/[.C$1])-1))/[.$A737]) + (1/298.15))" office:value-type="float" office:value="297.663716986738" calcext:value-type="float">
            <text:p>297.6637169867</text:p>
          </table:table-cell>
          <table:table-cell/>
        </table:table-row>
        <table:table-row table:style-name="ro1">
          <table:table-cell table:formula="of:=[.A737]+10" office:value-type="float" office:value="10360" calcext:value-type="float">
            <text:p>10360</text:p>
          </table:table-cell>
          <table:table-cell table:formula="of:=1/((LN(1/((1023/[.B$1])-1))/[.$A738]) + (1/298.15))" office:value-type="float" office:value="288.597723369793" calcext:value-type="float">
            <text:p>288.5977233698</text:p>
          </table:table-cell>
          <table:table-cell table:formula="of:=1/((LN(1/((1023/[.C$1])-1))/[.$A738]) + (1/298.15))" office:value-type="float" office:value="297.664185607056" calcext:value-type="float">
            <text:p>297.6641856071</text:p>
          </table:table-cell>
          <table:table-cell/>
        </table:table-row>
        <table:table-row table:style-name="ro1">
          <table:table-cell table:formula="of:=[.A738]+10" office:value-type="float" office:value="10370" calcext:value-type="float">
            <text:p>10370</text:p>
          </table:table-cell>
          <table:table-cell table:formula="of:=1/((LN(1/((1023/[.B$1])-1))/[.$A739]) + (1/298.15))" office:value-type="float" office:value="288.606639977082" calcext:value-type="float">
            <text:p>288.6066399771</text:p>
          </table:table-cell>
          <table:table-cell table:formula="of:=1/((LN(1/((1023/[.C$1])-1))/[.$A739]) + (1/298.15))" office:value-type="float" office:value="297.664653325045" calcext:value-type="float">
            <text:p>297.664653325</text:p>
          </table:table-cell>
          <table:table-cell/>
        </table:table-row>
        <table:table-row table:style-name="ro1">
          <table:table-cell table:formula="of:=[.A739]+10" office:value-type="float" office:value="10380" calcext:value-type="float">
            <text:p>10380</text:p>
          </table:table-cell>
          <table:table-cell table:formula="of:=1/((LN(1/((1023/[.B$1])-1))/[.$A740]) + (1/298.15))" office:value-type="float" office:value="288.615539953417" calcext:value-type="float">
            <text:p>288.6155399534</text:p>
          </table:table-cell>
          <table:table-cell table:formula="of:=1/((LN(1/((1023/[.C$1])-1))/[.$A740]) + (1/298.15))" office:value-type="float" office:value="297.665120143309" calcext:value-type="float">
            <text:p>297.6651201433</text:p>
          </table:table-cell>
          <table:table-cell/>
        </table:table-row>
        <table:table-row table:style-name="ro1">
          <table:table-cell table:formula="of:=[.A740]+10" office:value-type="float" office:value="10390" calcext:value-type="float">
            <text:p>10390</text:p>
          </table:table-cell>
          <table:table-cell table:formula="of:=1/((LN(1/((1023/[.B$1])-1))/[.$A741]) + (1/298.15))" office:value-type="float" office:value="288.624423345282" calcext:value-type="float">
            <text:p>288.6244233453</text:p>
          </table:table-cell>
          <table:table-cell table:formula="of:=1/((LN(1/((1023/[.C$1])-1))/[.$A741]) + (1/298.15))" office:value-type="float" office:value="297.665586064441" calcext:value-type="float">
            <text:p>297.6655860644</text:p>
          </table:table-cell>
          <table:table-cell/>
        </table:table-row>
        <table:table-row table:style-name="ro1">
          <table:table-cell table:formula="of:=[.A741]+10" office:value-type="float" office:value="10400" calcext:value-type="float">
            <text:p>10400</text:p>
          </table:table-cell>
          <table:table-cell table:formula="of:=1/((LN(1/((1023/[.B$1])-1))/[.$A742]) + (1/298.15))" office:value-type="float" office:value="288.633290198992" calcext:value-type="float">
            <text:p>288.633290199</text:p>
          </table:table-cell>
          <table:table-cell table:formula="of:=1/((LN(1/((1023/[.C$1])-1))/[.$A742]) + (1/298.15))" office:value-type="float" office:value="297.666051091026" calcext:value-type="float">
            <text:p>297.666051091</text:p>
          </table:table-cell>
          <table:table-cell/>
        </table:table-row>
        <table:table-row table:style-name="ro1">
          <table:table-cell table:formula="of:=[.A742]+10" office:value-type="float" office:value="10410" calcext:value-type="float">
            <text:p>10410</text:p>
          </table:table-cell>
          <table:table-cell table:formula="of:=1/((LN(1/((1023/[.B$1])-1))/[.$A743]) + (1/298.15))" office:value-type="float" office:value="288.642140560687" calcext:value-type="float">
            <text:p>288.6421405607</text:p>
          </table:table-cell>
          <table:table-cell table:formula="of:=1/((LN(1/((1023/[.C$1])-1))/[.$A743]) + (1/298.15))" office:value-type="float" office:value="297.666515225637" calcext:value-type="float">
            <text:p>297.6665152256</text:p>
          </table:table-cell>
          <table:table-cell/>
        </table:table-row>
        <table:table-row table:style-name="ro1">
          <table:table-cell table:formula="of:=[.A743]+10" office:value-type="float" office:value="10420" calcext:value-type="float">
            <text:p>10420</text:p>
          </table:table-cell>
          <table:table-cell table:formula="of:=1/((LN(1/((1023/[.B$1])-1))/[.$A744]) + (1/298.15))" office:value-type="float" office:value="288.650974476334" calcext:value-type="float">
            <text:p>288.6509744763</text:p>
          </table:table-cell>
          <table:table-cell table:formula="of:=1/((LN(1/((1023/[.C$1])-1))/[.$A744]) + (1/298.15))" office:value-type="float" office:value="297.666978470837" calcext:value-type="float">
            <text:p>297.6669784708</text:p>
          </table:table-cell>
          <table:table-cell/>
        </table:table-row>
        <table:table-row table:style-name="ro1">
          <table:table-cell table:formula="of:=[.A744]+10" office:value-type="float" office:value="10430" calcext:value-type="float">
            <text:p>10430</text:p>
          </table:table-cell>
          <table:table-cell table:formula="of:=1/((LN(1/((1023/[.B$1])-1))/[.$A745]) + (1/298.15))" office:value-type="float" office:value="288.659791991734" calcext:value-type="float">
            <text:p>288.6597919917</text:p>
          </table:table-cell>
          <table:table-cell table:formula="of:=1/((LN(1/((1023/[.C$1])-1))/[.$A745]) + (1/298.15))" office:value-type="float" office:value="297.667440829182" calcext:value-type="float">
            <text:p>297.6674408292</text:p>
          </table:table-cell>
          <table:table-cell/>
        </table:table-row>
        <table:table-row table:style-name="ro1">
          <table:table-cell table:formula="of:=[.A745]+10" office:value-type="float" office:value="10440" calcext:value-type="float">
            <text:p>10440</text:p>
          </table:table-cell>
          <table:table-cell table:formula="of:=1/((LN(1/((1023/[.B$1])-1))/[.$A746]) + (1/298.15))" office:value-type="float" office:value="288.668593152515" calcext:value-type="float">
            <text:p>288.6685931525</text:p>
          </table:table-cell>
          <table:table-cell table:formula="of:=1/((LN(1/((1023/[.C$1])-1))/[.$A746]) + (1/298.15))" office:value-type="float" office:value="297.667902303215" calcext:value-type="float">
            <text:p>297.6679023032</text:p>
          </table:table-cell>
          <table:table-cell/>
        </table:table-row>
        <table:table-row table:style-name="ro1">
          <table:table-cell table:formula="of:=[.A746]+10" office:value-type="float" office:value="10450" calcext:value-type="float">
            <text:p>10450</text:p>
          </table:table-cell>
          <table:table-cell table:formula="of:=1/((LN(1/((1023/[.B$1])-1))/[.$A747]) + (1/298.15))" office:value-type="float" office:value="288.677378004135" calcext:value-type="float">
            <text:p>288.6773780041</text:p>
          </table:table-cell>
          <table:table-cell table:formula="of:=1/((LN(1/((1023/[.C$1])-1))/[.$A747]) + (1/298.15))" office:value-type="float" office:value="297.66836289547" calcext:value-type="float">
            <text:p>297.6683628955</text:p>
          </table:table-cell>
          <table:table-cell/>
        </table:table-row>
        <table:table-row table:style-name="ro1">
          <table:table-cell table:formula="of:=[.A747]+10" office:value-type="float" office:value="10460" calcext:value-type="float">
            <text:p>10460</text:p>
          </table:table-cell>
          <table:table-cell table:formula="of:=1/((LN(1/((1023/[.B$1])-1))/[.$A748]) + (1/298.15))" office:value-type="float" office:value="288.686146591886" calcext:value-type="float">
            <text:p>288.6861465919</text:p>
          </table:table-cell>
          <table:table-cell table:formula="of:=1/((LN(1/((1023/[.C$1])-1))/[.$A748]) + (1/298.15))" office:value-type="float" office:value="297.668822608474" calcext:value-type="float">
            <text:p>297.6688226085</text:p>
          </table:table-cell>
          <table:table-cell/>
        </table:table-row>
        <table:table-row table:style-name="ro1">
          <table:table-cell table:formula="of:=[.A748]+10" office:value-type="float" office:value="10470" calcext:value-type="float">
            <text:p>10470</text:p>
          </table:table-cell>
          <table:table-cell table:formula="of:=1/((LN(1/((1023/[.B$1])-1))/[.$A749]) + (1/298.15))" office:value-type="float" office:value="288.694898960891" calcext:value-type="float">
            <text:p>288.6948989609</text:p>
          </table:table-cell>
          <table:table-cell table:formula="of:=1/((LN(1/((1023/[.C$1])-1))/[.$A749]) + (1/298.15))" office:value-type="float" office:value="297.66928144474" calcext:value-type="float">
            <text:p>297.6692814447</text:p>
          </table:table-cell>
          <table:table-cell/>
        </table:table-row>
        <table:table-row table:style-name="ro1">
          <table:table-cell table:formula="of:=[.A749]+10" office:value-type="float" office:value="10480" calcext:value-type="float">
            <text:p>10480</text:p>
          </table:table-cell>
          <table:table-cell table:formula="of:=1/((LN(1/((1023/[.B$1])-1))/[.$A750]) + (1/298.15))" office:value-type="float" office:value="288.703635156108" calcext:value-type="float">
            <text:p>288.7036351561</text:p>
          </table:table-cell>
          <table:table-cell table:formula="of:=1/((LN(1/((1023/[.C$1])-1))/[.$A750]) + (1/298.15))" office:value-type="float" office:value="297.669739406775" calcext:value-type="float">
            <text:p>297.6697394068</text:p>
          </table:table-cell>
          <table:table-cell/>
        </table:table-row>
        <table:table-row table:style-name="ro1">
          <table:table-cell table:formula="of:=[.A750]+10" office:value-type="float" office:value="10490" calcext:value-type="float">
            <text:p>10490</text:p>
          </table:table-cell>
          <table:table-cell table:formula="of:=1/((LN(1/((1023/[.B$1])-1))/[.$A751]) + (1/298.15))" office:value-type="float" office:value="288.712355222326" calcext:value-type="float">
            <text:p>288.7123552223</text:p>
          </table:table-cell>
          <table:table-cell table:formula="of:=1/((LN(1/((1023/[.C$1])-1))/[.$A751]) + (1/298.15))" office:value-type="float" office:value="297.670196497075" calcext:value-type="float">
            <text:p>297.6701964971</text:p>
          </table:table-cell>
          <table:table-cell/>
        </table:table-row>
        <table:table-row table:style-name="ro1">
          <table:table-cell table:formula="of:=[.A751]+10" office:value-type="float" office:value="10500" calcext:value-type="float">
            <text:p>10500</text:p>
          </table:table-cell>
          <table:table-cell table:formula="of:=1/((LN(1/((1023/[.B$1])-1))/[.$A752]) + (1/298.15))" office:value-type="float" office:value="288.721059204171" calcext:value-type="float">
            <text:p>288.7210592042</text:p>
          </table:table-cell>
          <table:table-cell table:formula="of:=1/((LN(1/((1023/[.C$1])-1))/[.$A752]) + (1/298.15))" office:value-type="float" office:value="297.670652718127" calcext:value-type="float">
            <text:p>297.6706527181</text:p>
          </table:table-cell>
          <table:table-cell/>
        </table:table-row>
        <table:table-row table:style-name="ro1">
          <table:table-cell table:formula="of:=[.A752]+10" office:value-type="float" office:value="10510" calcext:value-type="float">
            <text:p>10510</text:p>
          </table:table-cell>
          <table:table-cell table:formula="of:=1/((LN(1/((1023/[.B$1])-1))/[.$A753]) + (1/298.15))" office:value-type="float" office:value="288.729747146105" calcext:value-type="float">
            <text:p>288.7297471461</text:p>
          </table:table-cell>
          <table:table-cell table:formula="of:=1/((LN(1/((1023/[.C$1])-1))/[.$A753]) + (1/298.15))" office:value-type="float" office:value="297.671108072408" calcext:value-type="float">
            <text:p>297.6711080724</text:p>
          </table:table-cell>
          <table:table-cell/>
        </table:table-row>
        <table:table-row table:style-name="ro1">
          <table:table-cell table:formula="of:=[.A753]+10" office:value-type="float" office:value="10520" calcext:value-type="float">
            <text:p>10520</text:p>
          </table:table-cell>
          <table:table-cell table:formula="of:=1/((LN(1/((1023/[.B$1])-1))/[.$A754]) + (1/298.15))" office:value-type="float" office:value="288.738419092425" calcext:value-type="float">
            <text:p>288.7384190924</text:p>
          </table:table-cell>
          <table:table-cell table:formula="of:=1/((LN(1/((1023/[.C$1])-1))/[.$A754]) + (1/298.15))" office:value-type="float" office:value="297.671562562385" calcext:value-type="float">
            <text:p>297.6715625624</text:p>
          </table:table-cell>
          <table:table-cell/>
        </table:table-row>
        <table:table-row table:style-name="ro1">
          <table:table-cell table:formula="of:=[.A754]+10" office:value-type="float" office:value="10530" calcext:value-type="float">
            <text:p>10530</text:p>
          </table:table-cell>
          <table:table-cell table:formula="of:=1/((LN(1/((1023/[.B$1])-1))/[.$A755]) + (1/298.15))" office:value-type="float" office:value="288.747075087264" calcext:value-type="float">
            <text:p>288.7470750873</text:p>
          </table:table-cell>
          <table:table-cell table:formula="of:=1/((LN(1/((1023/[.C$1])-1))/[.$A755]) + (1/298.15))" office:value-type="float" office:value="297.672016190517" calcext:value-type="float">
            <text:p>297.6720161905</text:p>
          </table:table-cell>
          <table:table-cell/>
        </table:table-row>
        <table:table-row table:style-name="ro1">
          <table:table-cell table:formula="of:=[.A755]+10" office:value-type="float" office:value="10540" calcext:value-type="float">
            <text:p>10540</text:p>
          </table:table-cell>
          <table:table-cell table:formula="of:=1/((LN(1/((1023/[.B$1])-1))/[.$A756]) + (1/298.15))" office:value-type="float" office:value="288.755715174595" calcext:value-type="float">
            <text:p>288.7557151746</text:p>
          </table:table-cell>
          <table:table-cell table:formula="of:=1/((LN(1/((1023/[.C$1])-1))/[.$A756]) + (1/298.15))" office:value-type="float" office:value="297.672468959253" calcext:value-type="float">
            <text:p>297.6724689593</text:p>
          </table:table-cell>
          <table:table-cell/>
        </table:table-row>
        <table:table-row table:style-name="ro1">
          <table:table-cell table:formula="of:=[.A756]+10" office:value-type="float" office:value="10550" calcext:value-type="float">
            <text:p>10550</text:p>
          </table:table-cell>
          <table:table-cell table:formula="of:=1/((LN(1/((1023/[.B$1])-1))/[.$A757]) + (1/298.15))" office:value-type="float" office:value="288.764339398229" calcext:value-type="float">
            <text:p>288.7643393982</text:p>
          </table:table-cell>
          <table:table-cell table:formula="of:=1/((LN(1/((1023/[.C$1])-1))/[.$A757]) + (1/298.15))" office:value-type="float" office:value="297.672920871034" calcext:value-type="float">
            <text:p>297.672920871</text:p>
          </table:table-cell>
          <table:table-cell/>
        </table:table-row>
        <table:table-row table:style-name="ro1">
          <table:table-cell table:formula="of:=[.A757]+10" office:value-type="float" office:value="10560" calcext:value-type="float">
            <text:p>10560</text:p>
          </table:table-cell>
          <table:table-cell table:formula="of:=1/((LN(1/((1023/[.B$1])-1))/[.$A758]) + (1/298.15))" office:value-type="float" office:value="288.772947801816" calcext:value-type="float">
            <text:p>288.7729478018</text:p>
          </table:table-cell>
          <table:table-cell table:formula="of:=1/((LN(1/((1023/[.C$1])-1))/[.$A758]) + (1/298.15))" office:value-type="float" office:value="297.673371928289" calcext:value-type="float">
            <text:p>297.6733719283</text:p>
          </table:table-cell>
          <table:table-cell/>
        </table:table-row>
        <table:table-row table:style-name="ro1">
          <table:table-cell table:formula="of:=[.A758]+10" office:value-type="float" office:value="10570" calcext:value-type="float">
            <text:p>10570</text:p>
          </table:table-cell>
          <table:table-cell table:formula="of:=1/((LN(1/((1023/[.B$1])-1))/[.$A759]) + (1/298.15))" office:value-type="float" office:value="288.781540428846" calcext:value-type="float">
            <text:p>288.7815404288</text:p>
          </table:table-cell>
          <table:table-cell table:formula="of:=1/((LN(1/((1023/[.C$1])-1))/[.$A759]) + (1/298.15))" office:value-type="float" office:value="297.67382213344" calcext:value-type="float">
            <text:p>297.6738221334</text:p>
          </table:table-cell>
          <table:table-cell/>
        </table:table-row>
        <table:table-row table:style-name="ro1">
          <table:table-cell table:formula="of:=[.A759]+10" office:value-type="float" office:value="10580" calcext:value-type="float">
            <text:p>10580</text:p>
          </table:table-cell>
          <table:table-cell table:formula="of:=1/((LN(1/((1023/[.B$1])-1))/[.$A760]) + (1/298.15))" office:value-type="float" office:value="288.790117322648" calcext:value-type="float">
            <text:p>288.7901173226</text:p>
          </table:table-cell>
          <table:table-cell table:formula="of:=1/((LN(1/((1023/[.C$1])-1))/[.$A760]) + (1/298.15))" office:value-type="float" office:value="297.6742714889" calcext:value-type="float">
            <text:p>297.6742714889</text:p>
          </table:table-cell>
          <table:table-cell/>
        </table:table-row>
        <table:table-row table:style-name="ro1">
          <table:table-cell table:formula="of:=[.A760]+10" office:value-type="float" office:value="10590" calcext:value-type="float">
            <text:p>10590</text:p>
          </table:table-cell>
          <table:table-cell table:formula="of:=1/((LN(1/((1023/[.B$1])-1))/[.$A761]) + (1/298.15))" office:value-type="float" office:value="288.798678526396" calcext:value-type="float">
            <text:p>288.7986785264</text:p>
          </table:table-cell>
          <table:table-cell table:formula="of:=1/((LN(1/((1023/[.C$1])-1))/[.$A761]) + (1/298.15))" office:value-type="float" office:value="297.674719997072" calcext:value-type="float">
            <text:p>297.6747199971</text:p>
          </table:table-cell>
          <table:table-cell/>
        </table:table-row>
        <table:table-row table:style-name="ro1">
          <table:table-cell table:formula="of:=[.A761]+10" office:value-type="float" office:value="10600" calcext:value-type="float">
            <text:p>10600</text:p>
          </table:table-cell>
          <table:table-cell table:formula="of:=1/((LN(1/((1023/[.B$1])-1))/[.$A762]) + (1/298.15))" office:value-type="float" office:value="288.807224083104" calcext:value-type="float">
            <text:p>288.8072240831</text:p>
          </table:table-cell>
          <table:table-cell table:formula="of:=1/((LN(1/((1023/[.C$1])-1))/[.$A762]) + (1/298.15))" office:value-type="float" office:value="297.675167660349" calcext:value-type="float">
            <text:p>297.6751676604</text:p>
          </table:table-cell>
          <table:table-cell/>
        </table:table-row>
        <table:table-row table:style-name="ro1">
          <table:table-cell table:formula="of:=[.A762]+10" office:value-type="float" office:value="10610" calcext:value-type="float">
            <text:p>10610</text:p>
          </table:table-cell>
          <table:table-cell table:formula="of:=1/((LN(1/((1023/[.B$1])-1))/[.$A763]) + (1/298.15))" office:value-type="float" office:value="288.815754035628" calcext:value-type="float">
            <text:p>288.8157540356</text:p>
          </table:table-cell>
          <table:table-cell table:formula="of:=1/((LN(1/((1023/[.C$1])-1))/[.$A763]) + (1/298.15))" office:value-type="float" office:value="297.675614481118" calcext:value-type="float">
            <text:p>297.6756144811</text:p>
          </table:table-cell>
          <table:table-cell/>
        </table:table-row>
        <table:table-row table:style-name="ro1">
          <table:table-cell table:formula="of:=[.A763]+10" office:value-type="float" office:value="10620" calcext:value-type="float">
            <text:p>10620</text:p>
          </table:table-cell>
          <table:table-cell table:formula="of:=1/((LN(1/((1023/[.B$1])-1))/[.$A764]) + (1/298.15))" office:value-type="float" office:value="288.82426842667" calcext:value-type="float">
            <text:p>288.8242684267</text:p>
          </table:table-cell>
          <table:table-cell table:formula="of:=1/((LN(1/((1023/[.C$1])-1))/[.$A764]) + (1/298.15))" office:value-type="float" office:value="297.676060461754" calcext:value-type="float">
            <text:p>297.6760604618</text:p>
          </table:table-cell>
          <table:table-cell/>
        </table:table-row>
        <table:table-row table:style-name="ro1">
          <table:table-cell table:formula="of:=[.A764]+10" office:value-type="float" office:value="10630" calcext:value-type="float">
            <text:p>10630</text:p>
          </table:table-cell>
          <table:table-cell table:formula="of:=1/((LN(1/((1023/[.B$1])-1))/[.$A765]) + (1/298.15))" office:value-type="float" office:value="288.832767298775" calcext:value-type="float">
            <text:p>288.8327672988</text:p>
          </table:table-cell>
          <table:table-cell table:formula="of:=1/((LN(1/((1023/[.C$1])-1))/[.$A765]) + (1/298.15))" office:value-type="float" office:value="297.676505604624" calcext:value-type="float">
            <text:p>297.6765056046</text:p>
          </table:table-cell>
          <table:table-cell/>
        </table:table-row>
        <table:table-row table:style-name="ro1">
          <table:table-cell table:formula="of:=[.A765]+10" office:value-type="float" office:value="10640" calcext:value-type="float">
            <text:p>10640</text:p>
          </table:table-cell>
          <table:table-cell table:formula="of:=1/((LN(1/((1023/[.B$1])-1))/[.$A766]) + (1/298.15))" office:value-type="float" office:value="288.841250694334" calcext:value-type="float">
            <text:p>288.8412506943</text:p>
          </table:table-cell>
          <table:table-cell table:formula="of:=1/((LN(1/((1023/[.C$1])-1))/[.$A766]) + (1/298.15))" office:value-type="float" office:value="297.676949912087" calcext:value-type="float">
            <text:p>297.6769499121</text:p>
          </table:table-cell>
          <table:table-cell/>
        </table:table-row>
        <table:table-row table:style-name="ro1">
          <table:table-cell table:formula="of:=[.A766]+10" office:value-type="float" office:value="10650" calcext:value-type="float">
            <text:p>10650</text:p>
          </table:table-cell>
          <table:table-cell table:formula="of:=1/((LN(1/((1023/[.B$1])-1))/[.$A767]) + (1/298.15))" office:value-type="float" office:value="288.849718655582" calcext:value-type="float">
            <text:p>288.8497186556</text:p>
          </table:table-cell>
          <table:table-cell table:formula="of:=1/((LN(1/((1023/[.C$1])-1))/[.$A767]) + (1/298.15))" office:value-type="float" office:value="297.677393386493" calcext:value-type="float">
            <text:p>297.6773933865</text:p>
          </table:table-cell>
          <table:table-cell/>
        </table:table-row>
        <table:table-row table:style-name="ro1">
          <table:table-cell table:formula="of:=[.A767]+10" office:value-type="float" office:value="10660" calcext:value-type="float">
            <text:p>10660</text:p>
          </table:table-cell>
          <table:table-cell table:formula="of:=1/((LN(1/((1023/[.B$1])-1))/[.$A768]) + (1/298.15))" office:value-type="float" office:value="288.858171224601" calcext:value-type="float">
            <text:p>288.8581712246</text:p>
          </table:table-cell>
          <table:table-cell table:formula="of:=1/((LN(1/((1023/[.C$1])-1))/[.$A768]) + (1/298.15))" office:value-type="float" office:value="297.677836030181" calcext:value-type="float">
            <text:p>297.6778360302</text:p>
          </table:table-cell>
          <table:table-cell/>
        </table:table-row>
        <table:table-row table:style-name="ro1">
          <table:table-cell table:formula="of:=[.A768]+10" office:value-type="float" office:value="10670" calcext:value-type="float">
            <text:p>10670</text:p>
          </table:table-cell>
          <table:table-cell table:formula="of:=1/((LN(1/((1023/[.B$1])-1))/[.$A769]) + (1/298.15))" office:value-type="float" office:value="288.866608443322" calcext:value-type="float">
            <text:p>288.8666084433</text:p>
          </table:table-cell>
          <table:table-cell table:formula="of:=1/((LN(1/((1023/[.C$1])-1))/[.$A769]) + (1/298.15))" office:value-type="float" office:value="297.678277845485" calcext:value-type="float">
            <text:p>297.6782778455</text:p>
          </table:table-cell>
          <table:table-cell/>
        </table:table-row>
        <table:table-row table:style-name="ro1">
          <table:table-cell table:formula="of:=[.A769]+10" office:value-type="float" office:value="10680" calcext:value-type="float">
            <text:p>10680</text:p>
          </table:table-cell>
          <table:table-cell table:formula="of:=1/((LN(1/((1023/[.B$1])-1))/[.$A770]) + (1/298.15))" office:value-type="float" office:value="288.875030353521" calcext:value-type="float">
            <text:p>288.8750303535</text:p>
          </table:table-cell>
          <table:table-cell table:formula="of:=1/((LN(1/((1023/[.C$1])-1))/[.$A770]) + (1/298.15))" office:value-type="float" office:value="297.678718834727" calcext:value-type="float">
            <text:p>297.6787188347</text:p>
          </table:table-cell>
          <table:table-cell/>
        </table:table-row>
        <table:table-row table:style-name="ro1">
          <table:table-cell table:formula="of:=[.A770]+10" office:value-type="float" office:value="10690" calcext:value-type="float">
            <text:p>10690</text:p>
          </table:table-cell>
          <table:table-cell table:formula="of:=1/((LN(1/((1023/[.B$1])-1))/[.$A771]) + (1/298.15))" office:value-type="float" office:value="288.883436996825" calcext:value-type="float">
            <text:p>288.8834369968</text:p>
          </table:table-cell>
          <table:table-cell table:formula="of:=1/((LN(1/((1023/[.C$1])-1))/[.$A771]) + (1/298.15))" office:value-type="float" office:value="297.679159000222" calcext:value-type="float">
            <text:p>297.6791590002</text:p>
          </table:table-cell>
          <table:table-cell/>
        </table:table-row>
        <table:table-row table:style-name="ro1">
          <table:table-cell table:formula="of:=[.A771]+10" office:value-type="float" office:value="10700" calcext:value-type="float">
            <text:p>10700</text:p>
          </table:table-cell>
          <table:table-cell table:formula="of:=1/((LN(1/((1023/[.B$1])-1))/[.$A772]) + (1/298.15))" office:value-type="float" office:value="288.891828414709" calcext:value-type="float">
            <text:p>288.8918284147</text:p>
          </table:table-cell>
          <table:table-cell table:formula="of:=1/((LN(1/((1023/[.C$1])-1))/[.$A772]) + (1/298.15))" office:value-type="float" office:value="297.679598344276" calcext:value-type="float">
            <text:p>297.6795983443</text:p>
          </table:table-cell>
          <table:table-cell/>
        </table:table-row>
        <table:table-row table:style-name="ro1">
          <table:table-cell table:formula="of:=[.A772]+10" office:value-type="float" office:value="10710" calcext:value-type="float">
            <text:p>10710</text:p>
          </table:table-cell>
          <table:table-cell table:formula="of:=1/((LN(1/((1023/[.B$1])-1))/[.$A773]) + (1/298.15))" office:value-type="float" office:value="288.900204648499" calcext:value-type="float">
            <text:p>288.9002046485</text:p>
          </table:table-cell>
          <table:table-cell table:formula="of:=1/((LN(1/((1023/[.C$1])-1))/[.$A773]) + (1/298.15))" office:value-type="float" office:value="297.680036869186" calcext:value-type="float">
            <text:p>297.6800368692</text:p>
          </table:table-cell>
          <table:table-cell/>
        </table:table-row>
        <table:table-row table:style-name="ro1">
          <table:table-cell table:formula="of:=[.A773]+10" office:value-type="float" office:value="10720" calcext:value-type="float">
            <text:p>10720</text:p>
          </table:table-cell>
          <table:table-cell table:formula="of:=1/((LN(1/((1023/[.B$1])-1))/[.$A774]) + (1/298.15))" office:value-type="float" office:value="288.908565739369" calcext:value-type="float">
            <text:p>288.9085657394</text:p>
          </table:table-cell>
          <table:table-cell table:formula="of:=1/((LN(1/((1023/[.C$1])-1))/[.$A774]) + (1/298.15))" office:value-type="float" office:value="297.68047457724" calcext:value-type="float">
            <text:p>297.6804745772</text:p>
          </table:table-cell>
          <table:table-cell/>
        </table:table-row>
        <table:table-row table:style-name="ro1">
          <table:table-cell table:formula="of:=[.A774]+10" office:value-type="float" office:value="10730" calcext:value-type="float">
            <text:p>10730</text:p>
          </table:table-cell>
          <table:table-cell table:formula="of:=1/((LN(1/((1023/[.B$1])-1))/[.$A775]) + (1/298.15))" office:value-type="float" office:value="288.916911728346" calcext:value-type="float">
            <text:p>288.9169117283</text:p>
          </table:table-cell>
          <table:table-cell table:formula="of:=1/((LN(1/((1023/[.C$1])-1))/[.$A775]) + (1/298.15))" office:value-type="float" office:value="297.68091147072" calcext:value-type="float">
            <text:p>297.6809114707</text:p>
          </table:table-cell>
          <table:table-cell/>
        </table:table-row>
        <table:table-row table:style-name="ro1">
          <table:table-cell table:formula="of:=[.A775]+10" office:value-type="float" office:value="10740" calcext:value-type="float">
            <text:p>10740</text:p>
          </table:table-cell>
          <table:table-cell table:formula="of:=1/((LN(1/((1023/[.B$1])-1))/[.$A776]) + (1/298.15))" office:value-type="float" office:value="288.925242656311" calcext:value-type="float">
            <text:p>288.9252426563</text:p>
          </table:table-cell>
          <table:table-cell table:formula="of:=1/((LN(1/((1023/[.C$1])-1))/[.$A776]) + (1/298.15))" office:value-type="float" office:value="297.681347551897" calcext:value-type="float">
            <text:p>297.6813475519</text:p>
          </table:table-cell>
          <table:table-cell/>
        </table:table-row>
        <table:table-row table:style-name="ro1">
          <table:table-cell table:formula="of:=[.A776]+10" office:value-type="float" office:value="10750" calcext:value-type="float">
            <text:p>10750</text:p>
          </table:table-cell>
          <table:table-cell table:formula="of:=1/((LN(1/((1023/[.B$1])-1))/[.$A777]) + (1/298.15))" office:value-type="float" office:value="288.933558563993" calcext:value-type="float">
            <text:p>288.933558564</text:p>
          </table:table-cell>
          <table:table-cell table:formula="of:=1/((LN(1/((1023/[.C$1])-1))/[.$A777]) + (1/298.15))" office:value-type="float" office:value="297.681782823034" calcext:value-type="float">
            <text:p>297.681782823</text:p>
          </table:table-cell>
          <table:table-cell/>
        </table:table-row>
        <table:table-row table:style-name="ro1">
          <table:table-cell table:formula="of:=[.A777]+10" office:value-type="float" office:value="10760" calcext:value-type="float">
            <text:p>10760</text:p>
          </table:table-cell>
          <table:table-cell table:formula="of:=1/((LN(1/((1023/[.B$1])-1))/[.$A778]) + (1/298.15))" office:value-type="float" office:value="288.941859491978" calcext:value-type="float">
            <text:p>288.941859492</text:p>
          </table:table-cell>
          <table:table-cell table:formula="of:=1/((LN(1/((1023/[.C$1])-1))/[.$A778]) + (1/298.15))" office:value-type="float" office:value="297.682217286387" calcext:value-type="float">
            <text:p>297.6822172864</text:p>
          </table:table-cell>
          <table:table-cell/>
        </table:table-row>
        <table:table-row table:style-name="ro1">
          <table:table-cell table:formula="of:=[.A778]+10" office:value-type="float" office:value="10770" calcext:value-type="float">
            <text:p>10770</text:p>
          </table:table-cell>
          <table:table-cell table:formula="of:=1/((LN(1/((1023/[.B$1])-1))/[.$A779]) + (1/298.15))" office:value-type="float" office:value="288.950145480705" calcext:value-type="float">
            <text:p>288.9501454807</text:p>
          </table:table-cell>
          <table:table-cell table:formula="of:=1/((LN(1/((1023/[.C$1])-1))/[.$A779]) + (1/298.15))" office:value-type="float" office:value="297.682650944201" calcext:value-type="float">
            <text:p>297.6826509442</text:p>
          </table:table-cell>
          <table:table-cell/>
        </table:table-row>
        <table:table-row table:style-name="ro1">
          <table:table-cell table:formula="of:=[.A779]+10" office:value-type="float" office:value="10780" calcext:value-type="float">
            <text:p>10780</text:p>
          </table:table-cell>
          <table:table-cell table:formula="of:=1/((LN(1/((1023/[.B$1])-1))/[.$A780]) + (1/298.15))" office:value-type="float" office:value="288.958416570467" calcext:value-type="float">
            <text:p>288.9584165705</text:p>
          </table:table-cell>
          <table:table-cell table:formula="of:=1/((LN(1/((1023/[.C$1])-1))/[.$A780]) + (1/298.15))" office:value-type="float" office:value="297.683083798715" calcext:value-type="float">
            <text:p>297.6830837987</text:p>
          </table:table-cell>
          <table:table-cell/>
        </table:table-row>
        <table:table-row table:style-name="ro1">
          <table:table-cell table:formula="of:=[.A780]+10" office:value-type="float" office:value="10790" calcext:value-type="float">
            <text:p>10790</text:p>
          </table:table-cell>
          <table:table-cell table:formula="of:=1/((LN(1/((1023/[.B$1])-1))/[.$A781]) + (1/298.15))" office:value-type="float" office:value="288.966672801412" calcext:value-type="float">
            <text:p>288.9666728014</text:p>
          </table:table-cell>
          <table:table-cell table:formula="of:=1/((LN(1/((1023/[.C$1])-1))/[.$A781]) + (1/298.15))" office:value-type="float" office:value="297.683515852159" calcext:value-type="float">
            <text:p>297.6835158522</text:p>
          </table:table-cell>
          <table:table-cell/>
        </table:table-row>
        <table:table-row table:style-name="ro1">
          <table:table-cell table:formula="of:=[.A781]+10" office:value-type="float" office:value="10800" calcext:value-type="float">
            <text:p>10800</text:p>
          </table:table-cell>
          <table:table-cell table:formula="of:=1/((LN(1/((1023/[.B$1])-1))/[.$A782]) + (1/298.15))" office:value-type="float" office:value="288.974914213544" calcext:value-type="float">
            <text:p>288.9749142135</text:p>
          </table:table-cell>
          <table:table-cell table:formula="of:=1/((LN(1/((1023/[.C$1])-1))/[.$A782]) + (1/298.15))" office:value-type="float" office:value="297.683947106755" calcext:value-type="float">
            <text:p>297.6839471068</text:p>
          </table:table-cell>
          <table:table-cell/>
        </table:table-row>
        <table:table-row table:style-name="ro1">
          <table:table-cell table:formula="of:=[.A782]+10" office:value-type="float" office:value="10810" calcext:value-type="float">
            <text:p>10810</text:p>
          </table:table-cell>
          <table:table-cell table:formula="of:=1/((LN(1/((1023/[.B$1])-1))/[.$A783]) + (1/298.15))" office:value-type="float" office:value="288.983140846724" calcext:value-type="float">
            <text:p>288.9831408467</text:p>
          </table:table-cell>
          <table:table-cell table:formula="of:=1/((LN(1/((1023/[.C$1])-1))/[.$A783]) + (1/298.15))" office:value-type="float" office:value="297.684377564717" calcext:value-type="float">
            <text:p>297.6843775647</text:p>
          </table:table-cell>
          <table:table-cell/>
        </table:table-row>
        <table:table-row table:style-name="ro1">
          <table:table-cell table:formula="of:=[.A783]+10" office:value-type="float" office:value="10820" calcext:value-type="float">
            <text:p>10820</text:p>
          </table:table-cell>
          <table:table-cell table:formula="of:=1/((LN(1/((1023/[.B$1])-1))/[.$A784]) + (1/298.15))" office:value-type="float" office:value="288.991352740672" calcext:value-type="float">
            <text:p>288.9913527407</text:p>
          </table:table-cell>
          <table:table-cell table:formula="of:=1/((LN(1/((1023/[.C$1])-1))/[.$A784]) + (1/298.15))" office:value-type="float" office:value="297.684807228248" calcext:value-type="float">
            <text:p>297.6848072282</text:p>
          </table:table-cell>
          <table:table-cell/>
        </table:table-row>
        <table:table-row table:style-name="ro1">
          <table:table-cell table:formula="of:=[.A784]+10" office:value-type="float" office:value="10830" calcext:value-type="float">
            <text:p>10830</text:p>
          </table:table-cell>
          <table:table-cell table:formula="of:=1/((LN(1/((1023/[.B$1])-1))/[.$A785]) + (1/298.15))" office:value-type="float" office:value="288.999549934961" calcext:value-type="float">
            <text:p>288.999549935</text:p>
          </table:table-cell>
          <table:table-cell table:formula="of:=1/((LN(1/((1023/[.C$1])-1))/[.$A785]) + (1/298.15))" office:value-type="float" office:value="297.685236099548" calcext:value-type="float">
            <text:p>297.6852360995</text:p>
          </table:table-cell>
          <table:table-cell/>
        </table:table-row>
        <table:table-row table:style-name="ro1">
          <table:table-cell table:formula="of:=[.A785]+10" office:value-type="float" office:value="10840" calcext:value-type="float">
            <text:p>10840</text:p>
          </table:table-cell>
          <table:table-cell table:formula="of:=1/((LN(1/((1023/[.B$1])-1))/[.$A786]) + (1/298.15))" office:value-type="float" office:value="289.007732469027" calcext:value-type="float">
            <text:p>289.007732469</text:p>
          </table:table-cell>
          <table:table-cell table:formula="of:=1/((LN(1/((1023/[.C$1])-1))/[.$A786]) + (1/298.15))" office:value-type="float" office:value="297.685664180804" calcext:value-type="float">
            <text:p>297.6856641808</text:p>
          </table:table-cell>
          <table:table-cell/>
        </table:table-row>
        <table:table-row table:style-name="ro1">
          <table:table-cell table:formula="of:=[.A786]+10" office:value-type="float" office:value="10850" calcext:value-type="float">
            <text:p>10850</text:p>
          </table:table-cell>
          <table:table-cell table:formula="of:=1/((LN(1/((1023/[.B$1])-1))/[.$A787]) + (1/298.15))" office:value-type="float" office:value="289.015900382162" calcext:value-type="float">
            <text:p>289.0159003822</text:p>
          </table:table-cell>
          <table:table-cell table:formula="of:=1/((LN(1/((1023/[.C$1])-1))/[.$A787]) + (1/298.15))" office:value-type="float" office:value="297.686091474198" calcext:value-type="float">
            <text:p>297.6860914742</text:p>
          </table:table-cell>
          <table:table-cell/>
        </table:table-row>
        <table:table-row table:style-name="ro1">
          <table:table-cell table:formula="of:=[.A787]+10" office:value-type="float" office:value="10860" calcext:value-type="float">
            <text:p>10860</text:p>
          </table:table-cell>
          <table:table-cell table:formula="of:=1/((LN(1/((1023/[.B$1])-1))/[.$A788]) + (1/298.15))" office:value-type="float" office:value="289.024053713521" calcext:value-type="float">
            <text:p>289.0240537135</text:p>
          </table:table-cell>
          <table:table-cell table:formula="of:=1/((LN(1/((1023/[.C$1])-1))/[.$A788]) + (1/298.15))" office:value-type="float" office:value="297.686517981903" calcext:value-type="float">
            <text:p>297.6865179819</text:p>
          </table:table-cell>
          <table:table-cell/>
        </table:table-row>
        <table:table-row table:style-name="ro1">
          <table:table-cell table:formula="of:=[.A788]+10" office:value-type="float" office:value="10870" calcext:value-type="float">
            <text:p>10870</text:p>
          </table:table-cell>
          <table:table-cell table:formula="of:=1/((LN(1/((1023/[.B$1])-1))/[.$A789]) + (1/298.15))" office:value-type="float" office:value="289.032192502115" calcext:value-type="float">
            <text:p>289.0321925021</text:p>
          </table:table-cell>
          <table:table-cell table:formula="of:=1/((LN(1/((1023/[.C$1])-1))/[.$A789]) + (1/298.15))" office:value-type="float" office:value="297.686943706084" calcext:value-type="float">
            <text:p>297.6869437061</text:p>
          </table:table-cell>
          <table:table-cell/>
        </table:table-row>
        <table:table-row table:style-name="ro1">
          <table:table-cell table:formula="of:=[.A789]+10" office:value-type="float" office:value="10880" calcext:value-type="float">
            <text:p>10880</text:p>
          </table:table-cell>
          <table:table-cell table:formula="of:=1/((LN(1/((1023/[.B$1])-1))/[.$A790]) + (1/298.15))" office:value-type="float" office:value="289.040316786821" calcext:value-type="float">
            <text:p>289.0403167868</text:p>
          </table:table-cell>
          <table:table-cell table:formula="of:=1/((LN(1/((1023/[.C$1])-1))/[.$A790]) + (1/298.15))" office:value-type="float" office:value="297.687368648899" calcext:value-type="float">
            <text:p>297.6873686489</text:p>
          </table:table-cell>
          <table:table-cell/>
        </table:table-row>
        <table:table-row table:style-name="ro1">
          <table:table-cell table:formula="of:=[.A790]+10" office:value-type="float" office:value="10890" calcext:value-type="float">
            <text:p>10890</text:p>
          </table:table-cell>
          <table:table-cell table:formula="of:=1/((LN(1/((1023/[.B$1])-1))/[.$A791]) + (1/298.15))" office:value-type="float" office:value="289.048426606373" calcext:value-type="float">
            <text:p>289.0484266064</text:p>
          </table:table-cell>
          <table:table-cell table:formula="of:=1/((LN(1/((1023/[.C$1])-1))/[.$A791]) + (1/298.15))" office:value-type="float" office:value="297.687792812495" calcext:value-type="float">
            <text:p>297.6877928125</text:p>
          </table:table-cell>
          <table:table-cell/>
        </table:table-row>
        <table:table-row table:style-name="ro1">
          <table:table-cell table:formula="of:=[.A791]+10" office:value-type="float" office:value="10900" calcext:value-type="float">
            <text:p>10900</text:p>
          </table:table-cell>
          <table:table-cell table:formula="of:=1/((LN(1/((1023/[.B$1])-1))/[.$A792]) + (1/298.15))" office:value-type="float" office:value="289.056521999369" calcext:value-type="float">
            <text:p>289.0565219994</text:p>
          </table:table-cell>
          <table:table-cell table:formula="of:=1/((LN(1/((1023/[.C$1])-1))/[.$A792]) + (1/298.15))" office:value-type="float" office:value="297.688216199015" calcext:value-type="float">
            <text:p>297.688216199</text:p>
          </table:table-cell>
          <table:table-cell/>
        </table:table-row>
        <table:table-row table:style-name="ro1">
          <table:table-cell table:formula="of:=[.A792]+10" office:value-type="float" office:value="10910" calcext:value-type="float">
            <text:p>10910</text:p>
          </table:table-cell>
          <table:table-cell table:formula="of:=1/((LN(1/((1023/[.B$1])-1))/[.$A793]) + (1/298.15))" office:value-type="float" office:value="289.064603004271" calcext:value-type="float">
            <text:p>289.0646030043</text:p>
          </table:table-cell>
          <table:table-cell table:formula="of:=1/((LN(1/((1023/[.C$1])-1))/[.$A793]) + (1/298.15))" office:value-type="float" office:value="297.688638810592" calcext:value-type="float">
            <text:p>297.6886388106</text:p>
          </table:table-cell>
          <table:table-cell/>
        </table:table-row>
        <table:table-row table:style-name="ro1">
          <table:table-cell table:formula="of:=[.A793]+10" office:value-type="float" office:value="10920" calcext:value-type="float">
            <text:p>10920</text:p>
          </table:table-cell>
          <table:table-cell table:formula="of:=1/((LN(1/((1023/[.B$1])-1))/[.$A794]) + (1/298.15))" office:value-type="float" office:value="289.072669659403" calcext:value-type="float">
            <text:p>289.0726696594</text:p>
          </table:table-cell>
          <table:table-cell table:formula="of:=1/((LN(1/((1023/[.C$1])-1))/[.$A794]) + (1/298.15))" office:value-type="float" office:value="297.689060649352" calcext:value-type="float">
            <text:p>297.6890606494</text:p>
          </table:table-cell>
          <table:table-cell/>
        </table:table-row>
        <table:table-row table:style-name="ro1">
          <table:table-cell table:formula="of:=[.A794]+10" office:value-type="float" office:value="10930" calcext:value-type="float">
            <text:p>10930</text:p>
          </table:table-cell>
          <table:table-cell table:formula="of:=1/((LN(1/((1023/[.B$1])-1))/[.$A795]) + (1/298.15))" office:value-type="float" office:value="289.080722002953" calcext:value-type="float">
            <text:p>289.080722003</text:p>
          </table:table-cell>
          <table:table-cell table:formula="of:=1/((LN(1/((1023/[.C$1])-1))/[.$A795]) + (1/298.15))" office:value-type="float" office:value="297.689481717413" calcext:value-type="float">
            <text:p>297.6894817174</text:p>
          </table:table-cell>
          <table:table-cell/>
        </table:table-row>
        <table:table-row table:style-name="ro1">
          <table:table-cell table:formula="of:=[.A795]+10" office:value-type="float" office:value="10940" calcext:value-type="float">
            <text:p>10940</text:p>
          </table:table-cell>
          <table:table-cell table:formula="of:=1/((LN(1/((1023/[.B$1])-1))/[.$A796]) + (1/298.15))" office:value-type="float" office:value="289.088760072974" calcext:value-type="float">
            <text:p>289.088760073</text:p>
          </table:table-cell>
          <table:table-cell table:formula="of:=1/((LN(1/((1023/[.C$1])-1))/[.$A796]) + (1/298.15))" office:value-type="float" office:value="297.689902016884" calcext:value-type="float">
            <text:p>297.6899020169</text:p>
          </table:table-cell>
          <table:table-cell/>
        </table:table-row>
        <table:table-row table:style-name="ro1">
          <table:table-cell table:formula="of:=[.A796]+10" office:value-type="float" office:value="10950" calcext:value-type="float">
            <text:p>10950</text:p>
          </table:table-cell>
          <table:table-cell table:formula="of:=1/((LN(1/((1023/[.B$1])-1))/[.$A797]) + (1/298.15))" office:value-type="float" office:value="289.096783907384" calcext:value-type="float">
            <text:p>289.0967839074</text:p>
          </table:table-cell>
          <table:table-cell table:formula="of:=1/((LN(1/((1023/[.C$1])-1))/[.$A797]) + (1/298.15))" office:value-type="float" office:value="297.690321549869" calcext:value-type="float">
            <text:p>297.6903215499</text:p>
          </table:table-cell>
          <table:table-cell/>
        </table:table-row>
        <table:table-row table:style-name="ro1">
          <table:table-cell table:formula="of:=[.A797]+10" office:value-type="float" office:value="10960" calcext:value-type="float">
            <text:p>10960</text:p>
          </table:table-cell>
          <table:table-cell table:formula="of:=1/((LN(1/((1023/[.B$1])-1))/[.$A798]) + (1/298.15))" office:value-type="float" office:value="289.104793543967" calcext:value-type="float">
            <text:p>289.104793544</text:p>
          </table:table-cell>
          <table:table-cell table:formula="of:=1/((LN(1/((1023/[.C$1])-1))/[.$A798]) + (1/298.15))" office:value-type="float" office:value="297.690740318462" calcext:value-type="float">
            <text:p>297.6907403185</text:p>
          </table:table-cell>
          <table:table-cell/>
        </table:table-row>
        <table:table-row table:style-name="ro1">
          <table:table-cell table:formula="of:=[.A798]+10" office:value-type="float" office:value="10970" calcext:value-type="float">
            <text:p>10970</text:p>
          </table:table-cell>
          <table:table-cell table:formula="of:=1/((LN(1/((1023/[.B$1])-1))/[.$A799]) + (1/298.15))" office:value-type="float" office:value="289.112789020373" calcext:value-type="float">
            <text:p>289.1127890204</text:p>
          </table:table-cell>
          <table:table-cell table:formula="of:=1/((LN(1/((1023/[.C$1])-1))/[.$A799]) + (1/298.15))" office:value-type="float" office:value="297.69115832475" calcext:value-type="float">
            <text:p>297.6911583248</text:p>
          </table:table-cell>
          <table:table-cell/>
        </table:table-row>
        <table:table-row table:style-name="ro1">
          <table:table-cell table:formula="of:=[.A799]+10" office:value-type="float" office:value="10980" calcext:value-type="float">
            <text:p>10980</text:p>
          </table:table-cell>
          <table:table-cell table:formula="of:=1/((LN(1/((1023/[.B$1])-1))/[.$A800]) + (1/298.15))" office:value-type="float" office:value="289.12077037412" calcext:value-type="float">
            <text:p>289.1207703741</text:p>
          </table:table-cell>
          <table:table-cell table:formula="of:=1/((LN(1/((1023/[.C$1])-1))/[.$A800]) + (1/298.15))" office:value-type="float" office:value="297.691575570813" calcext:value-type="float">
            <text:p>297.6915755708</text:p>
          </table:table-cell>
          <table:table-cell/>
        </table:table-row>
        <table:table-row table:style-name="ro1">
          <table:table-cell table:formula="of:=[.A800]+10" office:value-type="float" office:value="10990" calcext:value-type="float">
            <text:p>10990</text:p>
          </table:table-cell>
          <table:table-cell table:formula="of:=1/((LN(1/((1023/[.B$1])-1))/[.$A801]) + (1/298.15))" office:value-type="float" office:value="289.128737642593" calcext:value-type="float">
            <text:p>289.1287376426</text:p>
          </table:table-cell>
          <table:table-cell table:formula="of:=1/((LN(1/((1023/[.C$1])-1))/[.$A801]) + (1/298.15))" office:value-type="float" office:value="297.691992058723" calcext:value-type="float">
            <text:p>297.6919920587</text:p>
          </table:table-cell>
          <table:table-cell/>
        </table:table-row>
        <table:table-row table:style-name="ro1">
          <table:table-cell table:formula="of:=[.A801]+10" office:value-type="float" office:value="11000" calcext:value-type="float">
            <text:p>11000</text:p>
          </table:table-cell>
          <table:table-cell table:formula="of:=1/((LN(1/((1023/[.B$1])-1))/[.$A802]) + (1/298.15))" office:value-type="float" office:value="289.136690863045" calcext:value-type="float">
            <text:p>289.136690863</text:p>
          </table:table-cell>
          <table:table-cell table:formula="of:=1/((LN(1/((1023/[.C$1])-1))/[.$A802]) + (1/298.15))" office:value-type="float" office:value="297.692407790545" calcext:value-type="float">
            <text:p>297.6924077905</text:p>
          </table:table-cell>
          <table:table-cell/>
        </table:table-row>
        <table:table-row table:style-name="ro1">
          <table:table-cell table:formula="of:=[.A802]+10" office:value-type="float" office:value="11010" calcext:value-type="float">
            <text:p>11010</text:p>
          </table:table-cell>
          <table:table-cell table:formula="of:=1/((LN(1/((1023/[.B$1])-1))/[.$A803]) + (1/298.15))" office:value-type="float" office:value="289.144630072597" calcext:value-type="float">
            <text:p>289.1446300726</text:p>
          </table:table-cell>
          <table:table-cell table:formula="of:=1/((LN(1/((1023/[.C$1])-1))/[.$A803]) + (1/298.15))" office:value-type="float" office:value="297.692822768335" calcext:value-type="float">
            <text:p>297.6928227683</text:p>
          </table:table-cell>
          <table:table-cell/>
        </table:table-row>
        <table:table-row table:style-name="ro1">
          <table:table-cell table:formula="of:=[.A803]+10" office:value-type="float" office:value="11020" calcext:value-type="float">
            <text:p>11020</text:p>
          </table:table-cell>
          <table:table-cell table:formula="of:=1/((LN(1/((1023/[.B$1])-1))/[.$A804]) + (1/298.15))" office:value-type="float" office:value="289.152555308241" calcext:value-type="float">
            <text:p>289.1525553082</text:p>
          </table:table-cell>
          <table:table-cell table:formula="of:=1/((LN(1/((1023/[.C$1])-1))/[.$A804]) + (1/298.15))" office:value-type="float" office:value="297.693236994143" calcext:value-type="float">
            <text:p>297.6932369941</text:p>
          </table:table-cell>
          <table:table-cell/>
        </table:table-row>
        <table:table-row table:style-name="ro1">
          <table:table-cell table:formula="of:=[.A804]+10" office:value-type="float" office:value="11030" calcext:value-type="float">
            <text:p>11030</text:p>
          </table:table-cell>
          <table:table-cell table:formula="of:=1/((LN(1/((1023/[.B$1])-1))/[.$A805]) + (1/298.15))" office:value-type="float" office:value="289.160466606838" calcext:value-type="float">
            <text:p>289.1604666068</text:p>
          </table:table-cell>
          <table:table-cell table:formula="of:=1/((LN(1/((1023/[.C$1])-1))/[.$A805]) + (1/298.15))" office:value-type="float" office:value="297.693650470011" calcext:value-type="float">
            <text:p>297.69365047</text:p>
          </table:table-cell>
          <table:table-cell/>
        </table:table-row>
        <table:table-row table:style-name="ro1">
          <table:table-cell table:formula="of:=[.A805]+10" office:value-type="float" office:value="11040" calcext:value-type="float">
            <text:p>11040</text:p>
          </table:table-cell>
          <table:table-cell table:formula="of:=1/((LN(1/((1023/[.B$1])-1))/[.$A806]) + (1/298.15))" office:value-type="float" office:value="289.168364005119" calcext:value-type="float">
            <text:p>289.1683640051</text:p>
          </table:table-cell>
          <table:table-cell table:formula="of:=1/((LN(1/((1023/[.C$1])-1))/[.$A806]) + (1/298.15))" office:value-type="float" office:value="297.694063197974" calcext:value-type="float">
            <text:p>297.694063198</text:p>
          </table:table-cell>
          <table:table-cell/>
        </table:table-row>
        <table:table-row table:style-name="ro1">
          <table:table-cell table:formula="of:=[.A806]+10" office:value-type="float" office:value="11050" calcext:value-type="float">
            <text:p>11050</text:p>
          </table:table-cell>
          <table:table-cell table:formula="of:=1/((LN(1/((1023/[.B$1])-1))/[.$A807]) + (1/298.15))" office:value-type="float" office:value="289.176247539687" calcext:value-type="float">
            <text:p>289.1762475397</text:p>
          </table:table-cell>
          <table:table-cell table:formula="of:=1/((LN(1/((1023/[.C$1])-1))/[.$A807]) + (1/298.15))" office:value-type="float" office:value="297.69447518006" calcext:value-type="float">
            <text:p>297.6944751801</text:p>
          </table:table-cell>
          <table:table-cell/>
        </table:table-row>
        <table:table-row table:style-name="ro1">
          <table:table-cell table:formula="of:=[.A807]+10" office:value-type="float" office:value="11060" calcext:value-type="float">
            <text:p>11060</text:p>
          </table:table-cell>
          <table:table-cell table:formula="of:=1/((LN(1/((1023/[.B$1])-1))/[.$A808]) + (1/298.15))" office:value-type="float" office:value="289.184117247016" calcext:value-type="float">
            <text:p>289.184117247</text:p>
          </table:table-cell>
          <table:table-cell table:formula="of:=1/((LN(1/((1023/[.C$1])-1))/[.$A808]) + (1/298.15))" office:value-type="float" office:value="297.694886418288" calcext:value-type="float">
            <text:p>297.6948864183</text:p>
          </table:table-cell>
          <table:table-cell/>
        </table:table-row>
        <table:table-row table:style-name="ro1">
          <table:table-cell table:formula="of:=[.A808]+10" office:value-type="float" office:value="11070" calcext:value-type="float">
            <text:p>11070</text:p>
          </table:table-cell>
          <table:table-cell table:formula="of:=1/((LN(1/((1023/[.B$1])-1))/[.$A809]) + (1/298.15))" office:value-type="float" office:value="289.191973163453" calcext:value-type="float">
            <text:p>289.1919731635</text:p>
          </table:table-cell>
          <table:table-cell table:formula="of:=1/((LN(1/((1023/[.C$1])-1))/[.$A809]) + (1/298.15))" office:value-type="float" office:value="297.695296914671" calcext:value-type="float">
            <text:p>297.6952969147</text:p>
          </table:table-cell>
          <table:table-cell/>
        </table:table-row>
        <table:table-row table:style-name="ro1">
          <table:table-cell table:formula="of:=[.A809]+10" office:value-type="float" office:value="11080" calcext:value-type="float">
            <text:p>11080</text:p>
          </table:table-cell>
          <table:table-cell table:formula="of:=1/((LN(1/((1023/[.B$1])-1))/[.$A810]) + (1/298.15))" office:value-type="float" office:value="289.199815325216" calcext:value-type="float">
            <text:p>289.1998153252</text:p>
          </table:table-cell>
          <table:table-cell table:formula="of:=1/((LN(1/((1023/[.C$1])-1))/[.$A810]) + (1/298.15))" office:value-type="float" office:value="297.695706671215" calcext:value-type="float">
            <text:p>297.6957066712</text:p>
          </table:table-cell>
          <table:table-cell/>
        </table:table-row>
        <table:table-row table:style-name="ro1">
          <table:table-cell table:formula="of:=[.A810]+10" office:value-type="float" office:value="11090" calcext:value-type="float">
            <text:p>11090</text:p>
          </table:table-cell>
          <table:table-cell table:formula="of:=1/((LN(1/((1023/[.B$1])-1))/[.$A811]) + (1/298.15))" office:value-type="float" office:value="289.207643768397" calcext:value-type="float">
            <text:p>289.2076437684</text:p>
          </table:table-cell>
          <table:table-cell table:formula="of:=1/((LN(1/((1023/[.C$1])-1))/[.$A811]) + (1/298.15))" office:value-type="float" office:value="297.696115689919" calcext:value-type="float">
            <text:p>297.6961156899</text:p>
          </table:table-cell>
          <table:table-cell/>
        </table:table-row>
        <table:table-row table:style-name="ro1">
          <table:table-cell table:formula="of:=[.A811]+10" office:value-type="float" office:value="11100" calcext:value-type="float">
            <text:p>11100</text:p>
          </table:table-cell>
          <table:table-cell table:formula="of:=1/((LN(1/((1023/[.B$1])-1))/[.$A812]) + (1/298.15))" office:value-type="float" office:value="289.215458528964" calcext:value-type="float">
            <text:p>289.215458529</text:p>
          </table:table-cell>
          <table:table-cell table:formula="of:=1/((LN(1/((1023/[.C$1])-1))/[.$A812]) + (1/298.15))" office:value-type="float" office:value="297.696523972772" calcext:value-type="float">
            <text:p>297.6965239728</text:p>
          </table:table-cell>
          <table:table-cell/>
        </table:table-row>
        <table:table-row table:style-name="ro1">
          <table:table-cell table:formula="of:=[.A812]+10" office:value-type="float" office:value="11110" calcext:value-type="float">
            <text:p>11110</text:p>
          </table:table-cell>
          <table:table-cell table:formula="of:=1/((LN(1/((1023/[.B$1])-1))/[.$A813]) + (1/298.15))" office:value-type="float" office:value="289.223259642756" calcext:value-type="float">
            <text:p>289.2232596428</text:p>
          </table:table-cell>
          <table:table-cell table:formula="of:=1/((LN(1/((1023/[.C$1])-1))/[.$A813]) + (1/298.15))" office:value-type="float" office:value="297.69693152176" calcext:value-type="float">
            <text:p>297.6969315218</text:p>
          </table:table-cell>
          <table:table-cell/>
        </table:table-row>
        <table:table-row table:style-name="ro1">
          <table:table-cell table:formula="of:=[.A813]+10" office:value-type="float" office:value="11120" calcext:value-type="float">
            <text:p>11120</text:p>
          </table:table-cell>
          <table:table-cell table:formula="of:=1/((LN(1/((1023/[.B$1])-1))/[.$A814]) + (1/298.15))" office:value-type="float" office:value="289.231047145489" calcext:value-type="float">
            <text:p>289.2310471455</text:p>
          </table:table-cell>
          <table:table-cell table:formula="of:=1/((LN(1/((1023/[.C$1])-1))/[.$A814]) + (1/298.15))" office:value-type="float" office:value="297.697338338859" calcext:value-type="float">
            <text:p>297.6973383389</text:p>
          </table:table-cell>
          <table:table-cell/>
        </table:table-row>
        <table:table-row table:style-name="ro1">
          <table:table-cell table:formula="of:=[.A814]+10" office:value-type="float" office:value="11130" calcext:value-type="float">
            <text:p>11130</text:p>
          </table:table-cell>
          <table:table-cell table:formula="of:=1/((LN(1/((1023/[.B$1])-1))/[.$A815]) + (1/298.15))" office:value-type="float" office:value="289.238821072754" calcext:value-type="float">
            <text:p>289.2388210728</text:p>
          </table:table-cell>
          <table:table-cell table:formula="of:=1/((LN(1/((1023/[.C$1])-1))/[.$A815]) + (1/298.15))" office:value-type="float" office:value="297.697744426039" calcext:value-type="float">
            <text:p>297.697744426</text:p>
          </table:table-cell>
          <table:table-cell/>
        </table:table-row>
        <table:table-row table:style-name="ro1">
          <table:table-cell table:formula="of:=[.A815]+10" office:value-type="float" office:value="11140" calcext:value-type="float">
            <text:p>11140</text:p>
          </table:table-cell>
          <table:table-cell table:formula="of:=1/((LN(1/((1023/[.B$1])-1))/[.$A816]) + (1/298.15))" office:value-type="float" office:value="289.246581460018" calcext:value-type="float">
            <text:p>289.24658146</text:p>
          </table:table-cell>
          <table:table-cell table:formula="of:=1/((LN(1/((1023/[.C$1])-1))/[.$A816]) + (1/298.15))" office:value-type="float" office:value="297.698149785262" calcext:value-type="float">
            <text:p>297.6981497853</text:p>
          </table:table-cell>
          <table:table-cell/>
        </table:table-row>
        <table:table-row table:style-name="ro1">
          <table:table-cell table:formula="of:=[.A816]+10" office:value-type="float" office:value="11150" calcext:value-type="float">
            <text:p>11150</text:p>
          </table:table-cell>
          <table:table-cell table:formula="of:=1/((LN(1/((1023/[.B$1])-1))/[.$A817]) + (1/298.15))" office:value-type="float" office:value="289.254328342624" calcext:value-type="float">
            <text:p>289.2543283426</text:p>
          </table:table-cell>
          <table:table-cell table:formula="of:=1/((LN(1/((1023/[.C$1])-1))/[.$A817]) + (1/298.15))" office:value-type="float" office:value="297.698554418484" calcext:value-type="float">
            <text:p>297.6985544185</text:p>
          </table:table-cell>
          <table:table-cell/>
        </table:table-row>
        <table:table-row table:style-name="ro1">
          <table:table-cell table:formula="of:=[.A817]+10" office:value-type="float" office:value="11160" calcext:value-type="float">
            <text:p>11160</text:p>
          </table:table-cell>
          <table:table-cell table:formula="of:=1/((LN(1/((1023/[.B$1])-1))/[.$A818]) + (1/298.15))" office:value-type="float" office:value="289.262061755794" calcext:value-type="float">
            <text:p>289.2620617558</text:p>
          </table:table-cell>
          <table:table-cell table:formula="of:=1/((LN(1/((1023/[.C$1])-1))/[.$A818]) + (1/298.15))" office:value-type="float" office:value="297.698958327655" calcext:value-type="float">
            <text:p>297.6989583277</text:p>
          </table:table-cell>
          <table:table-cell/>
        </table:table-row>
        <table:table-row table:style-name="ro1">
          <table:table-cell table:formula="of:=[.A818]+10" office:value-type="float" office:value="11170" calcext:value-type="float">
            <text:p>11170</text:p>
          </table:table-cell>
          <table:table-cell table:formula="of:=1/((LN(1/((1023/[.B$1])-1))/[.$A819]) + (1/298.15))" office:value-type="float" office:value="289.269781734625" calcext:value-type="float">
            <text:p>289.2697817346</text:p>
          </table:table-cell>
          <table:table-cell table:formula="of:=1/((LN(1/((1023/[.C$1])-1))/[.$A819]) + (1/298.15))" office:value-type="float" office:value="297.699361514715" calcext:value-type="float">
            <text:p>297.6993615147</text:p>
          </table:table-cell>
          <table:table-cell/>
        </table:table-row>
        <table:table-row table:style-name="ro1">
          <table:table-cell table:formula="of:=[.A819]+10" office:value-type="float" office:value="11180" calcext:value-type="float">
            <text:p>11180</text:p>
          </table:table-cell>
          <table:table-cell table:formula="of:=1/((LN(1/((1023/[.B$1])-1))/[.$A820]) + (1/298.15))" office:value-type="float" office:value="289.277488314093" calcext:value-type="float">
            <text:p>289.2774883141</text:p>
          </table:table-cell>
          <table:table-cell table:formula="of:=1/((LN(1/((1023/[.C$1])-1))/[.$A820]) + (1/298.15))" office:value-type="float" office:value="297.699763981599" calcext:value-type="float">
            <text:p>297.6997639816</text:p>
          </table:table-cell>
          <table:table-cell/>
        </table:table-row>
        <table:table-row table:style-name="ro1">
          <table:table-cell table:formula="of:=[.A820]+10" office:value-type="float" office:value="11190" calcext:value-type="float">
            <text:p>11190</text:p>
          </table:table-cell>
          <table:table-cell table:formula="of:=1/((LN(1/((1023/[.B$1])-1))/[.$A821]) + (1/298.15))" office:value-type="float" office:value="289.285181529055" calcext:value-type="float">
            <text:p>289.2851815291</text:p>
          </table:table-cell>
          <table:table-cell table:formula="of:=1/((LN(1/((1023/[.C$1])-1))/[.$A821]) + (1/298.15))" office:value-type="float" office:value="297.700165730235" calcext:value-type="float">
            <text:p>297.7001657302</text:p>
          </table:table-cell>
          <table:table-cell/>
        </table:table-row>
        <table:table-row table:style-name="ro1">
          <table:table-cell table:formula="of:=[.A821]+10" office:value-type="float" office:value="11200" calcext:value-type="float">
            <text:p>11200</text:p>
          </table:table-cell>
          <table:table-cell table:formula="of:=1/((LN(1/((1023/[.B$1])-1))/[.$A822]) + (1/298.15))" office:value-type="float" office:value="289.292861414244" calcext:value-type="float">
            <text:p>289.2928614142</text:p>
          </table:table-cell>
          <table:table-cell table:formula="of:=1/((LN(1/((1023/[.C$1])-1))/[.$A822]) + (1/298.15))" office:value-type="float" office:value="297.700566762545" calcext:value-type="float">
            <text:p>297.7005667625</text:p>
          </table:table-cell>
          <table:table-cell/>
        </table:table-row>
        <table:table-row table:style-name="ro1">
          <table:table-cell table:formula="of:=[.A822]+10" office:value-type="float" office:value="11210" calcext:value-type="float">
            <text:p>11210</text:p>
          </table:table-cell>
          <table:table-cell table:formula="of:=1/((LN(1/((1023/[.B$1])-1))/[.$A823]) + (1/298.15))" office:value-type="float" office:value="289.300528004274" calcext:value-type="float">
            <text:p>289.3005280043</text:p>
          </table:table-cell>
          <table:table-cell table:formula="of:=1/((LN(1/((1023/[.C$1])-1))/[.$A823]) + (1/298.15))" office:value-type="float" office:value="297.700967080441" calcext:value-type="float">
            <text:p>297.7009670804</text:p>
          </table:table-cell>
          <table:table-cell/>
        </table:table-row>
        <table:table-row table:style-name="ro1">
          <table:table-cell table:formula="of:=[.A823]+10" office:value-type="float" office:value="11220" calcext:value-type="float">
            <text:p>11220</text:p>
          </table:table-cell>
          <table:table-cell table:formula="of:=1/((LN(1/((1023/[.B$1])-1))/[.$A824]) + (1/298.15))" office:value-type="float" office:value="289.30818133364" calcext:value-type="float">
            <text:p>289.3081813336</text:p>
          </table:table-cell>
          <table:table-cell table:formula="of:=1/((LN(1/((1023/[.C$1])-1))/[.$A824]) + (1/298.15))" office:value-type="float" office:value="297.701366685833" calcext:value-type="float">
            <text:p>297.7013666858</text:p>
          </table:table-cell>
          <table:table-cell/>
        </table:table-row>
        <table:table-row table:style-name="ro1">
          <table:table-cell table:formula="of:=[.A824]+10" office:value-type="float" office:value="11230" calcext:value-type="float">
            <text:p>11230</text:p>
          </table:table-cell>
          <table:table-cell table:formula="of:=1/((LN(1/((1023/[.B$1])-1))/[.$A825]) + (1/298.15))" office:value-type="float" office:value="289.315821436717" calcext:value-type="float">
            <text:p>289.3158214367</text:p>
          </table:table-cell>
          <table:table-cell table:formula="of:=1/((LN(1/((1023/[.C$1])-1))/[.$A825]) + (1/298.15))" office:value-type="float" office:value="297.70176558062" calcext:value-type="float">
            <text:p>297.7017655806</text:p>
          </table:table-cell>
          <table:table-cell/>
        </table:table-row>
        <table:table-row table:style-name="ro1">
          <table:table-cell table:formula="of:=[.A825]+10" office:value-type="float" office:value="11240" calcext:value-type="float">
            <text:p>11240</text:p>
          </table:table-cell>
          <table:table-cell table:formula="of:=1/((LN(1/((1023/[.B$1])-1))/[.$A826]) + (1/298.15))" office:value-type="float" office:value="289.323448347761" calcext:value-type="float">
            <text:p>289.3234483478</text:p>
          </table:table-cell>
          <table:table-cell table:formula="of:=1/((LN(1/((1023/[.C$1])-1))/[.$A826]) + (1/298.15))" office:value-type="float" office:value="297.702163766695" calcext:value-type="float">
            <text:p>297.7021637667</text:p>
          </table:table-cell>
          <table:table-cell/>
        </table:table-row>
        <table:table-row table:style-name="ro1">
          <table:table-cell table:formula="of:=[.A826]+10" office:value-type="float" office:value="11250" calcext:value-type="float">
            <text:p>11250</text:p>
          </table:table-cell>
          <table:table-cell table:formula="of:=1/((LN(1/((1023/[.B$1])-1))/[.$A827]) + (1/298.15))" office:value-type="float" office:value="289.331062100911" calcext:value-type="float">
            <text:p>289.3310621009</text:p>
          </table:table-cell>
          <table:table-cell table:formula="of:=1/((LN(1/((1023/[.C$1])-1))/[.$A827]) + (1/298.15))" office:value-type="float" office:value="297.702561245946" calcext:value-type="float">
            <text:p>297.7025612459</text:p>
          </table:table-cell>
          <table:table-cell/>
        </table:table-row>
        <table:table-row table:style-name="ro1">
          <table:table-cell table:formula="of:=[.A827]+10" office:value-type="float" office:value="11260" calcext:value-type="float">
            <text:p>11260</text:p>
          </table:table-cell>
          <table:table-cell table:formula="of:=1/((LN(1/((1023/[.B$1])-1))/[.$A828]) + (1/298.15))" office:value-type="float" office:value="289.338662730186" calcext:value-type="float">
            <text:p>289.3386627302</text:p>
          </table:table-cell>
          <table:table-cell table:formula="of:=1/((LN(1/((1023/[.C$1])-1))/[.$A828]) + (1/298.15))" office:value-type="float" office:value="297.702958020254" calcext:value-type="float">
            <text:p>297.7029580203</text:p>
          </table:table-cell>
          <table:table-cell/>
        </table:table-row>
        <table:table-row table:style-name="ro1">
          <table:table-cell table:formula="of:=[.A828]+10" office:value-type="float" office:value="11270" calcext:value-type="float">
            <text:p>11270</text:p>
          </table:table-cell>
          <table:table-cell table:formula="of:=1/((LN(1/((1023/[.B$1])-1))/[.$A829]) + (1/298.15))" office:value-type="float" office:value="289.346250269491" calcext:value-type="float">
            <text:p>289.3462502695</text:p>
          </table:table-cell>
          <table:table-cell table:formula="of:=1/((LN(1/((1023/[.C$1])-1))/[.$A829]) + (1/298.15))" office:value-type="float" office:value="297.703354091492" calcext:value-type="float">
            <text:p>297.7033540915</text:p>
          </table:table-cell>
          <table:table-cell/>
        </table:table-row>
        <table:table-row table:style-name="ro1">
          <table:table-cell table:formula="of:=[.A829]+10" office:value-type="float" office:value="11280" calcext:value-type="float">
            <text:p>11280</text:p>
          </table:table-cell>
          <table:table-cell table:formula="of:=1/((LN(1/((1023/[.B$1])-1))/[.$A830]) + (1/298.15))" office:value-type="float" office:value="289.353824752612" calcext:value-type="float">
            <text:p>289.3538247526</text:p>
          </table:table-cell>
          <table:table-cell table:formula="of:=1/((LN(1/((1023/[.C$1])-1))/[.$A830]) + (1/298.15))" office:value-type="float" office:value="297.703749461527" calcext:value-type="float">
            <text:p>297.7037494615</text:p>
          </table:table-cell>
          <table:table-cell/>
        </table:table-row>
        <table:table-row table:style-name="ro1">
          <table:table-cell table:formula="of:=[.A830]+10" office:value-type="float" office:value="11290" calcext:value-type="float">
            <text:p>11290</text:p>
          </table:table-cell>
          <table:table-cell table:formula="of:=1/((LN(1/((1023/[.B$1])-1))/[.$A831]) + (1/298.15))" office:value-type="float" office:value="289.361386213219" calcext:value-type="float">
            <text:p>289.3613862132</text:p>
          </table:table-cell>
          <table:table-cell table:formula="of:=1/((LN(1/((1023/[.C$1])-1))/[.$A831]) + (1/298.15))" office:value-type="float" office:value="297.70414413222" calcext:value-type="float">
            <text:p>297.7041441322</text:p>
          </table:table-cell>
          <table:table-cell/>
        </table:table-row>
        <table:table-row table:style-name="ro1">
          <table:table-cell table:formula="of:=[.A831]+10" office:value-type="float" office:value="11300" calcext:value-type="float">
            <text:p>11300</text:p>
          </table:table-cell>
          <table:table-cell table:formula="of:=1/((LN(1/((1023/[.B$1])-1))/[.$A832]) + (1/298.15))" office:value-type="float" office:value="289.368934684868" calcext:value-type="float">
            <text:p>289.3689346849</text:p>
          </table:table-cell>
          <table:table-cell table:formula="of:=1/((LN(1/((1023/[.C$1])-1))/[.$A832]) + (1/298.15))" office:value-type="float" office:value="297.704538105424" calcext:value-type="float">
            <text:p>297.7045381054</text:p>
          </table:table-cell>
          <table:table-cell/>
        </table:table-row>
        <table:table-row table:style-name="ro1">
          <table:table-cell table:formula="of:=[.A832]+10" office:value-type="float" office:value="11310" calcext:value-type="float">
            <text:p>11310</text:p>
          </table:table-cell>
          <table:table-cell table:formula="of:=1/((LN(1/((1023/[.B$1])-1))/[.$A833]) + (1/298.15))" office:value-type="float" office:value="289.376470200997" calcext:value-type="float">
            <text:p>289.376470201</text:p>
          </table:table-cell>
          <table:table-cell table:formula="of:=1/((LN(1/((1023/[.C$1])-1))/[.$A833]) + (1/298.15))" office:value-type="float" office:value="297.704931382986" calcext:value-type="float">
            <text:p>297.704931383</text:p>
          </table:table-cell>
          <table:table-cell/>
        </table:table-row>
        <table:table-row table:style-name="ro1">
          <table:table-cell table:formula="of:=[.A833]+10" office:value-type="float" office:value="11320" calcext:value-type="float">
            <text:p>11320</text:p>
          </table:table-cell>
          <table:table-cell table:formula="of:=1/((LN(1/((1023/[.B$1])-1))/[.$A834]) + (1/298.15))" office:value-type="float" office:value="289.383992794932" calcext:value-type="float">
            <text:p>289.3839927949</text:p>
          </table:table-cell>
          <table:table-cell table:formula="of:=1/((LN(1/((1023/[.C$1])-1))/[.$A834]) + (1/298.15))" office:value-type="float" office:value="297.705323966749" calcext:value-type="float">
            <text:p>297.7053239667</text:p>
          </table:table-cell>
          <table:table-cell/>
        </table:table-row>
        <table:table-row table:style-name="ro1">
          <table:table-cell table:formula="of:=[.A834]+10" office:value-type="float" office:value="11330" calcext:value-type="float">
            <text:p>11330</text:p>
          </table:table-cell>
          <table:table-cell table:formula="of:=1/((LN(1/((1023/[.B$1])-1))/[.$A835]) + (1/298.15))" office:value-type="float" office:value="289.391502499884" calcext:value-type="float">
            <text:p>289.3915024999</text:p>
          </table:table-cell>
          <table:table-cell table:formula="of:=1/((LN(1/((1023/[.C$1])-1))/[.$A835]) + (1/298.15))" office:value-type="float" office:value="297.705715858545" calcext:value-type="float">
            <text:p>297.7057158585</text:p>
          </table:table-cell>
          <table:table-cell/>
        </table:table-row>
        <table:table-row table:style-name="ro1">
          <table:table-cell table:formula="of:=[.A835]+10" office:value-type="float" office:value="11340" calcext:value-type="float">
            <text:p>11340</text:p>
          </table:table-cell>
          <table:table-cell table:formula="of:=1/((LN(1/((1023/[.B$1])-1))/[.$A836]) + (1/298.15))" office:value-type="float" office:value="289.398999348949" calcext:value-type="float">
            <text:p>289.3989993489</text:p>
          </table:table-cell>
          <table:table-cell table:formula="of:=1/((LN(1/((1023/[.C$1])-1))/[.$A836]) + (1/298.15))" office:value-type="float" office:value="297.706107060204" calcext:value-type="float">
            <text:p>297.7061070602</text:p>
          </table:table-cell>
          <table:table-cell/>
        </table:table-row>
        <table:table-row table:style-name="ro1">
          <table:table-cell table:formula="of:=[.A836]+10" office:value-type="float" office:value="11350" calcext:value-type="float">
            <text:p>11350</text:p>
          </table:table-cell>
          <table:table-cell table:formula="of:=1/((LN(1/((1023/[.B$1])-1))/[.$A837]) + (1/298.15))" office:value-type="float" office:value="289.406483375111" calcext:value-type="float">
            <text:p>289.4064833751</text:p>
          </table:table-cell>
          <table:table-cell table:formula="of:=1/((LN(1/((1023/[.C$1])-1))/[.$A837]) + (1/298.15))" office:value-type="float" office:value="297.706497573545" calcext:value-type="float">
            <text:p>297.7064975735</text:p>
          </table:table-cell>
          <table:table-cell/>
        </table:table-row>
        <table:table-row table:style-name="ro1">
          <table:table-cell table:formula="of:=[.A837]+10" office:value-type="float" office:value="11360" calcext:value-type="float">
            <text:p>11360</text:p>
          </table:table-cell>
          <table:table-cell table:formula="of:=1/((LN(1/((1023/[.B$1])-1))/[.$A838]) + (1/298.15))" office:value-type="float" office:value="289.413954611243" calcext:value-type="float">
            <text:p>289.4139546112</text:p>
          </table:table-cell>
          <table:table-cell table:formula="of:=1/((LN(1/((1023/[.C$1])-1))/[.$A838]) + (1/298.15))" office:value-type="float" office:value="297.706887400385" calcext:value-type="float">
            <text:p>297.7068874004</text:p>
          </table:table-cell>
          <table:table-cell/>
        </table:table-row>
        <table:table-row table:style-name="ro1">
          <table:table-cell table:formula="of:=[.A838]+10" office:value-type="float" office:value="11370" calcext:value-type="float">
            <text:p>11370</text:p>
          </table:table-cell>
          <table:table-cell table:formula="of:=1/((LN(1/((1023/[.B$1])-1))/[.$A839]) + (1/298.15))" office:value-type="float" office:value="289.421413090101" calcext:value-type="float">
            <text:p>289.4214130901</text:p>
          </table:table-cell>
          <table:table-cell table:formula="of:=1/((LN(1/((1023/[.C$1])-1))/[.$A839]) + (1/298.15))" office:value-type="float" office:value="297.707276542532" calcext:value-type="float">
            <text:p>297.7072765425</text:p>
          </table:table-cell>
          <table:table-cell/>
        </table:table-row>
        <table:table-row table:style-name="ro1">
          <table:table-cell table:formula="of:=[.A839]+10" office:value-type="float" office:value="11380" calcext:value-type="float">
            <text:p>11380</text:p>
          </table:table-cell>
          <table:table-cell table:formula="of:=1/((LN(1/((1023/[.B$1])-1))/[.$A840]) + (1/298.15))" office:value-type="float" office:value="289.428858844334" calcext:value-type="float">
            <text:p>289.4288588443</text:p>
          </table:table-cell>
          <table:table-cell table:formula="of:=1/((LN(1/((1023/[.C$1])-1))/[.$A840]) + (1/298.15))" office:value-type="float" office:value="297.707665001788" calcext:value-type="float">
            <text:p>297.7076650018</text:p>
          </table:table-cell>
          <table:table-cell/>
        </table:table-row>
        <table:table-row table:style-name="ro1">
          <table:table-cell table:formula="of:=[.A840]+10" office:value-type="float" office:value="11390" calcext:value-type="float">
            <text:p>11390</text:p>
          </table:table-cell>
          <table:table-cell table:formula="of:=1/((LN(1/((1023/[.B$1])-1))/[.$A841]) + (1/298.15))" office:value-type="float" office:value="289.436291906476" calcext:value-type="float">
            <text:p>289.4362919065</text:p>
          </table:table-cell>
          <table:table-cell table:formula="of:=1/((LN(1/((1023/[.C$1])-1))/[.$A841]) + (1/298.15))" office:value-type="float" office:value="297.708052779949" calcext:value-type="float">
            <text:p>297.70805278</text:p>
          </table:table-cell>
          <table:table-cell/>
        </table:table-row>
        <table:table-row table:style-name="ro1">
          <table:table-cell table:formula="of:=[.A841]+10" office:value-type="float" office:value="11400" calcext:value-type="float">
            <text:p>11400</text:p>
          </table:table-cell>
          <table:table-cell table:formula="of:=1/((LN(1/((1023/[.B$1])-1))/[.$A842]) + (1/298.15))" office:value-type="float" office:value="289.443712308954" calcext:value-type="float">
            <text:p>289.443712309</text:p>
          </table:table-cell>
          <table:table-cell table:formula="of:=1/((LN(1/((1023/[.C$1])-1))/[.$A842]) + (1/298.15))" office:value-type="float" office:value="297.708439878806" calcext:value-type="float">
            <text:p>297.7084398788</text:p>
          </table:table-cell>
          <table:table-cell/>
        </table:table-row>
        <table:table-row table:style-name="ro1">
          <table:table-cell table:formula="of:=[.A842]+10" office:value-type="float" office:value="11410" calcext:value-type="float">
            <text:p>11410</text:p>
          </table:table-cell>
          <table:table-cell table:formula="of:=1/((LN(1/((1023/[.B$1])-1))/[.$A843]) + (1/298.15))" office:value-type="float" office:value="289.451120084081" calcext:value-type="float">
            <text:p>289.4511200841</text:p>
          </table:table-cell>
          <table:table-cell table:formula="of:=1/((LN(1/((1023/[.C$1])-1))/[.$A843]) + (1/298.15))" office:value-type="float" office:value="297.70882630014" calcext:value-type="float">
            <text:p>297.7088263001</text:p>
          </table:table-cell>
          <table:table-cell/>
        </table:table-row>
        <table:table-row table:style-name="ro1">
          <table:table-cell table:formula="of:=[.A843]+10" office:value-type="float" office:value="11420" calcext:value-type="float">
            <text:p>11420</text:p>
          </table:table-cell>
          <table:table-cell table:formula="of:=1/((LN(1/((1023/[.B$1])-1))/[.$A844]) + (1/298.15))" office:value-type="float" office:value="289.458515264063" calcext:value-type="float">
            <text:p>289.4585152641</text:p>
          </table:table-cell>
          <table:table-cell table:formula="of:=1/((LN(1/((1023/[.C$1])-1))/[.$A844]) + (1/298.15))" office:value-type="float" office:value="297.709212045731" calcext:value-type="float">
            <text:p>297.7092120457</text:p>
          </table:table-cell>
          <table:table-cell/>
        </table:table-row>
        <table:table-row table:style-name="ro1">
          <table:table-cell table:formula="of:=[.A844]+10" office:value-type="float" office:value="11430" calcext:value-type="float">
            <text:p>11430</text:p>
          </table:table-cell>
          <table:table-cell table:formula="of:=1/((LN(1/((1023/[.B$1])-1))/[.$A845]) + (1/298.15))" office:value-type="float" office:value="289.465897880994" calcext:value-type="float">
            <text:p>289.465897881</text:p>
          </table:table-cell>
          <table:table-cell table:formula="of:=1/((LN(1/((1023/[.C$1])-1))/[.$A845]) + (1/298.15))" office:value-type="float" office:value="297.709597117348" calcext:value-type="float">
            <text:p>297.7095971173</text:p>
          </table:table-cell>
          <table:table-cell/>
        </table:table-row>
        <table:table-row table:style-name="ro1">
          <table:table-cell table:formula="of:=[.A845]+10" office:value-type="float" office:value="11440" calcext:value-type="float">
            <text:p>11440</text:p>
          </table:table-cell>
          <table:table-cell table:formula="of:=1/((LN(1/((1023/[.B$1])-1))/[.$A846]) + (1/298.15))" office:value-type="float" office:value="289.473267966861" calcext:value-type="float">
            <text:p>289.4732679669</text:p>
          </table:table-cell>
          <table:table-cell table:formula="of:=1/((LN(1/((1023/[.C$1])-1))/[.$A846]) + (1/298.15))" office:value-type="float" office:value="297.709981516756" calcext:value-type="float">
            <text:p>297.7099815168</text:p>
          </table:table-cell>
          <table:table-cell/>
        </table:table-row>
        <table:table-row table:style-name="ro1">
          <table:table-cell table:formula="of:=[.A846]+10" office:value-type="float" office:value="11450" calcext:value-type="float">
            <text:p>11450</text:p>
          </table:table-cell>
          <table:table-cell table:formula="of:=1/((LN(1/((1023/[.B$1])-1))/[.$A847]) + (1/298.15))" office:value-type="float" office:value="289.480625553541" calcext:value-type="float">
            <text:p>289.4806255535</text:p>
          </table:table-cell>
          <table:table-cell table:formula="of:=1/((LN(1/((1023/[.C$1])-1))/[.$A847]) + (1/298.15))" office:value-type="float" office:value="297.710365245715" calcext:value-type="float">
            <text:p>297.7103652457</text:p>
          </table:table-cell>
          <table:table-cell/>
        </table:table-row>
        <table:table-row table:style-name="ro1">
          <table:table-cell table:formula="of:=[.A847]+10" office:value-type="float" office:value="11460" calcext:value-type="float">
            <text:p>11460</text:p>
          </table:table-cell>
          <table:table-cell table:formula="of:=1/((LN(1/((1023/[.B$1])-1))/[.$A848]) + (1/298.15))" office:value-type="float" office:value="289.487970672805" calcext:value-type="float">
            <text:p>289.4879706728</text:p>
          </table:table-cell>
          <table:table-cell table:formula="of:=1/((LN(1/((1023/[.C$1])-1))/[.$A848]) + (1/298.15))" office:value-type="float" office:value="297.710748305976" calcext:value-type="float">
            <text:p>297.710748306</text:p>
          </table:table-cell>
          <table:table-cell/>
        </table:table-row>
        <table:table-row table:style-name="ro1">
          <table:table-cell table:formula="of:=[.A848]+10" office:value-type="float" office:value="11470" calcext:value-type="float">
            <text:p>11470</text:p>
          </table:table-cell>
          <table:table-cell table:formula="of:=1/((LN(1/((1023/[.B$1])-1))/[.$A849]) + (1/298.15))" office:value-type="float" office:value="289.495303356314" calcext:value-type="float">
            <text:p>289.4953033563</text:p>
          </table:table-cell>
          <table:table-cell table:formula="of:=1/((LN(1/((1023/[.C$1])-1))/[.$A849]) + (1/298.15))" office:value-type="float" office:value="297.711130699286" calcext:value-type="float">
            <text:p>297.7111306993</text:p>
          </table:table-cell>
          <table:table-cell/>
        </table:table-row>
        <table:table-row table:style-name="ro1">
          <table:table-cell table:formula="of:=[.A849]+10" office:value-type="float" office:value="11480" calcext:value-type="float">
            <text:p>11480</text:p>
          </table:table-cell>
          <table:table-cell table:formula="of:=1/((LN(1/((1023/[.B$1])-1))/[.$A850]) + (1/298.15))" office:value-type="float" office:value="289.502623635624" calcext:value-type="float">
            <text:p>289.5026236356</text:p>
          </table:table-cell>
          <table:table-cell table:formula="of:=1/((LN(1/((1023/[.C$1])-1))/[.$A850]) + (1/298.15))" office:value-type="float" office:value="297.711512427385" calcext:value-type="float">
            <text:p>297.7115124274</text:p>
          </table:table-cell>
          <table:table-cell/>
        </table:table-row>
        <table:table-row table:style-name="ro1">
          <table:table-cell table:formula="of:=[.A850]+10" office:value-type="float" office:value="11490" calcext:value-type="float">
            <text:p>11490</text:p>
          </table:table-cell>
          <table:table-cell table:formula="of:=1/((LN(1/((1023/[.B$1])-1))/[.$A851]) + (1/298.15))" office:value-type="float" office:value="289.509931542183" calcext:value-type="float">
            <text:p>289.5099315422</text:p>
          </table:table-cell>
          <table:table-cell table:formula="of:=1/((LN(1/((1023/[.C$1])-1))/[.$A851]) + (1/298.15))" office:value-type="float" office:value="297.711893492008" calcext:value-type="float">
            <text:p>297.711893492</text:p>
          </table:table-cell>
          <table:table-cell/>
        </table:table-row>
        <table:table-row table:style-name="ro1">
          <table:table-cell table:formula="of:=[.A851]+10" office:value-type="float" office:value="11500" calcext:value-type="float">
            <text:p>11500</text:p>
          </table:table-cell>
          <table:table-cell table:formula="of:=1/((LN(1/((1023/[.B$1])-1))/[.$A852]) + (1/298.15))" office:value-type="float" office:value="289.517227107333" calcext:value-type="float">
            <text:p>289.5172271073</text:p>
          </table:table-cell>
          <table:table-cell table:formula="of:=1/((LN(1/((1023/[.C$1])-1))/[.$A852]) + (1/298.15))" office:value-type="float" office:value="297.712273894883" calcext:value-type="float">
            <text:p>297.7122738949</text:p>
          </table:table-cell>
          <table:table-cell/>
        </table:table-row>
        <table:table-row table:style-name="ro1">
          <table:table-cell table:formula="of:=[.A852]+10" office:value-type="float" office:value="11510" calcext:value-type="float">
            <text:p>11510</text:p>
          </table:table-cell>
          <table:table-cell table:formula="of:=1/((LN(1/((1023/[.B$1])-1))/[.$A853]) + (1/298.15))" office:value-type="float" office:value="289.524510362311" calcext:value-type="float">
            <text:p>289.5245103623</text:p>
          </table:table-cell>
          <table:table-cell table:formula="of:=1/((LN(1/((1023/[.C$1])-1))/[.$A853]) + (1/298.15))" office:value-type="float" office:value="297.712653637732" calcext:value-type="float">
            <text:p>297.7126536377</text:p>
          </table:table-cell>
          <table:table-cell/>
        </table:table-row>
        <table:table-row table:style-name="ro1">
          <table:table-cell table:formula="of:=[.A853]+10" office:value-type="float" office:value="11520" calcext:value-type="float">
            <text:p>11520</text:p>
          </table:table-cell>
          <table:table-cell table:formula="of:=1/((LN(1/((1023/[.B$1])-1))/[.$A854]) + (1/298.15))" office:value-type="float" office:value="289.531781338247" calcext:value-type="float">
            <text:p>289.5317813382</text:p>
          </table:table-cell>
          <table:table-cell table:formula="of:=1/((LN(1/((1023/[.C$1])-1))/[.$A854]) + (1/298.15))" office:value-type="float" office:value="297.713032722271" calcext:value-type="float">
            <text:p>297.7130327223</text:p>
          </table:table-cell>
          <table:table-cell/>
        </table:table-row>
        <table:table-row table:style-name="ro1">
          <table:table-cell table:formula="of:=[.A854]+10" office:value-type="float" office:value="11530" calcext:value-type="float">
            <text:p>11530</text:p>
          </table:table-cell>
          <table:table-cell table:formula="of:=1/((LN(1/((1023/[.B$1])-1))/[.$A855]) + (1/298.15))" office:value-type="float" office:value="289.539040066168" calcext:value-type="float">
            <text:p>289.5390400662</text:p>
          </table:table-cell>
          <table:table-cell table:formula="of:=1/((LN(1/((1023/[.C$1])-1))/[.$A855]) + (1/298.15))" office:value-type="float" office:value="297.713411150212" calcext:value-type="float">
            <text:p>297.7134111502</text:p>
          </table:table-cell>
          <table:table-cell/>
        </table:table-row>
        <table:table-row table:style-name="ro1">
          <table:table-cell table:formula="of:=[.A855]+10" office:value-type="float" office:value="11540" calcext:value-type="float">
            <text:p>11540</text:p>
          </table:table-cell>
          <table:table-cell table:formula="of:=1/((LN(1/((1023/[.B$1])-1))/[.$A856]) + (1/298.15))" office:value-type="float" office:value="289.546286576996" calcext:value-type="float">
            <text:p>289.546286577</text:p>
          </table:table-cell>
          <table:table-cell table:formula="of:=1/((LN(1/((1023/[.C$1])-1))/[.$A856]) + (1/298.15))" office:value-type="float" office:value="297.713788923257" calcext:value-type="float">
            <text:p>297.7137889233</text:p>
          </table:table-cell>
          <table:table-cell/>
        </table:table-row>
        <table:table-row table:style-name="ro1">
          <table:table-cell table:formula="of:=[.A856]+10" office:value-type="float" office:value="11550" calcext:value-type="float">
            <text:p>11550</text:p>
          </table:table-cell>
          <table:table-cell table:formula="of:=1/((LN(1/((1023/[.B$1])-1))/[.$A857]) + (1/298.15))" office:value-type="float" office:value="289.553520901549" calcext:value-type="float">
            <text:p>289.5535209015</text:p>
          </table:table-cell>
          <table:table-cell table:formula="of:=1/((LN(1/((1023/[.C$1])-1))/[.$A857]) + (1/298.15))" office:value-type="float" office:value="297.714166043106" calcext:value-type="float">
            <text:p>297.7141660431</text:p>
          </table:table-cell>
          <table:table-cell/>
        </table:table-row>
        <table:table-row table:style-name="ro1">
          <table:table-cell table:formula="of:=[.A857]+10" office:value-type="float" office:value="11560" calcext:value-type="float">
            <text:p>11560</text:p>
          </table:table-cell>
          <table:table-cell table:formula="of:=1/((LN(1/((1023/[.B$1])-1))/[.$A858]) + (1/298.15))" office:value-type="float" office:value="289.56074307054" calcext:value-type="float">
            <text:p>289.5607430705</text:p>
          </table:table-cell>
          <table:table-cell table:formula="of:=1/((LN(1/((1023/[.C$1])-1))/[.$A858]) + (1/298.15))" office:value-type="float" office:value="297.714542511452" calcext:value-type="float">
            <text:p>297.7145425115</text:p>
          </table:table-cell>
          <table:table-cell/>
        </table:table-row>
        <table:table-row table:style-name="ro1">
          <table:table-cell table:formula="of:=[.A858]+10" office:value-type="float" office:value="11570" calcext:value-type="float">
            <text:p>11570</text:p>
          </table:table-cell>
          <table:table-cell table:formula="of:=1/((LN(1/((1023/[.B$1])-1))/[.$A859]) + (1/298.15))" office:value-type="float" office:value="289.567953114581" calcext:value-type="float">
            <text:p>289.5679531146</text:p>
          </table:table-cell>
          <table:table-cell table:formula="of:=1/((LN(1/((1023/[.C$1])-1))/[.$A859]) + (1/298.15))" office:value-type="float" office:value="297.714918329981" calcext:value-type="float">
            <text:p>297.71491833</text:p>
          </table:table-cell>
          <table:table-cell/>
        </table:table-row>
        <table:table-row table:style-name="ro1">
          <table:table-cell table:formula="of:=[.A859]+10" office:value-type="float" office:value="11580" calcext:value-type="float">
            <text:p>11580</text:p>
          </table:table-cell>
          <table:table-cell table:formula="of:=1/((LN(1/((1023/[.B$1])-1))/[.$A860]) + (1/298.15))" office:value-type="float" office:value="289.57515106418" calcext:value-type="float">
            <text:p>289.5751510642</text:p>
          </table:table-cell>
          <table:table-cell table:formula="of:=1/((LN(1/((1023/[.C$1])-1))/[.$A860]) + (1/298.15))" office:value-type="float" office:value="297.715293500374" calcext:value-type="float">
            <text:p>297.7152935004</text:p>
          </table:table-cell>
          <table:table-cell/>
        </table:table-row>
        <table:table-row table:style-name="ro1">
          <table:table-cell table:formula="of:=[.A860]+10" office:value-type="float" office:value="11590" calcext:value-type="float">
            <text:p>11590</text:p>
          </table:table-cell>
          <table:table-cell table:formula="of:=1/((LN(1/((1023/[.B$1])-1))/[.$A861]) + (1/298.15))" office:value-type="float" office:value="289.582336949743" calcext:value-type="float">
            <text:p>289.5823369497</text:p>
          </table:table-cell>
          <table:table-cell table:formula="of:=1/((LN(1/((1023/[.C$1])-1))/[.$A861]) + (1/298.15))" office:value-type="float" office:value="297.715668024307" calcext:value-type="float">
            <text:p>297.7156680243</text:p>
          </table:table-cell>
          <table:table-cell/>
        </table:table-row>
        <table:table-row table:style-name="ro1">
          <table:table-cell table:formula="of:=[.A861]+10" office:value-type="float" office:value="11600" calcext:value-type="float">
            <text:p>11600</text:p>
          </table:table-cell>
          <table:table-cell table:formula="of:=1/((LN(1/((1023/[.B$1])-1))/[.$A862]) + (1/298.15))" office:value-type="float" office:value="289.589510801575" calcext:value-type="float">
            <text:p>289.5895108016</text:p>
          </table:table-cell>
          <table:table-cell table:formula="of:=1/((LN(1/((1023/[.C$1])-1))/[.$A862]) + (1/298.15))" office:value-type="float" office:value="297.716041903449" calcext:value-type="float">
            <text:p>297.7160419034</text:p>
          </table:table-cell>
          <table:table-cell/>
        </table:table-row>
        <table:table-row table:style-name="ro1">
          <table:table-cell table:formula="of:=[.A862]+10" office:value-type="float" office:value="11610" calcext:value-type="float">
            <text:p>11610</text:p>
          </table:table-cell>
          <table:table-cell table:formula="of:=1/((LN(1/((1023/[.B$1])-1))/[.$A863]) + (1/298.15))" office:value-type="float" office:value="289.596672649878" calcext:value-type="float">
            <text:p>289.5966726499</text:p>
          </table:table-cell>
          <table:table-cell table:formula="of:=1/((LN(1/((1023/[.C$1])-1))/[.$A863]) + (1/298.15))" office:value-type="float" office:value="297.716415139463" calcext:value-type="float">
            <text:p>297.7164151395</text:p>
          </table:table-cell>
          <table:table-cell/>
        </table:table-row>
        <table:table-row table:style-name="ro1">
          <table:table-cell table:formula="of:=[.A863]+10" office:value-type="float" office:value="11620" calcext:value-type="float">
            <text:p>11620</text:p>
          </table:table-cell>
          <table:table-cell table:formula="of:=1/((LN(1/((1023/[.B$1])-1))/[.$A864]) + (1/298.15))" office:value-type="float" office:value="289.603822524755" calcext:value-type="float">
            <text:p>289.6038225248</text:p>
          </table:table-cell>
          <table:table-cell table:formula="of:=1/((LN(1/((1023/[.C$1])-1))/[.$A864]) + (1/298.15))" office:value-type="float" office:value="297.716787734008" calcext:value-type="float">
            <text:p>297.716787734</text:p>
          </table:table-cell>
          <table:table-cell/>
        </table:table-row>
        <table:table-row table:style-name="ro1">
          <table:table-cell table:formula="of:=[.A864]+10" office:value-type="float" office:value="11630" calcext:value-type="float">
            <text:p>11630</text:p>
          </table:table-cell>
          <table:table-cell table:formula="of:=1/((LN(1/((1023/[.B$1])-1))/[.$A865]) + (1/298.15))" office:value-type="float" office:value="289.610960456206" calcext:value-type="float">
            <text:p>289.6109604562</text:p>
          </table:table-cell>
          <table:table-cell table:formula="of:=1/((LN(1/((1023/[.C$1])-1))/[.$A865]) + (1/298.15))" office:value-type="float" office:value="297.717159688736" calcext:value-type="float">
            <text:p>297.7171596887</text:p>
          </table:table-cell>
          <table:table-cell/>
        </table:table-row>
        <table:table-row table:style-name="ro1">
          <table:table-cell table:formula="of:=[.A865]+10" office:value-type="float" office:value="11640" calcext:value-type="float">
            <text:p>11640</text:p>
          </table:table-cell>
          <table:table-cell table:formula="of:=1/((LN(1/((1023/[.B$1])-1))/[.$A866]) + (1/298.15))" office:value-type="float" office:value="289.618086474132" calcext:value-type="float">
            <text:p>289.6180864741</text:p>
          </table:table-cell>
          <table:table-cell table:formula="of:=1/((LN(1/((1023/[.C$1])-1))/[.$A866]) + (1/298.15))" office:value-type="float" office:value="297.717531005293" calcext:value-type="float">
            <text:p>297.7175310053</text:p>
          </table:table-cell>
          <table:table-cell/>
        </table:table-row>
        <table:table-row table:style-name="ro1">
          <table:table-cell table:formula="of:=[.A866]+10" office:value-type="float" office:value="11650" calcext:value-type="float">
            <text:p>11650</text:p>
          </table:table-cell>
          <table:table-cell table:formula="of:=1/((LN(1/((1023/[.B$1])-1))/[.$A867]) + (1/298.15))" office:value-type="float" office:value="289.625200608336" calcext:value-type="float">
            <text:p>289.6252006083</text:p>
          </table:table-cell>
          <table:table-cell table:formula="of:=1/((LN(1/((1023/[.C$1])-1))/[.$A867]) + (1/298.15))" office:value-type="float" office:value="297.717901685321" calcext:value-type="float">
            <text:p>297.7179016853</text:p>
          </table:table-cell>
          <table:table-cell/>
        </table:table-row>
        <table:table-row table:style-name="ro1">
          <table:table-cell table:formula="of:=[.A867]+10" office:value-type="float" office:value="11660" calcext:value-type="float">
            <text:p>11660</text:p>
          </table:table-cell>
          <table:table-cell table:formula="of:=1/((LN(1/((1023/[.B$1])-1))/[.$A868]) + (1/298.15))" office:value-type="float" office:value="289.632302888519" calcext:value-type="float">
            <text:p>289.6323028885</text:p>
          </table:table-cell>
          <table:table-cell table:formula="of:=1/((LN(1/((1023/[.C$1])-1))/[.$A868]) + (1/298.15))" office:value-type="float" office:value="297.718271730455" calcext:value-type="float">
            <text:p>297.7182717305</text:p>
          </table:table-cell>
          <table:table-cell/>
        </table:table-row>
        <table:table-row table:style-name="ro1">
          <table:table-cell table:formula="of:=[.A868]+10" office:value-type="float" office:value="11670" calcext:value-type="float">
            <text:p>11670</text:p>
          </table:table-cell>
          <table:table-cell table:formula="of:=1/((LN(1/((1023/[.B$1])-1))/[.$A869]) + (1/298.15))" office:value-type="float" office:value="289.639393344285" calcext:value-type="float">
            <text:p>289.6393933443</text:p>
          </table:table-cell>
          <table:table-cell table:formula="of:=1/((LN(1/((1023/[.C$1])-1))/[.$A869]) + (1/298.15))" office:value-type="float" office:value="297.718641142325" calcext:value-type="float">
            <text:p>297.7186411423</text:p>
          </table:table-cell>
          <table:table-cell/>
        </table:table-row>
        <table:table-row table:style-name="ro1">
          <table:table-cell table:formula="of:=[.A869]+10" office:value-type="float" office:value="11680" calcext:value-type="float">
            <text:p>11680</text:p>
          </table:table-cell>
          <table:table-cell table:formula="of:=1/((LN(1/((1023/[.B$1])-1))/[.$A870]) + (1/298.15))" office:value-type="float" office:value="289.646472005138" calcext:value-type="float">
            <text:p>289.6464720051</text:p>
          </table:table-cell>
          <table:table-cell table:formula="of:=1/((LN(1/((1023/[.C$1])-1))/[.$A870]) + (1/298.15))" office:value-type="float" office:value="297.719009922554" calcext:value-type="float">
            <text:p>297.7190099226</text:p>
          </table:table-cell>
          <table:table-cell/>
        </table:table-row>
        <table:table-row table:style-name="ro1">
          <table:table-cell table:formula="of:=[.A870]+10" office:value-type="float" office:value="11690" calcext:value-type="float">
            <text:p>11690</text:p>
          </table:table-cell>
          <table:table-cell table:formula="of:=1/((LN(1/((1023/[.B$1])-1))/[.$A871]) + (1/298.15))" office:value-type="float" office:value="289.653538900484" calcext:value-type="float">
            <text:p>289.6535389005</text:p>
          </table:table-cell>
          <table:table-cell table:formula="of:=1/((LN(1/((1023/[.C$1])-1))/[.$A871]) + (1/298.15))" office:value-type="float" office:value="297.719378072762" calcext:value-type="float">
            <text:p>297.7193780728</text:p>
          </table:table-cell>
          <table:table-cell/>
        </table:table-row>
        <table:table-row table:style-name="ro1">
          <table:table-cell table:formula="of:=[.A871]+10" office:value-type="float" office:value="11700" calcext:value-type="float">
            <text:p>11700</text:p>
          </table:table-cell>
          <table:table-cell table:formula="of:=1/((LN(1/((1023/[.B$1])-1))/[.$A872]) + (1/298.15))" office:value-type="float" office:value="289.660594059634" calcext:value-type="float">
            <text:p>289.6605940596</text:p>
          </table:table-cell>
          <table:table-cell table:formula="of:=1/((LN(1/((1023/[.C$1])-1))/[.$A872]) + (1/298.15))" office:value-type="float" office:value="297.719745594561" calcext:value-type="float">
            <text:p>297.7197455946</text:p>
          </table:table-cell>
          <table:table-cell/>
        </table:table-row>
        <table:table-row table:style-name="ro1">
          <table:table-cell table:formula="of:=[.A872]+10" office:value-type="float" office:value="11710" calcext:value-type="float">
            <text:p>11710</text:p>
          </table:table-cell>
          <table:table-cell table:formula="of:=1/((LN(1/((1023/[.B$1])-1))/[.$A873]) + (1/298.15))" office:value-type="float" office:value="289.667637511798" calcext:value-type="float">
            <text:p>289.6676375118</text:p>
          </table:table-cell>
          <table:table-cell table:formula="of:=1/((LN(1/((1023/[.C$1])-1))/[.$A873]) + (1/298.15))" office:value-type="float" office:value="297.72011248956" calcext:value-type="float">
            <text:p>297.7201124896</text:p>
          </table:table-cell>
          <table:table-cell/>
        </table:table-row>
        <table:table-row table:style-name="ro1">
          <table:table-cell table:formula="of:=[.A873]+10" office:value-type="float" office:value="11720" calcext:value-type="float">
            <text:p>11720</text:p>
          </table:table-cell>
          <table:table-cell table:formula="of:=1/((LN(1/((1023/[.B$1])-1))/[.$A874]) + (1/298.15))" office:value-type="float" office:value="289.674669286091" calcext:value-type="float">
            <text:p>289.6746692861</text:p>
          </table:table-cell>
          <table:table-cell table:formula="of:=1/((LN(1/((1023/[.C$1])-1))/[.$A874]) + (1/298.15))" office:value-type="float" office:value="297.720478759359" calcext:value-type="float">
            <text:p>297.7204787594</text:p>
          </table:table-cell>
          <table:table-cell/>
        </table:table-row>
        <table:table-row table:style-name="ro1">
          <table:table-cell table:formula="of:=[.A874]+10" office:value-type="float" office:value="11730" calcext:value-type="float">
            <text:p>11730</text:p>
          </table:table-cell>
          <table:table-cell table:formula="of:=1/((LN(1/((1023/[.B$1])-1))/[.$A875]) + (1/298.15))" office:value-type="float" office:value="289.681689411533" calcext:value-type="float">
            <text:p>289.6816894115</text:p>
          </table:table-cell>
          <table:table-cell table:formula="of:=1/((LN(1/((1023/[.C$1])-1))/[.$A875]) + (1/298.15))" office:value-type="float" office:value="297.720844405557" calcext:value-type="float">
            <text:p>297.7208444056</text:p>
          </table:table-cell>
          <table:table-cell/>
        </table:table-row>
        <table:table-row table:style-name="ro1">
          <table:table-cell table:formula="of:=[.A875]+10" office:value-type="float" office:value="11740" calcext:value-type="float">
            <text:p>11740</text:p>
          </table:table-cell>
          <table:table-cell table:formula="of:=1/((LN(1/((1023/[.B$1])-1))/[.$A876]) + (1/298.15))" office:value-type="float" office:value="289.688697917044" calcext:value-type="float">
            <text:p>289.688697917</text:p>
          </table:table-cell>
          <table:table-cell table:formula="of:=1/((LN(1/((1023/[.C$1])-1))/[.$A876]) + (1/298.15))" office:value-type="float" office:value="297.721209429744" calcext:value-type="float">
            <text:p>297.7212094297</text:p>
          </table:table-cell>
          <table:table-cell/>
        </table:table-row>
        <table:table-row table:style-name="ro1">
          <table:table-cell table:formula="of:=[.A876]+10" office:value-type="float" office:value="11750" calcext:value-type="float">
            <text:p>11750</text:p>
          </table:table-cell>
          <table:table-cell table:formula="of:=1/((LN(1/((1023/[.B$1])-1))/[.$A877]) + (1/298.15))" office:value-type="float" office:value="289.695694831452" calcext:value-type="float">
            <text:p>289.6956948315</text:p>
          </table:table-cell>
          <table:table-cell table:formula="of:=1/((LN(1/((1023/[.C$1])-1))/[.$A877]) + (1/298.15))" office:value-type="float" office:value="297.721573833506" calcext:value-type="float">
            <text:p>297.7215738335</text:p>
          </table:table-cell>
          <table:table-cell/>
        </table:table-row>
        <table:table-row table:style-name="ro1">
          <table:table-cell table:formula="of:=[.A877]+10" office:value-type="float" office:value="11760" calcext:value-type="float">
            <text:p>11760</text:p>
          </table:table-cell>
          <table:table-cell table:formula="of:=1/((LN(1/((1023/[.B$1])-1))/[.$A878]) + (1/298.15))" office:value-type="float" office:value="289.702680183488" calcext:value-type="float">
            <text:p>289.7026801835</text:p>
          </table:table-cell>
          <table:table-cell table:formula="of:=1/((LN(1/((1023/[.C$1])-1))/[.$A878]) + (1/298.15))" office:value-type="float" office:value="297.721937618423" calcext:value-type="float">
            <text:p>297.7219376184</text:p>
          </table:table-cell>
          <table:table-cell/>
        </table:table-row>
        <table:table-row table:style-name="ro1">
          <table:table-cell table:formula="of:=[.A878]+10" office:value-type="float" office:value="11770" calcext:value-type="float">
            <text:p>11770</text:p>
          </table:table-cell>
          <table:table-cell table:formula="of:=1/((LN(1/((1023/[.B$1])-1))/[.$A879]) + (1/298.15))" office:value-type="float" office:value="289.709654001788" calcext:value-type="float">
            <text:p>289.7096540018</text:p>
          </table:table-cell>
          <table:table-cell table:formula="of:=1/((LN(1/((1023/[.C$1])-1))/[.$A879]) + (1/298.15))" office:value-type="float" office:value="297.722300786071" calcext:value-type="float">
            <text:p>297.7223007861</text:p>
          </table:table-cell>
          <table:table-cell/>
        </table:table-row>
        <table:table-row table:style-name="ro1">
          <table:table-cell table:formula="of:=[.A879]+10" office:value-type="float" office:value="11780" calcext:value-type="float">
            <text:p>11780</text:p>
          </table:table-cell>
          <table:table-cell table:formula="of:=1/((LN(1/((1023/[.B$1])-1))/[.$A880]) + (1/298.15))" office:value-type="float" office:value="289.716616314895" calcext:value-type="float">
            <text:p>289.7166163149</text:p>
          </table:table-cell>
          <table:table-cell table:formula="of:=1/((LN(1/((1023/[.C$1])-1))/[.$A880]) + (1/298.15))" office:value-type="float" office:value="297.72266333802" calcext:value-type="float">
            <text:p>297.722663338</text:p>
          </table:table-cell>
          <table:table-cell/>
        </table:table-row>
        <table:table-row table:style-name="ro1">
          <table:table-cell table:formula="of:=[.A880]+10" office:value-type="float" office:value="11790" calcext:value-type="float">
            <text:p>11790</text:p>
          </table:table-cell>
          <table:table-cell table:formula="of:=1/((LN(1/((1023/[.B$1])-1))/[.$A881]) + (1/298.15))" office:value-type="float" office:value="289.723567151257" calcext:value-type="float">
            <text:p>289.7235671513</text:p>
          </table:table-cell>
          <table:table-cell table:formula="of:=1/((LN(1/((1023/[.C$1])-1))/[.$A881]) + (1/298.15))" office:value-type="float" office:value="297.723025275833" calcext:value-type="float">
            <text:p>297.7230252758</text:p>
          </table:table-cell>
          <table:table-cell/>
        </table:table-row>
        <table:table-row table:style-name="ro1">
          <table:table-cell table:formula="of:=[.A881]+10" office:value-type="float" office:value="11800" calcext:value-type="float">
            <text:p>11800</text:p>
          </table:table-cell>
          <table:table-cell table:formula="of:=1/((LN(1/((1023/[.B$1])-1))/[.$A882]) + (1/298.15))" office:value-type="float" office:value="289.730506539228" calcext:value-type="float">
            <text:p>289.7305065392</text:p>
          </table:table-cell>
          <table:table-cell table:formula="of:=1/((LN(1/((1023/[.C$1])-1))/[.$A882]) + (1/298.15))" office:value-type="float" office:value="297.72338660107" calcext:value-type="float">
            <text:p>297.7233866011</text:p>
          </table:table-cell>
          <table:table-cell/>
        </table:table-row>
        <table:table-row table:style-name="ro1">
          <table:table-cell table:formula="of:=[.A882]+10" office:value-type="float" office:value="11810" calcext:value-type="float">
            <text:p>11810</text:p>
          </table:table-cell>
          <table:table-cell table:formula="of:=1/((LN(1/((1023/[.B$1])-1))/[.$A883]) + (1/298.15))" office:value-type="float" office:value="289.737434507068" calcext:value-type="float">
            <text:p>289.7374345071</text:p>
          </table:table-cell>
          <table:table-cell table:formula="of:=1/((LN(1/((1023/[.C$1])-1))/[.$A883]) + (1/298.15))" office:value-type="float" office:value="297.723747315284" calcext:value-type="float">
            <text:p>297.7237473153</text:p>
          </table:table-cell>
          <table:table-cell/>
        </table:table-row>
        <table:table-row table:style-name="ro1">
          <table:table-cell table:formula="of:=[.A883]+10" office:value-type="float" office:value="11820" calcext:value-type="float">
            <text:p>11820</text:p>
          </table:table-cell>
          <table:table-cell table:formula="of:=1/((LN(1/((1023/[.B$1])-1))/[.$A884]) + (1/298.15))" office:value-type="float" office:value="289.744351082945" calcext:value-type="float">
            <text:p>289.7443510829</text:p>
          </table:table-cell>
          <table:table-cell table:formula="of:=1/((LN(1/((1023/[.C$1])-1))/[.$A884]) + (1/298.15))" office:value-type="float" office:value="297.724107420025" calcext:value-type="float">
            <text:p>297.72410742</text:p>
          </table:table-cell>
          <table:table-cell/>
        </table:table-row>
        <table:table-row table:style-name="ro1">
          <table:table-cell table:formula="of:=[.A884]+10" office:value-type="float" office:value="11830" calcext:value-type="float">
            <text:p>11830</text:p>
          </table:table-cell>
          <table:table-cell table:formula="of:=1/((LN(1/((1023/[.B$1])-1))/[.$A885]) + (1/298.15))" office:value-type="float" office:value="289.751256294935" calcext:value-type="float">
            <text:p>289.7512562949</text:p>
          </table:table-cell>
          <table:table-cell table:formula="of:=1/((LN(1/((1023/[.C$1])-1))/[.$A885]) + (1/298.15))" office:value-type="float" office:value="297.724466916836" calcext:value-type="float">
            <text:p>297.7244669168</text:p>
          </table:table-cell>
          <table:table-cell/>
        </table:table-row>
        <table:table-row table:style-name="ro1">
          <table:table-cell table:formula="of:=[.A885]+10" office:value-type="float" office:value="11840" calcext:value-type="float">
            <text:p>11840</text:p>
          </table:table-cell>
          <table:table-cell table:formula="of:=1/((LN(1/((1023/[.B$1])-1))/[.$A886]) + (1/298.15))" office:value-type="float" office:value="289.758150171022" calcext:value-type="float">
            <text:p>289.758150171</text:p>
          </table:table-cell>
          <table:table-cell table:formula="of:=1/((LN(1/((1023/[.C$1])-1))/[.$A886]) + (1/298.15))" office:value-type="float" office:value="297.724825807254" calcext:value-type="float">
            <text:p>297.7248258073</text:p>
          </table:table-cell>
          <table:table-cell/>
        </table:table-row>
        <table:table-row table:style-name="ro1">
          <table:table-cell table:formula="of:=[.A886]+10" office:value-type="float" office:value="11850" calcext:value-type="float">
            <text:p>11850</text:p>
          </table:table-cell>
          <table:table-cell table:formula="of:=1/((LN(1/((1023/[.B$1])-1))/[.$A887]) + (1/298.15))" office:value-type="float" office:value="289.765032739096" calcext:value-type="float">
            <text:p>289.7650327391</text:p>
          </table:table-cell>
          <table:table-cell table:formula="of:=1/((LN(1/((1023/[.C$1])-1))/[.$A887]) + (1/298.15))" office:value-type="float" office:value="297.725184092814" calcext:value-type="float">
            <text:p>297.7251840928</text:p>
          </table:table-cell>
          <table:table-cell/>
        </table:table-row>
        <table:table-row table:style-name="ro1">
          <table:table-cell table:formula="of:=[.A887]+10" office:value-type="float" office:value="11860" calcext:value-type="float">
            <text:p>11860</text:p>
          </table:table-cell>
          <table:table-cell table:formula="of:=1/((LN(1/((1023/[.B$1])-1))/[.$A888]) + (1/298.15))" office:value-type="float" office:value="289.771904026957" calcext:value-type="float">
            <text:p>289.771904027</text:p>
          </table:table-cell>
          <table:table-cell table:formula="of:=1/((LN(1/((1023/[.C$1])-1))/[.$A888]) + (1/298.15))" office:value-type="float" office:value="297.725541775042" calcext:value-type="float">
            <text:p>297.725541775</text:p>
          </table:table-cell>
          <table:table-cell/>
        </table:table-row>
        <table:table-row table:style-name="ro1">
          <table:table-cell table:formula="of:=[.A888]+10" office:value-type="float" office:value="11870" calcext:value-type="float">
            <text:p>11870</text:p>
          </table:table-cell>
          <table:table-cell table:formula="of:=1/((LN(1/((1023/[.B$1])-1))/[.$A889]) + (1/298.15))" office:value-type="float" office:value="289.778764062315" calcext:value-type="float">
            <text:p>289.7787640623</text:p>
          </table:table-cell>
          <table:table-cell table:formula="of:=1/((LN(1/((1023/[.C$1])-1))/[.$A889]) + (1/298.15))" office:value-type="float" office:value="297.725898855461" calcext:value-type="float">
            <text:p>297.7258988555</text:p>
          </table:table-cell>
          <table:table-cell/>
        </table:table-row>
        <table:table-row table:style-name="ro1">
          <table:table-cell table:formula="of:=[.A889]+10" office:value-type="float" office:value="11880" calcext:value-type="float">
            <text:p>11880</text:p>
          </table:table-cell>
          <table:table-cell table:formula="of:=1/((LN(1/((1023/[.B$1])-1))/[.$A890]) + (1/298.15))" office:value-type="float" office:value="289.785612872788" calcext:value-type="float">
            <text:p>289.7856128728</text:p>
          </table:table-cell>
          <table:table-cell table:formula="of:=1/((LN(1/((1023/[.C$1])-1))/[.$A890]) + (1/298.15))" office:value-type="float" office:value="297.726255335589" calcext:value-type="float">
            <text:p>297.7262553356</text:p>
          </table:table-cell>
          <table:table-cell/>
        </table:table-row>
        <table:table-row table:style-name="ro1">
          <table:table-cell table:formula="of:=[.A890]+10" office:value-type="float" office:value="11890" calcext:value-type="float">
            <text:p>11890</text:p>
          </table:table-cell>
          <table:table-cell table:formula="of:=1/((LN(1/((1023/[.B$1])-1))/[.$A891]) + (1/298.15))" office:value-type="float" office:value="289.792450485903" calcext:value-type="float">
            <text:p>289.7924504859</text:p>
          </table:table-cell>
          <table:table-cell table:formula="of:=1/((LN(1/((1023/[.C$1])-1))/[.$A891]) + (1/298.15))" office:value-type="float" office:value="297.726611216938" calcext:value-type="float">
            <text:p>297.7266112169</text:p>
          </table:table-cell>
          <table:table-cell/>
        </table:table-row>
        <table:table-row table:style-name="ro1">
          <table:table-cell table:formula="of:=[.A891]+10" office:value-type="float" office:value="11900" calcext:value-type="float">
            <text:p>11900</text:p>
          </table:table-cell>
          <table:table-cell table:formula="of:=1/((LN(1/((1023/[.B$1])-1))/[.$A892]) + (1/298.15))" office:value-type="float" office:value="289.799276929098" calcext:value-type="float">
            <text:p>289.7992769291</text:p>
          </table:table-cell>
          <table:table-cell table:formula="of:=1/((LN(1/((1023/[.C$1])-1))/[.$A892]) + (1/298.15))" office:value-type="float" office:value="297.726966501017" calcext:value-type="float">
            <text:p>297.726966501</text:p>
          </table:table-cell>
          <table:table-cell/>
        </table:table-row>
        <table:table-row table:style-name="ro1">
          <table:table-cell table:formula="of:=[.A892]+10" office:value-type="float" office:value="11910" calcext:value-type="float">
            <text:p>11910</text:p>
          </table:table-cell>
          <table:table-cell table:formula="of:=1/((LN(1/((1023/[.B$1])-1))/[.$A893]) + (1/298.15))" office:value-type="float" office:value="289.806092229722" calcext:value-type="float">
            <text:p>289.8060922297</text:p>
          </table:table-cell>
          <table:table-cell table:formula="of:=1/((LN(1/((1023/[.C$1])-1))/[.$A893]) + (1/298.15))" office:value-type="float" office:value="297.727321189326" calcext:value-type="float">
            <text:p>297.7273211893</text:p>
          </table:table-cell>
          <table:table-cell/>
        </table:table-row>
        <table:table-row table:style-name="ro1">
          <table:table-cell table:formula="of:=[.A893]+10" office:value-type="float" office:value="11920" calcext:value-type="float">
            <text:p>11920</text:p>
          </table:table-cell>
          <table:table-cell table:formula="of:=1/((LN(1/((1023/[.B$1])-1))/[.$A894]) + (1/298.15))" office:value-type="float" office:value="289.812896415035" calcext:value-type="float">
            <text:p>289.812896415</text:p>
          </table:table-cell>
          <table:table-cell table:formula="of:=1/((LN(1/((1023/[.C$1])-1))/[.$A894]) + (1/298.15))" office:value-type="float" office:value="297.727675283364" calcext:value-type="float">
            <text:p>297.7276752834</text:p>
          </table:table-cell>
          <table:table-cell/>
        </table:table-row>
        <table:table-row table:style-name="ro1">
          <table:table-cell table:formula="of:=[.A894]+10" office:value-type="float" office:value="11930" calcext:value-type="float">
            <text:p>11930</text:p>
          </table:table-cell>
          <table:table-cell table:formula="of:=1/((LN(1/((1023/[.B$1])-1))/[.$A895]) + (1/298.15))" office:value-type="float" office:value="289.819689512206" calcext:value-type="float">
            <text:p>289.8196895122</text:p>
          </table:table-cell>
          <table:table-cell table:formula="of:=1/((LN(1/((1023/[.C$1])-1))/[.$A895]) + (1/298.15))" office:value-type="float" office:value="297.728028784622" calcext:value-type="float">
            <text:p>297.7280287846</text:p>
          </table:table-cell>
          <table:table-cell/>
        </table:table-row>
        <table:table-row table:style-name="ro1">
          <table:table-cell table:formula="of:=[.A895]+10" office:value-type="float" office:value="11940" calcext:value-type="float">
            <text:p>11940</text:p>
          </table:table-cell>
          <table:table-cell table:formula="of:=1/((LN(1/((1023/[.B$1])-1))/[.$A896]) + (1/298.15))" office:value-type="float" office:value="289.826471548318" calcext:value-type="float">
            <text:p>289.8264715483</text:p>
          </table:table-cell>
          <table:table-cell table:formula="of:=1/((LN(1/((1023/[.C$1])-1))/[.$A896]) + (1/298.15))" office:value-type="float" office:value="297.728381694588" calcext:value-type="float">
            <text:p>297.7283816946</text:p>
          </table:table-cell>
          <table:table-cell/>
        </table:table-row>
        <table:table-row table:style-name="ro1">
          <table:table-cell table:formula="of:=[.A896]+10" office:value-type="float" office:value="11950" calcext:value-type="float">
            <text:p>11950</text:p>
          </table:table-cell>
          <table:table-cell table:formula="of:=1/((LN(1/((1023/[.B$1])-1))/[.$A897]) + (1/298.15))" office:value-type="float" office:value="289.833242550363" calcext:value-type="float">
            <text:p>289.8332425504</text:p>
          </table:table-cell>
          <table:table-cell table:formula="of:=1/((LN(1/((1023/[.C$1])-1))/[.$A897]) + (1/298.15))" office:value-type="float" office:value="297.728734014745" calcext:value-type="float">
            <text:p>297.7287340147</text:p>
          </table:table-cell>
          <table:table-cell/>
        </table:table-row>
        <table:table-row table:style-name="ro1">
          <table:table-cell table:formula="of:=[.A897]+10" office:value-type="float" office:value="11960" calcext:value-type="float">
            <text:p>11960</text:p>
          </table:table-cell>
          <table:table-cell table:formula="of:=1/((LN(1/((1023/[.B$1])-1))/[.$A898]) + (1/298.15))" office:value-type="float" office:value="289.840002545249" calcext:value-type="float">
            <text:p>289.8400025453</text:p>
          </table:table-cell>
          <table:table-cell table:formula="of:=1/((LN(1/((1023/[.C$1])-1))/[.$A898]) + (1/298.15))" office:value-type="float" office:value="297.729085746569" calcext:value-type="float">
            <text:p>297.7290857466</text:p>
          </table:table-cell>
          <table:table-cell/>
        </table:table-row>
        <table:table-row table:style-name="ro1">
          <table:table-cell table:formula="of:=[.A898]+10" office:value-type="float" office:value="11970" calcext:value-type="float">
            <text:p>11970</text:p>
          </table:table-cell>
          <table:table-cell table:formula="of:=1/((LN(1/((1023/[.B$1])-1))/[.$A899]) + (1/298.15))" office:value-type="float" office:value="289.846751559794" calcext:value-type="float">
            <text:p>289.8467515598</text:p>
          </table:table-cell>
          <table:table-cell table:formula="of:=1/((LN(1/((1023/[.C$1])-1))/[.$A899]) + (1/298.15))" office:value-type="float" office:value="297.729436891533" calcext:value-type="float">
            <text:p>297.7294368915</text:p>
          </table:table-cell>
          <table:table-cell/>
        </table:table-row>
        <table:table-row table:style-name="ro1">
          <table:table-cell table:formula="of:=[.A899]+10" office:value-type="float" office:value="11980" calcext:value-type="float">
            <text:p>11980</text:p>
          </table:table-cell>
          <table:table-cell table:formula="of:=1/((LN(1/((1023/[.B$1])-1))/[.$A900]) + (1/298.15))" office:value-type="float" office:value="289.853489620729" calcext:value-type="float">
            <text:p>289.8534896207</text:p>
          </table:table-cell>
          <table:table-cell table:formula="of:=1/((LN(1/((1023/[.C$1])-1))/[.$A900]) + (1/298.15))" office:value-type="float" office:value="297.729787451105" calcext:value-type="float">
            <text:p>297.7297874511</text:p>
          </table:table-cell>
          <table:table-cell/>
        </table:table-row>
        <table:table-row table:style-name="ro1">
          <table:table-cell table:formula="of:=[.A900]+10" office:value-type="float" office:value="11990" calcext:value-type="float">
            <text:p>11990</text:p>
          </table:table-cell>
          <table:table-cell table:formula="of:=1/((LN(1/((1023/[.B$1])-1))/[.$A901]) + (1/298.15))" office:value-type="float" office:value="289.860216754699" calcext:value-type="float">
            <text:p>289.8602167547</text:p>
          </table:table-cell>
          <table:table-cell table:formula="of:=1/((LN(1/((1023/[.C$1])-1))/[.$A901]) + (1/298.15))" office:value-type="float" office:value="297.730137426747" calcext:value-type="float">
            <text:p>297.7301374267</text:p>
          </table:table-cell>
          <table:table-cell/>
        </table:table-row>
        <table:table-row table:style-name="ro1">
          <table:table-cell table:formula="of:=[.A901]+10" office:value-type="float" office:value="12000" calcext:value-type="float">
            <text:p>12000</text:p>
          </table:table-cell>
          <table:table-cell table:formula="of:=1/((LN(1/((1023/[.B$1])-1))/[.$A902]) + (1/298.15))" office:value-type="float" office:value="289.866932988263" calcext:value-type="float">
            <text:p>289.8669329883</text:p>
          </table:table-cell>
          <table:table-cell table:formula="of:=1/((LN(1/((1023/[.C$1])-1))/[.$A902]) + (1/298.15))" office:value-type="float" office:value="297.730486819916" calcext:value-type="float">
            <text:p>297.7304868199</text:p>
          </table:table-cell>
          <table:table-cell/>
        </table:table-row>
        <table:table-row table:style-name="ro1">
          <table:table-cell table:formula="of:=[.A902]+10" office:value-type="float" office:value="12010" calcext:value-type="float">
            <text:p>12010</text:p>
          </table:table-cell>
          <table:table-cell table:formula="of:=1/((LN(1/((1023/[.B$1])-1))/[.$A903]) + (1/298.15))" office:value-type="float" office:value="289.873638347893" calcext:value-type="float">
            <text:p>289.8736383479</text:p>
          </table:table-cell>
          <table:table-cell table:formula="of:=1/((LN(1/((1023/[.C$1])-1))/[.$A903]) + (1/298.15))" office:value-type="float" office:value="297.730835632067" calcext:value-type="float">
            <text:p>297.7308356321</text:p>
          </table:table-cell>
          <table:table-cell/>
        </table:table-row>
        <table:table-row table:style-name="ro1">
          <table:table-cell table:formula="of:=[.A903]+10" office:value-type="float" office:value="12020" calcext:value-type="float">
            <text:p>12020</text:p>
          </table:table-cell>
          <table:table-cell table:formula="of:=1/((LN(1/((1023/[.B$1])-1))/[.$A904]) + (1/298.15))" office:value-type="float" office:value="289.880332859976" calcext:value-type="float">
            <text:p>289.88033286</text:p>
          </table:table-cell>
          <table:table-cell table:formula="of:=1/((LN(1/((1023/[.C$1])-1))/[.$A904]) + (1/298.15))" office:value-type="float" office:value="297.731183864647" calcext:value-type="float">
            <text:p>297.7311838646</text:p>
          </table:table-cell>
          <table:table-cell/>
        </table:table-row>
        <table:table-row table:style-name="ro1">
          <table:table-cell table:formula="of:=[.A904]+10" office:value-type="float" office:value="12030" calcext:value-type="float">
            <text:p>12030</text:p>
          </table:table-cell>
          <table:table-cell table:formula="of:=1/((LN(1/((1023/[.B$1])-1))/[.$A905]) + (1/298.15))" office:value-type="float" office:value="289.887016550813" calcext:value-type="float">
            <text:p>289.8870165508</text:p>
          </table:table-cell>
          <table:table-cell table:formula="of:=1/((LN(1/((1023/[.C$1])-1))/[.$A905]) + (1/298.15))" office:value-type="float" office:value="297.731531519099" calcext:value-type="float">
            <text:p>297.7315315191</text:p>
          </table:table-cell>
          <table:table-cell/>
        </table:table-row>
        <table:table-row table:style-name="ro1">
          <table:table-cell table:formula="of:=[.A905]+10" office:value-type="float" office:value="12040" calcext:value-type="float">
            <text:p>12040</text:p>
          </table:table-cell>
          <table:table-cell table:formula="of:=1/((LN(1/((1023/[.B$1])-1))/[.$A906]) + (1/298.15))" office:value-type="float" office:value="289.893689446622" calcext:value-type="float">
            <text:p>289.8936894466</text:p>
          </table:table-cell>
          <table:table-cell table:formula="of:=1/((LN(1/((1023/[.C$1])-1))/[.$A906]) + (1/298.15))" office:value-type="float" office:value="297.731878596862" calcext:value-type="float">
            <text:p>297.7318785969</text:p>
          </table:table-cell>
          <table:table-cell/>
        </table:table-row>
        <table:table-row table:style-name="ro1">
          <table:table-cell table:formula="of:=[.A906]+10" office:value-type="float" office:value="12050" calcext:value-type="float">
            <text:p>12050</text:p>
          </table:table-cell>
          <table:table-cell table:formula="of:=1/((LN(1/((1023/[.B$1])-1))/[.$A907]) + (1/298.15))" office:value-type="float" office:value="289.900351573533" calcext:value-type="float">
            <text:p>289.9003515735</text:p>
          </table:table-cell>
          <table:table-cell table:formula="of:=1/((LN(1/((1023/[.C$1])-1))/[.$A907]) + (1/298.15))" office:value-type="float" office:value="297.73222509937" calcext:value-type="float">
            <text:p>297.7322250994</text:p>
          </table:table-cell>
          <table:table-cell/>
        </table:table-row>
        <table:table-row table:style-name="ro1">
          <table:table-cell table:formula="of:=[.A907]+10" office:value-type="float" office:value="12060" calcext:value-type="float">
            <text:p>12060</text:p>
          </table:table-cell>
          <table:table-cell table:formula="of:=1/((LN(1/((1023/[.B$1])-1))/[.$A908]) + (1/298.15))" office:value-type="float" office:value="289.907002957595" calcext:value-type="float">
            <text:p>289.9070029576</text:p>
          </table:table-cell>
          <table:table-cell table:formula="of:=1/((LN(1/((1023/[.C$1])-1))/[.$A908]) + (1/298.15))" office:value-type="float" office:value="297.73257102805" calcext:value-type="float">
            <text:p>297.7325710281</text:p>
          </table:table-cell>
          <table:table-cell/>
        </table:table-row>
        <table:table-row table:style-name="ro1">
          <table:table-cell table:formula="of:=[.A908]+10" office:value-type="float" office:value="12070" calcext:value-type="float">
            <text:p>12070</text:p>
          </table:table-cell>
          <table:table-cell table:formula="of:=1/((LN(1/((1023/[.B$1])-1))/[.$A909]) + (1/298.15))" office:value-type="float" office:value="289.913643624772" calcext:value-type="float">
            <text:p>289.9136436248</text:p>
          </table:table-cell>
          <table:table-cell table:formula="of:=1/((LN(1/((1023/[.C$1])-1))/[.$A909]) + (1/298.15))" office:value-type="float" office:value="297.732916384329" calcext:value-type="float">
            <text:p>297.7329163843</text:p>
          </table:table-cell>
          <table:table-cell/>
        </table:table-row>
        <table:table-row table:style-name="ro1">
          <table:table-cell table:formula="of:=[.A909]+10" office:value-type="float" office:value="12080" calcext:value-type="float">
            <text:p>12080</text:p>
          </table:table-cell>
          <table:table-cell table:formula="of:=1/((LN(1/((1023/[.B$1])-1))/[.$A910]) + (1/298.15))" office:value-type="float" office:value="289.920273600944" calcext:value-type="float">
            <text:p>289.9202736009</text:p>
          </table:table-cell>
          <table:table-cell table:formula="of:=1/((LN(1/((1023/[.C$1])-1))/[.$A910]) + (1/298.15))" office:value-type="float" office:value="297.733261169625" calcext:value-type="float">
            <text:p>297.7332611696</text:p>
          </table:table-cell>
          <table:table-cell/>
        </table:table-row>
        <table:table-row table:style-name="ro1">
          <table:table-cell table:formula="of:=[.A910]+10" office:value-type="float" office:value="12090" calcext:value-type="float">
            <text:p>12090</text:p>
          </table:table-cell>
          <table:table-cell table:formula="of:=1/((LN(1/((1023/[.B$1])-1))/[.$A911]) + (1/298.15))" office:value-type="float" office:value="289.926892911907" calcext:value-type="float">
            <text:p>289.9268929119</text:p>
          </table:table-cell>
          <table:table-cell table:formula="of:=1/((LN(1/((1023/[.C$1])-1))/[.$A911]) + (1/298.15))" office:value-type="float" office:value="297.733605385353" calcext:value-type="float">
            <text:p>297.7336053854</text:p>
          </table:table-cell>
          <table:table-cell/>
        </table:table-row>
        <table:table-row table:style-name="ro1">
          <table:table-cell table:formula="of:=[.A911]+10" office:value-type="float" office:value="12100" calcext:value-type="float">
            <text:p>12100</text:p>
          </table:table-cell>
          <table:table-cell table:formula="of:=1/((LN(1/((1023/[.B$1])-1))/[.$A912]) + (1/298.15))" office:value-type="float" office:value="289.933501583375" calcext:value-type="float">
            <text:p>289.9335015834</text:p>
          </table:table-cell>
          <table:table-cell table:formula="of:=1/((LN(1/((1023/[.C$1])-1))/[.$A912]) + (1/298.15))" office:value-type="float" office:value="297.733949032924" calcext:value-type="float">
            <text:p>297.7339490329</text:p>
          </table:table-cell>
          <table:table-cell/>
        </table:table-row>
        <table:table-row table:style-name="ro1">
          <table:table-cell table:formula="of:=[.A912]+10" office:value-type="float" office:value="12110" calcext:value-type="float">
            <text:p>12110</text:p>
          </table:table-cell>
          <table:table-cell table:formula="of:=1/((LN(1/((1023/[.B$1])-1))/[.$A913]) + (1/298.15))" office:value-type="float" office:value="289.94009964098" calcext:value-type="float">
            <text:p>289.940099641</text:p>
          </table:table-cell>
          <table:table-cell table:formula="of:=1/((LN(1/((1023/[.C$1])-1))/[.$A913]) + (1/298.15))" office:value-type="float" office:value="297.734292113742" calcext:value-type="float">
            <text:p>297.7342921137</text:p>
          </table:table-cell>
          <table:table-cell/>
        </table:table-row>
        <table:table-row table:style-name="ro1">
          <table:table-cell table:formula="of:=[.A913]+10" office:value-type="float" office:value="12120" calcext:value-type="float">
            <text:p>12120</text:p>
          </table:table-cell>
          <table:table-cell table:formula="of:=1/((LN(1/((1023/[.B$1])-1))/[.$A914]) + (1/298.15))" office:value-type="float" office:value="289.946687110271" calcext:value-type="float">
            <text:p>289.9466871103</text:p>
          </table:table-cell>
          <table:table-cell table:formula="of:=1/((LN(1/((1023/[.C$1])-1))/[.$A914]) + (1/298.15))" office:value-type="float" office:value="297.734634629209" calcext:value-type="float">
            <text:p>297.7346346292</text:p>
          </table:table-cell>
          <table:table-cell/>
        </table:table-row>
        <table:table-row table:style-name="ro1">
          <table:table-cell table:formula="of:=[.A914]+10" office:value-type="float" office:value="12130" calcext:value-type="float">
            <text:p>12130</text:p>
          </table:table-cell>
          <table:table-cell table:formula="of:=1/((LN(1/((1023/[.B$1])-1))/[.$A915]) + (1/298.15))" office:value-type="float" office:value="289.953264016716" calcext:value-type="float">
            <text:p>289.9532640167</text:p>
          </table:table-cell>
          <table:table-cell table:formula="of:=1/((LN(1/((1023/[.C$1])-1))/[.$A915]) + (1/298.15))" office:value-type="float" office:value="297.734976580721" calcext:value-type="float">
            <text:p>297.7349765807</text:p>
          </table:table-cell>
          <table:table-cell/>
        </table:table-row>
        <table:table-row table:style-name="ro1">
          <table:table-cell table:formula="of:=[.A915]+10" office:value-type="float" office:value="12140" calcext:value-type="float">
            <text:p>12140</text:p>
          </table:table-cell>
          <table:table-cell table:formula="of:=1/((LN(1/((1023/[.B$1])-1))/[.$A916]) + (1/298.15))" office:value-type="float" office:value="289.959830385698" calcext:value-type="float">
            <text:p>289.9598303857</text:p>
          </table:table-cell>
          <table:table-cell table:formula="of:=1/((LN(1/((1023/[.C$1])-1))/[.$A916]) + (1/298.15))" office:value-type="float" office:value="297.73531796967" calcext:value-type="float">
            <text:p>297.7353179697</text:p>
          </table:table-cell>
          <table:table-cell/>
        </table:table-row>
        <table:table-row table:style-name="ro1">
          <table:table-cell table:formula="of:=[.A916]+10" office:value-type="float" office:value="12150" calcext:value-type="float">
            <text:p>12150</text:p>
          </table:table-cell>
          <table:table-cell table:formula="of:=1/((LN(1/((1023/[.B$1])-1))/[.$A917]) + (1/298.15))" office:value-type="float" office:value="289.966386242524" calcext:value-type="float">
            <text:p>289.9663862425</text:p>
          </table:table-cell>
          <table:table-cell table:formula="of:=1/((LN(1/((1023/[.C$1])-1))/[.$A917]) + (1/298.15))" office:value-type="float" office:value="297.735658797442" calcext:value-type="float">
            <text:p>297.7356587974</text:p>
          </table:table-cell>
          <table:table-cell/>
        </table:table-row>
        <table:table-row table:style-name="ro1">
          <table:table-cell table:formula="of:=[.A917]+10" office:value-type="float" office:value="12160" calcext:value-type="float">
            <text:p>12160</text:p>
          </table:table-cell>
          <table:table-cell table:formula="of:=1/((LN(1/((1023/[.B$1])-1))/[.$A918]) + (1/298.15))" office:value-type="float" office:value="289.972931612416" calcext:value-type="float">
            <text:p>289.9729316124</text:p>
          </table:table-cell>
          <table:table-cell table:formula="of:=1/((LN(1/((1023/[.C$1])-1))/[.$A918]) + (1/298.15))" office:value-type="float" office:value="297.735999065421" calcext:value-type="float">
            <text:p>297.7359990654</text:p>
          </table:table-cell>
          <table:table-cell/>
        </table:table-row>
        <table:table-row table:style-name="ro1">
          <table:table-cell table:formula="of:=[.A918]+10" office:value-type="float" office:value="12170" calcext:value-type="float">
            <text:p>12170</text:p>
          </table:table-cell>
          <table:table-cell table:formula="of:=1/((LN(1/((1023/[.B$1])-1))/[.$A919]) + (1/298.15))" office:value-type="float" office:value="289.979466520517" calcext:value-type="float">
            <text:p>289.9794665205</text:p>
          </table:table-cell>
          <table:table-cell table:formula="of:=1/((LN(1/((1023/[.C$1])-1))/[.$A919]) + (1/298.15))" office:value-type="float" office:value="297.736338774985" calcext:value-type="float">
            <text:p>297.736338775</text:p>
          </table:table-cell>
          <table:table-cell/>
        </table:table-row>
        <table:table-row table:style-name="ro1">
          <table:table-cell table:formula="of:=[.A919]+10" office:value-type="float" office:value="12180" calcext:value-type="float">
            <text:p>12180</text:p>
          </table:table-cell>
          <table:table-cell table:formula="of:=1/((LN(1/((1023/[.B$1])-1))/[.$A920]) + (1/298.15))" office:value-type="float" office:value="289.985990991889" calcext:value-type="float">
            <text:p>289.9859909919</text:p>
          </table:table-cell>
          <table:table-cell table:formula="of:=1/((LN(1/((1023/[.C$1])-1))/[.$A920]) + (1/298.15))" office:value-type="float" office:value="297.736677927506" calcext:value-type="float">
            <text:p>297.7366779275</text:p>
          </table:table-cell>
          <table:table-cell/>
        </table:table-row>
        <table:table-row table:style-name="ro1">
          <table:table-cell table:formula="of:=[.A920]+10" office:value-type="float" office:value="12190" calcext:value-type="float">
            <text:p>12190</text:p>
          </table:table-cell>
          <table:table-cell table:formula="of:=1/((LN(1/((1023/[.B$1])-1))/[.$A921]) + (1/298.15))" office:value-type="float" office:value="289.992505051514" calcext:value-type="float">
            <text:p>289.9925050515</text:p>
          </table:table-cell>
          <table:table-cell table:formula="of:=1/((LN(1/((1023/[.C$1])-1))/[.$A921]) + (1/298.15))" office:value-type="float" office:value="297.737016524354" calcext:value-type="float">
            <text:p>297.7370165244</text:p>
          </table:table-cell>
          <table:table-cell/>
        </table:table-row>
        <table:table-row table:style-name="ro1">
          <table:table-cell table:formula="of:=[.A921]+10" office:value-type="float" office:value="12200" calcext:value-type="float">
            <text:p>12200</text:p>
          </table:table-cell>
          <table:table-cell table:formula="of:=1/((LN(1/((1023/[.B$1])-1))/[.$A922]) + (1/298.15))" office:value-type="float" office:value="289.999008724296" calcext:value-type="float">
            <text:p>289.9990087243</text:p>
          </table:table-cell>
          <table:table-cell table:formula="of:=1/((LN(1/((1023/[.C$1])-1))/[.$A922]) + (1/298.15))" office:value-type="float" office:value="297.737354566894" calcext:value-type="float">
            <text:p>297.7373545669</text:p>
          </table:table-cell>
          <table:table-cell/>
        </table:table-row>
        <table:table-row table:style-name="ro1">
          <table:table-cell table:formula="of:=[.A922]+10" office:value-type="float" office:value="12210" calcext:value-type="float">
            <text:p>12210</text:p>
          </table:table-cell>
          <table:table-cell table:formula="of:=1/((LN(1/((1023/[.B$1])-1))/[.$A923]) + (1/298.15))" office:value-type="float" office:value="290.005502035058" calcext:value-type="float">
            <text:p>290.0055020351</text:p>
          </table:table-cell>
          <table:table-cell table:formula="of:=1/((LN(1/((1023/[.C$1])-1))/[.$A923]) + (1/298.15))" office:value-type="float" office:value="297.737692056485" calcext:value-type="float">
            <text:p>297.7376920565</text:p>
          </table:table-cell>
          <table:table-cell/>
        </table:table-row>
        <table:table-row table:style-name="ro1">
          <table:table-cell table:formula="of:=[.A923]+10" office:value-type="float" office:value="12220" calcext:value-type="float">
            <text:p>12220</text:p>
          </table:table-cell>
          <table:table-cell table:formula="of:=1/((LN(1/((1023/[.B$1])-1))/[.$A924]) + (1/298.15))" office:value-type="float" office:value="290.011985008544" calcext:value-type="float">
            <text:p>290.0119850085</text:p>
          </table:table-cell>
          <table:table-cell table:formula="of:=1/((LN(1/((1023/[.C$1])-1))/[.$A924]) + (1/298.15))" office:value-type="float" office:value="297.738028994483" calcext:value-type="float">
            <text:p>297.7380289945</text:p>
          </table:table-cell>
          <table:table-cell/>
        </table:table-row>
        <table:table-row table:style-name="ro1">
          <table:table-cell table:formula="of:=[.A924]+10" office:value-type="float" office:value="12230" calcext:value-type="float">
            <text:p>12230</text:p>
          </table:table-cell>
          <table:table-cell table:formula="of:=1/((LN(1/((1023/[.B$1])-1))/[.$A925]) + (1/298.15))" office:value-type="float" office:value="290.018457669419" calcext:value-type="float">
            <text:p>290.0184576694</text:p>
          </table:table-cell>
          <table:table-cell table:formula="of:=1/((LN(1/((1023/[.C$1])-1))/[.$A925]) + (1/298.15))" office:value-type="float" office:value="297.73836538224" calcext:value-type="float">
            <text:p>297.7383653822</text:p>
          </table:table-cell>
          <table:table-cell/>
        </table:table-row>
        <table:table-row table:style-name="ro1">
          <table:table-cell table:formula="of:=[.A925]+10" office:value-type="float" office:value="12240" calcext:value-type="float">
            <text:p>12240</text:p>
          </table:table-cell>
          <table:table-cell table:formula="of:=1/((LN(1/((1023/[.B$1])-1))/[.$A926]) + (1/298.15))" office:value-type="float" office:value="290.024920042271" calcext:value-type="float">
            <text:p>290.0249200423</text:p>
          </table:table-cell>
          <table:table-cell table:formula="of:=1/((LN(1/((1023/[.C$1])-1))/[.$A926]) + (1/298.15))" office:value-type="float" office:value="297.738701221102" calcext:value-type="float">
            <text:p>297.7387012211</text:p>
          </table:table-cell>
          <table:table-cell/>
        </table:table-row>
        <table:table-row table:style-name="ro1">
          <table:table-cell table:formula="of:=[.A926]+10" office:value-type="float" office:value="12250" calcext:value-type="float">
            <text:p>12250</text:p>
          </table:table-cell>
          <table:table-cell table:formula="of:=1/((LN(1/((1023/[.B$1])-1))/[.$A927]) + (1/298.15))" office:value-type="float" office:value="290.031372151609" calcext:value-type="float">
            <text:p>290.0313721516</text:p>
          </table:table-cell>
          <table:table-cell table:formula="of:=1/((LN(1/((1023/[.C$1])-1))/[.$A927]) + (1/298.15))" office:value-type="float" office:value="297.739036512411" calcext:value-type="float">
            <text:p>297.7390365124</text:p>
          </table:table-cell>
          <table:table-cell/>
        </table:table-row>
        <table:table-row table:style-name="ro1">
          <table:table-cell table:formula="of:=[.A927]+10" office:value-type="float" office:value="12260" calcext:value-type="float">
            <text:p>12260</text:p>
          </table:table-cell>
          <table:table-cell table:formula="of:=1/((LN(1/((1023/[.B$1])-1))/[.$A928]) + (1/298.15))" office:value-type="float" office:value="290.037814021865" calcext:value-type="float">
            <text:p>290.0378140219</text:p>
          </table:table-cell>
          <table:table-cell table:formula="of:=1/((LN(1/((1023/[.C$1])-1))/[.$A928]) + (1/298.15))" office:value-type="float" office:value="297.739371257505" calcext:value-type="float">
            <text:p>297.7393712575</text:p>
          </table:table-cell>
          <table:table-cell/>
        </table:table-row>
        <table:table-row table:style-name="ro1">
          <table:table-cell table:formula="of:=[.A928]+10" office:value-type="float" office:value="12270" calcext:value-type="float">
            <text:p>12270</text:p>
          </table:table-cell>
          <table:table-cell table:formula="of:=1/((LN(1/((1023/[.B$1])-1))/[.$A929]) + (1/298.15))" office:value-type="float" office:value="290.044245677391" calcext:value-type="float">
            <text:p>290.0442456774</text:p>
          </table:table-cell>
          <table:table-cell table:formula="of:=1/((LN(1/((1023/[.C$1])-1))/[.$A929]) + (1/298.15))" office:value-type="float" office:value="297.739705457719" calcext:value-type="float">
            <text:p>297.7397054577</text:p>
          </table:table-cell>
          <table:table-cell/>
        </table:table-row>
        <table:table-row table:style-name="ro1">
          <table:table-cell table:formula="of:=[.A929]+10" office:value-type="float" office:value="12280" calcext:value-type="float">
            <text:p>12280</text:p>
          </table:table-cell>
          <table:table-cell table:formula="of:=1/((LN(1/((1023/[.B$1])-1))/[.$A930]) + (1/298.15))" office:value-type="float" office:value="290.050667142465" calcext:value-type="float">
            <text:p>290.0506671425</text:p>
          </table:table-cell>
          <table:table-cell table:formula="of:=1/((LN(1/((1023/[.C$1])-1))/[.$A930]) + (1/298.15))" office:value-type="float" office:value="297.740039114381" calcext:value-type="float">
            <text:p>297.7400391144</text:p>
          </table:table-cell>
          <table:table-cell/>
        </table:table-row>
        <table:table-row table:style-name="ro1">
          <table:table-cell table:formula="of:=[.A930]+10" office:value-type="float" office:value="12290" calcext:value-type="float">
            <text:p>12290</text:p>
          </table:table-cell>
          <table:table-cell table:formula="of:=1/((LN(1/((1023/[.B$1])-1))/[.$A931]) + (1/298.15))" office:value-type="float" office:value="290.057078441287" calcext:value-type="float">
            <text:p>290.0570784413</text:p>
          </table:table-cell>
          <table:table-cell table:formula="of:=1/((LN(1/((1023/[.C$1])-1))/[.$A931]) + (1/298.15))" office:value-type="float" office:value="297.740372228816" calcext:value-type="float">
            <text:p>297.7403722288</text:p>
          </table:table-cell>
          <table:table-cell/>
        </table:table-row>
        <table:table-row table:style-name="ro1">
          <table:table-cell table:formula="of:=[.A931]+10" office:value-type="float" office:value="12300" calcext:value-type="float">
            <text:p>12300</text:p>
          </table:table-cell>
          <table:table-cell table:formula="of:=1/((LN(1/((1023/[.B$1])-1))/[.$A932]) + (1/298.15))" office:value-type="float" office:value="290.063479597979" calcext:value-type="float">
            <text:p>290.063479598</text:p>
          </table:table-cell>
          <table:table-cell table:formula="of:=1/((LN(1/((1023/[.C$1])-1))/[.$A932]) + (1/298.15))" office:value-type="float" office:value="297.740704802346" calcext:value-type="float">
            <text:p>297.7407048023</text:p>
          </table:table-cell>
          <table:table-cell/>
        </table:table-row>
        <table:table-row table:style-name="ro1">
          <table:table-cell table:formula="of:=[.A932]+10" office:value-type="float" office:value="12310" calcext:value-type="float">
            <text:p>12310</text:p>
          </table:table-cell>
          <table:table-cell table:formula="of:=1/((LN(1/((1023/[.B$1])-1))/[.$A933]) + (1/298.15))" office:value-type="float" office:value="290.069870636589" calcext:value-type="float">
            <text:p>290.0698706366</text:p>
          </table:table-cell>
          <table:table-cell table:formula="of:=1/((LN(1/((1023/[.C$1])-1))/[.$A933]) + (1/298.15))" office:value-type="float" office:value="297.741036836286" calcext:value-type="float">
            <text:p>297.7410368363</text:p>
          </table:table-cell>
          <table:table-cell/>
        </table:table-row>
        <table:table-row table:style-name="ro1">
          <table:table-cell table:formula="of:=[.A933]+10" office:value-type="float" office:value="12320" calcext:value-type="float">
            <text:p>12320</text:p>
          </table:table-cell>
          <table:table-cell table:formula="of:=1/((LN(1/((1023/[.B$1])-1))/[.$A934]) + (1/298.15))" office:value-type="float" office:value="290.076251581088" calcext:value-type="float">
            <text:p>290.0762515811</text:p>
          </table:table-cell>
          <table:table-cell table:formula="of:=1/((LN(1/((1023/[.C$1])-1))/[.$A934]) + (1/298.15))" office:value-type="float" office:value="297.741368331948" calcext:value-type="float">
            <text:p>297.7413683319</text:p>
          </table:table-cell>
          <table:table-cell/>
        </table:table-row>
        <table:table-row table:style-name="ro1">
          <table:table-cell table:formula="of:=[.A934]+10" office:value-type="float" office:value="12330" calcext:value-type="float">
            <text:p>12330</text:p>
          </table:table-cell>
          <table:table-cell table:formula="of:=1/((LN(1/((1023/[.B$1])-1))/[.$A935]) + (1/298.15))" office:value-type="float" office:value="290.082622455371" calcext:value-type="float">
            <text:p>290.0826224554</text:p>
          </table:table-cell>
          <table:table-cell table:formula="of:=1/((LN(1/((1023/[.C$1])-1))/[.$A935]) + (1/298.15))" office:value-type="float" office:value="297.741699290641" calcext:value-type="float">
            <text:p>297.7416992906</text:p>
          </table:table-cell>
          <table:table-cell/>
        </table:table-row>
        <table:table-row table:style-name="ro1">
          <table:table-cell table:formula="of:=[.A935]+10" office:value-type="float" office:value="12340" calcext:value-type="float">
            <text:p>12340</text:p>
          </table:table-cell>
          <table:table-cell table:formula="of:=1/((LN(1/((1023/[.B$1])-1))/[.$A936]) + (1/298.15))" office:value-type="float" office:value="290.088983283258" calcext:value-type="float">
            <text:p>290.0889832833</text:p>
          </table:table-cell>
          <table:table-cell table:formula="of:=1/((LN(1/((1023/[.C$1])-1))/[.$A936]) + (1/298.15))" office:value-type="float" office:value="297.742029713668" calcext:value-type="float">
            <text:p>297.7420297137</text:p>
          </table:table-cell>
          <table:table-cell/>
        </table:table-row>
        <table:table-row table:style-name="ro1">
          <table:table-cell table:formula="of:=[.A936]+10" office:value-type="float" office:value="12350" calcext:value-type="float">
            <text:p>12350</text:p>
          </table:table-cell>
          <table:table-cell table:formula="of:=1/((LN(1/((1023/[.B$1])-1))/[.$A937]) + (1/298.15))" office:value-type="float" office:value="290.095334088493" calcext:value-type="float">
            <text:p>290.0953340885</text:p>
          </table:table-cell>
          <table:table-cell table:formula="of:=1/((LN(1/((1023/[.C$1])-1))/[.$A937]) + (1/298.15))" office:value-type="float" office:value="297.742359602329" calcext:value-type="float">
            <text:p>297.7423596023</text:p>
          </table:table-cell>
          <table:table-cell/>
        </table:table-row>
        <table:table-row table:style-name="ro1">
          <table:table-cell table:formula="of:=[.A937]+10" office:value-type="float" office:value="12360" calcext:value-type="float">
            <text:p>12360</text:p>
          </table:table-cell>
          <table:table-cell table:formula="of:=1/((LN(1/((1023/[.B$1])-1))/[.$A938]) + (1/298.15))" office:value-type="float" office:value="290.101674894748" calcext:value-type="float">
            <text:p>290.1016748947</text:p>
          </table:table-cell>
          <table:table-cell table:formula="of:=1/((LN(1/((1023/[.C$1])-1))/[.$A938]) + (1/298.15))" office:value-type="float" office:value="297.742688957919" calcext:value-type="float">
            <text:p>297.7426889579</text:p>
          </table:table-cell>
          <table:table-cell/>
        </table:table-row>
        <table:table-row table:style-name="ro1">
          <table:table-cell table:formula="of:=[.A938]+10" office:value-type="float" office:value="12370" calcext:value-type="float">
            <text:p>12370</text:p>
          </table:table-cell>
          <table:table-cell table:formula="of:=1/((LN(1/((1023/[.B$1])-1))/[.$A939]) + (1/298.15))" office:value-type="float" office:value="290.108005725617" calcext:value-type="float">
            <text:p>290.1080057256</text:p>
          </table:table-cell>
          <table:table-cell table:formula="of:=1/((LN(1/((1023/[.C$1])-1))/[.$A939]) + (1/298.15))" office:value-type="float" office:value="297.743017781728" calcext:value-type="float">
            <text:p>297.7430177817</text:p>
          </table:table-cell>
          <table:table-cell/>
        </table:table-row>
        <table:table-row table:style-name="ro1">
          <table:table-cell table:formula="of:=[.A939]+10" office:value-type="float" office:value="12380" calcext:value-type="float">
            <text:p>12380</text:p>
          </table:table-cell>
          <table:table-cell table:formula="of:=1/((LN(1/((1023/[.B$1])-1))/[.$A940]) + (1/298.15))" office:value-type="float" office:value="290.114326604623" calcext:value-type="float">
            <text:p>290.1143266046</text:p>
          </table:table-cell>
          <table:table-cell table:formula="of:=1/((LN(1/((1023/[.C$1])-1))/[.$A940]) + (1/298.15))" office:value-type="float" office:value="297.743346075044" calcext:value-type="float">
            <text:p>297.743346075</text:p>
          </table:table-cell>
          <table:table-cell/>
        </table:table-row>
        <table:table-row table:style-name="ro1">
          <table:table-cell table:formula="of:=[.A940]+10" office:value-type="float" office:value="12390" calcext:value-type="float">
            <text:p>12390</text:p>
          </table:table-cell>
          <table:table-cell table:formula="of:=1/((LN(1/((1023/[.B$1])-1))/[.$A941]) + (1/298.15))" office:value-type="float" office:value="290.120637555212" calcext:value-type="float">
            <text:p>290.1206375552</text:p>
          </table:table-cell>
          <table:table-cell table:formula="of:=1/((LN(1/((1023/[.C$1])-1))/[.$A941]) + (1/298.15))" office:value-type="float" office:value="297.74367383915" calcext:value-type="float">
            <text:p>297.7436738392</text:p>
          </table:table-cell>
          <table:table-cell/>
        </table:table-row>
        <table:table-row table:style-name="ro1">
          <table:table-cell table:formula="of:=[.A941]+10" office:value-type="float" office:value="12400" calcext:value-type="float">
            <text:p>12400</text:p>
          </table:table-cell>
          <table:table-cell table:formula="of:=1/((LN(1/((1023/[.B$1])-1))/[.$A942]) + (1/298.15))" office:value-type="float" office:value="290.126938600759" calcext:value-type="float">
            <text:p>290.1269386008</text:p>
          </table:table-cell>
          <table:table-cell table:formula="of:=1/((LN(1/((1023/[.C$1])-1))/[.$A942]) + (1/298.15))" office:value-type="float" office:value="297.744001075324" calcext:value-type="float">
            <text:p>297.7440010753</text:p>
          </table:table-cell>
          <table:table-cell/>
        </table:table-row>
        <table:table-row table:style-name="ro1">
          <table:table-cell table:formula="of:=[.A942]+10" office:value-type="float" office:value="12410" calcext:value-type="float">
            <text:p>12410</text:p>
          </table:table-cell>
          <table:table-cell table:formula="of:=1/((LN(1/((1023/[.B$1])-1))/[.$A943]) + (1/298.15))" office:value-type="float" office:value="290.133229764565" calcext:value-type="float">
            <text:p>290.1332297646</text:p>
          </table:table-cell>
          <table:table-cell table:formula="of:=1/((LN(1/((1023/[.C$1])-1))/[.$A943]) + (1/298.15))" office:value-type="float" office:value="297.74432778484" calcext:value-type="float">
            <text:p>297.7443277848</text:p>
          </table:table-cell>
          <table:table-cell/>
        </table:table-row>
        <table:table-row table:style-name="ro1">
          <table:table-cell table:formula="of:=[.A943]+10" office:value-type="float" office:value="12420" calcext:value-type="float">
            <text:p>12420</text:p>
          </table:table-cell>
          <table:table-cell table:formula="of:=1/((LN(1/((1023/[.B$1])-1))/[.$A944]) + (1/298.15))" office:value-type="float" office:value="290.139511069856" calcext:value-type="float">
            <text:p>290.1395110699</text:p>
          </table:table-cell>
          <table:table-cell table:formula="of:=1/((LN(1/((1023/[.C$1])-1))/[.$A944]) + (1/298.15))" office:value-type="float" office:value="297.74465396897" calcext:value-type="float">
            <text:p>297.744653969</text:p>
          </table:table-cell>
          <table:table-cell/>
        </table:table-row>
        <table:table-row table:style-name="ro1">
          <table:table-cell table:formula="of:=[.A944]+10" office:value-type="float" office:value="12430" calcext:value-type="float">
            <text:p>12430</text:p>
          </table:table-cell>
          <table:table-cell table:formula="of:=1/((LN(1/((1023/[.B$1])-1))/[.$A945]) + (1/298.15))" office:value-type="float" office:value="290.145782539789" calcext:value-type="float">
            <text:p>290.1457825398</text:p>
          </table:table-cell>
          <table:table-cell table:formula="of:=1/((LN(1/((1023/[.C$1])-1))/[.$A945]) + (1/298.15))" office:value-type="float" office:value="297.744979628978" calcext:value-type="float">
            <text:p>297.744979629</text:p>
          </table:table-cell>
          <table:table-cell/>
        </table:table-row>
        <table:table-row table:style-name="ro1">
          <table:table-cell table:formula="of:=[.A945]+10" office:value-type="float" office:value="12440" calcext:value-type="float">
            <text:p>12440</text:p>
          </table:table-cell>
          <table:table-cell table:formula="of:=1/((LN(1/((1023/[.B$1])-1))/[.$A946]) + (1/298.15))" office:value-type="float" office:value="290.152044197445" calcext:value-type="float">
            <text:p>290.1520441974</text:p>
          </table:table-cell>
          <table:table-cell table:formula="of:=1/((LN(1/((1023/[.C$1])-1))/[.$A946]) + (1/298.15))" office:value-type="float" office:value="297.745304766128" calcext:value-type="float">
            <text:p>297.7453047661</text:p>
          </table:table-cell>
          <table:table-cell/>
        </table:table-row>
        <table:table-row table:style-name="ro1">
          <table:table-cell table:formula="of:=[.A946]+10" office:value-type="float" office:value="12450" calcext:value-type="float">
            <text:p>12450</text:p>
          </table:table-cell>
          <table:table-cell table:formula="of:=1/((LN(1/((1023/[.B$1])-1))/[.$A947]) + (1/298.15))" office:value-type="float" office:value="290.158296065834" calcext:value-type="float">
            <text:p>290.1582960658</text:p>
          </table:table-cell>
          <table:table-cell table:formula="of:=1/((LN(1/((1023/[.C$1])-1))/[.$A947]) + (1/298.15))" office:value-type="float" office:value="297.745629381678" calcext:value-type="float">
            <text:p>297.7456293817</text:p>
          </table:table-cell>
          <table:table-cell/>
        </table:table-row>
        <table:table-row table:style-name="ro1">
          <table:table-cell table:formula="of:=[.A947]+10" office:value-type="float" office:value="12460" calcext:value-type="float">
            <text:p>12460</text:p>
          </table:table-cell>
          <table:table-cell table:formula="of:=1/((LN(1/((1023/[.B$1])-1))/[.$A948]) + (1/298.15))" office:value-type="float" office:value="290.164538167896" calcext:value-type="float">
            <text:p>290.1645381679</text:p>
          </table:table-cell>
          <table:table-cell table:formula="of:=1/((LN(1/((1023/[.C$1])-1))/[.$A948]) + (1/298.15))" office:value-type="float" office:value="297.745953476882" calcext:value-type="float">
            <text:p>297.7459534769</text:p>
          </table:table-cell>
          <table:table-cell/>
        </table:table-row>
        <table:table-row table:style-name="ro1">
          <table:table-cell table:formula="of:=[.A948]+10" office:value-type="float" office:value="12470" calcext:value-type="float">
            <text:p>12470</text:p>
          </table:table-cell>
          <table:table-cell table:formula="of:=1/((LN(1/((1023/[.B$1])-1))/[.$A949]) + (1/298.15))" office:value-type="float" office:value="290.170770526497" calcext:value-type="float">
            <text:p>290.1707705265</text:p>
          </table:table-cell>
          <table:table-cell table:formula="of:=1/((LN(1/((1023/[.C$1])-1))/[.$A949]) + (1/298.15))" office:value-type="float" office:value="297.74627705299" calcext:value-type="float">
            <text:p>297.746277053</text:p>
          </table:table-cell>
          <table:table-cell/>
        </table:table-row>
        <table:table-row table:style-name="ro1">
          <table:table-cell table:formula="of:=[.A949]+10" office:value-type="float" office:value="12480" calcext:value-type="float">
            <text:p>12480</text:p>
          </table:table-cell>
          <table:table-cell table:formula="of:=1/((LN(1/((1023/[.B$1])-1))/[.$A950]) + (1/298.15))" office:value-type="float" office:value="290.176993164432" calcext:value-type="float">
            <text:p>290.1769931644</text:p>
          </table:table-cell>
          <table:table-cell table:formula="of:=1/((LN(1/((1023/[.C$1])-1))/[.$A950]) + (1/298.15))" office:value-type="float" office:value="297.746600111248" calcext:value-type="float">
            <text:p>297.7466001112</text:p>
          </table:table-cell>
          <table:table-cell/>
        </table:table-row>
        <table:table-row table:style-name="ro1">
          <table:table-cell table:formula="of:=[.A950]+10" office:value-type="float" office:value="12490" calcext:value-type="float">
            <text:p>12490</text:p>
          </table:table-cell>
          <table:table-cell table:formula="of:=1/((LN(1/((1023/[.B$1])-1))/[.$A951]) + (1/298.15))" office:value-type="float" office:value="290.183206104425" calcext:value-type="float">
            <text:p>290.1832061044</text:p>
          </table:table-cell>
          <table:table-cell table:formula="of:=1/((LN(1/((1023/[.C$1])-1))/[.$A951]) + (1/298.15))" office:value-type="float" office:value="297.746922652898" calcext:value-type="float">
            <text:p>297.7469226529</text:p>
          </table:table-cell>
          <table:table-cell/>
        </table:table-row>
        <table:table-row table:style-name="ro1">
          <table:table-cell table:formula="of:=[.A951]+10" office:value-type="float" office:value="12500" calcext:value-type="float">
            <text:p>12500</text:p>
          </table:table-cell>
          <table:table-cell table:formula="of:=1/((LN(1/((1023/[.B$1])-1))/[.$A952]) + (1/298.15))" office:value-type="float" office:value="290.189409369132" calcext:value-type="float">
            <text:p>290.1894093691</text:p>
          </table:table-cell>
          <table:table-cell table:formula="of:=1/((LN(1/((1023/[.C$1])-1))/[.$A952]) + (1/298.15))" office:value-type="float" office:value="297.747244679179" calcext:value-type="float">
            <text:p>297.7472446792</text:p>
          </table:table-cell>
          <table:table-cell/>
        </table:table-row>
        <table:table-row table:style-name="ro1">
          <table:table-cell table:formula="of:=[.A952]+10" office:value-type="float" office:value="12510" calcext:value-type="float">
            <text:p>12510</text:p>
          </table:table-cell>
          <table:table-cell table:formula="of:=1/((LN(1/((1023/[.B$1])-1))/[.$A953]) + (1/298.15))" office:value-type="float" office:value="290.195602981133" calcext:value-type="float">
            <text:p>290.1956029811</text:p>
          </table:table-cell>
          <table:table-cell table:formula="of:=1/((LN(1/((1023/[.C$1])-1))/[.$A953]) + (1/298.15))" office:value-type="float" office:value="297.747566191324" calcext:value-type="float">
            <text:p>297.7475661913</text:p>
          </table:table-cell>
          <table:table-cell/>
        </table:table-row>
        <table:table-row table:style-name="ro1">
          <table:table-cell table:formula="of:=[.A953]+10" office:value-type="float" office:value="12520" calcext:value-type="float">
            <text:p>12520</text:p>
          </table:table-cell>
          <table:table-cell table:formula="of:=1/((LN(1/((1023/[.B$1])-1))/[.$A954]) + (1/298.15))" office:value-type="float" office:value="290.201786962943" calcext:value-type="float">
            <text:p>290.2017869629</text:p>
          </table:table-cell>
          <table:table-cell table:formula="of:=1/((LN(1/((1023/[.C$1])-1))/[.$A954]) + (1/298.15))" office:value-type="float" office:value="297.747887190565" calcext:value-type="float">
            <text:p>297.7478871906</text:p>
          </table:table-cell>
          <table:table-cell/>
        </table:table-row>
        <table:table-row table:style-name="ro1">
          <table:table-cell table:formula="of:=[.A954]+10" office:value-type="float" office:value="12530" calcext:value-type="float">
            <text:p>12530</text:p>
          </table:table-cell>
          <table:table-cell table:formula="of:=1/((LN(1/((1023/[.B$1])-1))/[.$A955]) + (1/298.15))" office:value-type="float" office:value="290.207961337004" calcext:value-type="float">
            <text:p>290.207961337</text:p>
          </table:table-cell>
          <table:table-cell table:formula="of:=1/((LN(1/((1023/[.C$1])-1))/[.$A955]) + (1/298.15))" office:value-type="float" office:value="297.748207678126" calcext:value-type="float">
            <text:p>297.7482076781</text:p>
          </table:table-cell>
          <table:table-cell/>
        </table:table-row>
        <table:table-row table:style-name="ro1">
          <table:table-cell table:formula="of:=[.A955]+10" office:value-type="float" office:value="12540" calcext:value-type="float">
            <text:p>12540</text:p>
          </table:table-cell>
          <table:table-cell table:formula="of:=1/((LN(1/((1023/[.B$1])-1))/[.$A956]) + (1/298.15))" office:value-type="float" office:value="290.214126125689" calcext:value-type="float">
            <text:p>290.2141261257</text:p>
          </table:table-cell>
          <table:table-cell table:formula="of:=1/((LN(1/((1023/[.C$1])-1))/[.$A956]) + (1/298.15))" office:value-type="float" office:value="297.748527655232" calcext:value-type="float">
            <text:p>297.7485276552</text:p>
          </table:table-cell>
          <table:table-cell/>
        </table:table-row>
        <table:table-row table:style-name="ro1">
          <table:table-cell table:formula="of:=[.A956]+10" office:value-type="float" office:value="12550" calcext:value-type="float">
            <text:p>12550</text:p>
          </table:table-cell>
          <table:table-cell table:formula="of:=1/((LN(1/((1023/[.B$1])-1))/[.$A957]) + (1/298.15))" office:value-type="float" office:value="290.220281351303" calcext:value-type="float">
            <text:p>290.2202813513</text:p>
          </table:table-cell>
          <table:table-cell table:formula="of:=1/((LN(1/((1023/[.C$1])-1))/[.$A957]) + (1/298.15))" office:value-type="float" office:value="297.7488471231" calcext:value-type="float">
            <text:p>297.7488471231</text:p>
          </table:table-cell>
          <table:table-cell/>
        </table:table-row>
        <table:table-row table:style-name="ro1">
          <table:table-cell table:formula="of:=[.A957]+10" office:value-type="float" office:value="12560" calcext:value-type="float">
            <text:p>12560</text:p>
          </table:table-cell>
          <table:table-cell table:formula="of:=1/((LN(1/((1023/[.B$1])-1))/[.$A958]) + (1/298.15))" office:value-type="float" office:value="290.22642703608" calcext:value-type="float">
            <text:p>290.2264270361</text:p>
          </table:table-cell>
          <table:table-cell table:formula="of:=1/((LN(1/((1023/[.C$1])-1))/[.$A958]) + (1/298.15))" office:value-type="float" office:value="297.749166082945" calcext:value-type="float">
            <text:p>297.7491660829</text:p>
          </table:table-cell>
          <table:table-cell/>
        </table:table-row>
        <table:table-row table:style-name="ro1">
          <table:table-cell table:formula="of:=[.A958]+10" office:value-type="float" office:value="12570" calcext:value-type="float">
            <text:p>12570</text:p>
          </table:table-cell>
          <table:table-cell table:formula="of:=1/((LN(1/((1023/[.B$1])-1))/[.$A959]) + (1/298.15))" office:value-type="float" office:value="290.232563202186" calcext:value-type="float">
            <text:p>290.2325632022</text:p>
          </table:table-cell>
          <table:table-cell table:formula="of:=1/((LN(1/((1023/[.C$1])-1))/[.$A959]) + (1/298.15))" office:value-type="float" office:value="297.749484535978" calcext:value-type="float">
            <text:p>297.749484536</text:p>
          </table:table-cell>
          <table:table-cell/>
        </table:table-row>
        <table:table-row table:style-name="ro1">
          <table:table-cell table:formula="of:=[.A959]+10" office:value-type="float" office:value="12580" calcext:value-type="float">
            <text:p>12580</text:p>
          </table:table-cell>
          <table:table-cell table:formula="of:=1/((LN(1/((1023/[.B$1])-1))/[.$A960]) + (1/298.15))" office:value-type="float" office:value="290.238689871718" calcext:value-type="float">
            <text:p>290.2386898717</text:p>
          </table:table-cell>
          <table:table-cell table:formula="of:=1/((LN(1/((1023/[.C$1])-1))/[.$A960]) + (1/298.15))" office:value-type="float" office:value="297.749802483406" calcext:value-type="float">
            <text:p>297.7498024834</text:p>
          </table:table-cell>
          <table:table-cell/>
        </table:table-row>
        <table:table-row table:style-name="ro1">
          <table:table-cell table:formula="of:=[.A960]+10" office:value-type="float" office:value="12590" calcext:value-type="float">
            <text:p>12590</text:p>
          </table:table-cell>
          <table:table-cell table:formula="of:=1/((LN(1/((1023/[.B$1])-1))/[.$A961]) + (1/298.15))" office:value-type="float" office:value="290.244807066705" calcext:value-type="float">
            <text:p>290.2448070667</text:p>
          </table:table-cell>
          <table:table-cell table:formula="of:=1/((LN(1/((1023/[.C$1])-1))/[.$A961]) + (1/298.15))" office:value-type="float" office:value="297.750119926433" calcext:value-type="float">
            <text:p>297.7501199264</text:p>
          </table:table-cell>
          <table:table-cell/>
        </table:table-row>
        <table:table-row table:style-name="ro1">
          <table:table-cell table:formula="of:=[.A961]+10" office:value-type="float" office:value="12600" calcext:value-type="float">
            <text:p>12600</text:p>
          </table:table-cell>
          <table:table-cell table:formula="of:=1/((LN(1/((1023/[.B$1])-1))/[.$A962]) + (1/298.15))" office:value-type="float" office:value="290.250914809107" calcext:value-type="float">
            <text:p>290.2509148091</text:p>
          </table:table-cell>
          <table:table-cell table:formula="of:=1/((LN(1/((1023/[.C$1])-1))/[.$A962]) + (1/298.15))" office:value-type="float" office:value="297.750436866256" calcext:value-type="float">
            <text:p>297.7504368663</text:p>
          </table:table-cell>
          <table:table-cell/>
        </table:table-row>
        <table:table-row table:style-name="ro1">
          <table:table-cell table:formula="of:=[.A962]+10" office:value-type="float" office:value="12610" calcext:value-type="float">
            <text:p>12610</text:p>
          </table:table-cell>
          <table:table-cell table:formula="of:=1/((LN(1/((1023/[.B$1])-1))/[.$A963]) + (1/298.15))" office:value-type="float" office:value="290.257013120819" calcext:value-type="float">
            <text:p>290.2570131208</text:p>
          </table:table-cell>
          <table:table-cell table:formula="of:=1/((LN(1/((1023/[.C$1])-1))/[.$A963]) + (1/298.15))" office:value-type="float" office:value="297.750753304073" calcext:value-type="float">
            <text:p>297.7507533041</text:p>
          </table:table-cell>
          <table:table-cell/>
        </table:table-row>
        <table:table-row table:style-name="ro1">
          <table:table-cell table:formula="of:=[.A963]+10" office:value-type="float" office:value="12620" calcext:value-type="float">
            <text:p>12620</text:p>
          </table:table-cell>
          <table:table-cell table:formula="of:=1/((LN(1/((1023/[.B$1])-1))/[.$A964]) + (1/298.15))" office:value-type="float" office:value="290.263102023664" calcext:value-type="float">
            <text:p>290.2631020237</text:p>
          </table:table-cell>
          <table:table-cell table:formula="of:=1/((LN(1/((1023/[.C$1])-1))/[.$A964]) + (1/298.15))" office:value-type="float" office:value="297.751069241074" calcext:value-type="float">
            <text:p>297.7510692411</text:p>
          </table:table-cell>
          <table:table-cell/>
        </table:table-row>
        <table:table-row table:style-name="ro1">
          <table:table-cell table:formula="of:=[.A964]+10" office:value-type="float" office:value="12630" calcext:value-type="float">
            <text:p>12630</text:p>
          </table:table-cell>
          <table:table-cell table:formula="of:=1/((LN(1/((1023/[.B$1])-1))/[.$A965]) + (1/298.15))" office:value-type="float" office:value="290.269181539402" calcext:value-type="float">
            <text:p>290.2691815394</text:p>
          </table:table-cell>
          <table:table-cell table:formula="of:=1/((LN(1/((1023/[.C$1])-1))/[.$A965]) + (1/298.15))" office:value-type="float" office:value="297.751384678448" calcext:value-type="float">
            <text:p>297.7513846784</text:p>
          </table:table-cell>
          <table:table-cell/>
        </table:table-row>
        <table:table-row table:style-name="ro1">
          <table:table-cell table:formula="of:=[.A965]+10" office:value-type="float" office:value="12640" calcext:value-type="float">
            <text:p>12640</text:p>
          </table:table-cell>
          <table:table-cell table:formula="of:=1/((LN(1/((1023/[.B$1])-1))/[.$A966]) + (1/298.15))" office:value-type="float" office:value="290.275251689723" calcext:value-type="float">
            <text:p>290.2752516897</text:p>
          </table:table-cell>
          <table:table-cell table:formula="of:=1/((LN(1/((1023/[.C$1])-1))/[.$A966]) + (1/298.15))" office:value-type="float" office:value="297.75169961738" calcext:value-type="float">
            <text:p>297.7516996174</text:p>
          </table:table-cell>
          <table:table-cell/>
        </table:table-row>
        <table:table-row table:style-name="ro1">
          <table:table-cell table:formula="of:=[.A966]+10" office:value-type="float" office:value="12650" calcext:value-type="float">
            <text:p>12650</text:p>
          </table:table-cell>
          <table:table-cell table:formula="of:=1/((LN(1/((1023/[.B$1])-1))/[.$A967]) + (1/298.15))" office:value-type="float" office:value="290.281312496251" calcext:value-type="float">
            <text:p>290.2813124963</text:p>
          </table:table-cell>
          <table:table-cell table:formula="of:=1/((LN(1/((1023/[.C$1])-1))/[.$A967]) + (1/298.15))" office:value-type="float" office:value="297.752014059048" calcext:value-type="float">
            <text:p>297.752014059</text:p>
          </table:table-cell>
          <table:table-cell/>
        </table:table-row>
        <table:table-row table:style-name="ro1">
          <table:table-cell table:formula="of:=[.A967]+10" office:value-type="float" office:value="12660" calcext:value-type="float">
            <text:p>12660</text:p>
          </table:table-cell>
          <table:table-cell table:formula="of:=1/((LN(1/((1023/[.B$1])-1))/[.$A968]) + (1/298.15))" office:value-type="float" office:value="290.287363980545" calcext:value-type="float">
            <text:p>290.2873639805</text:p>
          </table:table-cell>
          <table:table-cell table:formula="of:=1/((LN(1/((1023/[.C$1])-1))/[.$A968]) + (1/298.15))" office:value-type="float" office:value="297.752328004631" calcext:value-type="float">
            <text:p>297.7523280046</text:p>
          </table:table-cell>
          <table:table-cell/>
        </table:table-row>
        <table:table-row table:style-name="ro1">
          <table:table-cell table:formula="of:=[.A968]+10" office:value-type="float" office:value="12670" calcext:value-type="float">
            <text:p>12670</text:p>
          </table:table-cell>
          <table:table-cell table:formula="of:=1/((LN(1/((1023/[.B$1])-1))/[.$A969]) + (1/298.15))" office:value-type="float" office:value="290.293406164096" calcext:value-type="float">
            <text:p>290.2934061641</text:p>
          </table:table-cell>
          <table:table-cell table:formula="of:=1/((LN(1/((1023/[.C$1])-1))/[.$A969]) + (1/298.15))" office:value-type="float" office:value="297.752641455301" calcext:value-type="float">
            <text:p>297.7526414553</text:p>
          </table:table-cell>
          <table:table-cell/>
        </table:table-row>
        <table:table-row table:style-name="ro1">
          <table:table-cell table:formula="of:=[.A969]+10" office:value-type="float" office:value="12680" calcext:value-type="float">
            <text:p>12680</text:p>
          </table:table-cell>
          <table:table-cell table:formula="of:=1/((LN(1/((1023/[.B$1])-1))/[.$A970]) + (1/298.15))" office:value-type="float" office:value="290.299439068329" calcext:value-type="float">
            <text:p>290.2994390683</text:p>
          </table:table-cell>
          <table:table-cell table:formula="of:=1/((LN(1/((1023/[.C$1])-1))/[.$A970]) + (1/298.15))" office:value-type="float" office:value="297.752954412228" calcext:value-type="float">
            <text:p>297.7529544122</text:p>
          </table:table-cell>
          <table:table-cell/>
        </table:table-row>
        <table:table-row table:style-name="ro1">
          <table:table-cell table:formula="of:=[.A970]+10" office:value-type="float" office:value="12690" calcext:value-type="float">
            <text:p>12690</text:p>
          </table:table-cell>
          <table:table-cell table:formula="of:=1/((LN(1/((1023/[.B$1])-1))/[.$A971]) + (1/298.15))" office:value-type="float" office:value="290.305462714604" calcext:value-type="float">
            <text:p>290.3054627146</text:p>
          </table:table-cell>
          <table:table-cell table:formula="of:=1/((LN(1/((1023/[.C$1])-1))/[.$A971]) + (1/298.15))" office:value-type="float" office:value="297.753266876578" calcext:value-type="float">
            <text:p>297.7532668766</text:p>
          </table:table-cell>
          <table:table-cell/>
        </table:table-row>
        <table:table-row table:style-name="ro1">
          <table:table-cell table:formula="of:=[.A971]+10" office:value-type="float" office:value="12700" calcext:value-type="float">
            <text:p>12700</text:p>
          </table:table-cell>
          <table:table-cell table:formula="of:=1/((LN(1/((1023/[.B$1])-1))/[.$A972]) + (1/298.15))" office:value-type="float" office:value="290.311477124216" calcext:value-type="float">
            <text:p>290.3114771242</text:p>
          </table:table-cell>
          <table:table-cell table:formula="of:=1/((LN(1/((1023/[.C$1])-1))/[.$A972]) + (1/298.15))" office:value-type="float" office:value="297.753578849511" calcext:value-type="float">
            <text:p>297.7535788495</text:p>
          </table:table-cell>
          <table:table-cell/>
        </table:table-row>
        <table:table-row table:style-name="ro1">
          <table:table-cell table:formula="of:=[.A972]+10" office:value-type="float" office:value="12710" calcext:value-type="float">
            <text:p>12710</text:p>
          </table:table-cell>
          <table:table-cell table:formula="of:=1/((LN(1/((1023/[.B$1])-1))/[.$A973]) + (1/298.15))" office:value-type="float" office:value="290.317482318393" calcext:value-type="float">
            <text:p>290.3174823184</text:p>
          </table:table-cell>
          <table:table-cell table:formula="of:=1/((LN(1/((1023/[.C$1])-1))/[.$A973]) + (1/298.15))" office:value-type="float" office:value="297.753890332188" calcext:value-type="float">
            <text:p>297.7538903322</text:p>
          </table:table-cell>
          <table:table-cell/>
        </table:table-row>
        <table:table-row table:style-name="ro1">
          <table:table-cell table:formula="of:=[.A973]+10" office:value-type="float" office:value="12720" calcext:value-type="float">
            <text:p>12720</text:p>
          </table:table-cell>
          <table:table-cell table:formula="of:=1/((LN(1/((1023/[.B$1])-1))/[.$A974]) + (1/298.15))" office:value-type="float" office:value="290.323478318299" calcext:value-type="float">
            <text:p>290.3234783183</text:p>
          </table:table-cell>
          <table:table-cell table:formula="of:=1/((LN(1/((1023/[.C$1])-1))/[.$A974]) + (1/298.15))" office:value-type="float" office:value="297.754201325762" calcext:value-type="float">
            <text:p>297.7542013258</text:p>
          </table:table-cell>
          <table:table-cell/>
        </table:table-row>
        <table:table-row table:style-name="ro1">
          <table:table-cell table:formula="of:=[.A974]+10" office:value-type="float" office:value="12730" calcext:value-type="float">
            <text:p>12730</text:p>
          </table:table-cell>
          <table:table-cell table:formula="of:=1/((LN(1/((1023/[.B$1])-1))/[.$A975]) + (1/298.15))" office:value-type="float" office:value="290.329465145034" calcext:value-type="float">
            <text:p>290.329465145</text:p>
          </table:table-cell>
          <table:table-cell table:formula="of:=1/((LN(1/((1023/[.C$1])-1))/[.$A975]) + (1/298.15))" office:value-type="float" office:value="297.754511831385" calcext:value-type="float">
            <text:p>297.7545118314</text:p>
          </table:table-cell>
          <table:table-cell/>
        </table:table-row>
        <table:table-row table:style-name="ro1">
          <table:table-cell table:formula="of:=[.A975]+10" office:value-type="float" office:value="12740" calcext:value-type="float">
            <text:p>12740</text:p>
          </table:table-cell>
          <table:table-cell table:formula="of:=1/((LN(1/((1023/[.B$1])-1))/[.$A976]) + (1/298.15))" office:value-type="float" office:value="290.335442819633" calcext:value-type="float">
            <text:p>290.3354428196</text:p>
          </table:table-cell>
          <table:table-cell table:formula="of:=1/((LN(1/((1023/[.C$1])-1))/[.$A976]) + (1/298.15))" office:value-type="float" office:value="297.754821850203" calcext:value-type="float">
            <text:p>297.7548218502</text:p>
          </table:table-cell>
          <table:table-cell/>
        </table:table-row>
        <table:table-row table:style-name="ro1">
          <table:table-cell table:formula="of:=[.A976]+10" office:value-type="float" office:value="12750" calcext:value-type="float">
            <text:p>12750</text:p>
          </table:table-cell>
          <table:table-cell table:formula="of:=1/((LN(1/((1023/[.B$1])-1))/[.$A977]) + (1/298.15))" office:value-type="float" office:value="290.341411363065" calcext:value-type="float">
            <text:p>290.3414113631</text:p>
          </table:table-cell>
          <table:table-cell table:formula="of:=1/((LN(1/((1023/[.C$1])-1))/[.$A977]) + (1/298.15))" office:value-type="float" office:value="297.755131383362" calcext:value-type="float">
            <text:p>297.7551313834</text:p>
          </table:table-cell>
          <table:table-cell/>
        </table:table-row>
        <table:table-row table:style-name="ro1">
          <table:table-cell table:formula="of:=[.A977]+10" office:value-type="float" office:value="12760" calcext:value-type="float">
            <text:p>12760</text:p>
          </table:table-cell>
          <table:table-cell table:formula="of:=1/((LN(1/((1023/[.B$1])-1))/[.$A978]) + (1/298.15))" office:value-type="float" office:value="290.347370796237" calcext:value-type="float">
            <text:p>290.3473707962</text:p>
          </table:table-cell>
          <table:table-cell table:formula="of:=1/((LN(1/((1023/[.C$1])-1))/[.$A978]) + (1/298.15))" office:value-type="float" office:value="297.755440432001" calcext:value-type="float">
            <text:p>297.755440432</text:p>
          </table:table-cell>
          <table:table-cell/>
        </table:table-row>
        <table:table-row table:style-name="ro1">
          <table:table-cell table:formula="of:=[.A978]+10" office:value-type="float" office:value="12770" calcext:value-type="float">
            <text:p>12770</text:p>
          </table:table-cell>
          <table:table-cell table:formula="of:=1/((LN(1/((1023/[.B$1])-1))/[.$A979]) + (1/298.15))" office:value-type="float" office:value="290.353321139992" calcext:value-type="float">
            <text:p>290.35332114</text:p>
          </table:table-cell>
          <table:table-cell table:formula="of:=1/((LN(1/((1023/[.C$1])-1))/[.$A979]) + (1/298.15))" office:value-type="float" office:value="297.755748997258" calcext:value-type="float">
            <text:p>297.7557489973</text:p>
          </table:table-cell>
          <table:table-cell/>
        </table:table-row>
        <table:table-row table:style-name="ro1">
          <table:table-cell table:formula="of:=[.A979]+10" office:value-type="float" office:value="12780" calcext:value-type="float">
            <text:p>12780</text:p>
          </table:table-cell>
          <table:table-cell table:formula="of:=1/((LN(1/((1023/[.B$1])-1))/[.$A980]) + (1/298.15))" office:value-type="float" office:value="290.359262415109" calcext:value-type="float">
            <text:p>290.3592624151</text:p>
          </table:table-cell>
          <table:table-cell table:formula="of:=1/((LN(1/((1023/[.C$1])-1))/[.$A980]) + (1/298.15))" office:value-type="float" office:value="297.756057080264" calcext:value-type="float">
            <text:p>297.7560570803</text:p>
          </table:table-cell>
          <table:table-cell/>
        </table:table-row>
        <table:table-row table:style-name="ro1">
          <table:table-cell table:formula="of:=[.A980]+10" office:value-type="float" office:value="12790" calcext:value-type="float">
            <text:p>12790</text:p>
          </table:table-cell>
          <table:table-cell table:formula="of:=1/((LN(1/((1023/[.B$1])-1))/[.$A981]) + (1/298.15))" office:value-type="float" office:value="290.365194642304" calcext:value-type="float">
            <text:p>290.3651946423</text:p>
          </table:table-cell>
          <table:table-cell table:formula="of:=1/((LN(1/((1023/[.C$1])-1))/[.$A981]) + (1/298.15))" office:value-type="float" office:value="297.756364682151" calcext:value-type="float">
            <text:p>297.7563646822</text:p>
          </table:table-cell>
          <table:table-cell/>
        </table:table-row>
        <table:table-row table:style-name="ro1">
          <table:table-cell table:formula="of:=[.A981]+10" office:value-type="float" office:value="12800" calcext:value-type="float">
            <text:p>12800</text:p>
          </table:table-cell>
          <table:table-cell table:formula="of:=1/((LN(1/((1023/[.B$1])-1))/[.$A982]) + (1/298.15))" office:value-type="float" office:value="290.371117842229" calcext:value-type="float">
            <text:p>290.3711178422</text:p>
          </table:table-cell>
          <table:table-cell table:formula="of:=1/((LN(1/((1023/[.C$1])-1))/[.$A982]) + (1/298.15))" office:value-type="float" office:value="297.756671804043" calcext:value-type="float">
            <text:p>297.756671804</text:p>
          </table:table-cell>
          <table:table-cell/>
        </table:table-row>
        <table:table-row table:style-name="ro1">
          <table:table-cell table:formula="of:=[.A982]+10" office:value-type="float" office:value="12810" calcext:value-type="float">
            <text:p>12810</text:p>
          </table:table-cell>
          <table:table-cell table:formula="of:=1/((LN(1/((1023/[.B$1])-1))/[.$A983]) + (1/298.15))" office:value-type="float" office:value="290.377032035475" calcext:value-type="float">
            <text:p>290.3770320355</text:p>
          </table:table-cell>
          <table:table-cell table:formula="of:=1/((LN(1/((1023/[.C$1])-1))/[.$A983]) + (1/298.15))" office:value-type="float" office:value="297.756978447065" calcext:value-type="float">
            <text:p>297.7569784471</text:p>
          </table:table-cell>
          <table:table-cell/>
        </table:table-row>
        <table:table-row table:style-name="ro1">
          <table:table-cell table:formula="of:=[.A983]+10" office:value-type="float" office:value="12820" calcext:value-type="float">
            <text:p>12820</text:p>
          </table:table-cell>
          <table:table-cell table:formula="of:=1/((LN(1/((1023/[.B$1])-1))/[.$A984]) + (1/298.15))" office:value-type="float" office:value="290.382937242569" calcext:value-type="float">
            <text:p>290.3829372426</text:p>
          </table:table-cell>
          <table:table-cell table:formula="of:=1/((LN(1/((1023/[.C$1])-1))/[.$A984]) + (1/298.15))" office:value-type="float" office:value="297.757284612334" calcext:value-type="float">
            <text:p>297.7572846123</text:p>
          </table:table-cell>
          <table:table-cell/>
        </table:table-row>
        <table:table-row table:style-name="ro1">
          <table:table-cell table:formula="of:=[.A984]+10" office:value-type="float" office:value="12830" calcext:value-type="float">
            <text:p>12830</text:p>
          </table:table-cell>
          <table:table-cell table:formula="of:=1/((LN(1/((1023/[.B$1])-1))/[.$A985]) + (1/298.15))" office:value-type="float" office:value="290.388833483976" calcext:value-type="float">
            <text:p>290.388833484</text:p>
          </table:table-cell>
          <table:table-cell table:formula="of:=1/((LN(1/((1023/[.C$1])-1))/[.$A985]) + (1/298.15))" office:value-type="float" office:value="297.757590300967" calcext:value-type="float">
            <text:p>297.757590301</text:p>
          </table:table-cell>
          <table:table-cell/>
        </table:table-row>
        <table:table-row table:style-name="ro1">
          <table:table-cell table:formula="of:=[.A985]+10" office:value-type="float" office:value="12840" calcext:value-type="float">
            <text:p>12840</text:p>
          </table:table-cell>
          <table:table-cell table:formula="of:=1/((LN(1/((1023/[.B$1])-1))/[.$A986]) + (1/298.15))" office:value-type="float" office:value="290.394720780098" calcext:value-type="float">
            <text:p>290.3947207801</text:p>
          </table:table-cell>
          <table:table-cell table:formula="of:=1/((LN(1/((1023/[.C$1])-1))/[.$A986]) + (1/298.15))" office:value-type="float" office:value="297.757895514075" calcext:value-type="float">
            <text:p>297.7578955141</text:p>
          </table:table-cell>
          <table:table-cell/>
        </table:table-row>
        <table:table-row table:style-name="ro1">
          <table:table-cell table:formula="of:=[.A986]+10" office:value-type="float" office:value="12850" calcext:value-type="float">
            <text:p>12850</text:p>
          </table:table-cell>
          <table:table-cell table:formula="of:=1/((LN(1/((1023/[.B$1])-1))/[.$A987]) + (1/298.15))" office:value-type="float" office:value="290.400599151279" calcext:value-type="float">
            <text:p>290.4005991513</text:p>
          </table:table-cell>
          <table:table-cell table:formula="of:=1/((LN(1/((1023/[.C$1])-1))/[.$A987]) + (1/298.15))" office:value-type="float" office:value="297.758200252768" calcext:value-type="float">
            <text:p>297.7582002528</text:p>
          </table:table-cell>
          <table:table-cell/>
        </table:table-row>
        <table:table-row table:style-name="ro1">
          <table:table-cell table:formula="of:=[.A987]+10" office:value-type="float" office:value="12860" calcext:value-type="float">
            <text:p>12860</text:p>
          </table:table-cell>
          <table:table-cell table:formula="of:=1/((LN(1/((1023/[.B$1])-1))/[.$A988]) + (1/298.15))" office:value-type="float" office:value="290.406468617795" calcext:value-type="float">
            <text:p>290.4064686178</text:p>
          </table:table-cell>
          <table:table-cell table:formula="of:=1/((LN(1/((1023/[.C$1])-1))/[.$A988]) + (1/298.15))" office:value-type="float" office:value="297.758504518151" calcext:value-type="float">
            <text:p>297.7585045182</text:p>
          </table:table-cell>
          <table:table-cell/>
        </table:table-row>
        <table:table-row table:style-name="ro1">
          <table:table-cell table:formula="of:=[.A988]+10" office:value-type="float" office:value="12870" calcext:value-type="float">
            <text:p>12870</text:p>
          </table:table-cell>
          <table:table-cell table:formula="of:=1/((LN(1/((1023/[.B$1])-1))/[.$A989]) + (1/298.15))" office:value-type="float" office:value="290.412329199867" calcext:value-type="float">
            <text:p>290.4123291999</text:p>
          </table:table-cell>
          <table:table-cell table:formula="of:=1/((LN(1/((1023/[.C$1])-1))/[.$A989]) + (1/298.15))" office:value-type="float" office:value="297.758808311325" calcext:value-type="float">
            <text:p>297.7588083113</text:p>
          </table:table-cell>
          <table:table-cell/>
        </table:table-row>
        <table:table-row table:style-name="ro1">
          <table:table-cell table:formula="of:=[.A989]+10" office:value-type="float" office:value="12880" calcext:value-type="float">
            <text:p>12880</text:p>
          </table:table-cell>
          <table:table-cell table:formula="of:=1/((LN(1/((1023/[.B$1])-1))/[.$A990]) + (1/298.15))" office:value-type="float" office:value="290.41818091765" calcext:value-type="float">
            <text:p>290.4181809177</text:p>
          </table:table-cell>
          <table:table-cell table:formula="of:=1/((LN(1/((1023/[.C$1])-1))/[.$A990]) + (1/298.15))" office:value-type="float" office:value="297.759111633389" calcext:value-type="float">
            <text:p>297.7591116334</text:p>
          </table:table-cell>
          <table:table-cell/>
        </table:table-row>
        <table:table-row table:style-name="ro1">
          <table:table-cell table:formula="of:=[.A990]+10" office:value-type="float" office:value="12890" calcext:value-type="float">
            <text:p>12890</text:p>
          </table:table-cell>
          <table:table-cell table:formula="of:=1/((LN(1/((1023/[.B$1])-1))/[.$A991]) + (1/298.15))" office:value-type="float" office:value="290.424023791241" calcext:value-type="float">
            <text:p>290.4240237912</text:p>
          </table:table-cell>
          <table:table-cell table:formula="of:=1/((LN(1/((1023/[.C$1])-1))/[.$A991]) + (1/298.15))" office:value-type="float" office:value="297.759414485438" calcext:value-type="float">
            <text:p>297.7594144854</text:p>
          </table:table-cell>
          <table:table-cell/>
        </table:table-row>
        <table:table-row table:style-name="ro1">
          <table:table-cell table:formula="of:=[.A991]+10" office:value-type="float" office:value="12900" calcext:value-type="float">
            <text:p>12900</text:p>
          </table:table-cell>
          <table:table-cell table:formula="of:=1/((LN(1/((1023/[.B$1])-1))/[.$A992]) + (1/298.15))" office:value-type="float" office:value="290.429857840675" calcext:value-type="float">
            <text:p>290.4298578407</text:p>
          </table:table-cell>
          <table:table-cell table:formula="of:=1/((LN(1/((1023/[.C$1])-1))/[.$A992]) + (1/298.15))" office:value-type="float" office:value="297.759716868563" calcext:value-type="float">
            <text:p>297.7597168686</text:p>
          </table:table-cell>
          <table:table-cell/>
        </table:table-row>
        <table:table-row table:style-name="ro1">
          <table:table-cell table:formula="of:=[.A992]+10" office:value-type="float" office:value="12910" calcext:value-type="float">
            <text:p>12910</text:p>
          </table:table-cell>
          <table:table-cell table:formula="of:=1/((LN(1/((1023/[.B$1])-1))/[.$A993]) + (1/298.15))" office:value-type="float" office:value="290.435683085927" calcext:value-type="float">
            <text:p>290.4356830859</text:p>
          </table:table-cell>
          <table:table-cell table:formula="of:=1/((LN(1/((1023/[.C$1])-1))/[.$A993]) + (1/298.15))" office:value-type="float" office:value="297.760018783853" calcext:value-type="float">
            <text:p>297.7600187839</text:p>
          </table:table-cell>
          <table:table-cell/>
        </table:table-row>
        <table:table-row table:style-name="ro1">
          <table:table-cell table:formula="of:=[.A993]+10" office:value-type="float" office:value="12920" calcext:value-type="float">
            <text:p>12920</text:p>
          </table:table-cell>
          <table:table-cell table:formula="of:=1/((LN(1/((1023/[.B$1])-1))/[.$A994]) + (1/298.15))" office:value-type="float" office:value="290.441499546911" calcext:value-type="float">
            <text:p>290.4414995469</text:p>
          </table:table-cell>
          <table:table-cell table:formula="of:=1/((LN(1/((1023/[.C$1])-1))/[.$A994]) + (1/298.15))" office:value-type="float" office:value="297.760320232393" calcext:value-type="float">
            <text:p>297.7603202324</text:p>
          </table:table-cell>
          <table:table-cell/>
        </table:table-row>
        <table:table-row table:style-name="ro1">
          <table:table-cell table:formula="of:=[.A994]+10" office:value-type="float" office:value="12930" calcext:value-type="float">
            <text:p>12930</text:p>
          </table:table-cell>
          <table:table-cell table:formula="of:=1/((LN(1/((1023/[.B$1])-1))/[.$A995]) + (1/298.15))" office:value-type="float" office:value="290.447307243483" calcext:value-type="float">
            <text:p>290.4473072435</text:p>
          </table:table-cell>
          <table:table-cell table:formula="of:=1/((LN(1/((1023/[.C$1])-1))/[.$A995]) + (1/298.15))" office:value-type="float" office:value="297.760621215265" calcext:value-type="float">
            <text:p>297.7606212153</text:p>
          </table:table-cell>
          <table:table-cell/>
        </table:table-row>
        <table:table-row table:style-name="ro1">
          <table:table-cell table:formula="of:=[.A995]+10" office:value-type="float" office:value="12940" calcext:value-type="float">
            <text:p>12940</text:p>
          </table:table-cell>
          <table:table-cell table:formula="of:=1/((LN(1/((1023/[.B$1])-1))/[.$A996]) + (1/298.15))" office:value-type="float" office:value="290.453106195436" calcext:value-type="float">
            <text:p>290.4531061954</text:p>
          </table:table-cell>
          <table:table-cell table:formula="of:=1/((LN(1/((1023/[.C$1])-1))/[.$A996]) + (1/298.15))" office:value-type="float" office:value="297.760921733545" calcext:value-type="float">
            <text:p>297.7609217335</text:p>
          </table:table-cell>
          <table:table-cell/>
        </table:table-row>
        <table:table-row table:style-name="ro1">
          <table:table-cell table:formula="of:=[.A996]+10" office:value-type="float" office:value="12950" calcext:value-type="float">
            <text:p>12950</text:p>
          </table:table-cell>
          <table:table-cell table:formula="of:=1/((LN(1/((1023/[.B$1])-1))/[.$A997]) + (1/298.15))" office:value-type="float" office:value="290.458896422507" calcext:value-type="float">
            <text:p>290.4588964225</text:p>
          </table:table-cell>
          <table:table-cell table:formula="of:=1/((LN(1/((1023/[.C$1])-1))/[.$A997]) + (1/298.15))" office:value-type="float" office:value="297.76122178831" calcext:value-type="float">
            <text:p>297.7612217883</text:p>
          </table:table-cell>
          <table:table-cell/>
        </table:table-row>
        <table:table-row table:style-name="ro1">
          <table:table-cell table:formula="of:=[.A997]+10" office:value-type="float" office:value="12960" calcext:value-type="float">
            <text:p>12960</text:p>
          </table:table-cell>
          <table:table-cell table:formula="of:=1/((LN(1/((1023/[.B$1])-1))/[.$A998]) + (1/298.15))" office:value-type="float" office:value="290.46467794437" calcext:value-type="float">
            <text:p>290.4646779444</text:p>
          </table:table-cell>
          <table:table-cell table:formula="of:=1/((LN(1/((1023/[.C$1])-1))/[.$A998]) + (1/298.15))" office:value-type="float" office:value="297.761521380631" calcext:value-type="float">
            <text:p>297.7615213806</text:p>
          </table:table-cell>
          <table:table-cell/>
        </table:table-row>
        <table:table-row table:style-name="ro1">
          <table:table-cell table:formula="of:=[.A998]+10" office:value-type="float" office:value="12970" calcext:value-type="float">
            <text:p>12970</text:p>
          </table:table-cell>
          <table:table-cell table:formula="of:=1/((LN(1/((1023/[.B$1])-1))/[.$A999]) + (1/298.15))" office:value-type="float" office:value="290.470450780643" calcext:value-type="float">
            <text:p>290.4704507806</text:p>
          </table:table-cell>
          <table:table-cell table:formula="of:=1/((LN(1/((1023/[.C$1])-1))/[.$A999]) + (1/298.15))" office:value-type="float" office:value="297.761820511576" calcext:value-type="float">
            <text:p>297.7618205116</text:p>
          </table:table-cell>
          <table:table-cell/>
        </table:table-row>
        <table:table-row table:style-name="ro1">
          <table:table-cell table:formula="of:=[.A999]+10" office:value-type="float" office:value="12980" calcext:value-type="float">
            <text:p>12980</text:p>
          </table:table-cell>
          <table:table-cell table:formula="of:=1/((LN(1/((1023/[.B$1])-1))/[.$A1000]) + (1/298.15))" office:value-type="float" office:value="290.476214950884" calcext:value-type="float">
            <text:p>290.4762149509</text:p>
          </table:table-cell>
          <table:table-cell table:formula="of:=1/((LN(1/((1023/[.C$1])-1))/[.$A1000]) + (1/298.15))" office:value-type="float" office:value="297.76211918221" calcext:value-type="float">
            <text:p>297.7621191822</text:p>
          </table:table-cell>
          <table:table-cell/>
        </table:table-row>
        <table:table-row table:style-name="ro1">
          <table:table-cell table:formula="of:=[.A1000]+10" office:value-type="float" office:value="12990" calcext:value-type="float">
            <text:p>12990</text:p>
          </table:table-cell>
          <table:table-cell table:formula="of:=1/((LN(1/((1023/[.B$1])-1))/[.$A1001]) + (1/298.15))" office:value-type="float" office:value="290.481970474592" calcext:value-type="float">
            <text:p>290.4819704746</text:p>
          </table:table-cell>
          <table:table-cell table:formula="of:=1/((LN(1/((1023/[.C$1])-1))/[.$A1001]) + (1/298.15))" office:value-type="float" office:value="297.762417393595" calcext:value-type="float">
            <text:p>297.76241739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23:05.744129962</meta:creation-date>
    <dc:date>2016-08-26T15:09:20.243936363</dc:date>
    <meta:editing-duration>PT5M34S</meta:editing-duration>
    <meta:editing-cycles>1</meta:editing-cycles>
    <meta:document-statistic meta:table-count="1" meta:cell-count="3004" meta:object-count="0"/>
    <meta:generator>LibreOffice/5.1.4.2$Linux_X86_64 LibreOffice_project/10m0$Build-2</meta:generator>
  </office:meta>
</office:document-meta>
</file>